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9cm" svg:height="8.999cm" svg:x="12.823cm" svg:y="1.657cm">
            <draw:object draw:notify-on-update-of-ranges="Sheet1.A1:Sheet1.A1 Sheet1.A2:Sheet1.A301 Sheet1.B1:Sheet1.B1 Sheet1.B2:Sheet1.B301 Sheet1.C1:Sheet1.C1 Sheet1.C2:Sheet1.C301 Sheet1.D1:Sheet1.D1 Sheet1.D2:Sheet1.D301 Sheet1.E1:Sheet1.E1 Sheet1.E2:Sheet1.E30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SGLBO</text:p>
          </table:table-cell>
          <table:table-cell office:value-type="string" calcext:value-type="string">
            <text:p>SGLBO + SUR</text:p>
          </table:table-cell>
          <table:table-cell office:value-type="string" calcext:value-type="string">
            <text:p>SGLBO + AVRG + SUR</text:p>
          </table:table-cell>
          <table:table-cell office:value-type="string" calcext:value-type="string">
            <text:p>ADAM LR = 0.1</text:p>
          </table:table-cell>
          <table:table-cell office:value-type="string" calcext:value-type="string">
            <text:p>ADAM LR = 0.01</text:p>
          </table:table-cell>
        </table:table-row>
        <table:table-row table:style-name="ro1">
          <table:table-cell office:value-type="float" office:value="18.5387755" calcext:value-type="float">
            <text:p>18.5387755</text:p>
          </table:table-cell>
          <table:table-cell office:value-type="float" office:value="18.1305874" calcext:value-type="float">
            <text:p>18.1305874</text:p>
          </table:table-cell>
          <table:table-cell office:value-type="float" office:value="18.1129245" calcext:value-type="float">
            <text:p>18.1129245</text:p>
          </table:table-cell>
          <table:table-cell office:value-type="float" office:value="18.3753609" calcext:value-type="float">
            <text:p>18.3753609</text:p>
          </table:table-cell>
          <table:table-cell office:value-type="float" office:value="18.3979733" calcext:value-type="float">
            <text:p>18.3979733</text:p>
          </table:table-cell>
        </table:table-row>
        <table:table-row table:style-name="ro1">
          <table:table-cell office:value-type="float" office:value="3.568712" calcext:value-type="float">
            <text:p>3.568712</text:p>
          </table:table-cell>
          <table:table-cell office:value-type="float" office:value="3.6965917" calcext:value-type="float">
            <text:p>3.6965917</text:p>
          </table:table-cell>
          <table:table-cell office:value-type="float" office:value="3.7288589" calcext:value-type="float">
            <text:p>3.7288589</text:p>
          </table:table-cell>
          <table:table-cell office:value-type="float" office:value="12.5802802" calcext:value-type="float">
            <text:p>12.5802802</text:p>
          </table:table-cell>
          <table:table-cell office:value-type="float" office:value="17.475956" calcext:value-type="float">
            <text:p>17.475956</text:p>
          </table:table-cell>
        </table:table-row>
        <table:table-row table:style-name="ro1">
          <table:table-cell office:value-type="float" office:value="2.8097685" calcext:value-type="float">
            <text:p>2.8097685</text:p>
          </table:table-cell>
          <table:table-cell office:value-type="float" office:value="2.8822055" calcext:value-type="float">
            <text:p>2.8822055</text:p>
          </table:table-cell>
          <table:table-cell office:value-type="float" office:value="3.4614394" calcext:value-type="float">
            <text:p>3.4614394</text:p>
          </table:table-cell>
          <table:table-cell office:value-type="float" office:value="9.7366979" calcext:value-type="float">
            <text:p>9.7366979</text:p>
          </table:table-cell>
          <table:table-cell office:value-type="float" office:value="16.5436728" calcext:value-type="float">
            <text:p>16.5436728</text:p>
          </table:table-cell>
        </table:table-row>
        <table:table-row table:style-name="ro1">
          <table:table-cell office:value-type="float" office:value="2.0399889" calcext:value-type="float">
            <text:p>2.0399889</text:p>
          </table:table-cell>
          <table:table-cell office:value-type="float" office:value="1.839418" calcext:value-type="float">
            <text:p>1.839418</text:p>
          </table:table-cell>
          <table:table-cell office:value-type="float" office:value="3.5015854" calcext:value-type="float">
            <text:p>3.5015854</text:p>
          </table:table-cell>
          <table:table-cell office:value-type="float" office:value="7.2234369" calcext:value-type="float">
            <text:p>7.2234369</text:p>
          </table:table-cell>
          <table:table-cell office:value-type="float" office:value="15.7908759" calcext:value-type="float">
            <text:p>15.7908759</text:p>
          </table:table-cell>
        </table:table-row>
        <table:table-row table:style-name="ro1">
          <table:table-cell office:value-type="float" office:value="1.4044084" calcext:value-type="float">
            <text:p>1.4044084</text:p>
          </table:table-cell>
          <table:table-cell office:value-type="float" office:value="1.4546087" calcext:value-type="float">
            <text:p>1.4546087</text:p>
          </table:table-cell>
          <table:table-cell office:value-type="float" office:value="3.3019299" calcext:value-type="float">
            <text:p>3.3019299</text:p>
          </table:table-cell>
          <table:table-cell office:value-type="float" office:value="4.1216017" calcext:value-type="float">
            <text:p>4.1216017</text:p>
          </table:table-cell>
          <table:table-cell office:value-type="float" office:value="15.0677231" calcext:value-type="float">
            <text:p>15.0677231</text:p>
          </table:table-cell>
        </table:table-row>
        <table:table-row table:style-name="ro1">
          <table:table-cell office:value-type="float" office:value="1.1862352" calcext:value-type="float">
            <text:p>1.1862352</text:p>
          </table:table-cell>
          <table:table-cell office:value-type="float" office:value="0.8773784" calcext:value-type="float">
            <text:p>0.8773784</text:p>
          </table:table-cell>
          <table:table-cell office:value-type="float" office:value="1.7238489" calcext:value-type="float">
            <text:p>1.7238489</text:p>
          </table:table-cell>
          <table:table-cell office:value-type="float" office:value="2.2731094" calcext:value-type="float">
            <text:p>2.2731094</text:p>
          </table:table-cell>
          <table:table-cell office:value-type="float" office:value="14.4429474" calcext:value-type="float">
            <text:p>14.4429474</text:p>
          </table:table-cell>
        </table:table-row>
        <table:table-row table:style-name="ro1">
          <table:table-cell office:value-type="float" office:value="1.0187799" calcext:value-type="float">
            <text:p>1.0187799</text:p>
          </table:table-cell>
          <table:table-cell office:value-type="float" office:value="0.8510229" calcext:value-type="float">
            <text:p>0.8510229</text:p>
          </table:table-cell>
          <table:table-cell office:value-type="float" office:value="1.2238921" calcext:value-type="float">
            <text:p>1.2238921</text:p>
          </table:table-cell>
          <table:table-cell office:value-type="float" office:value="1.9637594" calcext:value-type="float">
            <text:p>1.9637594</text:p>
          </table:table-cell>
          <table:table-cell office:value-type="float" office:value="13.8986067" calcext:value-type="float">
            <text:p>13.8986067</text:p>
          </table:table-cell>
        </table:table-row>
        <table:table-row table:style-name="ro1">
          <table:table-cell office:value-type="float" office:value="0.8765756" calcext:value-type="float">
            <text:p>0.8765756</text:p>
          </table:table-cell>
          <table:table-cell office:value-type="float" office:value="0.7505045" calcext:value-type="float">
            <text:p>0.7505045</text:p>
          </table:table-cell>
          <table:table-cell office:value-type="float" office:value="1.2499616" calcext:value-type="float">
            <text:p>1.2499616</text:p>
          </table:table-cell>
          <table:table-cell office:value-type="float" office:value="2.4481242" calcext:value-type="float">
            <text:p>2.4481242</text:p>
          </table:table-cell>
          <table:table-cell office:value-type="float" office:value="13.4332751" calcext:value-type="float">
            <text:p>13.4332751</text:p>
          </table:table-cell>
        </table:table-row>
        <table:table-row table:style-name="ro1">
          <table:table-cell office:value-type="float" office:value="0.8167506" calcext:value-type="float">
            <text:p>0.8167506</text:p>
          </table:table-cell>
          <table:table-cell office:value-type="float" office:value="0.7549507" calcext:value-type="float">
            <text:p>0.7549507</text:p>
          </table:table-cell>
          <table:table-cell office:value-type="float" office:value="0.702857" calcext:value-type="float">
            <text:p>0.702857</text:p>
          </table:table-cell>
          <table:table-cell office:value-type="float" office:value="2.6116759" calcext:value-type="float">
            <text:p>2.6116759</text:p>
          </table:table-cell>
          <table:table-cell office:value-type="float" office:value="12.9751211" calcext:value-type="float">
            <text:p>12.9751211</text:p>
          </table:table-cell>
        </table:table-row>
        <table:table-row table:style-name="ro1">
          <table:table-cell office:value-type="float" office:value="0.7239542" calcext:value-type="float">
            <text:p>0.7239542</text:p>
          </table:table-cell>
          <table:table-cell office:value-type="float" office:value="0.6324334" calcext:value-type="float">
            <text:p>0.6324334</text:p>
          </table:table-cell>
          <table:table-cell office:value-type="float" office:value="0.7013203" calcext:value-type="float">
            <text:p>0.7013203</text:p>
          </table:table-cell>
          <table:table-cell office:value-type="float" office:value="2.0267158" calcext:value-type="float">
            <text:p>2.0267158</text:p>
          </table:table-cell>
          <table:table-cell office:value-type="float" office:value="12.4031271" calcext:value-type="float">
            <text:p>12.4031271</text:p>
          </table:table-cell>
        </table:table-row>
        <table:table-row table:style-name="ro1">
          <table:table-cell office:value-type="float" office:value="0.4966643" calcext:value-type="float">
            <text:p>0.4966643</text:p>
          </table:table-cell>
          <table:table-cell office:value-type="float" office:value="0.5851964" calcext:value-type="float">
            <text:p>0.5851964</text:p>
          </table:table-cell>
          <table:table-cell office:value-type="float" office:value="0.3937774" calcext:value-type="float">
            <text:p>0.3937774</text:p>
          </table:table-cell>
          <table:table-cell office:value-type="float" office:value="1.2166587" calcext:value-type="float">
            <text:p>1.2166587</text:p>
          </table:table-cell>
          <table:table-cell office:value-type="float" office:value="12.160083" calcext:value-type="float">
            <text:p>12.160083</text:p>
          </table:table-cell>
        </table:table-row>
        <table:table-row table:style-name="ro1">
          <table:table-cell office:value-type="float" office:value="0.4509713" calcext:value-type="float">
            <text:p>0.4509713</text:p>
          </table:table-cell>
          <table:table-cell office:value-type="float" office:value="0.5810083" calcext:value-type="float">
            <text:p>0.5810083</text:p>
          </table:table-cell>
          <table:table-cell office:value-type="float" office:value="0.4638881" calcext:value-type="float">
            <text:p>0.4638881</text:p>
          </table:table-cell>
          <table:table-cell office:value-type="float" office:value="1.0425742" calcext:value-type="float">
            <text:p>1.0425742</text:p>
          </table:table-cell>
          <table:table-cell office:value-type="float" office:value="11.7022298" calcext:value-type="float">
            <text:p>11.7022298</text:p>
          </table:table-cell>
        </table:table-row>
        <table:table-row table:style-name="ro1">
          <table:table-cell office:value-type="float" office:value="0.4098945" calcext:value-type="float">
            <text:p>0.4098945</text:p>
          </table:table-cell>
          <table:table-cell office:value-type="float" office:value="0.5445933" calcext:value-type="float">
            <text:p>0.5445933</text:p>
          </table:table-cell>
          <table:table-cell office:value-type="float" office:value="0.4397758" calcext:value-type="float">
            <text:p>0.4397758</text:p>
          </table:table-cell>
          <table:table-cell office:value-type="float" office:value="1.6104127" calcext:value-type="float">
            <text:p>1.6104127</text:p>
          </table:table-cell>
          <table:table-cell office:value-type="float" office:value="11.3915712" calcext:value-type="float">
            <text:p>11.3915712</text:p>
          </table:table-cell>
        </table:table-row>
        <table:table-row table:style-name="ro1">
          <table:table-cell office:value-type="float" office:value="0.4217567" calcext:value-type="float">
            <text:p>0.4217567</text:p>
          </table:table-cell>
          <table:table-cell office:value-type="float" office:value="0.5365366" calcext:value-type="float">
            <text:p>0.5365366</text:p>
          </table:table-cell>
          <table:table-cell office:value-type="float" office:value="0.3785289" calcext:value-type="float">
            <text:p>0.3785289</text:p>
          </table:table-cell>
          <table:table-cell office:value-type="float" office:value="1.7559588" calcext:value-type="float">
            <text:p>1.7559588</text:p>
          </table:table-cell>
          <table:table-cell office:value-type="float" office:value="11.0098962" calcext:value-type="float">
            <text:p>11.0098962</text:p>
          </table:table-cell>
        </table:table-row>
        <table:table-row table:style-name="ro1">
          <table:table-cell office:value-type="float" office:value="0.4307569" calcext:value-type="float">
            <text:p>0.4307569</text:p>
          </table:table-cell>
          <table:table-cell office:value-type="float" office:value="0.475242" calcext:value-type="float">
            <text:p>0.475242</text:p>
          </table:table-cell>
          <table:table-cell office:value-type="float" office:value="0.4474118" calcext:value-type="float">
            <text:p>0.4474118</text:p>
          </table:table-cell>
          <table:table-cell office:value-type="float" office:value="1.3220439" calcext:value-type="float">
            <text:p>1.3220439</text:p>
          </table:table-cell>
          <table:table-cell office:value-type="float" office:value="10.7246296" calcext:value-type="float">
            <text:p>10.7246296</text:p>
          </table:table-cell>
        </table:table-row>
        <table:table-row table:style-name="ro1">
          <table:table-cell office:value-type="float" office:value="0.3905815" calcext:value-type="float">
            <text:p>0.3905815</text:p>
          </table:table-cell>
          <table:table-cell office:value-type="float" office:value="0.5432213" calcext:value-type="float">
            <text:p>0.5432213</text:p>
          </table:table-cell>
          <table:table-cell office:value-type="float" office:value="0.446588" calcext:value-type="float">
            <text:p>0.446588</text:p>
          </table:table-cell>
          <table:table-cell office:value-type="float" office:value="0.8807905" calcext:value-type="float">
            <text:p>0.8807905</text:p>
          </table:table-cell>
          <table:table-cell office:value-type="float" office:value="10.4028109" calcext:value-type="float">
            <text:p>10.4028109</text:p>
          </table:table-cell>
        </table:table-row>
        <table:table-row table:style-name="ro1">
          <table:table-cell office:value-type="float" office:value="0.3918521" calcext:value-type="float">
            <text:p>0.3918521</text:p>
          </table:table-cell>
          <table:table-cell office:value-type="float" office:value="0.442638" calcext:value-type="float">
            <text:p>0.442638</text:p>
          </table:table-cell>
          <table:table-cell office:value-type="float" office:value="0.4020846" calcext:value-type="float">
            <text:p>0.4020846</text:p>
          </table:table-cell>
          <table:table-cell office:value-type="float" office:value="0.9001126" calcext:value-type="float">
            <text:p>0.9001126</text:p>
          </table:table-cell>
          <table:table-cell office:value-type="float" office:value="10.1781895" calcext:value-type="float">
            <text:p>10.1781895</text:p>
          </table:table-cell>
        </table:table-row>
        <table:table-row table:style-name="ro1">
          <table:table-cell office:value-type="float" office:value="0.3715286" calcext:value-type="float">
            <text:p>0.3715286</text:p>
          </table:table-cell>
          <table:table-cell office:value-type="float" office:value="0.443887" calcext:value-type="float">
            <text:p>0.443887</text:p>
          </table:table-cell>
          <table:table-cell office:value-type="float" office:value="0.3598482" calcext:value-type="float">
            <text:p>0.3598482</text:p>
          </table:table-cell>
          <table:table-cell office:value-type="float" office:value="1.1118172" calcext:value-type="float">
            <text:p>1.1118172</text:p>
          </table:table-cell>
          <table:table-cell office:value-type="float" office:value="9.8441062" calcext:value-type="float">
            <text:p>9.8441062</text:p>
          </table:table-cell>
        </table:table-row>
        <table:table-row table:style-name="ro1">
          <table:table-cell office:value-type="float" office:value="0.326531" calcext:value-type="float">
            <text:p>0.326531</text:p>
          </table:table-cell>
          <table:table-cell office:value-type="float" office:value="0.4283132" calcext:value-type="float">
            <text:p>0.4283132</text:p>
          </table:table-cell>
          <table:table-cell office:value-type="float" office:value="0.4246108" calcext:value-type="float">
            <text:p>0.4246108</text:p>
          </table:table-cell>
          <table:table-cell office:value-type="float" office:value="1.1292202" calcext:value-type="float">
            <text:p>1.1292202</text:p>
          </table:table-cell>
          <table:table-cell office:value-type="float" office:value="9.4903403" calcext:value-type="float">
            <text:p>9.4903403</text:p>
          </table:table-cell>
        </table:table-row>
        <table:table-row table:style-name="ro1">
          <table:table-cell office:value-type="float" office:value="0.3057844" calcext:value-type="float">
            <text:p>0.3057844</text:p>
          </table:table-cell>
          <table:table-cell office:value-type="float" office:value="0.425752" calcext:value-type="float">
            <text:p>0.425752</text:p>
          </table:table-cell>
          <table:table-cell office:value-type="float" office:value="0.3990036" calcext:value-type="float">
            <text:p>0.3990036</text:p>
          </table:table-cell>
          <table:table-cell office:value-type="float" office:value="0.7779119" calcext:value-type="float">
            <text:p>0.7779119</text:p>
          </table:table-cell>
          <table:table-cell office:value-type="float" office:value="9.1099745" calcext:value-type="float">
            <text:p>9.1099745</text:p>
          </table:table-cell>
        </table:table-row>
        <table:table-row table:style-name="ro1">
          <table:table-cell office:value-type="float" office:value="0.3176431" calcext:value-type="float">
            <text:p>0.3176431</text:p>
          </table:table-cell>
          <table:table-cell office:value-type="float" office:value="0.4138371" calcext:value-type="float">
            <text:p>0.4138371</text:p>
          </table:table-cell>
          <table:table-cell office:value-type="float" office:value="0.4099923" calcext:value-type="float">
            <text:p>0.4099923</text:p>
          </table:table-cell>
          <table:table-cell office:value-type="float" office:value="0.5428545" calcext:value-type="float">
            <text:p>0.5428545</text:p>
          </table:table-cell>
          <table:table-cell office:value-type="float" office:value="8.7717414" calcext:value-type="float">
            <text:p>8.7717414</text:p>
          </table:table-cell>
        </table:table-row>
        <table:table-row table:style-name="ro1">
          <table:table-cell office:value-type="float" office:value="0.3325066" calcext:value-type="float">
            <text:p>0.3325066</text:p>
          </table:table-cell>
          <table:table-cell office:value-type="float" office:value="0.4229085" calcext:value-type="float">
            <text:p>0.4229085</text:p>
          </table:table-cell>
          <table:table-cell office:value-type="float" office:value="0.3291657" calcext:value-type="float">
            <text:p>0.3291657</text:p>
          </table:table-cell>
          <table:table-cell office:value-type="float" office:value="0.534859" calcext:value-type="float">
            <text:p>0.534859</text:p>
          </table:table-cell>
          <table:table-cell office:value-type="float" office:value="8.3737888" calcext:value-type="float">
            <text:p>8.3737888</text:p>
          </table:table-cell>
        </table:table-row>
        <table:table-row table:style-name="ro1">
          <table:table-cell office:value-type="float" office:value="0.3191872" calcext:value-type="float">
            <text:p>0.3191872</text:p>
          </table:table-cell>
          <table:table-cell office:value-type="float" office:value="0.3336987" calcext:value-type="float">
            <text:p>0.3336987</text:p>
          </table:table-cell>
          <table:table-cell office:value-type="float" office:value="0.3553037" calcext:value-type="float">
            <text:p>0.3553037</text:p>
          </table:table-cell>
          <table:table-cell office:value-type="float" office:value="0.7910856" calcext:value-type="float">
            <text:p>0.7910856</text:p>
          </table:table-cell>
          <table:table-cell office:value-type="float" office:value="7.8995929" calcext:value-type="float">
            <text:p>7.8995929</text:p>
          </table:table-cell>
        </table:table-row>
        <table:table-row table:style-name="ro1">
          <table:table-cell office:value-type="float" office:value="0.2948773" calcext:value-type="float">
            <text:p>0.2948773</text:p>
          </table:table-cell>
          <table:table-cell office:value-type="float" office:value="0.4313696" calcext:value-type="float">
            <text:p>0.4313696</text:p>
          </table:table-cell>
          <table:table-cell office:value-type="float" office:value="0.329148" calcext:value-type="float">
            <text:p>0.329148</text:p>
          </table:table-cell>
          <table:table-cell office:value-type="float" office:value="0.8107447" calcext:value-type="float">
            <text:p>0.8107447</text:p>
          </table:table-cell>
          <table:table-cell office:value-type="float" office:value="7.5977599" calcext:value-type="float">
            <text:p>7.5977599</text:p>
          </table:table-cell>
        </table:table-row>
        <table:table-row table:style-name="ro1">
          <table:table-cell office:value-type="float" office:value="0.2630134" calcext:value-type="float">
            <text:p>0.2630134</text:p>
          </table:table-cell>
          <table:table-cell office:value-type="float" office:value="0.3175115" calcext:value-type="float">
            <text:p>0.3175115</text:p>
          </table:table-cell>
          <table:table-cell office:value-type="float" office:value="0.3716915" calcext:value-type="float">
            <text:p>0.3716915</text:p>
          </table:table-cell>
          <table:table-cell office:value-type="float" office:value="0.5260041" calcext:value-type="float">
            <text:p>0.5260041</text:p>
          </table:table-cell>
          <table:table-cell office:value-type="float" office:value="7.3522252" calcext:value-type="float">
            <text:p>7.3522252</text:p>
          </table:table-cell>
        </table:table-row>
        <table:table-row table:style-name="ro1">
          <table:table-cell office:value-type="float" office:value="0.3010632" calcext:value-type="float">
            <text:p>0.3010632</text:p>
          </table:table-cell>
          <table:table-cell office:value-type="float" office:value="0.3449332" calcext:value-type="float">
            <text:p>0.3449332</text:p>
          </table:table-cell>
          <table:table-cell office:value-type="float" office:value="0.3549508" calcext:value-type="float">
            <text:p>0.3549508</text:p>
          </table:table-cell>
          <table:table-cell office:value-type="float" office:value="0.4461742" calcext:value-type="float">
            <text:p>0.4461742</text:p>
          </table:table-cell>
          <table:table-cell office:value-type="float" office:value="6.9305455" calcext:value-type="float">
            <text:p>6.9305455</text:p>
          </table:table-cell>
        </table:table-row>
        <table:table-row table:style-name="ro1">
          <table:table-cell office:value-type="float" office:value="0.2876847" calcext:value-type="float">
            <text:p>0.2876847</text:p>
          </table:table-cell>
          <table:table-cell office:value-type="float" office:value="0.4105152" calcext:value-type="float">
            <text:p>0.4105152</text:p>
          </table:table-cell>
          <table:table-cell office:value-type="float" office:value="0.4009222" calcext:value-type="float">
            <text:p>0.4009222</text:p>
          </table:table-cell>
          <table:table-cell office:value-type="float" office:value="0.4091433" calcext:value-type="float">
            <text:p>0.4091433</text:p>
          </table:table-cell>
          <table:table-cell office:value-type="float" office:value="6.4983212" calcext:value-type="float">
            <text:p>6.4983212</text:p>
          </table:table-cell>
        </table:table-row>
        <table:table-row table:style-name="ro1">
          <table:table-cell office:value-type="float" office:value="0.2640384" calcext:value-type="float">
            <text:p>0.2640384</text:p>
          </table:table-cell>
          <table:table-cell office:value-type="float" office:value="0.3830521" calcext:value-type="float">
            <text:p>0.3830521</text:p>
          </table:table-cell>
          <table:table-cell office:value-type="float" office:value="0.331092" calcext:value-type="float">
            <text:p>0.331092</text:p>
          </table:table-cell>
          <table:table-cell office:value-type="float" office:value="0.6157083" calcext:value-type="float">
            <text:p>0.6157083</text:p>
          </table:table-cell>
          <table:table-cell office:value-type="float" office:value="6.1299982" calcext:value-type="float">
            <text:p>6.1299982</text:p>
          </table:table-cell>
        </table:table-row>
        <table:table-row table:style-name="ro1">
          <table:table-cell office:value-type="float" office:value="0.2999374" calcext:value-type="float">
            <text:p>0.2999374</text:p>
          </table:table-cell>
          <table:table-cell office:value-type="float" office:value="0.3444377" calcext:value-type="float">
            <text:p>0.3444377</text:p>
          </table:table-cell>
          <table:table-cell office:value-type="float" office:value="0.3686852" calcext:value-type="float">
            <text:p>0.3686852</text:p>
          </table:table-cell>
          <table:table-cell office:value-type="float" office:value="0.6492586" calcext:value-type="float">
            <text:p>0.6492586</text:p>
          </table:table-cell>
          <table:table-cell office:value-type="float" office:value="5.8122938" calcext:value-type="float">
            <text:p>5.8122938</text:p>
          </table:table-cell>
        </table:table-row>
        <table:table-row table:style-name="ro1">
          <table:table-cell office:value-type="float" office:value="0.2888396" calcext:value-type="float">
            <text:p>0.2888396</text:p>
          </table:table-cell>
          <table:table-cell office:value-type="float" office:value="0.3525333" calcext:value-type="float">
            <text:p>0.3525333</text:p>
          </table:table-cell>
          <table:table-cell office:value-type="float" office:value="0.3959255" calcext:value-type="float">
            <text:p>0.3959255</text:p>
          </table:table-cell>
          <table:table-cell office:value-type="float" office:value="0.3523545" calcext:value-type="float">
            <text:p>0.3523545</text:p>
          </table:table-cell>
          <table:table-cell office:value-type="float" office:value="5.5902298" calcext:value-type="float">
            <text:p>5.5902298</text:p>
          </table:table-cell>
        </table:table-row>
        <table:table-row table:style-name="ro1">
          <table:table-cell office:value-type="float" office:value="0.2866216" calcext:value-type="float">
            <text:p>0.2866216</text:p>
          </table:table-cell>
          <table:table-cell office:value-type="float" office:value="0.3553193" calcext:value-type="float">
            <text:p>0.3553193</text:p>
          </table:table-cell>
          <table:table-cell office:value-type="float" office:value="0.351853" calcext:value-type="float">
            <text:p>0.351853</text:p>
          </table:table-cell>
          <table:table-cell office:value-type="float" office:value="0.4013184" calcext:value-type="float">
            <text:p>0.4013184</text:p>
          </table:table-cell>
          <table:table-cell office:value-type="float" office:value="5.0921991" calcext:value-type="float">
            <text:p>5.0921991</text:p>
          </table:table-cell>
        </table:table-row>
        <table:table-row table:style-name="ro1">
          <table:table-cell office:value-type="float" office:value="0.2743584" calcext:value-type="float">
            <text:p>0.2743584</text:p>
          </table:table-cell>
          <table:table-cell office:value-type="float" office:value="0.3214101" calcext:value-type="float">
            <text:p>0.3214101</text:p>
          </table:table-cell>
          <table:table-cell office:value-type="float" office:value="0.3881977" calcext:value-type="float">
            <text:p>0.3881977</text:p>
          </table:table-cell>
          <table:table-cell office:value-type="float" office:value="0.4640869" calcext:value-type="float">
            <text:p>0.4640869</text:p>
          </table:table-cell>
          <table:table-cell office:value-type="float" office:value="4.8038368" calcext:value-type="float">
            <text:p>4.8038368</text:p>
          </table:table-cell>
        </table:table-row>
        <table:table-row table:style-name="ro1">
          <table:table-cell office:value-type="float" office:value="0.2841974" calcext:value-type="float">
            <text:p>0.2841974</text:p>
          </table:table-cell>
          <table:table-cell office:value-type="float" office:value="0.3866488" calcext:value-type="float">
            <text:p>0.3866488</text:p>
          </table:table-cell>
          <table:table-cell office:value-type="float" office:value="0.3679866" calcext:value-type="float">
            <text:p>0.3679866</text:p>
          </table:table-cell>
          <table:table-cell office:value-type="float" office:value="0.4405445" calcext:value-type="float">
            <text:p>0.4405445</text:p>
          </table:table-cell>
          <table:table-cell office:value-type="float" office:value="4.3722771" calcext:value-type="float">
            <text:p>4.3722771</text:p>
          </table:table-cell>
        </table:table-row>
        <table:table-row table:style-name="ro1">
          <table:table-cell office:value-type="float" office:value="0.2772224" calcext:value-type="float">
            <text:p>0.2772224</text:p>
          </table:table-cell>
          <table:table-cell office:value-type="float" office:value="0.2586892" calcext:value-type="float">
            <text:p>0.2586892</text:p>
          </table:table-cell>
          <table:table-cell office:value-type="float" office:value="0.3901102" calcext:value-type="float">
            <text:p>0.3901102</text:p>
          </table:table-cell>
          <table:table-cell office:value-type="float" office:value="0.3793706" calcext:value-type="float">
            <text:p>0.3793706</text:p>
          </table:table-cell>
          <table:table-cell office:value-type="float" office:value="3.987376" calcext:value-type="float">
            <text:p>3.987376</text:p>
          </table:table-cell>
        </table:table-row>
        <table:table-row table:style-name="ro1">
          <table:table-cell office:value-type="float" office:value="0.2466526" calcext:value-type="float">
            <text:p>0.2466526</text:p>
          </table:table-cell>
          <table:table-cell office:value-type="float" office:value="0.3157526" calcext:value-type="float">
            <text:p>0.3157526</text:p>
          </table:table-cell>
          <table:table-cell office:value-type="float" office:value="0.3623474" calcext:value-type="float">
            <text:p>0.3623474</text:p>
          </table:table-cell>
          <table:table-cell office:value-type="float" office:value="0.3605996" calcext:value-type="float">
            <text:p>0.3605996</text:p>
          </table:table-cell>
          <table:table-cell office:value-type="float" office:value="3.6609061" calcext:value-type="float">
            <text:p>3.6609061</text:p>
          </table:table-cell>
        </table:table-row>
        <table:table-row table:style-name="ro1">
          <table:table-cell office:value-type="float" office:value="0.2830881" calcext:value-type="float">
            <text:p>0.2830881</text:p>
          </table:table-cell>
          <table:table-cell office:value-type="float" office:value="0.3389371" calcext:value-type="float">
            <text:p>0.3389371</text:p>
          </table:table-cell>
          <table:table-cell office:value-type="float" office:value="0.3375328" calcext:value-type="float">
            <text:p>0.3375328</text:p>
          </table:table-cell>
          <table:table-cell office:value-type="float" office:value="0.4331167" calcext:value-type="float">
            <text:p>0.4331167</text:p>
          </table:table-cell>
          <table:table-cell office:value-type="float" office:value="3.3859897" calcext:value-type="float">
            <text:p>3.3859897</text:p>
          </table:table-cell>
        </table:table-row>
        <table:table-row table:style-name="ro1">
          <table:table-cell office:value-type="float" office:value="0.2711341" calcext:value-type="float">
            <text:p>0.2711341</text:p>
          </table:table-cell>
          <table:table-cell office:value-type="float" office:value="0.2618432" calcext:value-type="float">
            <text:p>0.2618432</text:p>
          </table:table-cell>
          <table:table-cell office:value-type="float" office:value="0.3442521" calcext:value-type="float">
            <text:p>0.3442521</text:p>
          </table:table-cell>
          <table:table-cell office:value-type="float" office:value="0.4276793" calcext:value-type="float">
            <text:p>0.4276793</text:p>
          </table:table-cell>
          <table:table-cell office:value-type="float" office:value="3.042974" calcext:value-type="float">
            <text:p>3.042974</text:p>
          </table:table-cell>
        </table:table-row>
        <table:table-row table:style-name="ro1">
          <table:table-cell office:value-type="float" office:value="0.267965" calcext:value-type="float">
            <text:p>0.267965</text:p>
          </table:table-cell>
          <table:table-cell office:value-type="float" office:value="0.3523628" calcext:value-type="float">
            <text:p>0.3523628</text:p>
          </table:table-cell>
          <table:table-cell office:value-type="float" office:value="0.2522462" calcext:value-type="float">
            <text:p>0.2522462</text:p>
          </table:table-cell>
          <table:table-cell office:value-type="float" office:value="0.3829209" calcext:value-type="float">
            <text:p>0.3829209</text:p>
          </table:table-cell>
          <table:table-cell office:value-type="float" office:value="2.8476169" calcext:value-type="float">
            <text:p>2.8476169</text:p>
          </table:table-cell>
        </table:table-row>
        <table:table-row table:style-name="ro1">
          <table:table-cell office:value-type="float" office:value="0.276041" calcext:value-type="float">
            <text:p>0.276041</text:p>
          </table:table-cell>
          <table:table-cell office:value-type="float" office:value="0.3486477" calcext:value-type="float">
            <text:p>0.3486477</text:p>
          </table:table-cell>
          <table:table-cell office:value-type="float" office:value="0.3548548" calcext:value-type="float">
            <text:p>0.3548548</text:p>
          </table:table-cell>
          <table:table-cell office:value-type="float" office:value="0.2705657" calcext:value-type="float">
            <text:p>0.2705657</text:p>
          </table:table-cell>
          <table:table-cell office:value-type="float" office:value="2.4410461" calcext:value-type="float">
            <text:p>2.4410461</text:p>
          </table:table-cell>
        </table:table-row>
        <table:table-row table:style-name="ro1">
          <table:table-cell office:value-type="float" office:value="0.2720602" calcext:value-type="float">
            <text:p>0.2720602</text:p>
          </table:table-cell>
          <table:table-cell office:value-type="float" office:value="0.2916221" calcext:value-type="float">
            <text:p>0.2916221</text:p>
          </table:table-cell>
          <table:table-cell office:value-type="float" office:value="0.3148617" calcext:value-type="float">
            <text:p>0.3148617</text:p>
          </table:table-cell>
          <table:table-cell office:value-type="float" office:value="0.3671481" calcext:value-type="float">
            <text:p>0.3671481</text:p>
          </table:table-cell>
          <table:table-cell office:value-type="float" office:value="2.2641021" calcext:value-type="float">
            <text:p>2.2641021</text:p>
          </table:table-cell>
        </table:table-row>
        <table:table-row table:style-name="ro1">
          <table:table-cell office:value-type="float" office:value="0.2776247" calcext:value-type="float">
            <text:p>0.2776247</text:p>
          </table:table-cell>
          <table:table-cell office:value-type="float" office:value="0.254635" calcext:value-type="float">
            <text:p>0.254635</text:p>
          </table:table-cell>
          <table:table-cell office:value-type="float" office:value="0.2961496" calcext:value-type="float">
            <text:p>0.2961496</text:p>
          </table:table-cell>
          <table:table-cell office:value-type="float" office:value="0.3805196" calcext:value-type="float">
            <text:p>0.3805196</text:p>
          </table:table-cell>
          <table:table-cell office:value-type="float" office:value="1.8872874" calcext:value-type="float">
            <text:p>1.8872874</text:p>
          </table:table-cell>
        </table:table-row>
        <table:table-row table:style-name="ro1">
          <table:table-cell office:value-type="float" office:value="0.2836764" calcext:value-type="float">
            <text:p>0.2836764</text:p>
          </table:table-cell>
          <table:table-cell office:value-type="float" office:value="0.3261099" calcext:value-type="float">
            <text:p>0.3261099</text:p>
          </table:table-cell>
          <table:table-cell office:value-type="float" office:value="0.3066868" calcext:value-type="float">
            <text:p>0.3066868</text:p>
          </table:table-cell>
          <table:table-cell office:value-type="float" office:value="0.2836158" calcext:value-type="float">
            <text:p>0.2836158</text:p>
          </table:table-cell>
          <table:table-cell office:value-type="float" office:value="1.7160775" calcext:value-type="float">
            <text:p>1.7160775</text:p>
          </table:table-cell>
        </table:table-row>
        <table:table-row table:style-name="ro1">
          <table:table-cell office:value-type="float" office:value="0.2819253" calcext:value-type="float">
            <text:p>0.2819253</text:p>
          </table:table-cell>
          <table:table-cell office:value-type="float" office:value="0.3009676" calcext:value-type="float">
            <text:p>0.3009676</text:p>
          </table:table-cell>
          <table:table-cell office:value-type="float" office:value="0.3173746" calcext:value-type="float">
            <text:p>0.3173746</text:p>
          </table:table-cell>
          <table:table-cell office:value-type="float" office:value="0.2917101" calcext:value-type="float">
            <text:p>0.2917101</text:p>
          </table:table-cell>
          <table:table-cell office:value-type="float" office:value="1.4847787" calcext:value-type="float">
            <text:p>1.4847787</text:p>
          </table:table-cell>
        </table:table-row>
        <table:table-row table:style-name="ro1">
          <table:table-cell office:value-type="float" office:value="0.2608298" calcext:value-type="float">
            <text:p>0.2608298</text:p>
          </table:table-cell>
          <table:table-cell office:value-type="float" office:value="0.3071864" calcext:value-type="float">
            <text:p>0.3071864</text:p>
          </table:table-cell>
          <table:table-cell office:value-type="float" office:value="0.2680215" calcext:value-type="float">
            <text:p>0.2680215</text:p>
          </table:table-cell>
          <table:table-cell office:value-type="float" office:value="0.261089" calcext:value-type="float">
            <text:p>0.261089</text:p>
          </table:table-cell>
          <table:table-cell office:value-type="float" office:value="1.2549208" calcext:value-type="float">
            <text:p>1.2549208</text:p>
          </table:table-cell>
        </table:table-row>
        <table:table-row table:style-name="ro1">
          <table:table-cell office:value-type="float" office:value="0.2650128" calcext:value-type="float">
            <text:p>0.2650128</text:p>
          </table:table-cell>
          <table:table-cell office:value-type="float" office:value="0.3758204" calcext:value-type="float">
            <text:p>0.3758204</text:p>
          </table:table-cell>
          <table:table-cell office:value-type="float" office:value="0.3114625" calcext:value-type="float">
            <text:p>0.3114625</text:p>
          </table:table-cell>
          <table:table-cell office:value-type="float" office:value="0.3423001" calcext:value-type="float">
            <text:p>0.3423001</text:p>
          </table:table-cell>
          <table:table-cell office:value-type="float" office:value="1.241451" calcext:value-type="float">
            <text:p>1.241451</text:p>
          </table:table-cell>
        </table:table-row>
        <table:table-row table:style-name="ro1">
          <table:table-cell office:value-type="float" office:value="0.2772034" calcext:value-type="float">
            <text:p>0.2772034</text:p>
          </table:table-cell>
          <table:table-cell office:value-type="float" office:value="0.3173733" calcext:value-type="float">
            <text:p>0.3173733</text:p>
          </table:table-cell>
          <table:table-cell office:value-type="float" office:value="0.2086783" calcext:value-type="float">
            <text:p>0.2086783</text:p>
          </table:table-cell>
          <table:table-cell office:value-type="float" office:value="0.3083592" calcext:value-type="float">
            <text:p>0.3083592</text:p>
          </table:table-cell>
          <table:table-cell office:value-type="float" office:value="1.0565143" calcext:value-type="float">
            <text:p>1.0565143</text:p>
          </table:table-cell>
        </table:table-row>
        <table:table-row table:style-name="ro1">
          <table:table-cell office:value-type="float" office:value="0.2708195" calcext:value-type="float">
            <text:p>0.2708195</text:p>
          </table:table-cell>
          <table:table-cell office:value-type="float" office:value="0.2999641" calcext:value-type="float">
            <text:p>0.2999641</text:p>
          </table:table-cell>
          <table:table-cell office:value-type="float" office:value="0.3180666" calcext:value-type="float">
            <text:p>0.3180666</text:p>
          </table:table-cell>
          <table:table-cell office:value-type="float" office:value="0.3035073" calcext:value-type="float">
            <text:p>0.3035073</text:p>
          </table:table-cell>
          <table:table-cell office:value-type="float" office:value="0.9127785" calcext:value-type="float">
            <text:p>0.9127785</text:p>
          </table:table-cell>
        </table:table-row>
        <table:table-row table:style-name="ro1">
          <table:table-cell office:value-type="float" office:value="0.2433864" calcext:value-type="float">
            <text:p>0.2433864</text:p>
          </table:table-cell>
          <table:table-cell office:value-type="float" office:value="0.2852798" calcext:value-type="float">
            <text:p>0.2852798</text:p>
          </table:table-cell>
          <table:table-cell office:value-type="float" office:value="0.3264902" calcext:value-type="float">
            <text:p>0.3264902</text:p>
          </table:table-cell>
          <table:table-cell office:value-type="float" office:value="0.2592858" calcext:value-type="float">
            <text:p>0.2592858</text:p>
          </table:table-cell>
          <table:table-cell office:value-type="float" office:value="0.8056713" calcext:value-type="float">
            <text:p>0.8056713</text:p>
          </table:table-cell>
        </table:table-row>
        <table:table-row table:style-name="ro1">
          <table:table-cell office:value-type="float" office:value="0.2502988" calcext:value-type="float">
            <text:p>0.2502988</text:p>
          </table:table-cell>
          <table:table-cell office:value-type="float" office:value="0.2468473" calcext:value-type="float">
            <text:p>0.2468473</text:p>
          </table:table-cell>
          <table:table-cell office:value-type="float" office:value="0.3020241" calcext:value-type="float">
            <text:p>0.3020241</text:p>
          </table:table-cell>
          <table:table-cell office:value-type="float" office:value="0.3387501" calcext:value-type="float">
            <text:p>0.3387501</text:p>
          </table:table-cell>
          <table:table-cell office:value-type="float" office:value="0.7314888" calcext:value-type="float">
            <text:p>0.7314888</text:p>
          </table:table-cell>
        </table:table-row>
        <table:table-row table:style-name="ro1">
          <table:table-cell office:value-type="float" office:value="0.2640648" calcext:value-type="float">
            <text:p>0.2640648</text:p>
          </table:table-cell>
          <table:table-cell office:value-type="float" office:value="0.3007254" calcext:value-type="float">
            <text:p>0.3007254</text:p>
          </table:table-cell>
          <table:table-cell office:value-type="float" office:value="0.2620122" calcext:value-type="float">
            <text:p>0.2620122</text:p>
          </table:table-cell>
          <table:table-cell office:value-type="float" office:value="0.2607963" calcext:value-type="float">
            <text:p>0.2607963</text:p>
          </table:table-cell>
          <table:table-cell office:value-type="float" office:value="0.8088272" calcext:value-type="float">
            <text:p>0.8088272</text:p>
          </table:table-cell>
        </table:table-row>
        <table:table-row table:style-name="ro1">
          <table:table-cell office:value-type="float" office:value="0.2362358" calcext:value-type="float">
            <text:p>0.2362358</text:p>
          </table:table-cell>
          <table:table-cell office:value-type="float" office:value="0.259692" calcext:value-type="float">
            <text:p>0.259692</text:p>
          </table:table-cell>
          <table:table-cell office:value-type="float" office:value="0.3166479" calcext:value-type="float">
            <text:p>0.3166479</text:p>
          </table:table-cell>
          <table:table-cell office:value-type="float" office:value="0.2815949" calcext:value-type="float">
            <text:p>0.2815949</text:p>
          </table:table-cell>
          <table:table-cell office:value-type="float" office:value="0.7391708" calcext:value-type="float">
            <text:p>0.7391708</text:p>
          </table:table-cell>
        </table:table-row>
        <table:table-row table:style-name="ro1">
          <table:table-cell office:value-type="float" office:value="0.2583397" calcext:value-type="float">
            <text:p>0.2583397</text:p>
          </table:table-cell>
          <table:table-cell office:value-type="float" office:value="0.2552086" calcext:value-type="float">
            <text:p>0.2552086</text:p>
          </table:table-cell>
          <table:table-cell office:value-type="float" office:value="0.2587872" calcext:value-type="float">
            <text:p>0.2587872</text:p>
          </table:table-cell>
          <table:table-cell office:value-type="float" office:value="0.268241" calcext:value-type="float">
            <text:p>0.268241</text:p>
          </table:table-cell>
          <table:table-cell office:value-type="float" office:value="0.6921988" calcext:value-type="float">
            <text:p>0.6921988</text:p>
          </table:table-cell>
        </table:table-row>
        <table:table-row table:style-name="ro1">
          <table:table-cell office:value-type="float" office:value="0.2525474" calcext:value-type="float">
            <text:p>0.2525474</text:p>
          </table:table-cell>
          <table:table-cell office:value-type="float" office:value="0.3195416" calcext:value-type="float">
            <text:p>0.3195416</text:p>
          </table:table-cell>
          <table:table-cell office:value-type="float" office:value="0.283883" calcext:value-type="float">
            <text:p>0.283883</text:p>
          </table:table-cell>
          <table:table-cell office:value-type="float" office:value="0.2560832" calcext:value-type="float">
            <text:p>0.2560832</text:p>
          </table:table-cell>
          <table:table-cell office:value-type="float" office:value="0.8062766" calcext:value-type="float">
            <text:p>0.8062766</text:p>
          </table:table-cell>
        </table:table-row>
        <table:table-row table:style-name="ro1">
          <table:table-cell office:value-type="float" office:value="0.2100415" calcext:value-type="float">
            <text:p>0.2100415</text:p>
          </table:table-cell>
          <table:table-cell office:value-type="float" office:value="0.2582177" calcext:value-type="float">
            <text:p>0.2582177</text:p>
          </table:table-cell>
          <table:table-cell office:value-type="float" office:value="0.3113125" calcext:value-type="float">
            <text:p>0.3113125</text:p>
          </table:table-cell>
          <table:table-cell office:value-type="float" office:value="0.2700796" calcext:value-type="float">
            <text:p>0.2700796</text:p>
          </table:table-cell>
          <table:table-cell office:value-type="float" office:value="0.8049662" calcext:value-type="float">
            <text:p>0.8049662</text:p>
          </table:table-cell>
        </table:table-row>
        <table:table-row table:style-name="ro1">
          <table:table-cell office:value-type="float" office:value="0.2185893" calcext:value-type="float">
            <text:p>0.2185893</text:p>
          </table:table-cell>
          <table:table-cell office:value-type="float" office:value="0.2461138" calcext:value-type="float">
            <text:p>0.2461138</text:p>
          </table:table-cell>
          <table:table-cell office:value-type="float" office:value="0.2793423" calcext:value-type="float">
            <text:p>0.2793423</text:p>
          </table:table-cell>
          <table:table-cell office:value-type="float" office:value="0.2794089" calcext:value-type="float">
            <text:p>0.2794089</text:p>
          </table:table-cell>
          <table:table-cell office:value-type="float" office:value="0.7232371" calcext:value-type="float">
            <text:p>0.7232371</text:p>
          </table:table-cell>
        </table:table-row>
        <table:table-row table:style-name="ro1">
          <table:table-cell office:value-type="float" office:value="0.2326702" calcext:value-type="float">
            <text:p>0.2326702</text:p>
          </table:table-cell>
          <table:table-cell office:value-type="float" office:value="0.2838153" calcext:value-type="float">
            <text:p>0.2838153</text:p>
          </table:table-cell>
          <table:table-cell office:value-type="float" office:value="0.2572021" calcext:value-type="float">
            <text:p>0.2572021</text:p>
          </table:table-cell>
          <table:table-cell office:value-type="float" office:value="0.2532274" calcext:value-type="float">
            <text:p>0.2532274</text:p>
          </table:table-cell>
          <table:table-cell office:value-type="float" office:value="0.7346553" calcext:value-type="float">
            <text:p>0.7346553</text:p>
          </table:table-cell>
        </table:table-row>
        <table:table-row table:style-name="ro1">
          <table:table-cell office:value-type="float" office:value="0.214309" calcext:value-type="float">
            <text:p>0.214309</text:p>
          </table:table-cell>
          <table:table-cell office:value-type="float" office:value="0.2645243" calcext:value-type="float">
            <text:p>0.2645243</text:p>
          </table:table-cell>
          <table:table-cell office:value-type="float" office:value="0.2890236" calcext:value-type="float">
            <text:p>0.2890236</text:p>
          </table:table-cell>
          <table:table-cell office:value-type="float" office:value="0.236765" calcext:value-type="float">
            <text:p>0.236765</text:p>
          </table:table-cell>
          <table:table-cell office:value-type="float" office:value="0.6364656" calcext:value-type="float">
            <text:p>0.6364656</text:p>
          </table:table-cell>
        </table:table-row>
        <table:table-row table:style-name="ro1">
          <table:table-cell office:value-type="float" office:value="0.2246689" calcext:value-type="float">
            <text:p>0.2246689</text:p>
          </table:table-cell>
          <table:table-cell office:value-type="float" office:value="0.3432082" calcext:value-type="float">
            <text:p>0.3432082</text:p>
          </table:table-cell>
          <table:table-cell office:value-type="float" office:value="0.2643512" calcext:value-type="float">
            <text:p>0.2643512</text:p>
          </table:table-cell>
          <table:table-cell office:value-type="float" office:value="0.1722464" calcext:value-type="float">
            <text:p>0.1722464</text:p>
          </table:table-cell>
          <table:table-cell office:value-type="float" office:value="0.633678" calcext:value-type="float">
            <text:p>0.633678</text:p>
          </table:table-cell>
        </table:table-row>
        <table:table-row table:style-name="ro1">
          <table:table-cell office:value-type="float" office:value="0.2335007" calcext:value-type="float">
            <text:p>0.2335007</text:p>
          </table:table-cell>
          <table:table-cell office:value-type="float" office:value="0.3190942" calcext:value-type="float">
            <text:p>0.3190942</text:p>
          </table:table-cell>
          <table:table-cell office:value-type="float" office:value="0.2774525" calcext:value-type="float">
            <text:p>0.2774525</text:p>
          </table:table-cell>
          <table:table-cell office:value-type="float" office:value="0.2640771" calcext:value-type="float">
            <text:p>0.2640771</text:p>
          </table:table-cell>
          <table:table-cell office:value-type="float" office:value="0.5258791" calcext:value-type="float">
            <text:p>0.5258791</text:p>
          </table:table-cell>
        </table:table-row>
        <table:table-row table:style-name="ro1">
          <table:table-cell office:value-type="float" office:value="0.2097807" calcext:value-type="float">
            <text:p>0.2097807</text:p>
          </table:table-cell>
          <table:table-cell office:value-type="float" office:value="0.2880957" calcext:value-type="float">
            <text:p>0.2880957</text:p>
          </table:table-cell>
          <table:table-cell office:value-type="float" office:value="0.2687781" calcext:value-type="float">
            <text:p>0.2687781</text:p>
          </table:table-cell>
          <table:table-cell office:value-type="float" office:value="0.2001357" calcext:value-type="float">
            <text:p>0.2001357</text:p>
          </table:table-cell>
          <table:table-cell office:value-type="float" office:value="0.4807658" calcext:value-type="float">
            <text:p>0.4807658</text:p>
          </table:table-cell>
        </table:table-row>
        <table:table-row table:style-name="ro1">
          <table:table-cell office:value-type="float" office:value="0.2307712" calcext:value-type="float">
            <text:p>0.2307712</text:p>
          </table:table-cell>
          <table:table-cell office:value-type="float" office:value="0.3106157" calcext:value-type="float">
            <text:p>0.3106157</text:p>
          </table:table-cell>
          <table:table-cell office:value-type="float" office:value="0.3274213" calcext:value-type="float">
            <text:p>0.3274213</text:p>
          </table:table-cell>
          <table:table-cell office:value-type="float" office:value="0.1982466" calcext:value-type="float">
            <text:p>0.1982466</text:p>
          </table:table-cell>
          <table:table-cell office:value-type="float" office:value="0.4934492" calcext:value-type="float">
            <text:p>0.4934492</text:p>
          </table:table-cell>
        </table:table-row>
        <table:table-row table:style-name="ro1">
          <table:table-cell office:value-type="float" office:value="0.2128086" calcext:value-type="float">
            <text:p>0.2128086</text:p>
          </table:table-cell>
          <table:table-cell office:value-type="float" office:value="0.2679443" calcext:value-type="float">
            <text:p>0.2679443</text:p>
          </table:table-cell>
          <table:table-cell office:value-type="float" office:value="0.2641043" calcext:value-type="float">
            <text:p>0.2641043</text:p>
          </table:table-cell>
          <table:table-cell office:value-type="float" office:value="0.1955572" calcext:value-type="float">
            <text:p>0.1955572</text:p>
          </table:table-cell>
          <table:table-cell office:value-type="float" office:value="0.4478594" calcext:value-type="float">
            <text:p>0.4478594</text:p>
          </table:table-cell>
        </table:table-row>
        <table:table-row table:style-name="ro1">
          <table:table-cell office:value-type="float" office:value="0.2191162" calcext:value-type="float">
            <text:p>0.2191162</text:p>
          </table:table-cell>
          <table:table-cell office:value-type="float" office:value="0.2495174" calcext:value-type="float">
            <text:p>0.2495174</text:p>
          </table:table-cell>
          <table:table-cell office:value-type="float" office:value="0.2824862" calcext:value-type="float">
            <text:p>0.2824862</text:p>
          </table:table-cell>
          <table:table-cell office:value-type="float" office:value="0.1602073" calcext:value-type="float">
            <text:p>0.1602073</text:p>
          </table:table-cell>
          <table:table-cell office:value-type="float" office:value="0.3932187" calcext:value-type="float">
            <text:p>0.3932187</text:p>
          </table:table-cell>
        </table:table-row>
        <table:table-row table:style-name="ro1">
          <table:table-cell office:value-type="float" office:value="0.2370288" calcext:value-type="float">
            <text:p>0.2370288</text:p>
          </table:table-cell>
          <table:table-cell office:value-type="float" office:value="0.2454536" calcext:value-type="float">
            <text:p>0.2454536</text:p>
          </table:table-cell>
          <table:table-cell office:value-type="float" office:value="0.2511772" calcext:value-type="float">
            <text:p>0.2511772</text:p>
          </table:table-cell>
          <table:table-cell office:value-type="float" office:value="0.17825" calcext:value-type="float">
            <text:p>0.17825</text:p>
          </table:table-cell>
          <table:table-cell office:value-type="float" office:value="0.349037" calcext:value-type="float">
            <text:p>0.349037</text:p>
          </table:table-cell>
        </table:table-row>
        <table:table-row table:style-name="ro1">
          <table:table-cell office:value-type="float" office:value="0.2268322" calcext:value-type="float">
            <text:p>0.2268322</text:p>
          </table:table-cell>
          <table:table-cell office:value-type="float" office:value="0.2219339" calcext:value-type="float">
            <text:p>0.2219339</text:p>
          </table:table-cell>
          <table:table-cell office:value-type="float" office:value="0.2254811" calcext:value-type="float">
            <text:p>0.2254811</text:p>
          </table:table-cell>
          <table:table-cell office:value-type="float" office:value="0.2654846" calcext:value-type="float">
            <text:p>0.2654846</text:p>
          </table:table-cell>
          <table:table-cell office:value-type="float" office:value="0.3789742" calcext:value-type="float">
            <text:p>0.3789742</text:p>
          </table:table-cell>
        </table:table-row>
        <table:table-row table:style-name="ro1">
          <table:table-cell office:value-type="float" office:value="0.2336415" calcext:value-type="float">
            <text:p>0.2336415</text:p>
          </table:table-cell>
          <table:table-cell office:value-type="float" office:value="0.2428091" calcext:value-type="float">
            <text:p>0.2428091</text:p>
          </table:table-cell>
          <table:table-cell office:value-type="float" office:value="0.2347549" calcext:value-type="float">
            <text:p>0.2347549</text:p>
          </table:table-cell>
          <table:table-cell office:value-type="float" office:value="0.1845708" calcext:value-type="float">
            <text:p>0.1845708</text:p>
          </table:table-cell>
          <table:table-cell office:value-type="float" office:value="0.3009155" calcext:value-type="float">
            <text:p>0.3009155</text:p>
          </table:table-cell>
        </table:table-row>
        <table:table-row table:style-name="ro1">
          <table:table-cell office:value-type="float" office:value="0.2429066" calcext:value-type="float">
            <text:p>0.2429066</text:p>
          </table:table-cell>
          <table:table-cell office:value-type="float" office:value="0.2405825" calcext:value-type="float">
            <text:p>0.2405825</text:p>
          </table:table-cell>
          <table:table-cell office:value-type="float" office:value="0.266423" calcext:value-type="float">
            <text:p>0.266423</text:p>
          </table:table-cell>
          <table:table-cell office:value-type="float" office:value="0.2186117" calcext:value-type="float">
            <text:p>0.2186117</text:p>
          </table:table-cell>
          <table:table-cell office:value-type="float" office:value="0.3675663" calcext:value-type="float">
            <text:p>0.3675663</text:p>
          </table:table-cell>
        </table:table-row>
        <table:table-row table:style-name="ro1">
          <table:table-cell office:value-type="float" office:value="0.2299724" calcext:value-type="float">
            <text:p>0.2299724</text:p>
          </table:table-cell>
          <table:table-cell office:value-type="float" office:value="0.2530888" calcext:value-type="float">
            <text:p>0.2530888</text:p>
          </table:table-cell>
          <table:table-cell office:value-type="float" office:value="0.2587271" calcext:value-type="float">
            <text:p>0.2587271</text:p>
          </table:table-cell>
          <table:table-cell office:value-type="float" office:value="0.2377162" calcext:value-type="float">
            <text:p>0.2377162</text:p>
          </table:table-cell>
          <table:table-cell office:value-type="float" office:value="0.3575492" calcext:value-type="float">
            <text:p>0.3575492</text:p>
          </table:table-cell>
        </table:table-row>
        <table:table-row table:style-name="ro1">
          <table:table-cell office:value-type="float" office:value="0.2130177" calcext:value-type="float">
            <text:p>0.2130177</text:p>
          </table:table-cell>
          <table:table-cell office:value-type="float" office:value="0.2785987" calcext:value-type="float">
            <text:p>0.2785987</text:p>
          </table:table-cell>
          <table:table-cell office:value-type="float" office:value="0.2435696" calcext:value-type="float">
            <text:p>0.2435696</text:p>
          </table:table-cell>
          <table:table-cell office:value-type="float" office:value="0.1295328" calcext:value-type="float">
            <text:p>0.1295328</text:p>
          </table:table-cell>
          <table:table-cell office:value-type="float" office:value="0.3793603" calcext:value-type="float">
            <text:p>0.3793603</text:p>
          </table:table-cell>
        </table:table-row>
        <table:table-row table:style-name="ro1">
          <table:table-cell office:value-type="float" office:value="0.2074124" calcext:value-type="float">
            <text:p>0.2074124</text:p>
          </table:table-cell>
          <table:table-cell office:value-type="float" office:value="0.2262107" calcext:value-type="float">
            <text:p>0.2262107</text:p>
          </table:table-cell>
          <table:table-cell office:value-type="float" office:value="0.2288858" calcext:value-type="float">
            <text:p>0.2288858</text:p>
          </table:table-cell>
          <table:table-cell office:value-type="float" office:value="0.157483" calcext:value-type="float">
            <text:p>0.157483</text:p>
          </table:table-cell>
          <table:table-cell office:value-type="float" office:value="0.3377558" calcext:value-type="float">
            <text:p>0.3377558</text:p>
          </table:table-cell>
        </table:table-row>
        <table:table-row table:style-name="ro1">
          <table:table-cell office:value-type="float" office:value="0.1901097" calcext:value-type="float">
            <text:p>0.1901097</text:p>
          </table:table-cell>
          <table:table-cell office:value-type="float" office:value="0.2103167" calcext:value-type="float">
            <text:p>0.2103167</text:p>
          </table:table-cell>
          <table:table-cell office:value-type="float" office:value="0.2556509" calcext:value-type="float">
            <text:p>0.2556509</text:p>
          </table:table-cell>
          <table:table-cell office:value-type="float" office:value="0.1679077" calcext:value-type="float">
            <text:p>0.1679077</text:p>
          </table:table-cell>
          <table:table-cell office:value-type="float" office:value="0.3358084" calcext:value-type="float">
            <text:p>0.3358084</text:p>
          </table:table-cell>
        </table:table-row>
        <table:table-row table:style-name="ro1">
          <table:table-cell office:value-type="float" office:value="0.235448" calcext:value-type="float">
            <text:p>0.235448</text:p>
          </table:table-cell>
          <table:table-cell office:value-type="float" office:value="0.1755599" calcext:value-type="float">
            <text:p>0.1755599</text:p>
          </table:table-cell>
          <table:table-cell office:value-type="float" office:value="0.2469631" calcext:value-type="float">
            <text:p>0.2469631</text:p>
          </table:table-cell>
          <table:table-cell office:value-type="float" office:value="0.147703" calcext:value-type="float">
            <text:p>0.147703</text:p>
          </table:table-cell>
          <table:table-cell office:value-type="float" office:value="0.3876411" calcext:value-type="float">
            <text:p>0.3876411</text:p>
          </table:table-cell>
        </table:table-row>
        <table:table-row table:style-name="ro1">
          <table:table-cell office:value-type="float" office:value="0.2177179" calcext:value-type="float">
            <text:p>0.2177179</text:p>
          </table:table-cell>
          <table:table-cell office:value-type="float" office:value="0.2400771" calcext:value-type="float">
            <text:p>0.2400771</text:p>
          </table:table-cell>
          <table:table-cell office:value-type="float" office:value="0.2697189" calcext:value-type="float">
            <text:p>0.2697189</text:p>
          </table:table-cell>
          <table:table-cell office:value-type="float" office:value="0.1169922" calcext:value-type="float">
            <text:p>0.1169922</text:p>
          </table:table-cell>
          <table:table-cell office:value-type="float" office:value="0.2967749" calcext:value-type="float">
            <text:p>0.2967749</text:p>
          </table:table-cell>
        </table:table-row>
        <table:table-row table:style-name="ro1">
          <table:table-cell office:value-type="float" office:value="0.2153368" calcext:value-type="float">
            <text:p>0.2153368</text:p>
          </table:table-cell>
          <table:table-cell office:value-type="float" office:value="0.2193935" calcext:value-type="float">
            <text:p>0.2193935</text:p>
          </table:table-cell>
          <table:table-cell office:value-type="float" office:value="0.2181739" calcext:value-type="float">
            <text:p>0.2181739</text:p>
          </table:table-cell>
          <table:table-cell office:value-type="float" office:value="0.0840899" calcext:value-type="float">
            <text:p>0.0840899</text:p>
          </table:table-cell>
          <table:table-cell office:value-type="float" office:value="0.3288891" calcext:value-type="float">
            <text:p>0.3288891</text:p>
          </table:table-cell>
        </table:table-row>
        <table:table-row table:style-name="ro1">
          <table:table-cell office:value-type="float" office:value="0.2411029" calcext:value-type="float">
            <text:p>0.2411029</text:p>
          </table:table-cell>
          <table:table-cell office:value-type="float" office:value="0.2468359" calcext:value-type="float">
            <text:p>0.2468359</text:p>
          </table:table-cell>
          <table:table-cell office:value-type="float" office:value="0.289402" calcext:value-type="float">
            <text:p>0.289402</text:p>
          </table:table-cell>
          <table:table-cell office:value-type="float" office:value="0.0917719" calcext:value-type="float">
            <text:p>0.0917719</text:p>
          </table:table-cell>
          <table:table-cell office:value-type="float" office:value="0.2913224" calcext:value-type="float">
            <text:p>0.2913224</text:p>
          </table:table-cell>
        </table:table-row>
        <table:table-row table:style-name="ro1">
          <table:table-cell office:value-type="float" office:value="0.183712" calcext:value-type="float">
            <text:p>0.183712</text:p>
          </table:table-cell>
          <table:table-cell office:value-type="float" office:value="0.1929009" calcext:value-type="float">
            <text:p>0.1929009</text:p>
          </table:table-cell>
          <table:table-cell office:value-type="float" office:value="0.265215" calcext:value-type="float">
            <text:p>0.265215</text:p>
          </table:table-cell>
          <table:table-cell office:value-type="float" office:value="0.1309248" calcext:value-type="float">
            <text:p>0.1309248</text:p>
          </table:table-cell>
          <table:table-cell office:value-type="float" office:value="0.2395143" calcext:value-type="float">
            <text:p>0.2395143</text:p>
          </table:table-cell>
        </table:table-row>
        <table:table-row table:style-name="ro1">
          <table:table-cell office:value-type="float" office:value="0.2245626" calcext:value-type="float">
            <text:p>0.2245626</text:p>
          </table:table-cell>
          <table:table-cell office:value-type="float" office:value="0.238449" calcext:value-type="float">
            <text:p>0.238449</text:p>
          </table:table-cell>
          <table:table-cell office:value-type="float" office:value="0.2907494" calcext:value-type="float">
            <text:p>0.2907494</text:p>
          </table:table-cell>
          <table:table-cell office:value-type="float" office:value="0.1530835" calcext:value-type="float">
            <text:p>0.1530835</text:p>
          </table:table-cell>
          <table:table-cell office:value-type="float" office:value="0.22681" calcext:value-type="float">
            <text:p>0.22681</text:p>
          </table:table-cell>
        </table:table-row>
        <table:table-row table:style-name="ro1">
          <table:table-cell office:value-type="float" office:value="0.2136788" calcext:value-type="float">
            <text:p>0.2136788</text:p>
          </table:table-cell>
          <table:table-cell office:value-type="float" office:value="0.2353169" calcext:value-type="float">
            <text:p>0.2353169</text:p>
          </table:table-cell>
          <table:table-cell office:value-type="float" office:value="0.2511997" calcext:value-type="float">
            <text:p>0.2511997</text:p>
          </table:table-cell>
          <table:table-cell office:value-type="float" office:value="0.1163988" calcext:value-type="float">
            <text:p>0.1163988</text:p>
          </table:table-cell>
          <table:table-cell office:value-type="float" office:value="0.250378" calcext:value-type="float">
            <text:p>0.250378</text:p>
          </table:table-cell>
        </table:table-row>
        <table:table-row table:style-name="ro1">
          <table:table-cell office:value-type="float" office:value="0.2206773" calcext:value-type="float">
            <text:p>0.2206773</text:p>
          </table:table-cell>
          <table:table-cell office:value-type="float" office:value="0.2560415" calcext:value-type="float">
            <text:p>0.2560415</text:p>
          </table:table-cell>
          <table:table-cell office:value-type="float" office:value="0.2315687" calcext:value-type="float">
            <text:p>0.2315687</text:p>
          </table:table-cell>
          <table:table-cell office:value-type="float" office:value="0.08742" calcext:value-type="float">
            <text:p>0.08742</text:p>
          </table:table-cell>
          <table:table-cell office:value-type="float" office:value="0.2341849" calcext:value-type="float">
            <text:p>0.2341849</text:p>
          </table:table-cell>
        </table:table-row>
        <table:table-row table:style-name="ro1">
          <table:table-cell office:value-type="float" office:value="0.222862" calcext:value-type="float">
            <text:p>0.222862</text:p>
          </table:table-cell>
          <table:table-cell office:value-type="float" office:value="0.268094" calcext:value-type="float">
            <text:p>0.268094</text:p>
          </table:table-cell>
          <table:table-cell office:value-type="float" office:value="0.2259121" calcext:value-type="float">
            <text:p>0.2259121</text:p>
          </table:table-cell>
          <table:table-cell office:value-type="float" office:value="0.1571732" calcext:value-type="float">
            <text:p>0.1571732</text:p>
          </table:table-cell>
          <table:table-cell office:value-type="float" office:value="0.2329306" calcext:value-type="float">
            <text:p>0.2329306</text:p>
          </table:table-cell>
        </table:table-row>
        <table:table-row table:style-name="ro1">
          <table:table-cell office:value-type="float" office:value="0.2232121" calcext:value-type="float">
            <text:p>0.2232121</text:p>
          </table:table-cell>
          <table:table-cell office:value-type="float" office:value="0.2494173" calcext:value-type="float">
            <text:p>0.2494173</text:p>
          </table:table-cell>
          <table:table-cell office:value-type="float" office:value="0.1762261" calcext:value-type="float">
            <text:p>0.1762261</text:p>
          </table:table-cell>
          <table:table-cell office:value-type="float" office:value="0.090831" calcext:value-type="float">
            <text:p>0.090831</text:p>
          </table:table-cell>
          <table:table-cell office:value-type="float" office:value="0.2427025" calcext:value-type="float">
            <text:p>0.2427025</text:p>
          </table:table-cell>
        </table:table-row>
        <table:table-row table:style-name="ro1">
          <table:table-cell office:value-type="float" office:value="0.2174111" calcext:value-type="float">
            <text:p>0.2174111</text:p>
          </table:table-cell>
          <table:table-cell office:value-type="float" office:value="0.2118692" calcext:value-type="float">
            <text:p>0.2118692</text:p>
          </table:table-cell>
          <table:table-cell office:value-type="float" office:value="0.2367408" calcext:value-type="float">
            <text:p>0.2367408</text:p>
          </table:table-cell>
          <table:table-cell office:value-type="float" office:value="0.1139521" calcext:value-type="float">
            <text:p>0.1139521</text:p>
          </table:table-cell>
          <table:table-cell office:value-type="float" office:value="0.1884994" calcext:value-type="float">
            <text:p>0.1884994</text:p>
          </table:table-cell>
        </table:table-row>
        <table:table-row table:style-name="ro1">
          <table:table-cell office:value-type="float" office:value="0.2021321" calcext:value-type="float">
            <text:p>0.2021321</text:p>
          </table:table-cell>
          <table:table-cell office:value-type="float" office:value="0.2160354" calcext:value-type="float">
            <text:p>0.2160354</text:p>
          </table:table-cell>
          <table:table-cell office:value-type="float" office:value="0.2488244" calcext:value-type="float">
            <text:p>0.2488244</text:p>
          </table:table-cell>
          <table:table-cell office:value-type="float" office:value="0.1271928" calcext:value-type="float">
            <text:p>0.1271928</text:p>
          </table:table-cell>
          <table:table-cell office:value-type="float" office:value="0.2548101" calcext:value-type="float">
            <text:p>0.2548101</text:p>
          </table:table-cell>
        </table:table-row>
        <table:table-row table:style-name="ro1">
          <table:table-cell office:value-type="float" office:value="0.2181227" calcext:value-type="float">
            <text:p>0.2181227</text:p>
          </table:table-cell>
          <table:table-cell office:value-type="float" office:value="0.1993749" calcext:value-type="float">
            <text:p>0.1993749</text:p>
          </table:table-cell>
          <table:table-cell office:value-type="float" office:value="0.2183041" calcext:value-type="float">
            <text:p>0.2183041</text:p>
          </table:table-cell>
          <table:table-cell office:value-type="float" office:value="0.1450376" calcext:value-type="float">
            <text:p>0.1450376</text:p>
          </table:table-cell>
          <table:table-cell office:value-type="float" office:value="0.2361543" calcext:value-type="float">
            <text:p>0.2361543</text:p>
          </table:table-cell>
        </table:table-row>
        <table:table-row table:style-name="ro1">
          <table:table-cell office:value-type="float" office:value="0.1900713" calcext:value-type="float">
            <text:p>0.1900713</text:p>
          </table:table-cell>
          <table:table-cell office:value-type="float" office:value="0.1725766" calcext:value-type="float">
            <text:p>0.1725766</text:p>
          </table:table-cell>
          <table:table-cell office:value-type="float" office:value="0.2357905" calcext:value-type="float">
            <text:p>0.2357905</text:p>
          </table:table-cell>
          <table:table-cell office:value-type="float" office:value="0.0907184" calcext:value-type="float">
            <text:p>0.0907184</text:p>
          </table:table-cell>
          <table:table-cell office:value-type="float" office:value="0.2355813" calcext:value-type="float">
            <text:p>0.2355813</text:p>
          </table:table-cell>
        </table:table-row>
        <table:table-row table:style-name="ro1">
          <table:table-cell office:value-type="float" office:value="0.2069466" calcext:value-type="float">
            <text:p>0.2069466</text:p>
          </table:table-cell>
          <table:table-cell office:value-type="float" office:value="0.2269581" calcext:value-type="float">
            <text:p>0.2269581</text:p>
          </table:table-cell>
          <table:table-cell office:value-type="float" office:value="0.2017477" calcext:value-type="float">
            <text:p>0.2017477</text:p>
          </table:table-cell>
          <table:table-cell office:value-type="float" office:value="0.090079" calcext:value-type="float">
            <text:p>0.090079</text:p>
          </table:table-cell>
          <table:table-cell office:value-type="float" office:value="0.194746" calcext:value-type="float">
            <text:p>0.194746</text:p>
          </table:table-cell>
        </table:table-row>
        <table:table-row table:style-name="ro1">
          <table:table-cell office:value-type="float" office:value="0.2160095" calcext:value-type="float">
            <text:p>0.2160095</text:p>
          </table:table-cell>
          <table:table-cell office:value-type="float" office:value="0.2371599" calcext:value-type="float">
            <text:p>0.2371599</text:p>
          </table:table-cell>
          <table:table-cell office:value-type="float" office:value="0.2433273" calcext:value-type="float">
            <text:p>0.2433273</text:p>
          </table:table-cell>
          <table:table-cell office:value-type="float" office:value="0.0804176" calcext:value-type="float">
            <text:p>0.0804176</text:p>
          </table:table-cell>
          <table:table-cell office:value-type="float" office:value="0.2026745" calcext:value-type="float">
            <text:p>0.2026745</text:p>
          </table:table-cell>
        </table:table-row>
        <table:table-row table:style-name="ro1">
          <table:table-cell office:value-type="float" office:value="0.1978824" calcext:value-type="float">
            <text:p>0.1978824</text:p>
          </table:table-cell>
          <table:table-cell office:value-type="float" office:value="0.2103654" calcext:value-type="float">
            <text:p>0.2103654</text:p>
          </table:table-cell>
          <table:table-cell office:value-type="float" office:value="0.2444692" calcext:value-type="float">
            <text:p>0.2444692</text:p>
          </table:table-cell>
          <table:table-cell office:value-type="float" office:value="0.1012425" calcext:value-type="float">
            <text:p>0.1012425</text:p>
          </table:table-cell>
          <table:table-cell office:value-type="float" office:value="0.1796527" calcext:value-type="float">
            <text:p>0.1796527</text:p>
          </table:table-cell>
        </table:table-row>
        <table:table-row table:style-name="ro1">
          <table:table-cell office:value-type="float" office:value="0.2044967" calcext:value-type="float">
            <text:p>0.2044967</text:p>
          </table:table-cell>
          <table:table-cell office:value-type="float" office:value="0.2031188" calcext:value-type="float">
            <text:p>0.2031188</text:p>
          </table:table-cell>
          <table:table-cell office:value-type="float" office:value="0.2203397" calcext:value-type="float">
            <text:p>0.2203397</text:p>
          </table:table-cell>
          <table:table-cell office:value-type="float" office:value="0.12681" calcext:value-type="float">
            <text:p>0.12681</text:p>
          </table:table-cell>
          <table:table-cell office:value-type="float" office:value="0.1352769" calcext:value-type="float">
            <text:p>0.1352769</text:p>
          </table:table-cell>
        </table:table-row>
        <table:table-row table:style-name="ro1">
          <table:table-cell office:value-type="float" office:value="0.2257031" calcext:value-type="float">
            <text:p>0.2257031</text:p>
          </table:table-cell>
          <table:table-cell office:value-type="float" office:value="0.2678065" calcext:value-type="float">
            <text:p>0.2678065</text:p>
          </table:table-cell>
          <table:table-cell office:value-type="float" office:value="0.2466025" calcext:value-type="float">
            <text:p>0.2466025</text:p>
          </table:table-cell>
          <table:table-cell office:value-type="float" office:value="0.0801122" calcext:value-type="float">
            <text:p>0.0801122</text:p>
          </table:table-cell>
          <table:table-cell office:value-type="float" office:value="0.182907" calcext:value-type="float">
            <text:p>0.182907</text:p>
          </table:table-cell>
        </table:table-row>
        <table:table-row table:style-name="ro1">
          <table:table-cell office:value-type="float" office:value="0.2085481" calcext:value-type="float">
            <text:p>0.2085481</text:p>
          </table:table-cell>
          <table:table-cell office:value-type="float" office:value="0.1659256" calcext:value-type="float">
            <text:p>0.1659256</text:p>
          </table:table-cell>
          <table:table-cell office:value-type="float" office:value="0.2446106" calcext:value-type="float">
            <text:p>0.2446106</text:p>
          </table:table-cell>
          <table:table-cell office:value-type="float" office:value="0.0844278" calcext:value-type="float">
            <text:p>0.0844278</text:p>
          </table:table-cell>
          <table:table-cell office:value-type="float" office:value="0.2366565" calcext:value-type="float">
            <text:p>0.2366565</text:p>
          </table:table-cell>
        </table:table-row>
        <table:table-row table:style-name="ro1">
          <table:table-cell office:value-type="float" office:value="0.2238576" calcext:value-type="float">
            <text:p>0.2238576</text:p>
          </table:table-cell>
          <table:table-cell office:value-type="float" office:value="0.2317888" calcext:value-type="float">
            <text:p>0.2317888</text:p>
          </table:table-cell>
          <table:table-cell office:value-type="float" office:value="0.263853" calcext:value-type="float">
            <text:p>0.263853</text:p>
          </table:table-cell>
          <table:table-cell office:value-type="float" office:value="0.0510366" calcext:value-type="float">
            <text:p>0.0510366</text:p>
          </table:table-cell>
          <table:table-cell office:value-type="float" office:value="0.143189" calcext:value-type="float">
            <text:p>0.143189</text:p>
          </table:table-cell>
        </table:table-row>
        <table:table-row table:style-name="ro1">
          <table:table-cell office:value-type="float" office:value="0.2172676" calcext:value-type="float">
            <text:p>0.2172676</text:p>
          </table:table-cell>
          <table:table-cell office:value-type="float" office:value="0.1910628" calcext:value-type="float">
            <text:p>0.1910628</text:p>
          </table:table-cell>
          <table:table-cell office:value-type="float" office:value="0.2244778" calcext:value-type="float">
            <text:p>0.2244778</text:p>
          </table:table-cell>
          <table:table-cell office:value-type="float" office:value="0.1471928" calcext:value-type="float">
            <text:p>0.1471928</text:p>
          </table:table-cell>
          <table:table-cell office:value-type="float" office:value="0.21757" calcext:value-type="float">
            <text:p>0.21757</text:p>
          </table:table-cell>
        </table:table-row>
        <table:table-row table:style-name="ro1">
          <table:table-cell office:value-type="float" office:value="0.2007565" calcext:value-type="float">
            <text:p>0.2007565</text:p>
          </table:table-cell>
          <table:table-cell office:value-type="float" office:value="0.2172405" calcext:value-type="float">
            <text:p>0.2172405</text:p>
          </table:table-cell>
          <table:table-cell office:value-type="float" office:value="0.1943564" calcext:value-type="float">
            <text:p>0.1943564</text:p>
          </table:table-cell>
          <table:table-cell office:value-type="float" office:value="0.0714215" calcext:value-type="float">
            <text:p>0.0714215</text:p>
          </table:table-cell>
          <table:table-cell office:value-type="float" office:value="0.1579313" calcext:value-type="float">
            <text:p>0.1579313</text:p>
          </table:table-cell>
        </table:table-row>
        <table:table-row table:style-name="ro1">
          <table:table-cell office:value-type="float" office:value="0.1963904" calcext:value-type="float">
            <text:p>0.1963904</text:p>
          </table:table-cell>
          <table:table-cell office:value-type="float" office:value="0.2242268" calcext:value-type="float">
            <text:p>0.2242268</text:p>
          </table:table-cell>
          <table:table-cell office:value-type="float" office:value="0.2131454" calcext:value-type="float">
            <text:p>0.2131454</text:p>
          </table:table-cell>
          <table:table-cell office:value-type="float" office:value="0.1153248" calcext:value-type="float">
            <text:p>0.1153248</text:p>
          </table:table-cell>
          <table:table-cell office:value-type="float" office:value="0.1780772" calcext:value-type="float">
            <text:p>0.1780772</text:p>
          </table:table-cell>
        </table:table-row>
        <table:table-row table:style-name="ro1">
          <table:table-cell office:value-type="float" office:value="0.1741132" calcext:value-type="float">
            <text:p>0.1741132</text:p>
          </table:table-cell>
          <table:table-cell office:value-type="float" office:value="0.1665755" calcext:value-type="float">
            <text:p>0.1665755</text:p>
          </table:table-cell>
          <table:table-cell office:value-type="float" office:value="0.2500356" calcext:value-type="float">
            <text:p>0.2500356</text:p>
          </table:table-cell>
          <table:table-cell office:value-type="float" office:value="0.0453042" calcext:value-type="float">
            <text:p>0.0453042</text:p>
          </table:table-cell>
          <table:table-cell office:value-type="float" office:value="0.1432232" calcext:value-type="float">
            <text:p>0.1432232</text:p>
          </table:table-cell>
        </table:table-row>
        <table:table-row table:style-name="ro1">
          <table:table-cell office:value-type="float" office:value="0.1831937" calcext:value-type="float">
            <text:p>0.1831937</text:p>
          </table:table-cell>
          <table:table-cell office:value-type="float" office:value="0.1923119" calcext:value-type="float">
            <text:p>0.1923119</text:p>
          </table:table-cell>
          <table:table-cell office:value-type="float" office:value="0.2078803" calcext:value-type="float">
            <text:p>0.2078803</text:p>
          </table:table-cell>
          <table:table-cell office:value-type="float" office:value="0.0872351" calcext:value-type="float">
            <text:p>0.0872351</text:p>
          </table:table-cell>
          <table:table-cell office:value-type="float" office:value="0.171293" calcext:value-type="float">
            <text:p>0.171293</text:p>
          </table:table-cell>
        </table:table-row>
        <table:table-row table:style-name="ro1">
          <table:table-cell office:value-type="float" office:value="0.2086687" calcext:value-type="float">
            <text:p>0.2086687</text:p>
          </table:table-cell>
          <table:table-cell office:value-type="float" office:value="0.1689967" calcext:value-type="float">
            <text:p>0.1689967</text:p>
          </table:table-cell>
          <table:table-cell office:value-type="float" office:value="0.2115016" calcext:value-type="float">
            <text:p>0.2115016</text:p>
          </table:table-cell>
          <table:table-cell office:value-type="float" office:value="0.0566448" calcext:value-type="float">
            <text:p>0.0566448</text:p>
          </table:table-cell>
          <table:table-cell office:value-type="float" office:value="0.1718918" calcext:value-type="float">
            <text:p>0.1718918</text:p>
          </table:table-cell>
        </table:table-row>
        <table:table-row table:style-name="ro1">
          <table:table-cell office:value-type="float" office:value="0.2192657" calcext:value-type="float">
            <text:p>0.2192657</text:p>
          </table:table-cell>
          <table:table-cell office:value-type="float" office:value="0.2013209" calcext:value-type="float">
            <text:p>0.2013209</text:p>
          </table:table-cell>
          <table:table-cell office:value-type="float" office:value="0.1987843" calcext:value-type="float">
            <text:p>0.1987843</text:p>
          </table:table-cell>
          <table:table-cell office:value-type="float" office:value="0.0934718" calcext:value-type="float">
            <text:p>0.0934718</text:p>
          </table:table-cell>
          <table:table-cell office:value-type="float" office:value="0.1470203" calcext:value-type="float">
            <text:p>0.1470203</text:p>
          </table:table-cell>
        </table:table-row>
        <table:table-row table:style-name="ro1">
          <table:table-cell office:value-type="float" office:value="0.2042994" calcext:value-type="float">
            <text:p>0.2042994</text:p>
          </table:table-cell>
          <table:table-cell office:value-type="float" office:value="0.2492602" calcext:value-type="float">
            <text:p>0.2492602</text:p>
          </table:table-cell>
          <table:table-cell office:value-type="float" office:value="0.2369447" calcext:value-type="float">
            <text:p>0.2369447</text:p>
          </table:table-cell>
          <table:table-cell office:value-type="float" office:value="0.0671142" calcext:value-type="float">
            <text:p>0.0671142</text:p>
          </table:table-cell>
          <table:table-cell office:value-type="float" office:value="0.1618715" calcext:value-type="float">
            <text:p>0.1618715</text:p>
          </table:table-cell>
        </table:table-row>
        <table:table-row table:style-name="ro1">
          <table:table-cell office:value-type="float" office:value="0.198946" calcext:value-type="float">
            <text:p>0.198946</text:p>
          </table:table-cell>
          <table:table-cell office:value-type="float" office:value="0.1814081" calcext:value-type="float">
            <text:p>0.1814081</text:p>
          </table:table-cell>
          <table:table-cell office:value-type="float" office:value="0.2068103" calcext:value-type="float">
            <text:p>0.2068103</text:p>
          </table:table-cell>
          <table:table-cell office:value-type="float" office:value="0.0458117" calcext:value-type="float">
            <text:p>0.0458117</text:p>
          </table:table-cell>
          <table:table-cell office:value-type="float" office:value="0.1953672" calcext:value-type="float">
            <text:p>0.1953672</text:p>
          </table:table-cell>
        </table:table-row>
        <table:table-row table:style-name="ro1">
          <table:table-cell office:value-type="float" office:value="0.2105753" calcext:value-type="float">
            <text:p>0.2105753</text:p>
          </table:table-cell>
          <table:table-cell office:value-type="float" office:value="0.2460036" calcext:value-type="float">
            <text:p>0.2460036</text:p>
          </table:table-cell>
          <table:table-cell office:value-type="float" office:value="0.1672953" calcext:value-type="float">
            <text:p>0.1672953</text:p>
          </table:table-cell>
          <table:table-cell office:value-type="float" office:value="0.068984" calcext:value-type="float">
            <text:p>0.068984</text:p>
          </table:table-cell>
          <table:table-cell office:value-type="float" office:value="0.1623457" calcext:value-type="float">
            <text:p>0.1623457</text:p>
          </table:table-cell>
        </table:table-row>
        <table:table-row table:style-name="ro1">
          <table:table-cell office:value-type="float" office:value="0.193616" calcext:value-type="float">
            <text:p>0.193616</text:p>
          </table:table-cell>
          <table:table-cell office:value-type="float" office:value="0.2441349" calcext:value-type="float">
            <text:p>0.2441349</text:p>
          </table:table-cell>
          <table:table-cell office:value-type="float" office:value="0.2049984" calcext:value-type="float">
            <text:p>0.2049984</text:p>
          </table:table-cell>
          <table:table-cell office:value-type="float" office:value="0.0956692" calcext:value-type="float">
            <text:p>0.0956692</text:p>
          </table:table-cell>
          <table:table-cell office:value-type="float" office:value="0.1829091" calcext:value-type="float">
            <text:p>0.1829091</text:p>
          </table:table-cell>
        </table:table-row>
        <table:table-row table:style-name="ro1">
          <table:table-cell office:value-type="float" office:value="0.2146553" calcext:value-type="float">
            <text:p>0.2146553</text:p>
          </table:table-cell>
          <table:table-cell office:value-type="float" office:value="0.1719834" calcext:value-type="float">
            <text:p>0.1719834</text:p>
          </table:table-cell>
          <table:table-cell office:value-type="float" office:value="0.2256331" calcext:value-type="float">
            <text:p>0.2256331</text:p>
          </table:table-cell>
          <table:table-cell office:value-type="float" office:value="0.019947" calcext:value-type="float">
            <text:p>0.019947</text:p>
          </table:table-cell>
          <table:table-cell office:value-type="float" office:value="0.1634992" calcext:value-type="float">
            <text:p>0.1634992</text:p>
          </table:table-cell>
        </table:table-row>
        <table:table-row table:style-name="ro1">
          <table:table-cell office:value-type="float" office:value="0.2216988" calcext:value-type="float">
            <text:p>0.2216988</text:p>
          </table:table-cell>
          <table:table-cell office:value-type="float" office:value="0.1820277" calcext:value-type="float">
            <text:p>0.1820277</text:p>
          </table:table-cell>
          <table:table-cell office:value-type="float" office:value="0.2249023" calcext:value-type="float">
            <text:p>0.2249023</text:p>
          </table:table-cell>
          <table:table-cell office:value-type="float" office:value="0.0995336" calcext:value-type="float">
            <text:p>0.0995336</text:p>
          </table:table-cell>
          <table:table-cell office:value-type="float" office:value="0.136893" calcext:value-type="float">
            <text:p>0.136893</text:p>
          </table:table-cell>
        </table:table-row>
        <table:table-row table:style-name="ro1">
          <table:table-cell office:value-type="float" office:value="0.1918828" calcext:value-type="float">
            <text:p>0.1918828</text:p>
          </table:table-cell>
          <table:table-cell office:value-type="float" office:value="0.2208638" calcext:value-type="float">
            <text:p>0.2208638</text:p>
          </table:table-cell>
          <table:table-cell office:value-type="float" office:value="0.2013981" calcext:value-type="float">
            <text:p>0.2013981</text:p>
          </table:table-cell>
          <table:table-cell office:value-type="float" office:value="0.0935806" calcext:value-type="float">
            <text:p>0.0935806</text:p>
          </table:table-cell>
          <table:table-cell office:value-type="float" office:value="0.1657182" calcext:value-type="float">
            <text:p>0.1657182</text:p>
          </table:table-cell>
        </table:table-row>
        <table:table-row table:style-name="ro1">
          <table:table-cell office:value-type="float" office:value="0.2054331" calcext:value-type="float">
            <text:p>0.2054331</text:p>
          </table:table-cell>
          <table:table-cell office:value-type="float" office:value="0.1906758" calcext:value-type="float">
            <text:p>0.1906758</text:p>
          </table:table-cell>
          <table:table-cell office:value-type="float" office:value="0.2176559" calcext:value-type="float">
            <text:p>0.2176559</text:p>
          </table:table-cell>
          <table:table-cell office:value-type="float" office:value="0.0531573" calcext:value-type="float">
            <text:p>0.0531573</text:p>
          </table:table-cell>
          <table:table-cell office:value-type="float" office:value="0.1445047" calcext:value-type="float">
            <text:p>0.1445047</text:p>
          </table:table-cell>
        </table:table-row>
        <table:table-row table:style-name="ro1">
          <table:table-cell office:value-type="float" office:value="0.194074" calcext:value-type="float">
            <text:p>0.194074</text:p>
          </table:table-cell>
          <table:table-cell office:value-type="float" office:value="0.1629434" calcext:value-type="float">
            <text:p>0.1629434</text:p>
          </table:table-cell>
          <table:table-cell office:value-type="float" office:value="0.1504819" calcext:value-type="float">
            <text:p>0.1504819</text:p>
          </table:table-cell>
          <table:table-cell office:value-type="float" office:value="0.0410473" calcext:value-type="float">
            <text:p>0.0410473</text:p>
          </table:table-cell>
          <table:table-cell office:value-type="float" office:value="0.14029" calcext:value-type="float">
            <text:p>0.14029</text:p>
          </table:table-cell>
        </table:table-row>
        <table:table-row table:style-name="ro1">
          <table:table-cell office:value-type="float" office:value="0.2056986" calcext:value-type="float">
            <text:p>0.2056986</text:p>
          </table:table-cell>
          <table:table-cell office:value-type="float" office:value="0.218957" calcext:value-type="float">
            <text:p>0.218957</text:p>
          </table:table-cell>
          <table:table-cell office:value-type="float" office:value="0.1973662" calcext:value-type="float">
            <text:p>0.1973662</text:p>
          </table:table-cell>
          <table:table-cell office:value-type="float" office:value="0.0366885" calcext:value-type="float">
            <text:p>0.0366885</text:p>
          </table:table-cell>
          <table:table-cell office:value-type="float" office:value="0.1261157" calcext:value-type="float">
            <text:p>0.1261157</text:p>
          </table:table-cell>
        </table:table-row>
        <table:table-row table:style-name="ro1">
          <table:table-cell office:value-type="float" office:value="0.2151285" calcext:value-type="float">
            <text:p>0.2151285</text:p>
          </table:table-cell>
          <table:table-cell office:value-type="float" office:value="0.1912499" calcext:value-type="float">
            <text:p>0.1912499</text:p>
          </table:table-cell>
          <table:table-cell office:value-type="float" office:value="0.1908577" calcext:value-type="float">
            <text:p>0.1908577</text:p>
          </table:table-cell>
          <table:table-cell office:value-type="float" office:value="0.0629257" calcext:value-type="float">
            <text:p>0.0629257</text:p>
          </table:table-cell>
          <table:table-cell office:value-type="float" office:value="0.1209488" calcext:value-type="float">
            <text:p>0.1209488</text:p>
          </table:table-cell>
        </table:table-row>
        <table:table-row table:style-name="ro1">
          <table:table-cell office:value-type="float" office:value="0.1946653" calcext:value-type="float">
            <text:p>0.1946653</text:p>
          </table:table-cell>
          <table:table-cell office:value-type="float" office:value="0.1658795" calcext:value-type="float">
            <text:p>0.1658795</text:p>
          </table:table-cell>
          <table:table-cell office:value-type="float" office:value="0.2822999" calcext:value-type="float">
            <text:p>0.2822999</text:p>
          </table:table-cell>
          <table:table-cell office:value-type="float" office:value="0.0688049" calcext:value-type="float">
            <text:p>0.0688049</text:p>
          </table:table-cell>
          <table:table-cell office:value-type="float" office:value="0.1455978" calcext:value-type="float">
            <text:p>0.1455978</text:p>
          </table:table-cell>
        </table:table-row>
        <table:table-row table:style-name="ro1">
          <table:table-cell office:value-type="float" office:value="0.1985834" calcext:value-type="float">
            <text:p>0.1985834</text:p>
          </table:table-cell>
          <table:table-cell office:value-type="float" office:value="0.2353705" calcext:value-type="float">
            <text:p>0.2353705</text:p>
          </table:table-cell>
          <table:table-cell office:value-type="float" office:value="0.1874814" calcext:value-type="float">
            <text:p>0.1874814</text:p>
          </table:table-cell>
          <table:table-cell office:value-type="float" office:value="0.0701114" calcext:value-type="float">
            <text:p>0.0701114</text:p>
          </table:table-cell>
          <table:table-cell office:value-type="float" office:value="0.144955" calcext:value-type="float">
            <text:p>0.144955</text:p>
          </table:table-cell>
        </table:table-row>
        <table:table-row table:style-name="ro1">
          <table:table-cell office:value-type="float" office:value="0.1871886" calcext:value-type="float">
            <text:p>0.1871886</text:p>
          </table:table-cell>
          <table:table-cell office:value-type="float" office:value="0.1781992" calcext:value-type="float">
            <text:p>0.1781992</text:p>
          </table:table-cell>
          <table:table-cell office:value-type="float" office:value="0.21178" calcext:value-type="float">
            <text:p>0.21178</text:p>
          </table:table-cell>
          <table:table-cell office:value-type="float" office:value="0.0962773" calcext:value-type="float">
            <text:p>0.0962773</text:p>
          </table:table-cell>
          <table:table-cell office:value-type="float" office:value="0.1239911" calcext:value-type="float">
            <text:p>0.1239911</text:p>
          </table:table-cell>
        </table:table-row>
        <table:table-row table:style-name="ro1">
          <table:table-cell office:value-type="float" office:value="0.2045378" calcext:value-type="float">
            <text:p>0.2045378</text:p>
          </table:table-cell>
          <table:table-cell office:value-type="float" office:value="0.2005029" calcext:value-type="float">
            <text:p>0.2005029</text:p>
          </table:table-cell>
          <table:table-cell office:value-type="float" office:value="0.1956384" calcext:value-type="float">
            <text:p>0.1956384</text:p>
          </table:table-cell>
          <table:table-cell office:value-type="float" office:value="0.1988897" calcext:value-type="float">
            <text:p>0.1988897</text:p>
          </table:table-cell>
          <table:table-cell office:value-type="float" office:value="0.1344971" calcext:value-type="float">
            <text:p>0.1344971</text:p>
          </table:table-cell>
        </table:table-row>
        <table:table-row table:style-name="ro1">
          <table:table-cell office:value-type="float" office:value="0.2172206" calcext:value-type="float">
            <text:p>0.2172206</text:p>
          </table:table-cell>
          <table:table-cell office:value-type="float" office:value="0.2080466" calcext:value-type="float">
            <text:p>0.2080466</text:p>
          </table:table-cell>
          <table:table-cell office:value-type="float" office:value="0.1799651" calcext:value-type="float">
            <text:p>0.1799651</text:p>
          </table:table-cell>
          <table:table-cell office:value-type="float" office:value="0.0773271" calcext:value-type="float">
            <text:p>0.0773271</text:p>
          </table:table-cell>
          <table:table-cell office:value-type="float" office:value="0.0889084" calcext:value-type="float">
            <text:p>0.0889084</text:p>
          </table:table-cell>
        </table:table-row>
        <table:table-row table:style-name="ro1">
          <table:table-cell office:value-type="float" office:value="0.2023907" calcext:value-type="float">
            <text:p>0.2023907</text:p>
          </table:table-cell>
          <table:table-cell office:value-type="float" office:value="0.1860584" calcext:value-type="float">
            <text:p>0.1860584</text:p>
          </table:table-cell>
          <table:table-cell office:value-type="float" office:value="0.1651075" calcext:value-type="float">
            <text:p>0.1651075</text:p>
          </table:table-cell>
          <table:table-cell office:value-type="float" office:value="0.1977848" calcext:value-type="float">
            <text:p>0.1977848</text:p>
          </table:table-cell>
          <table:table-cell office:value-type="float" office:value="0.1374393" calcext:value-type="float">
            <text:p>0.1374393</text:p>
          </table:table-cell>
        </table:table-row>
        <table:table-row table:style-name="ro1">
          <table:table-cell office:value-type="float" office:value="0.189114" calcext:value-type="float">
            <text:p>0.189114</text:p>
          </table:table-cell>
          <table:table-cell office:value-type="float" office:value="0.1883163" calcext:value-type="float">
            <text:p>0.1883163</text:p>
          </table:table-cell>
          <table:table-cell office:value-type="float" office:value="0.172546" calcext:value-type="float">
            <text:p>0.172546</text:p>
          </table:table-cell>
          <table:table-cell office:value-type="float" office:value="0.0427411" calcext:value-type="float">
            <text:p>0.0427411</text:p>
          </table:table-cell>
          <table:table-cell office:value-type="float" office:value="0.1530468" calcext:value-type="float">
            <text:p>0.1530468</text:p>
          </table:table-cell>
        </table:table-row>
        <table:table-row table:style-name="ro1">
          <table:table-cell office:value-type="float" office:value="0.2024321" calcext:value-type="float">
            <text:p>0.2024321</text:p>
          </table:table-cell>
          <table:table-cell office:value-type="float" office:value="0.1869141" calcext:value-type="float">
            <text:p>0.1869141</text:p>
          </table:table-cell>
          <table:table-cell office:value-type="float" office:value="0.1615082" calcext:value-type="float">
            <text:p>0.1615082</text:p>
          </table:table-cell>
          <table:table-cell office:value-type="float" office:value="0.1976819" calcext:value-type="float">
            <text:p>0.1976819</text:p>
          </table:table-cell>
          <table:table-cell office:value-type="float" office:value="0.1373838" calcext:value-type="float">
            <text:p>0.1373838</text:p>
          </table:table-cell>
        </table:table-row>
        <table:table-row table:style-name="ro1">
          <table:table-cell office:value-type="float" office:value="0.1766422" calcext:value-type="float">
            <text:p>0.1766422</text:p>
          </table:table-cell>
          <table:table-cell office:value-type="float" office:value="0.1375854" calcext:value-type="float">
            <text:p>0.1375854</text:p>
          </table:table-cell>
          <table:table-cell office:value-type="float" office:value="0.144507" calcext:value-type="float">
            <text:p>0.144507</text:p>
          </table:table-cell>
          <table:table-cell office:value-type="float" office:value="0.0626208" calcext:value-type="float">
            <text:p>0.0626208</text:p>
          </table:table-cell>
          <table:table-cell office:value-type="float" office:value="0.126299" calcext:value-type="float">
            <text:p>0.126299</text:p>
          </table:table-cell>
        </table:table-row>
        <table:table-row table:style-name="ro1">
          <table:table-cell office:value-type="float" office:value="0.1964649" calcext:value-type="float">
            <text:p>0.1964649</text:p>
          </table:table-cell>
          <table:table-cell office:value-type="float" office:value="0.1984455" calcext:value-type="float">
            <text:p>0.1984455</text:p>
          </table:table-cell>
          <table:table-cell office:value-type="float" office:value="0.1702638" calcext:value-type="float">
            <text:p>0.1702638</text:p>
          </table:table-cell>
          <table:table-cell office:value-type="float" office:value="0.1603809" calcext:value-type="float">
            <text:p>0.1603809</text:p>
          </table:table-cell>
          <table:table-cell office:value-type="float" office:value="0.1266082" calcext:value-type="float">
            <text:p>0.1266082</text:p>
          </table:table-cell>
        </table:table-row>
        <table:table-row table:style-name="ro1">
          <table:table-cell office:value-type="float" office:value="0.2074627" calcext:value-type="float">
            <text:p>0.2074627</text:p>
          </table:table-cell>
          <table:table-cell office:value-type="float" office:value="0.1992471" calcext:value-type="float">
            <text:p>0.1992471</text:p>
          </table:table-cell>
          <table:table-cell office:value-type="float" office:value="0.2380076" calcext:value-type="float">
            <text:p>0.2380076</text:p>
          </table:table-cell>
          <table:table-cell office:value-type="float" office:value="0.1516521" calcext:value-type="float">
            <text:p>0.1516521</text:p>
          </table:table-cell>
          <table:table-cell office:value-type="float" office:value="0.1220038" calcext:value-type="float">
            <text:p>0.1220038</text:p>
          </table:table-cell>
        </table:table-row>
        <table:table-row table:style-name="ro1">
          <table:table-cell office:value-type="float" office:value="0.1960094" calcext:value-type="float">
            <text:p>0.1960094</text:p>
          </table:table-cell>
          <table:table-cell office:value-type="float" office:value="0.1980839" calcext:value-type="float">
            <text:p>0.1980839</text:p>
          </table:table-cell>
          <table:table-cell office:value-type="float" office:value="0.2168225" calcext:value-type="float">
            <text:p>0.2168225</text:p>
          </table:table-cell>
          <table:table-cell office:value-type="float" office:value="0.080703" calcext:value-type="float">
            <text:p>0.080703</text:p>
          </table:table-cell>
          <table:table-cell office:value-type="float" office:value="0.126361" calcext:value-type="float">
            <text:p>0.126361</text:p>
          </table:table-cell>
        </table:table-row>
        <table:table-row table:style-name="ro1">
          <table:table-cell office:value-type="float" office:value="0.1883861" calcext:value-type="float">
            <text:p>0.1883861</text:p>
          </table:table-cell>
          <table:table-cell office:value-type="float" office:value="0.2225815" calcext:value-type="float">
            <text:p>0.2225815</text:p>
          </table:table-cell>
          <table:table-cell office:value-type="float" office:value="0.2158484" calcext:value-type="float">
            <text:p>0.2158484</text:p>
          </table:table-cell>
          <table:table-cell office:value-type="float" office:value="0.0855124" calcext:value-type="float">
            <text:p>0.0855124</text:p>
          </table:table-cell>
          <table:table-cell office:value-type="float" office:value="0.1122078" calcext:value-type="float">
            <text:p>0.1122078</text:p>
          </table:table-cell>
        </table:table-row>
        <table:table-row table:style-name="ro1">
          <table:table-cell office:value-type="float" office:value="0.185548" calcext:value-type="float">
            <text:p>0.185548</text:p>
          </table:table-cell>
          <table:table-cell office:value-type="float" office:value="0.1281731" calcext:value-type="float">
            <text:p>0.1281731</text:p>
          </table:table-cell>
          <table:table-cell office:value-type="float" office:value="0.2230727" calcext:value-type="float">
            <text:p>0.2230727</text:p>
          </table:table-cell>
          <table:table-cell office:value-type="float" office:value="0.0438438" calcext:value-type="float">
            <text:p>0.0438438</text:p>
          </table:table-cell>
          <table:table-cell office:value-type="float" office:value="0.1072141" calcext:value-type="float">
            <text:p>0.1072141</text:p>
          </table:table-cell>
        </table:table-row>
        <table:table-row table:style-name="ro1">
          <table:table-cell office:value-type="float" office:value="0.193589" calcext:value-type="float">
            <text:p>0.193589</text:p>
          </table:table-cell>
          <table:table-cell office:value-type="float" office:value="0.20077" calcext:value-type="float">
            <text:p>0.20077</text:p>
          </table:table-cell>
          <table:table-cell office:value-type="float" office:value="0.1973647" calcext:value-type="float">
            <text:p>0.1973647</text:p>
          </table:table-cell>
          <table:table-cell office:value-type="float" office:value="0.1592825" calcext:value-type="float">
            <text:p>0.1592825</text:p>
          </table:table-cell>
          <table:table-cell office:value-type="float" office:value="0.1058757" calcext:value-type="float">
            <text:p>0.1058757</text:p>
          </table:table-cell>
        </table:table-row>
        <table:table-row table:style-name="ro1">
          <table:table-cell office:value-type="float" office:value="0.1856839" calcext:value-type="float">
            <text:p>0.1856839</text:p>
          </table:table-cell>
          <table:table-cell office:value-type="float" office:value="0.1707723" calcext:value-type="float">
            <text:p>0.1707723</text:p>
          </table:table-cell>
          <table:table-cell office:value-type="float" office:value="0.2160158" calcext:value-type="float">
            <text:p>0.2160158</text:p>
          </table:table-cell>
          <table:table-cell office:value-type="float" office:value="0.0832323" calcext:value-type="float">
            <text:p>0.0832323</text:p>
          </table:table-cell>
          <table:table-cell office:value-type="float" office:value="0.1418759" calcext:value-type="float">
            <text:p>0.1418759</text:p>
          </table:table-cell>
        </table:table-row>
        <table:table-row table:style-name="ro1">
          <table:table-cell office:value-type="float" office:value="0.1815198" calcext:value-type="float">
            <text:p>0.1815198</text:p>
          </table:table-cell>
          <table:table-cell office:value-type="float" office:value="0.1832311" calcext:value-type="float">
            <text:p>0.1832311</text:p>
          </table:table-cell>
          <table:table-cell office:value-type="float" office:value="0.1551252" calcext:value-type="float">
            <text:p>0.1551252</text:p>
          </table:table-cell>
          <table:table-cell office:value-type="float" office:value="0.1085399" calcext:value-type="float">
            <text:p>0.1085399</text:p>
          </table:table-cell>
          <table:table-cell office:value-type="float" office:value="0.1219053" calcext:value-type="float">
            <text:p>0.1219053</text:p>
          </table:table-cell>
        </table:table-row>
        <table:table-row table:style-name="ro1">
          <table:table-cell office:value-type="float" office:value="0.1761189" calcext:value-type="float">
            <text:p>0.1761189</text:p>
          </table:table-cell>
          <table:table-cell office:value-type="float" office:value="0.1807466" calcext:value-type="float">
            <text:p>0.1807466</text:p>
          </table:table-cell>
          <table:table-cell office:value-type="float" office:value="0.1569499" calcext:value-type="float">
            <text:p>0.1569499</text:p>
          </table:table-cell>
          <table:table-cell office:value-type="float" office:value="0.0542606" calcext:value-type="float">
            <text:p>0.0542606</text:p>
          </table:table-cell>
          <table:table-cell office:value-type="float" office:value="0.0996538" calcext:value-type="float">
            <text:p>0.0996538</text:p>
          </table:table-cell>
        </table:table-row>
        <table:table-row table:style-name="ro1">
          <table:table-cell office:value-type="float" office:value="0.1897068" calcext:value-type="float">
            <text:p>0.1897068</text:p>
          </table:table-cell>
          <table:table-cell office:value-type="float" office:value="0.1764473" calcext:value-type="float">
            <text:p>0.1764473</text:p>
          </table:table-cell>
          <table:table-cell office:value-type="float" office:value="0.1650414" calcext:value-type="float">
            <text:p>0.1650414</text:p>
          </table:table-cell>
          <table:table-cell office:value-type="float" office:value="0.0576262" calcext:value-type="float">
            <text:p>0.0576262</text:p>
          </table:table-cell>
          <table:table-cell office:value-type="float" office:value="0.1148265" calcext:value-type="float">
            <text:p>0.1148265</text:p>
          </table:table-cell>
        </table:table-row>
        <table:table-row table:style-name="ro1">
          <table:table-cell office:value-type="float" office:value="0.1949639" calcext:value-type="float">
            <text:p>0.1949639</text:p>
          </table:table-cell>
          <table:table-cell office:value-type="float" office:value="0.1912558" calcext:value-type="float">
            <text:p>0.1912558</text:p>
          </table:table-cell>
          <table:table-cell office:value-type="float" office:value="0.1777059" calcext:value-type="float">
            <text:p>0.1777059</text:p>
          </table:table-cell>
          <table:table-cell office:value-type="float" office:value="0.0922004" calcext:value-type="float">
            <text:p>0.0922004</text:p>
          </table:table-cell>
          <table:table-cell office:value-type="float" office:value="0.1175132" calcext:value-type="float">
            <text:p>0.1175132</text:p>
          </table:table-cell>
        </table:table-row>
        <table:table-row table:style-name="ro1">
          <table:table-cell office:value-type="float" office:value="0.185946" calcext:value-type="float">
            <text:p>0.185946</text:p>
          </table:table-cell>
          <table:table-cell office:value-type="float" office:value="0.1781217" calcext:value-type="float">
            <text:p>0.1781217</text:p>
          </table:table-cell>
          <table:table-cell office:value-type="float" office:value="0.2127097" calcext:value-type="float">
            <text:p>0.2127097</text:p>
          </table:table-cell>
          <table:table-cell office:value-type="float" office:value="0.0411189" calcext:value-type="float">
            <text:p>0.0411189</text:p>
          </table:table-cell>
          <table:table-cell office:value-type="float" office:value="0.1367966" calcext:value-type="float">
            <text:p>0.1367966</text:p>
          </table:table-cell>
        </table:table-row>
        <table:table-row table:style-name="ro1">
          <table:table-cell office:value-type="float" office:value="0.1948792" calcext:value-type="float">
            <text:p>0.1948792</text:p>
          </table:table-cell>
          <table:table-cell office:value-type="float" office:value="0.1897741" calcext:value-type="float">
            <text:p>0.1897741</text:p>
          </table:table-cell>
          <table:table-cell office:value-type="float" office:value="0.2044743" calcext:value-type="float">
            <text:p>0.2044743</text:p>
          </table:table-cell>
          <table:table-cell office:value-type="float" office:value="0.0328229" calcext:value-type="float">
            <text:p>0.0328229</text:p>
          </table:table-cell>
          <table:table-cell office:value-type="float" office:value="0.1095667" calcext:value-type="float">
            <text:p>0.1095667</text:p>
          </table:table-cell>
        </table:table-row>
        <table:table-row table:style-name="ro1">
          <table:table-cell office:value-type="float" office:value="0.1581464" calcext:value-type="float">
            <text:p>0.1581464</text:p>
          </table:table-cell>
          <table:table-cell office:value-type="float" office:value="0.1951112" calcext:value-type="float">
            <text:p>0.1951112</text:p>
          </table:table-cell>
          <table:table-cell office:value-type="float" office:value="0.2144065" calcext:value-type="float">
            <text:p>0.2144065</text:p>
          </table:table-cell>
          <table:table-cell office:value-type="float" office:value="0.0670332" calcext:value-type="float">
            <text:p>0.0670332</text:p>
          </table:table-cell>
          <table:table-cell office:value-type="float" office:value="0.0920356" calcext:value-type="float">
            <text:p>0.0920356</text:p>
          </table:table-cell>
        </table:table-row>
        <table:table-row table:style-name="ro1">
          <table:table-cell office:value-type="float" office:value="0.16196" calcext:value-type="float">
            <text:p>0.16196</text:p>
          </table:table-cell>
          <table:table-cell office:value-type="float" office:value="0.1711981" calcext:value-type="float">
            <text:p>0.1711981</text:p>
          </table:table-cell>
          <table:table-cell office:value-type="float" office:value="0.2059103" calcext:value-type="float">
            <text:p>0.2059103</text:p>
          </table:table-cell>
          <table:table-cell office:value-type="float" office:value="0.0779446" calcext:value-type="float">
            <text:p>0.0779446</text:p>
          </table:table-cell>
          <table:table-cell office:value-type="float" office:value="0.1166408" calcext:value-type="float">
            <text:p>0.1166408</text:p>
          </table:table-cell>
        </table:table-row>
        <table:table-row table:style-name="ro1">
          <table:table-cell office:value-type="float" office:value="0.1815449" calcext:value-type="float">
            <text:p>0.1815449</text:p>
          </table:table-cell>
          <table:table-cell office:value-type="float" office:value="0.1813556" calcext:value-type="float">
            <text:p>0.1813556</text:p>
          </table:table-cell>
          <table:table-cell office:value-type="float" office:value="0.1325703" calcext:value-type="float">
            <text:p>0.1325703</text:p>
          </table:table-cell>
          <table:table-cell office:value-type="float" office:value="0.0438822" calcext:value-type="float">
            <text:p>0.0438822</text:p>
          </table:table-cell>
          <table:table-cell office:value-type="float" office:value="0.1230008" calcext:value-type="float">
            <text:p>0.1230008</text:p>
          </table:table-cell>
        </table:table-row>
        <table:table-row table:style-name="ro1">
          <table:table-cell office:value-type="float" office:value="0.1711145" calcext:value-type="float">
            <text:p>0.1711145</text:p>
          </table:table-cell>
          <table:table-cell office:value-type="float" office:value="0.1788288" calcext:value-type="float">
            <text:p>0.1788288</text:p>
          </table:table-cell>
          <table:table-cell office:value-type="float" office:value="0.1932382" calcext:value-type="float">
            <text:p>0.1932382</text:p>
          </table:table-cell>
          <table:table-cell office:value-type="float" office:value="0.0287824" calcext:value-type="float">
            <text:p>0.0287824</text:p>
          </table:table-cell>
          <table:table-cell office:value-type="float" office:value="0.0874649" calcext:value-type="float">
            <text:p>0.0874649</text:p>
          </table:table-cell>
        </table:table-row>
        <table:table-row table:style-name="ro1">
          <table:table-cell office:value-type="float" office:value="0.1702872" calcext:value-type="float">
            <text:p>0.1702872</text:p>
          </table:table-cell>
          <table:table-cell office:value-type="float" office:value="0.1778153" calcext:value-type="float">
            <text:p>0.1778153</text:p>
          </table:table-cell>
          <table:table-cell office:value-type="float" office:value="0.1284989" calcext:value-type="float">
            <text:p>0.1284989</text:p>
          </table:table-cell>
          <table:table-cell office:value-type="float" office:value="0.0332148" calcext:value-type="float">
            <text:p>0.0332148</text:p>
          </table:table-cell>
          <table:table-cell office:value-type="float" office:value="0.126537" calcext:value-type="float">
            <text:p>0.126537</text:p>
          </table:table-cell>
        </table:table-row>
        <table:table-row table:style-name="ro1">
          <table:table-cell office:value-type="float" office:value="0.1792516" calcext:value-type="float">
            <text:p>0.1792516</text:p>
          </table:table-cell>
          <table:table-cell office:value-type="float" office:value="0.1585634" calcext:value-type="float">
            <text:p>0.1585634</text:p>
          </table:table-cell>
          <table:table-cell office:value-type="float" office:value="0.1557048" calcext:value-type="float">
            <text:p>0.1557048</text:p>
          </table:table-cell>
          <table:table-cell office:value-type="float" office:value="0.0435816" calcext:value-type="float">
            <text:p>0.0435816</text:p>
          </table:table-cell>
          <table:table-cell office:value-type="float" office:value="0.1111537" calcext:value-type="float">
            <text:p>0.1111537</text:p>
          </table:table-cell>
        </table:table-row>
        <table:table-row table:style-name="ro1">
          <table:table-cell office:value-type="float" office:value="0.1518685" calcext:value-type="float">
            <text:p>0.1518685</text:p>
          </table:table-cell>
          <table:table-cell office:value-type="float" office:value="0.145893" calcext:value-type="float">
            <text:p>0.145893</text:p>
          </table:table-cell>
          <table:table-cell office:value-type="float" office:value="0.1594479" calcext:value-type="float">
            <text:p>0.1594479</text:p>
          </table:table-cell>
          <table:table-cell office:value-type="float" office:value="0.0514034" calcext:value-type="float">
            <text:p>0.0514034</text:p>
          </table:table-cell>
          <table:table-cell office:value-type="float" office:value="0.1113498" calcext:value-type="float">
            <text:p>0.1113498</text:p>
          </table:table-cell>
        </table:table-row>
        <table:table-row table:style-name="ro1">
          <table:table-cell office:value-type="float" office:value="0.174939" calcext:value-type="float">
            <text:p>0.174939</text:p>
          </table:table-cell>
          <table:table-cell office:value-type="float" office:value="0.1461167" calcext:value-type="float">
            <text:p>0.1461167</text:p>
          </table:table-cell>
          <table:table-cell office:value-type="float" office:value="0.1820455" calcext:value-type="float">
            <text:p>0.1820455</text:p>
          </table:table-cell>
          <table:table-cell office:value-type="float" office:value="0.0379586" calcext:value-type="float">
            <text:p>0.0379586</text:p>
          </table:table-cell>
          <table:table-cell office:value-type="float" office:value="0.1272885" calcext:value-type="float">
            <text:p>0.1272885</text:p>
          </table:table-cell>
        </table:table-row>
        <table:table-row table:style-name="ro1">
          <table:table-cell office:value-type="float" office:value="0.1762407" calcext:value-type="float">
            <text:p>0.1762407</text:p>
          </table:table-cell>
          <table:table-cell office:value-type="float" office:value="0.1300576" calcext:value-type="float">
            <text:p>0.1300576</text:p>
          </table:table-cell>
          <table:table-cell office:value-type="float" office:value="0.1578334" calcext:value-type="float">
            <text:p>0.1578334</text:p>
          </table:table-cell>
          <table:table-cell office:value-type="float" office:value="0.0255894" calcext:value-type="float">
            <text:p>0.0255894</text:p>
          </table:table-cell>
          <table:table-cell office:value-type="float" office:value="0.118609" calcext:value-type="float">
            <text:p>0.118609</text:p>
          </table:table-cell>
        </table:table-row>
        <table:table-row table:style-name="ro1">
          <table:table-cell office:value-type="float" office:value="0.1669567" calcext:value-type="float">
            <text:p>0.1669567</text:p>
          </table:table-cell>
          <table:table-cell office:value-type="float" office:value="0.1628098" calcext:value-type="float">
            <text:p>0.1628098</text:p>
          </table:table-cell>
          <table:table-cell office:value-type="float" office:value="0.133356" calcext:value-type="float">
            <text:p>0.133356</text:p>
          </table:table-cell>
          <table:table-cell office:value-type="float" office:value="0.0492696" calcext:value-type="float">
            <text:p>0.0492696</text:p>
          </table:table-cell>
          <table:table-cell office:value-type="float" office:value="0.118216" calcext:value-type="float">
            <text:p>0.118216</text:p>
          </table:table-cell>
        </table:table-row>
        <table:table-row table:style-name="ro1">
          <table:table-cell office:value-type="float" office:value="0.1646697" calcext:value-type="float">
            <text:p>0.1646697</text:p>
          </table:table-cell>
          <table:table-cell office:value-type="float" office:value="0.1609019" calcext:value-type="float">
            <text:p>0.1609019</text:p>
          </table:table-cell>
          <table:table-cell office:value-type="float" office:value="0.1433354" calcext:value-type="float">
            <text:p>0.1433354</text:p>
          </table:table-cell>
          <table:table-cell office:value-type="float" office:value="0.0358593" calcext:value-type="float">
            <text:p>0.0358593</text:p>
          </table:table-cell>
          <table:table-cell office:value-type="float" office:value="0.1048638" calcext:value-type="float">
            <text:p>0.1048638</text:p>
          </table:table-cell>
        </table:table-row>
        <table:table-row table:style-name="ro1">
          <table:table-cell office:value-type="float" office:value="0.1734199" calcext:value-type="float">
            <text:p>0.1734199</text:p>
          </table:table-cell>
          <table:table-cell office:value-type="float" office:value="0.1312975" calcext:value-type="float">
            <text:p>0.1312975</text:p>
          </table:table-cell>
          <table:table-cell office:value-type="float" office:value="0.1601539" calcext:value-type="float">
            <text:p>0.1601539</text:p>
          </table:table-cell>
          <table:table-cell office:value-type="float" office:value="0.0887609" calcext:value-type="float">
            <text:p>0.0887609</text:p>
          </table:table-cell>
          <table:table-cell office:value-type="float" office:value="0.094856" calcext:value-type="float">
            <text:p>0.094856</text:p>
          </table:table-cell>
        </table:table-row>
        <table:table-row table:style-name="ro1">
          <table:table-cell office:value-type="float" office:value="0.1781216" calcext:value-type="float">
            <text:p>0.1781216</text:p>
          </table:table-cell>
          <table:table-cell office:value-type="float" office:value="0.116447" calcext:value-type="float">
            <text:p>0.116447</text:p>
          </table:table-cell>
          <table:table-cell office:value-type="float" office:value="0.1673824" calcext:value-type="float">
            <text:p>0.1673824</text:p>
          </table:table-cell>
          <table:table-cell office:value-type="float" office:value="0.0550362" calcext:value-type="float">
            <text:p>0.0550362</text:p>
          </table:table-cell>
          <table:table-cell office:value-type="float" office:value="0.1045339" calcext:value-type="float">
            <text:p>0.1045339</text:p>
          </table:table-cell>
        </table:table-row>
        <table:table-row table:style-name="ro1">
          <table:table-cell office:value-type="float" office:value="0.1693186" calcext:value-type="float">
            <text:p>0.1693186</text:p>
          </table:table-cell>
          <table:table-cell office:value-type="float" office:value="0.1201959" calcext:value-type="float">
            <text:p>0.1201959</text:p>
          </table:table-cell>
          <table:table-cell office:value-type="float" office:value="0.1125017" calcext:value-type="float">
            <text:p>0.1125017</text:p>
          </table:table-cell>
          <table:table-cell office:value-type="float" office:value="0.1139285" calcext:value-type="float">
            <text:p>0.1139285</text:p>
          </table:table-cell>
          <table:table-cell office:value-type="float" office:value="0.1225392" calcext:value-type="float">
            <text:p>0.1225392</text:p>
          </table:table-cell>
        </table:table-row>
        <table:table-row table:style-name="ro1">
          <table:table-cell office:value-type="float" office:value="0.1768645" calcext:value-type="float">
            <text:p>0.1768645</text:p>
          </table:table-cell>
          <table:table-cell office:value-type="float" office:value="0.1430689" calcext:value-type="float">
            <text:p>0.1430689</text:p>
          </table:table-cell>
          <table:table-cell office:value-type="float" office:value="0.1491755" calcext:value-type="float">
            <text:p>0.1491755</text:p>
          </table:table-cell>
          <table:table-cell office:value-type="float" office:value="0.0510293" calcext:value-type="float">
            <text:p>0.0510293</text:p>
          </table:table-cell>
          <table:table-cell office:value-type="float" office:value="0.1183347" calcext:value-type="float">
            <text:p>0.1183347</text:p>
          </table:table-cell>
        </table:table-row>
        <table:table-row table:style-name="ro1">
          <table:table-cell office:value-type="float" office:value="0.1716923" calcext:value-type="float">
            <text:p>0.1716923</text:p>
          </table:table-cell>
          <table:table-cell office:value-type="float" office:value="0.185622" calcext:value-type="float">
            <text:p>0.185622</text:p>
          </table:table-cell>
          <table:table-cell office:value-type="float" office:value="0.1490134" calcext:value-type="float">
            <text:p>0.1490134</text:p>
          </table:table-cell>
          <table:table-cell office:value-type="float" office:value="0.1015737" calcext:value-type="float">
            <text:p>0.1015737</text:p>
          </table:table-cell>
          <table:table-cell office:value-type="float" office:value="0.0819135" calcext:value-type="float">
            <text:p>0.0819135</text:p>
          </table:table-cell>
        </table:table-row>
        <table:table-row table:style-name="ro1">
          <table:table-cell office:value-type="float" office:value="0.1671461" calcext:value-type="float">
            <text:p>0.1671461</text:p>
          </table:table-cell>
          <table:table-cell office:value-type="float" office:value="0.1691838" calcext:value-type="float">
            <text:p>0.1691838</text:p>
          </table:table-cell>
          <table:table-cell office:value-type="float" office:value="0.1372351" calcext:value-type="float">
            <text:p>0.1372351</text:p>
          </table:table-cell>
          <table:table-cell office:value-type="float" office:value="0.0398551" calcext:value-type="float">
            <text:p>0.0398551</text:p>
          </table:table-cell>
          <table:table-cell office:value-type="float" office:value="0.141286" calcext:value-type="float">
            <text:p>0.141286</text:p>
          </table:table-cell>
        </table:table-row>
        <table:table-row table:style-name="ro1">
          <table:table-cell office:value-type="float" office:value="0.1630764" calcext:value-type="float">
            <text:p>0.1630764</text:p>
          </table:table-cell>
          <table:table-cell office:value-type="float" office:value="0.1692984" calcext:value-type="float">
            <text:p>0.1692984</text:p>
          </table:table-cell>
          <table:table-cell office:value-type="float" office:value="0.1539528" calcext:value-type="float">
            <text:p>0.1539528</text:p>
          </table:table-cell>
          <table:table-cell office:value-type="float" office:value="0.0909494" calcext:value-type="float">
            <text:p>0.0909494</text:p>
          </table:table-cell>
          <table:table-cell office:value-type="float" office:value="0.0985653" calcext:value-type="float">
            <text:p>0.0985653</text:p>
          </table:table-cell>
        </table:table-row>
        <table:table-row table:style-name="ro1">
          <table:table-cell office:value-type="float" office:value="0.1588529" calcext:value-type="float">
            <text:p>0.1588529</text:p>
          </table:table-cell>
          <table:table-cell office:value-type="float" office:value="0.1857898" calcext:value-type="float">
            <text:p>0.1857898</text:p>
          </table:table-cell>
          <table:table-cell office:value-type="float" office:value="0.1732734" calcext:value-type="float">
            <text:p>0.1732734</text:p>
          </table:table-cell>
          <table:table-cell office:value-type="float" office:value="0.0141851" calcext:value-type="float">
            <text:p>0.0141851</text:p>
          </table:table-cell>
          <table:table-cell office:value-type="float" office:value="0.1105634" calcext:value-type="float">
            <text:p>0.1105634</text:p>
          </table:table-cell>
        </table:table-row>
        <table:table-row table:style-name="ro1">
          <table:table-cell office:value-type="float" office:value="0.1680587" calcext:value-type="float">
            <text:p>0.1680587</text:p>
          </table:table-cell>
          <table:table-cell office:value-type="float" office:value="0.1769884" calcext:value-type="float">
            <text:p>0.1769884</text:p>
          </table:table-cell>
          <table:table-cell office:value-type="float" office:value="0.1568245" calcext:value-type="float">
            <text:p>0.1568245</text:p>
          </table:table-cell>
          <table:table-cell office:value-type="float" office:value="0.0489645" calcext:value-type="float">
            <text:p>0.0489645</text:p>
          </table:table-cell>
          <table:table-cell office:value-type="float" office:value="0.1006601" calcext:value-type="float">
            <text:p>0.1006601</text:p>
          </table:table-cell>
        </table:table-row>
        <table:table-row table:style-name="ro1">
          <table:table-cell office:value-type="float" office:value="0.1752315" calcext:value-type="float">
            <text:p>0.1752315</text:p>
          </table:table-cell>
          <table:table-cell office:value-type="float" office:value="0.1339297" calcext:value-type="float">
            <text:p>0.1339297</text:p>
          </table:table-cell>
          <table:table-cell office:value-type="float" office:value="0.1586829" calcext:value-type="float">
            <text:p>0.1586829</text:p>
          </table:table-cell>
          <table:table-cell office:value-type="float" office:value="0.0362358" calcext:value-type="float">
            <text:p>0.0362358</text:p>
          </table:table-cell>
          <table:table-cell office:value-type="float" office:value="0.0972698" calcext:value-type="float">
            <text:p>0.0972698</text:p>
          </table:table-cell>
        </table:table-row>
        <table:table-row table:style-name="ro1">
          <table:table-cell office:value-type="float" office:value="0.1648815" calcext:value-type="float">
            <text:p>0.1648815</text:p>
          </table:table-cell>
          <table:table-cell office:value-type="float" office:value="0.1523755" calcext:value-type="float">
            <text:p>0.1523755</text:p>
          </table:table-cell>
          <table:table-cell office:value-type="float" office:value="0.1294351" calcext:value-type="float">
            <text:p>0.1294351</text:p>
          </table:table-cell>
          <table:table-cell office:value-type="float" office:value="0.0392968" calcext:value-type="float">
            <text:p>0.0392968</text:p>
          </table:table-cell>
          <table:table-cell office:value-type="float" office:value="0.0870223" calcext:value-type="float">
            <text:p>0.0870223</text:p>
          </table:table-cell>
        </table:table-row>
        <table:table-row table:style-name="ro1">
          <table:table-cell office:value-type="float" office:value="0.1739693" calcext:value-type="float">
            <text:p>0.1739693</text:p>
          </table:table-cell>
          <table:table-cell office:value-type="float" office:value="0.1719374" calcext:value-type="float">
            <text:p>0.1719374</text:p>
          </table:table-cell>
          <table:table-cell office:value-type="float" office:value="0.1512264" calcext:value-type="float">
            <text:p>0.1512264</text:p>
          </table:table-cell>
          <table:table-cell office:value-type="float" office:value="0.0361498" calcext:value-type="float">
            <text:p>0.0361498</text:p>
          </table:table-cell>
          <table:table-cell office:value-type="float" office:value="0.0797616" calcext:value-type="float">
            <text:p>0.0797616</text:p>
          </table:table-cell>
        </table:table-row>
        <table:table-row table:style-name="ro1">
          <table:table-cell office:value-type="float" office:value="0.1822143" calcext:value-type="float">
            <text:p>0.1822143</text:p>
          </table:table-cell>
          <table:table-cell office:value-type="float" office:value="0.1779907" calcext:value-type="float">
            <text:p>0.1779907</text:p>
          </table:table-cell>
          <table:table-cell office:value-type="float" office:value="0.1560184" calcext:value-type="float">
            <text:p>0.1560184</text:p>
          </table:table-cell>
          <table:table-cell office:value-type="float" office:value="0.0436043" calcext:value-type="float">
            <text:p>0.0436043</text:p>
          </table:table-cell>
          <table:table-cell office:value-type="float" office:value="0.1073128" calcext:value-type="float">
            <text:p>0.1073128</text:p>
          </table:table-cell>
        </table:table-row>
        <table:table-row table:style-name="ro1">
          <table:table-cell office:value-type="float" office:value="0.1700245" calcext:value-type="float">
            <text:p>0.1700245</text:p>
          </table:table-cell>
          <table:table-cell office:value-type="float" office:value="0.1239006" calcext:value-type="float">
            <text:p>0.1239006</text:p>
          </table:table-cell>
          <table:table-cell office:value-type="float" office:value="0.1517414" calcext:value-type="float">
            <text:p>0.1517414</text:p>
          </table:table-cell>
          <table:table-cell office:value-type="float" office:value="0.0578172" calcext:value-type="float">
            <text:p>0.0578172</text:p>
          </table:table-cell>
          <table:table-cell office:value-type="float" office:value="0.1294511" calcext:value-type="float">
            <text:p>0.1294511</text:p>
          </table:table-cell>
        </table:table-row>
        <table:table-row table:style-name="ro1">
          <table:table-cell office:value-type="float" office:value="0.1561816" calcext:value-type="float">
            <text:p>0.1561816</text:p>
          </table:table-cell>
          <table:table-cell office:value-type="float" office:value="0.1736591" calcext:value-type="float">
            <text:p>0.1736591</text:p>
          </table:table-cell>
          <table:table-cell office:value-type="float" office:value="0.1292843" calcext:value-type="float">
            <text:p>0.1292843</text:p>
          </table:table-cell>
          <table:table-cell office:value-type="float" office:value="0.0460509" calcext:value-type="float">
            <text:p>0.0460509</text:p>
          </table:table-cell>
          <table:table-cell office:value-type="float" office:value="0.1004228" calcext:value-type="float">
            <text:p>0.1004228</text:p>
          </table:table-cell>
        </table:table-row>
        <table:table-row table:style-name="ro1">
          <table:table-cell office:value-type="float" office:value="0.1575855" calcext:value-type="float">
            <text:p>0.1575855</text:p>
          </table:table-cell>
          <table:table-cell office:value-type="float" office:value="0.122371" calcext:value-type="float">
            <text:p>0.122371</text:p>
          </table:table-cell>
          <table:table-cell office:value-type="float" office:value="0.1226173" calcext:value-type="float">
            <text:p>0.1226173</text:p>
          </table:table-cell>
          <table:table-cell office:value-type="float" office:value="0.0340394" calcext:value-type="float">
            <text:p>0.0340394</text:p>
          </table:table-cell>
          <table:table-cell office:value-type="float" office:value="0.1078732" calcext:value-type="float">
            <text:p>0.1078732</text:p>
          </table:table-cell>
        </table:table-row>
        <table:table-row table:style-name="ro1">
          <table:table-cell office:value-type="float" office:value="0.1579177" calcext:value-type="float">
            <text:p>0.1579177</text:p>
          </table:table-cell>
          <table:table-cell office:value-type="float" office:value="0.1432567" calcext:value-type="float">
            <text:p>0.1432567</text:p>
          </table:table-cell>
          <table:table-cell office:value-type="float" office:value="0.1185461" calcext:value-type="float">
            <text:p>0.1185461</text:p>
          </table:table-cell>
          <table:table-cell office:value-type="float" office:value="0.0253685" calcext:value-type="float">
            <text:p>0.0253685</text:p>
          </table:table-cell>
          <table:table-cell office:value-type="float" office:value="0.1119904" calcext:value-type="float">
            <text:p>0.1119904</text:p>
          </table:table-cell>
        </table:table-row>
        <table:table-row table:style-name="ro1">
          <table:table-cell office:value-type="float" office:value="0.1416673" calcext:value-type="float">
            <text:p>0.1416673</text:p>
          </table:table-cell>
          <table:table-cell office:value-type="float" office:value="0.1493431" calcext:value-type="float">
            <text:p>0.1493431</text:p>
          </table:table-cell>
          <table:table-cell office:value-type="float" office:value="0.2051434" calcext:value-type="float">
            <text:p>0.2051434</text:p>
          </table:table-cell>
          <table:table-cell office:value-type="float" office:value="0.0798271" calcext:value-type="float">
            <text:p>0.0798271</text:p>
          </table:table-cell>
          <table:table-cell office:value-type="float" office:value="0.1125483" calcext:value-type="float">
            <text:p>0.1125483</text:p>
          </table:table-cell>
        </table:table-row>
        <table:table-row table:style-name="ro1">
          <table:table-cell office:value-type="float" office:value="0.1416512" calcext:value-type="float">
            <text:p>0.1416512</text:p>
          </table:table-cell>
          <table:table-cell office:value-type="float" office:value="0.1297661" calcext:value-type="float">
            <text:p>0.1297661</text:p>
          </table:table-cell>
          <table:table-cell office:value-type="float" office:value="0.1151668" calcext:value-type="float">
            <text:p>0.1151668</text:p>
          </table:table-cell>
          <table:table-cell office:value-type="float" office:value="0.0353956" calcext:value-type="float">
            <text:p>0.0353956</text:p>
          </table:table-cell>
          <table:table-cell office:value-type="float" office:value="0.0669584" calcext:value-type="float">
            <text:p>0.0669584</text:p>
          </table:table-cell>
        </table:table-row>
        <table:table-row table:style-name="ro1">
          <table:table-cell office:value-type="float" office:value="0.158465" calcext:value-type="float">
            <text:p>0.158465</text:p>
          </table:table-cell>
          <table:table-cell office:value-type="float" office:value="0.1592458" calcext:value-type="float">
            <text:p>0.1592458</text:p>
          </table:table-cell>
          <table:table-cell office:value-type="float" office:value="0.1696091" calcext:value-type="float">
            <text:p>0.1696091</text:p>
          </table:table-cell>
          <table:table-cell office:value-type="float" office:value="0.061817" calcext:value-type="float">
            <text:p>0.061817</text:p>
          </table:table-cell>
          <table:table-cell office:value-type="float" office:value="0.068973" calcext:value-type="float">
            <text:p>0.068973</text:p>
          </table:table-cell>
        </table:table-row>
        <table:table-row table:style-name="ro1">
          <table:table-cell office:value-type="float" office:value="0.1660321" calcext:value-type="float">
            <text:p>0.1660321</text:p>
          </table:table-cell>
          <table:table-cell office:value-type="float" office:value="0.1705814" calcext:value-type="float">
            <text:p>0.1705814</text:p>
          </table:table-cell>
          <table:table-cell office:value-type="float" office:value="0.1591792" calcext:value-type="float">
            <text:p>0.1591792</text:p>
          </table:table-cell>
          <table:table-cell office:value-type="float" office:value="0.0296694" calcext:value-type="float">
            <text:p>0.0296694</text:p>
          </table:table-cell>
          <table:table-cell office:value-type="float" office:value="0.1040981" calcext:value-type="float">
            <text:p>0.1040981</text:p>
          </table:table-cell>
        </table:table-row>
        <table:table-row table:style-name="ro1">
          <table:table-cell office:value-type="float" office:value="0.1575698" calcext:value-type="float">
            <text:p>0.1575698</text:p>
          </table:table-cell>
          <table:table-cell office:value-type="float" office:value="0.1302327" calcext:value-type="float">
            <text:p>0.1302327</text:p>
          </table:table-cell>
          <table:table-cell office:value-type="float" office:value="0.128498" calcext:value-type="float">
            <text:p>0.128498</text:p>
          </table:table-cell>
          <table:table-cell office:value-type="float" office:value="0.0546826" calcext:value-type="float">
            <text:p>0.0546826</text:p>
          </table:table-cell>
          <table:table-cell office:value-type="float" office:value="0.1124086" calcext:value-type="float">
            <text:p>0.1124086</text:p>
          </table:table-cell>
        </table:table-row>
        <table:table-row table:style-name="ro1">
          <table:table-cell office:value-type="float" office:value="0.1320006" calcext:value-type="float">
            <text:p>0.1320006</text:p>
          </table:table-cell>
          <table:table-cell office:value-type="float" office:value="0.16155" calcext:value-type="float">
            <text:p>0.16155</text:p>
          </table:table-cell>
          <table:table-cell office:value-type="float" office:value="0.0918274" calcext:value-type="float">
            <text:p>0.0918274</text:p>
          </table:table-cell>
          <table:table-cell office:value-type="float" office:value="0.0832468" calcext:value-type="float">
            <text:p>0.0832468</text:p>
          </table:table-cell>
          <table:table-cell office:value-type="float" office:value="0.105391" calcext:value-type="float">
            <text:p>0.105391</text:p>
          </table:table-cell>
        </table:table-row>
        <table:table-row table:style-name="ro1">
          <table:table-cell office:value-type="float" office:value="0.1560426" calcext:value-type="float">
            <text:p>0.1560426</text:p>
          </table:table-cell>
          <table:table-cell office:value-type="float" office:value="0.1719607" calcext:value-type="float">
            <text:p>0.1719607</text:p>
          </table:table-cell>
          <table:table-cell office:value-type="float" office:value="0.1495159" calcext:value-type="float">
            <text:p>0.1495159</text:p>
          </table:table-cell>
          <table:table-cell office:value-type="float" office:value="0.0876788" calcext:value-type="float">
            <text:p>0.0876788</text:p>
          </table:table-cell>
          <table:table-cell office:value-type="float" office:value="0.0885598" calcext:value-type="float">
            <text:p>0.0885598</text:p>
          </table:table-cell>
        </table:table-row>
        <table:table-row table:style-name="ro1">
          <table:table-cell office:value-type="float" office:value="0.1412427" calcext:value-type="float">
            <text:p>0.1412427</text:p>
          </table:table-cell>
          <table:table-cell office:value-type="float" office:value="0.170429" calcext:value-type="float">
            <text:p>0.170429</text:p>
          </table:table-cell>
          <table:table-cell office:value-type="float" office:value="0.1322971" calcext:value-type="float">
            <text:p>0.1322971</text:p>
          </table:table-cell>
          <table:table-cell office:value-type="float" office:value="0.0452326" calcext:value-type="float">
            <text:p>0.0452326</text:p>
          </table:table-cell>
          <table:table-cell office:value-type="float" office:value="0.107137" calcext:value-type="float">
            <text:p>0.107137</text:p>
          </table:table-cell>
        </table:table-row>
        <table:table-row table:style-name="ro1">
          <table:table-cell office:value-type="float" office:value="0.1651683" calcext:value-type="float">
            <text:p>0.1651683</text:p>
          </table:table-cell>
          <table:table-cell office:value-type="float" office:value="0.1472465" calcext:value-type="float">
            <text:p>0.1472465</text:p>
          </table:table-cell>
          <table:table-cell office:value-type="float" office:value="0.1215544" calcext:value-type="float">
            <text:p>0.1215544</text:p>
          </table:table-cell>
          <table:table-cell office:value-type="float" office:value="0.0243054" calcext:value-type="float">
            <text:p>0.0243054</text:p>
          </table:table-cell>
          <table:table-cell office:value-type="float" office:value="0.1195592" calcext:value-type="float">
            <text:p>0.1195592</text:p>
          </table:table-cell>
        </table:table-row>
        <table:table-row table:style-name="ro1">
          <table:table-cell office:value-type="float" office:value="0.1413427" calcext:value-type="float">
            <text:p>0.1413427</text:p>
          </table:table-cell>
          <table:table-cell office:value-type="float" office:value="0.1342308" calcext:value-type="float">
            <text:p>0.1342308</text:p>
          </table:table-cell>
          <table:table-cell office:value-type="float" office:value="0.104972" calcext:value-type="float">
            <text:p>0.104972</text:p>
          </table:table-cell>
          <table:table-cell office:value-type="float" office:value="0.066878" calcext:value-type="float">
            <text:p>0.066878</text:p>
          </table:table-cell>
          <table:table-cell office:value-type="float" office:value="0.108918" calcext:value-type="float">
            <text:p>0.108918</text:p>
          </table:table-cell>
        </table:table-row>
        <table:table-row table:style-name="ro1">
          <table:table-cell office:value-type="float" office:value="0.1376809" calcext:value-type="float">
            <text:p>0.1376809</text:p>
          </table:table-cell>
          <table:table-cell office:value-type="float" office:value="0.0791573" calcext:value-type="float">
            <text:p>0.0791573</text:p>
          </table:table-cell>
          <table:table-cell office:value-type="float" office:value="0.1381754" calcext:value-type="float">
            <text:p>0.1381754</text:p>
          </table:table-cell>
          <table:table-cell office:value-type="float" office:value="0.0494012" calcext:value-type="float">
            <text:p>0.0494012</text:p>
          </table:table-cell>
          <table:table-cell office:value-type="float" office:value="0.0922608" calcext:value-type="float">
            <text:p>0.0922608</text:p>
          </table:table-cell>
        </table:table-row>
        <table:table-row table:style-name="ro1">
          <table:table-cell office:value-type="float" office:value="0.1528369" calcext:value-type="float">
            <text:p>0.1528369</text:p>
          </table:table-cell>
          <table:table-cell office:value-type="float" office:value="0.1350729" calcext:value-type="float">
            <text:p>0.1350729</text:p>
          </table:table-cell>
          <table:table-cell office:value-type="float" office:value="0.1510788" calcext:value-type="float">
            <text:p>0.1510788</text:p>
          </table:table-cell>
          <table:table-cell office:value-type="float" office:value="0.0980432" calcext:value-type="float">
            <text:p>0.0980432</text:p>
          </table:table-cell>
          <table:table-cell office:value-type="float" office:value="0.090326" calcext:value-type="float">
            <text:p>0.090326</text:p>
          </table:table-cell>
        </table:table-row>
        <table:table-row table:style-name="ro1">
          <table:table-cell office:value-type="float" office:value="0.1257123" calcext:value-type="float">
            <text:p>0.1257123</text:p>
          </table:table-cell>
          <table:table-cell office:value-type="float" office:value="0.1745691" calcext:value-type="float">
            <text:p>0.1745691</text:p>
          </table:table-cell>
          <table:table-cell office:value-type="float" office:value="0.1197702" calcext:value-type="float">
            <text:p>0.1197702</text:p>
          </table:table-cell>
          <table:table-cell office:value-type="float" office:value="0.0581807" calcext:value-type="float">
            <text:p>0.0581807</text:p>
          </table:table-cell>
          <table:table-cell office:value-type="float" office:value="0.1058278" calcext:value-type="float">
            <text:p>0.1058278</text:p>
          </table:table-cell>
        </table:table-row>
        <table:table-row table:style-name="ro1">
          <table:table-cell office:value-type="float" office:value="0.143885" calcext:value-type="float">
            <text:p>0.143885</text:p>
          </table:table-cell>
          <table:table-cell office:value-type="float" office:value="0.1365033" calcext:value-type="float">
            <text:p>0.1365033</text:p>
          </table:table-cell>
          <table:table-cell office:value-type="float" office:value="0.1560223" calcext:value-type="float">
            <text:p>0.1560223</text:p>
          </table:table-cell>
          <table:table-cell office:value-type="float" office:value="0.0416632" calcext:value-type="float">
            <text:p>0.0416632</text:p>
          </table:table-cell>
          <table:table-cell office:value-type="float" office:value="0.1201049" calcext:value-type="float">
            <text:p>0.1201049</text:p>
          </table:table-cell>
        </table:table-row>
        <table:table-row table:style-name="ro1">
          <table:table-cell office:value-type="float" office:value="0.1384376" calcext:value-type="float">
            <text:p>0.1384376</text:p>
          </table:table-cell>
          <table:table-cell office:value-type="float" office:value="0.1100794" calcext:value-type="float">
            <text:p>0.1100794</text:p>
          </table:table-cell>
          <table:table-cell office:value-type="float" office:value="0.1128864" calcext:value-type="float">
            <text:p>0.1128864</text:p>
          </table:table-cell>
          <table:table-cell office:value-type="float" office:value="0.0713145" calcext:value-type="float">
            <text:p>0.0713145</text:p>
          </table:table-cell>
          <table:table-cell office:value-type="float" office:value="0.0896656" calcext:value-type="float">
            <text:p>0.0896656</text:p>
          </table:table-cell>
        </table:table-row>
        <table:table-row table:style-name="ro1">
          <table:table-cell office:value-type="float" office:value="0.1366592" calcext:value-type="float">
            <text:p>0.1366592</text:p>
          </table:table-cell>
          <table:table-cell office:value-type="float" office:value="0.1417459" calcext:value-type="float">
            <text:p>0.1417459</text:p>
          </table:table-cell>
          <table:table-cell office:value-type="float" office:value="0.1090403" calcext:value-type="float">
            <text:p>0.1090403</text:p>
          </table:table-cell>
          <table:table-cell office:value-type="float" office:value="0.0457959" calcext:value-type="float">
            <text:p>0.0457959</text:p>
          </table:table-cell>
          <table:table-cell office:value-type="float" office:value="0.1007687" calcext:value-type="float">
            <text:p>0.1007687</text:p>
          </table:table-cell>
        </table:table-row>
        <table:table-row table:style-name="ro1">
          <table:table-cell office:value-type="float" office:value="0.1560045" calcext:value-type="float">
            <text:p>0.1560045</text:p>
          </table:table-cell>
          <table:table-cell office:value-type="float" office:value="0.1569497" calcext:value-type="float">
            <text:p>0.1569497</text:p>
          </table:table-cell>
          <table:table-cell office:value-type="float" office:value="0.1413968" calcext:value-type="float">
            <text:p>0.1413968</text:p>
          </table:table-cell>
          <table:table-cell office:value-type="float" office:value="0.1172053" calcext:value-type="float">
            <text:p>0.1172053</text:p>
          </table:table-cell>
          <table:table-cell office:value-type="float" office:value="0.0977867" calcext:value-type="float">
            <text:p>0.0977867</text:p>
          </table:table-cell>
        </table:table-row>
        <table:table-row table:style-name="ro1">
          <table:table-cell office:value-type="float" office:value="0.154525" calcext:value-type="float">
            <text:p>0.154525</text:p>
          </table:table-cell>
          <table:table-cell office:value-type="float" office:value="0.1287704" calcext:value-type="float">
            <text:p>0.1287704</text:p>
          </table:table-cell>
          <table:table-cell office:value-type="float" office:value="0.1029628" calcext:value-type="float">
            <text:p>0.1029628</text:p>
          </table:table-cell>
          <table:table-cell office:value-type="float" office:value="0.0459436" calcext:value-type="float">
            <text:p>0.0459436</text:p>
          </table:table-cell>
          <table:table-cell office:value-type="float" office:value="0.1170712" calcext:value-type="float">
            <text:p>0.1170712</text:p>
          </table:table-cell>
        </table:table-row>
        <table:table-row table:style-name="ro1">
          <table:table-cell office:value-type="float" office:value="0.141763" calcext:value-type="float">
            <text:p>0.141763</text:p>
          </table:table-cell>
          <table:table-cell office:value-type="float" office:value="0.0986449" calcext:value-type="float">
            <text:p>0.0986449</text:p>
          </table:table-cell>
          <table:table-cell office:value-type="float" office:value="0.086431" calcext:value-type="float">
            <text:p>0.086431</text:p>
          </table:table-cell>
          <table:table-cell office:value-type="float" office:value="0.0849205" calcext:value-type="float">
            <text:p>0.0849205</text:p>
          </table:table-cell>
          <table:table-cell office:value-type="float" office:value="0.1162332" calcext:value-type="float">
            <text:p>0.1162332</text:p>
          </table:table-cell>
        </table:table-row>
        <table:table-row table:style-name="ro1">
          <table:table-cell office:value-type="float" office:value="0.151942" calcext:value-type="float">
            <text:p>0.151942</text:p>
          </table:table-cell>
          <table:table-cell office:value-type="float" office:value="0.1391406" calcext:value-type="float">
            <text:p>0.1391406</text:p>
          </table:table-cell>
          <table:table-cell office:value-type="float" office:value="0.1304317" calcext:value-type="float">
            <text:p>0.1304317</text:p>
          </table:table-cell>
          <table:table-cell office:value-type="float" office:value="0.0573902" calcext:value-type="float">
            <text:p>0.0573902</text:p>
          </table:table-cell>
          <table:table-cell office:value-type="float" office:value="0.0838973" calcext:value-type="float">
            <text:p>0.0838973</text:p>
          </table:table-cell>
        </table:table-row>
        <table:table-row table:style-name="ro1">
          <table:table-cell office:value-type="float" office:value="0.1337588" calcext:value-type="float">
            <text:p>0.1337588</text:p>
          </table:table-cell>
          <table:table-cell office:value-type="float" office:value="0.1409924" calcext:value-type="float">
            <text:p>0.1409924</text:p>
          </table:table-cell>
          <table:table-cell office:value-type="float" office:value="0.1326558" calcext:value-type="float">
            <text:p>0.1326558</text:p>
          </table:table-cell>
          <table:table-cell office:value-type="float" office:value="0.0619938" calcext:value-type="float">
            <text:p>0.0619938</text:p>
          </table:table-cell>
          <table:table-cell office:value-type="float" office:value="0.0909559" calcext:value-type="float">
            <text:p>0.0909559</text:p>
          </table:table-cell>
        </table:table-row>
        <table:table-row table:style-name="ro1">
          <table:table-cell office:value-type="float" office:value="0.1644341" calcext:value-type="float">
            <text:p>0.1644341</text:p>
          </table:table-cell>
          <table:table-cell office:value-type="float" office:value="0.1480435" calcext:value-type="float">
            <text:p>0.1480435</text:p>
          </table:table-cell>
          <table:table-cell office:value-type="float" office:value="0.1036855" calcext:value-type="float">
            <text:p>0.1036855</text:p>
          </table:table-cell>
          <table:table-cell office:value-type="float" office:value="0.0244991" calcext:value-type="float">
            <text:p>0.0244991</text:p>
          </table:table-cell>
          <table:table-cell office:value-type="float" office:value="0.0811459" calcext:value-type="float">
            <text:p>0.0811459</text:p>
          </table:table-cell>
        </table:table-row>
        <table:table-row table:style-name="ro1">
          <table:table-cell office:value-type="float" office:value="0.1453261" calcext:value-type="float">
            <text:p>0.1453261</text:p>
          </table:table-cell>
          <table:table-cell office:value-type="float" office:value="0.1692316" calcext:value-type="float">
            <text:p>0.1692316</text:p>
          </table:table-cell>
          <table:table-cell office:value-type="float" office:value="0.1053439" calcext:value-type="float">
            <text:p>0.1053439</text:p>
          </table:table-cell>
          <table:table-cell office:value-type="float" office:value="0.0484184" calcext:value-type="float">
            <text:p>0.0484184</text:p>
          </table:table-cell>
          <table:table-cell office:value-type="float" office:value="0.0989148" calcext:value-type="float">
            <text:p>0.0989148</text:p>
          </table:table-cell>
        </table:table-row>
        <table:table-row table:style-name="ro1">
          <table:table-cell office:value-type="float" office:value="0.1396181" calcext:value-type="float">
            <text:p>0.1396181</text:p>
          </table:table-cell>
          <table:table-cell office:value-type="float" office:value="0.160955" calcext:value-type="float">
            <text:p>0.160955</text:p>
          </table:table-cell>
          <table:table-cell office:value-type="float" office:value="0.1385072" calcext:value-type="float">
            <text:p>0.1385072</text:p>
          </table:table-cell>
          <table:table-cell office:value-type="float" office:value="0.0687268" calcext:value-type="float">
            <text:p>0.0687268</text:p>
          </table:table-cell>
          <table:table-cell office:value-type="float" office:value="0.085534" calcext:value-type="float">
            <text:p>0.085534</text:p>
          </table:table-cell>
        </table:table-row>
        <table:table-row table:style-name="ro1">
          <table:table-cell office:value-type="float" office:value="0.1528554" calcext:value-type="float">
            <text:p>0.1528554</text:p>
          </table:table-cell>
          <table:table-cell office:value-type="float" office:value="0.136829" calcext:value-type="float">
            <text:p>0.136829</text:p>
          </table:table-cell>
          <table:table-cell office:value-type="float" office:value="0.0878542" calcext:value-type="float">
            <text:p>0.0878542</text:p>
          </table:table-cell>
          <table:table-cell office:value-type="float" office:value="0.0474343" calcext:value-type="float">
            <text:p>0.0474343</text:p>
          </table:table-cell>
          <table:table-cell office:value-type="float" office:value="0.074261" calcext:value-type="float">
            <text:p>0.074261</text:p>
          </table:table-cell>
        </table:table-row>
        <table:table-row table:style-name="ro1">
          <table:table-cell office:value-type="float" office:value="0.1434685" calcext:value-type="float">
            <text:p>0.1434685</text:p>
          </table:table-cell>
          <table:table-cell office:value-type="float" office:value="0.1359551" calcext:value-type="float">
            <text:p>0.1359551</text:p>
          </table:table-cell>
          <table:table-cell office:value-type="float" office:value="0.1690651" calcext:value-type="float">
            <text:p>0.1690651</text:p>
          </table:table-cell>
          <table:table-cell office:value-type="float" office:value="0.0407225" calcext:value-type="float">
            <text:p>0.0407225</text:p>
          </table:table-cell>
          <table:table-cell office:value-type="float" office:value="0.1248113" calcext:value-type="float">
            <text:p>0.1248113</text:p>
          </table:table-cell>
        </table:table-row>
        <table:table-row table:style-name="ro1">
          <table:table-cell office:value-type="float" office:value="0.1531522" calcext:value-type="float">
            <text:p>0.1531522</text:p>
          </table:table-cell>
          <table:table-cell office:value-type="float" office:value="0.1113742" calcext:value-type="float">
            <text:p>0.1113742</text:p>
          </table:table-cell>
          <table:table-cell office:value-type="float" office:value="0.1636037" calcext:value-type="float">
            <text:p>0.1636037</text:p>
          </table:table-cell>
          <table:table-cell office:value-type="float" office:value="0.0440401" calcext:value-type="float">
            <text:p>0.0440401</text:p>
          </table:table-cell>
          <table:table-cell office:value-type="float" office:value="0.0900226" calcext:value-type="float">
            <text:p>0.0900226</text:p>
          </table:table-cell>
        </table:table-row>
        <table:table-row table:style-name="ro1">
          <table:table-cell office:value-type="float" office:value="0.1500772" calcext:value-type="float">
            <text:p>0.1500772</text:p>
          </table:table-cell>
          <table:table-cell office:value-type="float" office:value="0.1282062" calcext:value-type="float">
            <text:p>0.1282062</text:p>
          </table:table-cell>
          <table:table-cell office:value-type="float" office:value="0.1139383" calcext:value-type="float">
            <text:p>0.1139383</text:p>
          </table:table-cell>
          <table:table-cell office:value-type="float" office:value="0.0338647" calcext:value-type="float">
            <text:p>0.0338647</text:p>
          </table:table-cell>
          <table:table-cell office:value-type="float" office:value="0.1116924" calcext:value-type="float">
            <text:p>0.1116924</text:p>
          </table:table-cell>
        </table:table-row>
        <table:table-row table:style-name="ro1">
          <table:table-cell office:value-type="float" office:value="0.158713" calcext:value-type="float">
            <text:p>0.158713</text:p>
          </table:table-cell>
          <table:table-cell office:value-type="float" office:value="0.1390805" calcext:value-type="float">
            <text:p>0.1390805</text:p>
          </table:table-cell>
          <table:table-cell office:value-type="float" office:value="0.1465879" calcext:value-type="float">
            <text:p>0.1465879</text:p>
          </table:table-cell>
          <table:table-cell office:value-type="float" office:value="0.036666" calcext:value-type="float">
            <text:p>0.036666</text:p>
          </table:table-cell>
          <table:table-cell office:value-type="float" office:value="0.079427" calcext:value-type="float">
            <text:p>0.079427</text:p>
          </table:table-cell>
        </table:table-row>
        <table:table-row table:style-name="ro1">
          <table:table-cell office:value-type="float" office:value="0.1452215" calcext:value-type="float">
            <text:p>0.1452215</text:p>
          </table:table-cell>
          <table:table-cell office:value-type="float" office:value="0.1237901" calcext:value-type="float">
            <text:p>0.1237901</text:p>
          </table:table-cell>
          <table:table-cell office:value-type="float" office:value="0.0840808" calcext:value-type="float">
            <text:p>0.0840808</text:p>
          </table:table-cell>
          <table:table-cell office:value-type="float" office:value="0.0474269" calcext:value-type="float">
            <text:p>0.0474269</text:p>
          </table:table-cell>
          <table:table-cell office:value-type="float" office:value="0.0945005" calcext:value-type="float">
            <text:p>0.0945005</text:p>
          </table:table-cell>
        </table:table-row>
        <table:table-row table:style-name="ro1">
          <table:table-cell office:value-type="float" office:value="0.1150275" calcext:value-type="float">
            <text:p>0.1150275</text:p>
          </table:table-cell>
          <table:table-cell office:value-type="float" office:value="0.1021662" calcext:value-type="float">
            <text:p>0.1021662</text:p>
          </table:table-cell>
          <table:table-cell office:value-type="float" office:value="0.1349905" calcext:value-type="float">
            <text:p>0.1349905</text:p>
          </table:table-cell>
          <table:table-cell office:value-type="float" office:value="0.0620294" calcext:value-type="float">
            <text:p>0.0620294</text:p>
          </table:table-cell>
          <table:table-cell office:value-type="float" office:value="0.0872155" calcext:value-type="float">
            <text:p>0.0872155</text:p>
          </table:table-cell>
        </table:table-row>
        <table:table-row table:style-name="ro1">
          <table:table-cell office:value-type="float" office:value="0.143786" calcext:value-type="float">
            <text:p>0.143786</text:p>
          </table:table-cell>
          <table:table-cell office:value-type="float" office:value="0.1529511" calcext:value-type="float">
            <text:p>0.1529511</text:p>
          </table:table-cell>
          <table:table-cell office:value-type="float" office:value="0.1777459" calcext:value-type="float">
            <text:p>0.1777459</text:p>
          </table:table-cell>
          <table:table-cell office:value-type="float" office:value="0.0422316" calcext:value-type="float">
            <text:p>0.0422316</text:p>
          </table:table-cell>
          <table:table-cell office:value-type="float" office:value="0.112864" calcext:value-type="float">
            <text:p>0.112864</text:p>
          </table:table-cell>
        </table:table-row>
        <table:table-row table:style-name="ro1">
          <table:table-cell office:value-type="float" office:value="0.1405137" calcext:value-type="float">
            <text:p>0.1405137</text:p>
          </table:table-cell>
          <table:table-cell office:value-type="float" office:value="0.1218461" calcext:value-type="float">
            <text:p>0.1218461</text:p>
          </table:table-cell>
          <table:table-cell office:value-type="float" office:value="0.0853783" calcext:value-type="float">
            <text:p>0.0853783</text:p>
          </table:table-cell>
          <table:table-cell office:value-type="float" office:value="0.0717932" calcext:value-type="float">
            <text:p>0.0717932</text:p>
          </table:table-cell>
          <table:table-cell office:value-type="float" office:value="0.1054488" calcext:value-type="float">
            <text:p>0.1054488</text:p>
          </table:table-cell>
        </table:table-row>
        <table:table-row table:style-name="ro1">
          <table:table-cell office:value-type="float" office:value="0.139959" calcext:value-type="float">
            <text:p>0.139959</text:p>
          </table:table-cell>
          <table:table-cell office:value-type="float" office:value="0.1400869" calcext:value-type="float">
            <text:p>0.1400869</text:p>
          </table:table-cell>
          <table:table-cell office:value-type="float" office:value="0.0830146" calcext:value-type="float">
            <text:p>0.0830146</text:p>
          </table:table-cell>
          <table:table-cell office:value-type="float" office:value="0.0434423" calcext:value-type="float">
            <text:p>0.0434423</text:p>
          </table:table-cell>
          <table:table-cell office:value-type="float" office:value="0.107408" calcext:value-type="float">
            <text:p>0.107408</text:p>
          </table:table-cell>
        </table:table-row>
        <table:table-row table:style-name="ro1">
          <table:table-cell office:value-type="float" office:value="0.1231652" calcext:value-type="float">
            <text:p>0.1231652</text:p>
          </table:table-cell>
          <table:table-cell office:value-type="float" office:value="0.1680816" calcext:value-type="float">
            <text:p>0.1680816</text:p>
          </table:table-cell>
          <table:table-cell office:value-type="float" office:value="0.105989" calcext:value-type="float">
            <text:p>0.105989</text:p>
          </table:table-cell>
          <table:table-cell office:value-type="float" office:value="0.0989037" calcext:value-type="float">
            <text:p>0.0989037</text:p>
          </table:table-cell>
          <table:table-cell office:value-type="float" office:value="0.0952674" calcext:value-type="float">
            <text:p>0.0952674</text:p>
          </table:table-cell>
        </table:table-row>
        <table:table-row table:style-name="ro1">
          <table:table-cell office:value-type="float" office:value="0.1264637" calcext:value-type="float">
            <text:p>0.1264637</text:p>
          </table:table-cell>
          <table:table-cell office:value-type="float" office:value="0.1404793" calcext:value-type="float">
            <text:p>0.1404793</text:p>
          </table:table-cell>
          <table:table-cell office:value-type="float" office:value="0.1722324" calcext:value-type="float">
            <text:p>0.1722324</text:p>
          </table:table-cell>
          <table:table-cell office:value-type="float" office:value="0.0533363" calcext:value-type="float">
            <text:p>0.0533363</text:p>
          </table:table-cell>
          <table:table-cell office:value-type="float" office:value="0.0850021" calcext:value-type="float">
            <text:p>0.0850021</text:p>
          </table:table-cell>
        </table:table-row>
        <table:table-row table:style-name="ro1">
          <table:table-cell office:value-type="float" office:value="0.136168" calcext:value-type="float">
            <text:p>0.136168</text:p>
          </table:table-cell>
          <table:table-cell office:value-type="float" office:value="0.1872351" calcext:value-type="float">
            <text:p>0.1872351</text:p>
          </table:table-cell>
          <table:table-cell office:value-type="float" office:value="0.1097493" calcext:value-type="float">
            <text:p>0.1097493</text:p>
          </table:table-cell>
          <table:table-cell office:value-type="float" office:value="0.11778" calcext:value-type="float">
            <text:p>0.11778</text:p>
          </table:table-cell>
          <table:table-cell office:value-type="float" office:value="0.0847311" calcext:value-type="float">
            <text:p>0.0847311</text:p>
          </table:table-cell>
        </table:table-row>
        <table:table-row table:style-name="ro1">
          <table:table-cell office:value-type="float" office:value="0.1440838" calcext:value-type="float">
            <text:p>0.1440838</text:p>
          </table:table-cell>
          <table:table-cell office:value-type="float" office:value="0.1278358" calcext:value-type="float">
            <text:p>0.1278358</text:p>
          </table:table-cell>
          <table:table-cell office:value-type="float" office:value="0.0906272" calcext:value-type="float">
            <text:p>0.0906272</text:p>
          </table:table-cell>
          <table:table-cell office:value-type="float" office:value="0.0401645" calcext:value-type="float">
            <text:p>0.0401645</text:p>
          </table:table-cell>
          <table:table-cell office:value-type="float" office:value="0.1028077" calcext:value-type="float">
            <text:p>0.1028077</text:p>
          </table:table-cell>
        </table:table-row>
        <table:table-row table:style-name="ro1">
          <table:table-cell office:value-type="float" office:value="0.1556583" calcext:value-type="float">
            <text:p>0.1556583</text:p>
          </table:table-cell>
          <table:table-cell office:value-type="float" office:value="0.1357896" calcext:value-type="float">
            <text:p>0.1357896</text:p>
          </table:table-cell>
          <table:table-cell office:value-type="float" office:value="0.0794781" calcext:value-type="float">
            <text:p>0.0794781</text:p>
          </table:table-cell>
          <table:table-cell office:value-type="float" office:value="0.1001254" calcext:value-type="float">
            <text:p>0.1001254</text:p>
          </table:table-cell>
          <table:table-cell office:value-type="float" office:value="0.0862286" calcext:value-type="float">
            <text:p>0.0862286</text:p>
          </table:table-cell>
        </table:table-row>
        <table:table-row table:style-name="ro1">
          <table:table-cell office:value-type="float" office:value="0.1255664" calcext:value-type="float">
            <text:p>0.1255664</text:p>
          </table:table-cell>
          <table:table-cell office:value-type="float" office:value="0.0966256" calcext:value-type="float">
            <text:p>0.0966256</text:p>
          </table:table-cell>
          <table:table-cell office:value-type="float" office:value="0.0977567" calcext:value-type="float">
            <text:p>0.0977567</text:p>
          </table:table-cell>
          <table:table-cell office:value-type="float" office:value="0.0671487" calcext:value-type="float">
            <text:p>0.0671487</text:p>
          </table:table-cell>
          <table:table-cell office:value-type="float" office:value="0.0926406" calcext:value-type="float">
            <text:p>0.0926406</text:p>
          </table:table-cell>
        </table:table-row>
        <table:table-row table:style-name="ro1">
          <table:table-cell office:value-type="float" office:value="0.1412772" calcext:value-type="float">
            <text:p>0.1412772</text:p>
          </table:table-cell>
          <table:table-cell office:value-type="float" office:value="0.1134495" calcext:value-type="float">
            <text:p>0.1134495</text:p>
          </table:table-cell>
          <table:table-cell office:value-type="float" office:value="0.1153713" calcext:value-type="float">
            <text:p>0.1153713</text:p>
          </table:table-cell>
          <table:table-cell office:value-type="float" office:value="0.1580558" calcext:value-type="float">
            <text:p>0.1580558</text:p>
          </table:table-cell>
          <table:table-cell office:value-type="float" office:value="0.0674541" calcext:value-type="float">
            <text:p>0.0674541</text:p>
          </table:table-cell>
        </table:table-row>
        <table:table-row table:style-name="ro1">
          <table:table-cell office:value-type="float" office:value="0.1270188" calcext:value-type="float">
            <text:p>0.1270188</text:p>
          </table:table-cell>
          <table:table-cell office:value-type="float" office:value="0.1510515" calcext:value-type="float">
            <text:p>0.1510515</text:p>
          </table:table-cell>
          <table:table-cell office:value-type="float" office:value="0.0913334" calcext:value-type="float">
            <text:p>0.0913334</text:p>
          </table:table-cell>
          <table:table-cell office:value-type="float" office:value="0.0988794" calcext:value-type="float">
            <text:p>0.0988794</text:p>
          </table:table-cell>
          <table:table-cell office:value-type="float" office:value="0.0947661" calcext:value-type="float">
            <text:p>0.0947661</text:p>
          </table:table-cell>
        </table:table-row>
        <table:table-row table:style-name="ro1">
          <table:table-cell office:value-type="float" office:value="0.1179248" calcext:value-type="float">
            <text:p>0.1179248</text:p>
          </table:table-cell>
          <table:table-cell office:value-type="float" office:value="0.146529" calcext:value-type="float">
            <text:p>0.146529</text:p>
          </table:table-cell>
          <table:table-cell office:value-type="float" office:value="0.1400182" calcext:value-type="float">
            <text:p>0.1400182</text:p>
          </table:table-cell>
          <table:table-cell office:value-type="float" office:value="0.1714398" calcext:value-type="float">
            <text:p>0.1714398</text:p>
          </table:table-cell>
          <table:table-cell office:value-type="float" office:value="0.0707435" calcext:value-type="float">
            <text:p>0.0707435</text:p>
          </table:table-cell>
        </table:table-row>
        <table:table-row table:style-name="ro1">
          <table:table-cell office:value-type="float" office:value="0.1354641" calcext:value-type="float">
            <text:p>0.1354641</text:p>
          </table:table-cell>
          <table:table-cell office:value-type="float" office:value="0.1452413" calcext:value-type="float">
            <text:p>0.1452413</text:p>
          </table:table-cell>
          <table:table-cell office:value-type="float" office:value="0.1237973" calcext:value-type="float">
            <text:p>0.1237973</text:p>
          </table:table-cell>
          <table:table-cell office:value-type="float" office:value="0.1374504" calcext:value-type="float">
            <text:p>0.1374504</text:p>
          </table:table-cell>
          <table:table-cell office:value-type="float" office:value="0.1002639" calcext:value-type="float">
            <text:p>0.1002639</text:p>
          </table:table-cell>
        </table:table-row>
        <table:table-row table:style-name="ro1">
          <table:table-cell office:value-type="float" office:value="0.1345768" calcext:value-type="float">
            <text:p>0.1345768</text:p>
          </table:table-cell>
          <table:table-cell office:value-type="float" office:value="0.1636533" calcext:value-type="float">
            <text:p>0.1636533</text:p>
          </table:table-cell>
          <table:table-cell office:value-type="float" office:value="0.1034456" calcext:value-type="float">
            <text:p>0.1034456</text:p>
          </table:table-cell>
          <table:table-cell office:value-type="float" office:value="0.0906811" calcext:value-type="float">
            <text:p>0.0906811</text:p>
          </table:table-cell>
          <table:table-cell office:value-type="float" office:value="0.0894409" calcext:value-type="float">
            <text:p>0.0894409</text:p>
          </table:table-cell>
        </table:table-row>
        <table:table-row table:style-name="ro1">
          <table:table-cell office:value-type="float" office:value="0.1380576" calcext:value-type="float">
            <text:p>0.1380576</text:p>
          </table:table-cell>
          <table:table-cell office:value-type="float" office:value="0.1501039" calcext:value-type="float">
            <text:p>0.1501039</text:p>
          </table:table-cell>
          <table:table-cell office:value-type="float" office:value="0.0991007" calcext:value-type="float">
            <text:p>0.0991007</text:p>
          </table:table-cell>
          <table:table-cell office:value-type="float" office:value="0.1373552" calcext:value-type="float">
            <text:p>0.1373552</text:p>
          </table:table-cell>
          <table:table-cell office:value-type="float" office:value="0.0776282" calcext:value-type="float">
            <text:p>0.0776282</text:p>
          </table:table-cell>
        </table:table-row>
        <table:table-row table:style-name="ro1">
          <table:table-cell office:value-type="float" office:value="0.1246035" calcext:value-type="float">
            <text:p>0.1246035</text:p>
          </table:table-cell>
          <table:table-cell office:value-type="float" office:value="0.1083815" calcext:value-type="float">
            <text:p>0.1083815</text:p>
          </table:table-cell>
          <table:table-cell office:value-type="float" office:value="0.106967" calcext:value-type="float">
            <text:p>0.106967</text:p>
          </table:table-cell>
          <table:table-cell office:value-type="float" office:value="0.0356997" calcext:value-type="float">
            <text:p>0.0356997</text:p>
          </table:table-cell>
          <table:table-cell office:value-type="float" office:value="0.0751484" calcext:value-type="float">
            <text:p>0.0751484</text:p>
          </table:table-cell>
        </table:table-row>
        <table:table-row table:style-name="ro1">
          <table:table-cell office:value-type="float" office:value="0.1029727" calcext:value-type="float">
            <text:p>0.1029727</text:p>
          </table:table-cell>
          <table:table-cell office:value-type="float" office:value="0.1470576" calcext:value-type="float">
            <text:p>0.1470576</text:p>
          </table:table-cell>
          <table:table-cell office:value-type="float" office:value="0.0722762" calcext:value-type="float">
            <text:p>0.0722762</text:p>
          </table:table-cell>
          <table:table-cell office:value-type="float" office:value="0.0913051" calcext:value-type="float">
            <text:p>0.0913051</text:p>
          </table:table-cell>
          <table:table-cell office:value-type="float" office:value="0.0931425" calcext:value-type="float">
            <text:p>0.0931425</text:p>
          </table:table-cell>
        </table:table-row>
        <table:table-row table:style-name="ro1">
          <table:table-cell office:value-type="float" office:value="0.1208256" calcext:value-type="float">
            <text:p>0.1208256</text:p>
          </table:table-cell>
          <table:table-cell office:value-type="float" office:value="0.1038816" calcext:value-type="float">
            <text:p>0.1038816</text:p>
          </table:table-cell>
          <table:table-cell office:value-type="float" office:value="0.1303394" calcext:value-type="float">
            <text:p>0.1303394</text:p>
          </table:table-cell>
          <table:table-cell office:value-type="float" office:value="0.0965239" calcext:value-type="float">
            <text:p>0.0965239</text:p>
          </table:table-cell>
          <table:table-cell office:value-type="float" office:value="0.09361" calcext:value-type="float">
            <text:p>0.09361</text:p>
          </table:table-cell>
        </table:table-row>
        <table:table-row table:style-name="ro1">
          <table:table-cell office:value-type="float" office:value="0.1019717" calcext:value-type="float">
            <text:p>0.1019717</text:p>
          </table:table-cell>
          <table:table-cell office:value-type="float" office:value="0.133894" calcext:value-type="float">
            <text:p>0.133894</text:p>
          </table:table-cell>
          <table:table-cell office:value-type="float" office:value="0.155865" calcext:value-type="float">
            <text:p>0.155865</text:p>
          </table:table-cell>
          <table:table-cell office:value-type="float" office:value="0.0724472" calcext:value-type="float">
            <text:p>0.0724472</text:p>
          </table:table-cell>
          <table:table-cell office:value-type="float" office:value="0.081917" calcext:value-type="float">
            <text:p>0.081917</text:p>
          </table:table-cell>
        </table:table-row>
        <table:table-row table:style-name="ro1">
          <table:table-cell office:value-type="float" office:value="0.1263971" calcext:value-type="float">
            <text:p>0.1263971</text:p>
          </table:table-cell>
          <table:table-cell office:value-type="float" office:value="0.1199677" calcext:value-type="float">
            <text:p>0.1199677</text:p>
          </table:table-cell>
          <table:table-cell office:value-type="float" office:value="0.1323386" calcext:value-type="float">
            <text:p>0.1323386</text:p>
          </table:table-cell>
          <table:table-cell office:value-type="float" office:value="0.1815463" calcext:value-type="float">
            <text:p>0.1815463</text:p>
          </table:table-cell>
          <table:table-cell office:value-type="float" office:value="0.057936" calcext:value-type="float">
            <text:p>0.057936</text:p>
          </table:table-cell>
        </table:table-row>
        <table:table-row table:style-name="ro1">
          <table:table-cell office:value-type="float" office:value="0.0998615" calcext:value-type="float">
            <text:p>0.0998615</text:p>
          </table:table-cell>
          <table:table-cell office:value-type="float" office:value="0.1280477" calcext:value-type="float">
            <text:p>0.1280477</text:p>
          </table:table-cell>
          <table:table-cell office:value-type="float" office:value="0.1181679" calcext:value-type="float">
            <text:p>0.1181679</text:p>
          </table:table-cell>
          <table:table-cell office:value-type="float" office:value="0.0752132" calcext:value-type="float">
            <text:p>0.0752132</text:p>
          </table:table-cell>
          <table:table-cell office:value-type="float" office:value="0.091632" calcext:value-type="float">
            <text:p>0.091632</text:p>
          </table:table-cell>
        </table:table-row>
        <table:table-row table:style-name="ro1">
          <table:table-cell office:value-type="float" office:value="0.0995432" calcext:value-type="float">
            <text:p>0.0995432</text:p>
          </table:table-cell>
          <table:table-cell office:value-type="float" office:value="0.1257048" calcext:value-type="float">
            <text:p>0.1257048</text:p>
          </table:table-cell>
          <table:table-cell office:value-type="float" office:value="0.1155524" calcext:value-type="float">
            <text:p>0.1155524</text:p>
          </table:table-cell>
          <table:table-cell office:value-type="float" office:value="0.1324669" calcext:value-type="float">
            <text:p>0.1324669</text:p>
          </table:table-cell>
          <table:table-cell office:value-type="float" office:value="0.0755205" calcext:value-type="float">
            <text:p>0.0755205</text:p>
          </table:table-cell>
        </table:table-row>
        <table:table-row table:style-name="ro1">
          <table:table-cell office:value-type="float" office:value="0.1279769" calcext:value-type="float">
            <text:p>0.1279769</text:p>
          </table:table-cell>
          <table:table-cell office:value-type="float" office:value="0.1412132" calcext:value-type="float">
            <text:p>0.1412132</text:p>
          </table:table-cell>
          <table:table-cell office:value-type="float" office:value="0.1307053" calcext:value-type="float">
            <text:p>0.1307053</text:p>
          </table:table-cell>
          <table:table-cell office:value-type="float" office:value="0.1065011" calcext:value-type="float">
            <text:p>0.1065011</text:p>
          </table:table-cell>
          <table:table-cell office:value-type="float" office:value="0.0766614" calcext:value-type="float">
            <text:p>0.0766614</text:p>
          </table:table-cell>
        </table:table-row>
        <table:table-row table:style-name="ro1">
          <table:table-cell office:value-type="float" office:value="0.123262" calcext:value-type="float">
            <text:p>0.123262</text:p>
          </table:table-cell>
          <table:table-cell office:value-type="float" office:value="0.1276888" calcext:value-type="float">
            <text:p>0.1276888</text:p>
          </table:table-cell>
          <table:table-cell office:value-type="float" office:value="0.0966548" calcext:value-type="float">
            <text:p>0.0966548</text:p>
          </table:table-cell>
          <table:table-cell office:value-type="float" office:value="0.0770397" calcext:value-type="float">
            <text:p>0.0770397</text:p>
          </table:table-cell>
          <table:table-cell office:value-type="float" office:value="0.0763384" calcext:value-type="float">
            <text:p>0.0763384</text:p>
          </table:table-cell>
        </table:table-row>
        <table:table-row table:style-name="ro1">
          <table:table-cell office:value-type="float" office:value="0.112731" calcext:value-type="float">
            <text:p>0.112731</text:p>
          </table:table-cell>
          <table:table-cell office:value-type="float" office:value="0.1201595" calcext:value-type="float">
            <text:p>0.1201595</text:p>
          </table:table-cell>
          <table:table-cell office:value-type="float" office:value="0.097726" calcext:value-type="float">
            <text:p>0.097726</text:p>
          </table:table-cell>
          <table:table-cell office:value-type="float" office:value="0.1270123" calcext:value-type="float">
            <text:p>0.1270123</text:p>
          </table:table-cell>
          <table:table-cell office:value-type="float" office:value="0.0925673" calcext:value-type="float">
            <text:p>0.0925673</text:p>
          </table:table-cell>
        </table:table-row>
        <table:table-row table:style-name="ro1">
          <table:table-cell office:value-type="float" office:value="0.1055202" calcext:value-type="float">
            <text:p>0.1055202</text:p>
          </table:table-cell>
          <table:table-cell office:value-type="float" office:value="0.1156047" calcext:value-type="float">
            <text:p>0.1156047</text:p>
          </table:table-cell>
          <table:table-cell office:value-type="float" office:value="0.1130993" calcext:value-type="float">
            <text:p>0.1130993</text:p>
          </table:table-cell>
          <table:table-cell office:value-type="float" office:value="0.0570667" calcext:value-type="float">
            <text:p>0.0570667</text:p>
          </table:table-cell>
          <table:table-cell office:value-type="float" office:value="0.0665326" calcext:value-type="float">
            <text:p>0.0665326</text:p>
          </table:table-cell>
        </table:table-row>
        <table:table-row table:style-name="ro1">
          <table:table-cell office:value-type="float" office:value="0.1018597" calcext:value-type="float">
            <text:p>0.1018597</text:p>
          </table:table-cell>
          <table:table-cell office:value-type="float" office:value="0.1467764" calcext:value-type="float">
            <text:p>0.1467764</text:p>
          </table:table-cell>
          <table:table-cell office:value-type="float" office:value="0.1265949" calcext:value-type="float">
            <text:p>0.1265949</text:p>
          </table:table-cell>
          <table:table-cell office:value-type="float" office:value="0.1163185" calcext:value-type="float">
            <text:p>0.1163185</text:p>
          </table:table-cell>
          <table:table-cell office:value-type="float" office:value="0.0888219" calcext:value-type="float">
            <text:p>0.0888219</text:p>
          </table:table-cell>
        </table:table-row>
        <table:table-row table:style-name="ro1">
          <table:table-cell office:value-type="float" office:value="0.1161435" calcext:value-type="float">
            <text:p>0.1161435</text:p>
          </table:table-cell>
          <table:table-cell office:value-type="float" office:value="0.1228559" calcext:value-type="float">
            <text:p>0.1228559</text:p>
          </table:table-cell>
          <table:table-cell office:value-type="float" office:value="0.0942706" calcext:value-type="float">
            <text:p>0.0942706</text:p>
          </table:table-cell>
          <table:table-cell office:value-type="float" office:value="0.1237417" calcext:value-type="float">
            <text:p>0.1237417</text:p>
          </table:table-cell>
          <table:table-cell office:value-type="float" office:value="0.0973829" calcext:value-type="float">
            <text:p>0.0973829</text:p>
          </table:table-cell>
        </table:table-row>
        <table:table-row table:style-name="ro1">
          <table:table-cell office:value-type="float" office:value="0.1161948" calcext:value-type="float">
            <text:p>0.1161948</text:p>
          </table:table-cell>
          <table:table-cell office:value-type="float" office:value="0.1699576" calcext:value-type="float">
            <text:p>0.1699576</text:p>
          </table:table-cell>
          <table:table-cell office:value-type="float" office:value="0.1199594" calcext:value-type="float">
            <text:p>0.1199594</text:p>
          </table:table-cell>
          <table:table-cell office:value-type="float" office:value="0.0929812" calcext:value-type="float">
            <text:p>0.0929812</text:p>
          </table:table-cell>
          <table:table-cell office:value-type="float" office:value="0.0937435" calcext:value-type="float">
            <text:p>0.0937435</text:p>
          </table:table-cell>
        </table:table-row>
        <table:table-row table:style-name="ro1">
          <table:table-cell office:value-type="float" office:value="0.1205307" calcext:value-type="float">
            <text:p>0.1205307</text:p>
          </table:table-cell>
          <table:table-cell office:value-type="float" office:value="0.097537" calcext:value-type="float">
            <text:p>0.097537</text:p>
          </table:table-cell>
          <table:table-cell office:value-type="float" office:value="0.090208" calcext:value-type="float">
            <text:p>0.090208</text:p>
          </table:table-cell>
          <table:table-cell office:value-type="float" office:value="0.0779056" calcext:value-type="float">
            <text:p>0.0779056</text:p>
          </table:table-cell>
          <table:table-cell office:value-type="float" office:value="0.0769151" calcext:value-type="float">
            <text:p>0.0769151</text:p>
          </table:table-cell>
        </table:table-row>
        <table:table-row table:style-name="ro1">
          <table:table-cell office:value-type="float" office:value="0.1215315" calcext:value-type="float">
            <text:p>0.1215315</text:p>
          </table:table-cell>
          <table:table-cell office:value-type="float" office:value="0.1330532" calcext:value-type="float">
            <text:p>0.1330532</text:p>
          </table:table-cell>
          <table:table-cell office:value-type="float" office:value="0.0663189" calcext:value-type="float">
            <text:p>0.0663189</text:p>
          </table:table-cell>
          <table:table-cell office:value-type="float" office:value="0.0300251" calcext:value-type="float">
            <text:p>0.0300251</text:p>
          </table:table-cell>
          <table:table-cell office:value-type="float" office:value="0.0709518" calcext:value-type="float">
            <text:p>0.0709518</text:p>
          </table:table-cell>
        </table:table-row>
        <table:table-row table:style-name="ro1">
          <table:table-cell office:value-type="float" office:value="0.1249537" calcext:value-type="float">
            <text:p>0.1249537</text:p>
          </table:table-cell>
          <table:table-cell office:value-type="float" office:value="0.1573481" calcext:value-type="float">
            <text:p>0.1573481</text:p>
          </table:table-cell>
          <table:table-cell office:value-type="float" office:value="0.0909397" calcext:value-type="float">
            <text:p>0.0909397</text:p>
          </table:table-cell>
          <table:table-cell office:value-type="float" office:value="0.1123894" calcext:value-type="float">
            <text:p>0.1123894</text:p>
          </table:table-cell>
          <table:table-cell office:value-type="float" office:value="0.0833779" calcext:value-type="float">
            <text:p>0.0833779</text:p>
          </table:table-cell>
        </table:table-row>
        <table:table-row table:style-name="ro1">
          <table:table-cell office:value-type="float" office:value="0.1147694" calcext:value-type="float">
            <text:p>0.1147694</text:p>
          </table:table-cell>
          <table:table-cell office:value-type="float" office:value="0.0977682" calcext:value-type="float">
            <text:p>0.0977682</text:p>
          </table:table-cell>
          <table:table-cell office:value-type="float" office:value="0.1125264" calcext:value-type="float">
            <text:p>0.1125264</text:p>
          </table:table-cell>
          <table:table-cell office:value-type="float" office:value="0.1374108" calcext:value-type="float">
            <text:p>0.1374108</text:p>
          </table:table-cell>
          <table:table-cell office:value-type="float" office:value="0.0676131" calcext:value-type="float">
            <text:p>0.0676131</text:p>
          </table:table-cell>
        </table:table-row>
        <table:table-row table:style-name="ro1">
          <table:table-cell office:value-type="float" office:value="0.1334776" calcext:value-type="float">
            <text:p>0.1334776</text:p>
          </table:table-cell>
          <table:table-cell office:value-type="float" office:value="0.1887575" calcext:value-type="float">
            <text:p>0.1887575</text:p>
          </table:table-cell>
          <table:table-cell office:value-type="float" office:value="0.0915594" calcext:value-type="float">
            <text:p>0.0915594</text:p>
          </table:table-cell>
          <table:table-cell office:value-type="float" office:value="0.0826204" calcext:value-type="float">
            <text:p>0.0826204</text:p>
          </table:table-cell>
          <table:table-cell office:value-type="float" office:value="0.0641759" calcext:value-type="float">
            <text:p>0.0641759</text:p>
          </table:table-cell>
        </table:table-row>
        <table:table-row table:style-name="ro1">
          <table:table-cell office:value-type="float" office:value="0.1111581" calcext:value-type="float">
            <text:p>0.1111581</text:p>
          </table:table-cell>
          <table:table-cell office:value-type="float" office:value="0.1016253" calcext:value-type="float">
            <text:p>0.1016253</text:p>
          </table:table-cell>
          <table:table-cell office:value-type="float" office:value="0.1288184" calcext:value-type="float">
            <text:p>0.1288184</text:p>
          </table:table-cell>
          <table:table-cell office:value-type="float" office:value="0.0883217" calcext:value-type="float">
            <text:p>0.0883217</text:p>
          </table:table-cell>
          <table:table-cell office:value-type="float" office:value="0.0617096" calcext:value-type="float">
            <text:p>0.0617096</text:p>
          </table:table-cell>
        </table:table-row>
        <table:table-row table:style-name="ro1">
          <table:table-cell office:value-type="float" office:value="0.1050959" calcext:value-type="float">
            <text:p>0.1050959</text:p>
          </table:table-cell>
          <table:table-cell office:value-type="float" office:value="0.087151" calcext:value-type="float">
            <text:p>0.087151</text:p>
          </table:table-cell>
          <table:table-cell office:value-type="float" office:value="0.0937735" calcext:value-type="float">
            <text:p>0.0937735</text:p>
          </table:table-cell>
          <table:table-cell office:value-type="float" office:value="0.0818494" calcext:value-type="float">
            <text:p>0.0818494</text:p>
          </table:table-cell>
          <table:table-cell office:value-type="float" office:value="0.0723" calcext:value-type="float">
            <text:p>0.0723</text:p>
          </table:table-cell>
        </table:table-row>
        <table:table-row table:style-name="ro1">
          <table:table-cell office:value-type="float" office:value="0.0953004" calcext:value-type="float">
            <text:p>0.0953004</text:p>
          </table:table-cell>
          <table:table-cell office:value-type="float" office:value="0.0823271" calcext:value-type="float">
            <text:p>0.0823271</text:p>
          </table:table-cell>
          <table:table-cell office:value-type="float" office:value="0.1259723" calcext:value-type="float">
            <text:p>0.1259723</text:p>
          </table:table-cell>
          <table:table-cell office:value-type="float" office:value="0.1556673" calcext:value-type="float">
            <text:p>0.1556673</text:p>
          </table:table-cell>
          <table:table-cell office:value-type="float" office:value="0.0967438" calcext:value-type="float">
            <text:p>0.0967438</text:p>
          </table:table-cell>
        </table:table-row>
        <table:table-row table:style-name="ro1">
          <table:table-cell office:value-type="float" office:value="0.1073316" calcext:value-type="float">
            <text:p>0.1073316</text:p>
          </table:table-cell>
          <table:table-cell office:value-type="float" office:value="0.1249746" calcext:value-type="float">
            <text:p>0.1249746</text:p>
          </table:table-cell>
          <table:table-cell office:value-type="float" office:value="0.1204836" calcext:value-type="float">
            <text:p>0.1204836</text:p>
          </table:table-cell>
          <table:table-cell office:value-type="float" office:value="0.0137035" calcext:value-type="float">
            <text:p>0.0137035</text:p>
          </table:table-cell>
          <table:table-cell office:value-type="float" office:value="0.0744364" calcext:value-type="float">
            <text:p>0.0744364</text:p>
          </table:table-cell>
        </table:table-row>
        <table:table-row table:style-name="ro1">
          <table:table-cell office:value-type="float" office:value="0.1081358" calcext:value-type="float">
            <text:p>0.1081358</text:p>
          </table:table-cell>
          <table:table-cell office:value-type="float" office:value="0.1235879" calcext:value-type="float">
            <text:p>0.1235879</text:p>
          </table:table-cell>
          <table:table-cell office:value-type="float" office:value="0.0934932" calcext:value-type="float">
            <text:p>0.0934932</text:p>
          </table:table-cell>
          <table:table-cell office:value-type="float" office:value="0.0253603" calcext:value-type="float">
            <text:p>0.0253603</text:p>
          </table:table-cell>
          <table:table-cell office:value-type="float" office:value="0.0807156" calcext:value-type="float">
            <text:p>0.0807156</text:p>
          </table:table-cell>
        </table:table-row>
        <table:table-row table:style-name="ro1">
          <table:table-cell office:value-type="float" office:value="0.1055434" calcext:value-type="float">
            <text:p>0.1055434</text:p>
          </table:table-cell>
          <table:table-cell office:value-type="float" office:value="0.0902165" calcext:value-type="float">
            <text:p>0.0902165</text:p>
          </table:table-cell>
          <table:table-cell office:value-type="float" office:value="0.0777751" calcext:value-type="float">
            <text:p>0.0777751</text:p>
          </table:table-cell>
          <table:table-cell office:value-type="float" office:value="0.0536952" calcext:value-type="float">
            <text:p>0.0536952</text:p>
          </table:table-cell>
          <table:table-cell office:value-type="float" office:value="0.0714864" calcext:value-type="float">
            <text:p>0.0714864</text:p>
          </table:table-cell>
        </table:table-row>
        <table:table-row table:style-name="ro1">
          <table:table-cell office:value-type="float" office:value="0.1199318" calcext:value-type="float">
            <text:p>0.1199318</text:p>
          </table:table-cell>
          <table:table-cell office:value-type="float" office:value="0.0979214" calcext:value-type="float">
            <text:p>0.0979214</text:p>
          </table:table-cell>
          <table:table-cell office:value-type="float" office:value="0.0885433" calcext:value-type="float">
            <text:p>0.0885433</text:p>
          </table:table-cell>
          <table:table-cell office:value-type="float" office:value="0.037101" calcext:value-type="float">
            <text:p>0.037101</text:p>
          </table:table-cell>
          <table:table-cell office:value-type="float" office:value="0.0716361" calcext:value-type="float">
            <text:p>0.0716361</text:p>
          </table:table-cell>
        </table:table-row>
        <table:table-row table:style-name="ro1">
          <table:table-cell office:value-type="float" office:value="0.1184308" calcext:value-type="float">
            <text:p>0.1184308</text:p>
          </table:table-cell>
          <table:table-cell office:value-type="float" office:value="0.1295124" calcext:value-type="float">
            <text:p>0.1295124</text:p>
          </table:table-cell>
          <table:table-cell office:value-type="float" office:value="0.0718125" calcext:value-type="float">
            <text:p>0.0718125</text:p>
          </table:table-cell>
          <table:table-cell office:value-type="float" office:value="0.0843859" calcext:value-type="float">
            <text:p>0.0843859</text:p>
          </table:table-cell>
          <table:table-cell office:value-type="float" office:value="0.0556211" calcext:value-type="float">
            <text:p>0.0556211</text:p>
          </table:table-cell>
        </table:table-row>
        <table:table-row table:style-name="ro1">
          <table:table-cell office:value-type="float" office:value="0.0882865" calcext:value-type="float">
            <text:p>0.0882865</text:p>
          </table:table-cell>
          <table:table-cell office:value-type="float" office:value="0.1107756" calcext:value-type="float">
            <text:p>0.1107756</text:p>
          </table:table-cell>
          <table:table-cell office:value-type="float" office:value="0.1224992" calcext:value-type="float">
            <text:p>0.1224992</text:p>
          </table:table-cell>
          <table:table-cell office:value-type="float" office:value="0.0495609" calcext:value-type="float">
            <text:p>0.0495609</text:p>
          </table:table-cell>
          <table:table-cell office:value-type="float" office:value="0.0759013" calcext:value-type="float">
            <text:p>0.0759013</text:p>
          </table:table-cell>
        </table:table-row>
        <table:table-row table:style-name="ro1">
          <table:table-cell office:value-type="float" office:value="0.1019159" calcext:value-type="float">
            <text:p>0.1019159</text:p>
          </table:table-cell>
          <table:table-cell office:value-type="float" office:value="0.0919525" calcext:value-type="float">
            <text:p>0.0919525</text:p>
          </table:table-cell>
          <table:table-cell office:value-type="float" office:value="0.1117246" calcext:value-type="float">
            <text:p>0.1117246</text:p>
          </table:table-cell>
          <table:table-cell office:value-type="float" office:value="0.0795871" calcext:value-type="float">
            <text:p>0.0795871</text:p>
          </table:table-cell>
          <table:table-cell office:value-type="float" office:value="0.0753576" calcext:value-type="float">
            <text:p>0.0753576</text:p>
          </table:table-cell>
        </table:table-row>
        <table:table-row table:style-name="ro1">
          <table:table-cell office:value-type="float" office:value="0.1089921" calcext:value-type="float">
            <text:p>0.1089921</text:p>
          </table:table-cell>
          <table:table-cell office:value-type="float" office:value="0.0970315" calcext:value-type="float">
            <text:p>0.0970315</text:p>
          </table:table-cell>
          <table:table-cell office:value-type="float" office:value="0.0911558" calcext:value-type="float">
            <text:p>0.0911558</text:p>
          </table:table-cell>
          <table:table-cell office:value-type="float" office:value="0.0307747" calcext:value-type="float">
            <text:p>0.0307747</text:p>
          </table:table-cell>
          <table:table-cell office:value-type="float" office:value="0.077014" calcext:value-type="float">
            <text:p>0.077014</text:p>
          </table:table-cell>
        </table:table-row>
        <table:table-row table:style-name="ro1">
          <table:table-cell office:value-type="float" office:value="0.0969887" calcext:value-type="float">
            <text:p>0.0969887</text:p>
          </table:table-cell>
          <table:table-cell office:value-type="float" office:value="0.0764233" calcext:value-type="float">
            <text:p>0.0764233</text:p>
          </table:table-cell>
          <table:table-cell office:value-type="float" office:value="0.0357696" calcext:value-type="float">
            <text:p>0.0357696</text:p>
          </table:table-cell>
          <table:table-cell office:value-type="float" office:value="0.106194" calcext:value-type="float">
            <text:p>0.106194</text:p>
          </table:table-cell>
          <table:table-cell office:value-type="float" office:value="0.0926095" calcext:value-type="float">
            <text:p>0.0926095</text:p>
          </table:table-cell>
        </table:table-row>
        <table:table-row table:style-name="ro1">
          <table:table-cell office:value-type="float" office:value="0.1109965" calcext:value-type="float">
            <text:p>0.1109965</text:p>
          </table:table-cell>
          <table:table-cell office:value-type="float" office:value="0.1065261" calcext:value-type="float">
            <text:p>0.1065261</text:p>
          </table:table-cell>
          <table:table-cell office:value-type="float" office:value="0.0781785" calcext:value-type="float">
            <text:p>0.0781785</text:p>
          </table:table-cell>
          <table:table-cell office:value-type="float" office:value="0.0811299" calcext:value-type="float">
            <text:p>0.0811299</text:p>
          </table:table-cell>
          <table:table-cell office:value-type="float" office:value="0.0758809" calcext:value-type="float">
            <text:p>0.0758809</text:p>
          </table:table-cell>
        </table:table-row>
        <table:table-row table:style-name="ro1">
          <table:table-cell office:value-type="float" office:value="0.1122949" calcext:value-type="float">
            <text:p>0.1122949</text:p>
          </table:table-cell>
          <table:table-cell office:value-type="float" office:value="0.0847401" calcext:value-type="float">
            <text:p>0.0847401</text:p>
          </table:table-cell>
          <table:table-cell office:value-type="float" office:value="0.0840858" calcext:value-type="float">
            <text:p>0.0840858</text:p>
          </table:table-cell>
          <table:table-cell office:value-type="float" office:value="0.02081" calcext:value-type="float">
            <text:p>0.02081</text:p>
          </table:table-cell>
          <table:table-cell office:value-type="float" office:value="0.0550144" calcext:value-type="float">
            <text:p>0.0550144</text:p>
          </table:table-cell>
        </table:table-row>
        <table:table-row table:style-name="ro1">
          <table:table-cell office:value-type="float" office:value="0.1196969" calcext:value-type="float">
            <text:p>0.1196969</text:p>
          </table:table-cell>
          <table:table-cell office:value-type="float" office:value="0.1122523" calcext:value-type="float">
            <text:p>0.1122523</text:p>
          </table:table-cell>
          <table:table-cell office:value-type="float" office:value="0.0867358" calcext:value-type="float">
            <text:p>0.0867358</text:p>
          </table:table-cell>
          <table:table-cell office:value-type="float" office:value="0.0966745" calcext:value-type="float">
            <text:p>0.0966745</text:p>
          </table:table-cell>
          <table:table-cell office:value-type="float" office:value="0.070726" calcext:value-type="float">
            <text:p>0.070726</text:p>
          </table:table-cell>
        </table:table-row>
        <table:table-row table:style-name="ro1">
          <table:table-cell office:value-type="float" office:value="0.1039156" calcext:value-type="float">
            <text:p>0.1039156</text:p>
          </table:table-cell>
          <table:table-cell office:value-type="float" office:value="0.1127264" calcext:value-type="float">
            <text:p>0.1127264</text:p>
          </table:table-cell>
          <table:table-cell office:value-type="float" office:value="0.1086905" calcext:value-type="float">
            <text:p>0.1086905</text:p>
          </table:table-cell>
          <table:table-cell office:value-type="float" office:value="0.0836896" calcext:value-type="float">
            <text:p>0.0836896</text:p>
          </table:table-cell>
          <table:table-cell office:value-type="float" office:value="0.0726942" calcext:value-type="float">
            <text:p>0.0726942</text:p>
          </table:table-cell>
        </table:table-row>
        <table:table-row table:style-name="ro1">
          <table:table-cell office:value-type="float" office:value="0.0914133" calcext:value-type="float">
            <text:p>0.0914133</text:p>
          </table:table-cell>
          <table:table-cell office:value-type="float" office:value="0.0889849" calcext:value-type="float">
            <text:p>0.0889849</text:p>
          </table:table-cell>
          <table:table-cell office:value-type="float" office:value="0.0875042" calcext:value-type="float">
            <text:p>0.0875042</text:p>
          </table:table-cell>
          <table:table-cell office:value-type="float" office:value="0.0467661" calcext:value-type="float">
            <text:p>0.0467661</text:p>
          </table:table-cell>
          <table:table-cell office:value-type="float" office:value="0.1004602" calcext:value-type="float">
            <text:p>0.1004602</text:p>
          </table:table-cell>
        </table:table-row>
        <table:table-row table:style-name="ro1">
          <table:table-cell office:value-type="float" office:value="0.116102" calcext:value-type="float">
            <text:p>0.116102</text:p>
          </table:table-cell>
          <table:table-cell office:value-type="float" office:value="0.099942" calcext:value-type="float">
            <text:p>0.099942</text:p>
          </table:table-cell>
          <table:table-cell office:value-type="float" office:value="0.101071" calcext:value-type="float">
            <text:p>0.101071</text:p>
          </table:table-cell>
          <table:table-cell office:value-type="float" office:value="0.1689443" calcext:value-type="float">
            <text:p>0.1689443</text:p>
          </table:table-cell>
          <table:table-cell office:value-type="float" office:value="0.0727408" calcext:value-type="float">
            <text:p>0.0727408</text:p>
          </table:table-cell>
        </table:table-row>
        <table:table-row table:style-name="ro1">
          <table:table-cell office:value-type="float" office:value="0.1051469" calcext:value-type="float">
            <text:p>0.1051469</text:p>
          </table:table-cell>
          <table:table-cell office:value-type="float" office:value="0.0814963" calcext:value-type="float">
            <text:p>0.0814963</text:p>
          </table:table-cell>
          <table:table-cell office:value-type="float" office:value="0.107014" calcext:value-type="float">
            <text:p>0.107014</text:p>
          </table:table-cell>
          <table:table-cell office:value-type="float" office:value="0.0654945" calcext:value-type="float">
            <text:p>0.0654945</text:p>
          </table:table-cell>
          <table:table-cell office:value-type="float" office:value="0.0637075" calcext:value-type="float">
            <text:p>0.0637075</text:p>
          </table:table-cell>
        </table:table-row>
        <table:table-row table:style-name="ro1">
          <table:table-cell office:value-type="float" office:value="0.0884068" calcext:value-type="float">
            <text:p>0.0884068</text:p>
          </table:table-cell>
          <table:table-cell office:value-type="float" office:value="0.118986" calcext:value-type="float">
            <text:p>0.118986</text:p>
          </table:table-cell>
          <table:table-cell office:value-type="float" office:value="0.0932211" calcext:value-type="float">
            <text:p>0.0932211</text:p>
          </table:table-cell>
          <table:table-cell office:value-type="float" office:value="0.1304898" calcext:value-type="float">
            <text:p>0.1304898</text:p>
          </table:table-cell>
          <table:table-cell office:value-type="float" office:value="0.0700553" calcext:value-type="float">
            <text:p>0.0700553</text:p>
          </table:table-cell>
        </table:table-row>
        <table:table-row table:style-name="ro1">
          <table:table-cell office:value-type="float" office:value="0.1042387" calcext:value-type="float">
            <text:p>0.1042387</text:p>
          </table:table-cell>
          <table:table-cell office:value-type="float" office:value="0.1120681" calcext:value-type="float">
            <text:p>0.1120681</text:p>
          </table:table-cell>
          <table:table-cell office:value-type="float" office:value="0.0960849" calcext:value-type="float">
            <text:p>0.0960849</text:p>
          </table:table-cell>
          <table:table-cell office:value-type="float" office:value="0.0770637" calcext:value-type="float">
            <text:p>0.0770637</text:p>
          </table:table-cell>
          <table:table-cell office:value-type="float" office:value="0.0913921" calcext:value-type="float">
            <text:p>0.0913921</text:p>
          </table:table-cell>
        </table:table-row>
        <table:table-row table:style-name="ro1">
          <table:table-cell office:value-type="float" office:value="0.1072017" calcext:value-type="float">
            <text:p>0.1072017</text:p>
          </table:table-cell>
          <table:table-cell office:value-type="float" office:value="0.0657939" calcext:value-type="float">
            <text:p>0.0657939</text:p>
          </table:table-cell>
          <table:table-cell office:value-type="float" office:value="0.1345336" calcext:value-type="float">
            <text:p>0.1345336</text:p>
          </table:table-cell>
          <table:table-cell office:value-type="float" office:value="0.1504627" calcext:value-type="float">
            <text:p>0.1504627</text:p>
          </table:table-cell>
          <table:table-cell office:value-type="float" office:value="0.0732319" calcext:value-type="float">
            <text:p>0.0732319</text:p>
          </table:table-cell>
        </table:table-row>
        <table:table-row table:style-name="ro1">
          <table:table-cell office:value-type="float" office:value="0.093902" calcext:value-type="float">
            <text:p>0.093902</text:p>
          </table:table-cell>
          <table:table-cell office:value-type="float" office:value="0.1175932" calcext:value-type="float">
            <text:p>0.1175932</text:p>
          </table:table-cell>
          <table:table-cell office:value-type="float" office:value="0.0739115" calcext:value-type="float">
            <text:p>0.0739115</text:p>
          </table:table-cell>
          <table:table-cell office:value-type="float" office:value="0.0844056" calcext:value-type="float">
            <text:p>0.0844056</text:p>
          </table:table-cell>
          <table:table-cell office:value-type="float" office:value="0.0655202" calcext:value-type="float">
            <text:p>0.0655202</text:p>
          </table:table-cell>
        </table:table-row>
        <table:table-row table:style-name="ro1">
          <table:table-cell office:value-type="float" office:value="0.1049466" calcext:value-type="float">
            <text:p>0.1049466</text:p>
          </table:table-cell>
          <table:table-cell office:value-type="float" office:value="0.10056" calcext:value-type="float">
            <text:p>0.10056</text:p>
          </table:table-cell>
          <table:table-cell office:value-type="float" office:value="0.086465" calcext:value-type="float">
            <text:p>0.086465</text:p>
          </table:table-cell>
          <table:table-cell office:value-type="float" office:value="0.0879057" calcext:value-type="float">
            <text:p>0.0879057</text:p>
          </table:table-cell>
          <table:table-cell office:value-type="float" office:value="0.0879999" calcext:value-type="float">
            <text:p>0.0879999</text:p>
          </table:table-cell>
        </table:table-row>
        <table:table-row table:style-name="ro1">
          <table:table-cell office:value-type="float" office:value="0.0972471" calcext:value-type="float">
            <text:p>0.0972471</text:p>
          </table:table-cell>
          <table:table-cell office:value-type="float" office:value="0.0769935" calcext:value-type="float">
            <text:p>0.0769935</text:p>
          </table:table-cell>
          <table:table-cell office:value-type="float" office:value="0.0540688" calcext:value-type="float">
            <text:p>0.0540688</text:p>
          </table:table-cell>
          <table:table-cell office:value-type="float" office:value="0.0510061" calcext:value-type="float">
            <text:p>0.0510061</text:p>
          </table:table-cell>
          <table:table-cell office:value-type="float" office:value="0.0626997" calcext:value-type="float">
            <text:p>0.0626997</text:p>
          </table:table-cell>
        </table:table-row>
        <table:table-row table:style-name="ro1">
          <table:table-cell office:value-type="float" office:value="0.103956" calcext:value-type="float">
            <text:p>0.103956</text:p>
          </table:table-cell>
          <table:table-cell office:value-type="float" office:value="0.0597223" calcext:value-type="float">
            <text:p>0.0597223</text:p>
          </table:table-cell>
          <table:table-cell office:value-type="float" office:value="0.1059817" calcext:value-type="float">
            <text:p>0.1059817</text:p>
          </table:table-cell>
          <table:table-cell office:value-type="float" office:value="0.040109" calcext:value-type="float">
            <text:p>0.040109</text:p>
          </table:table-cell>
          <table:table-cell office:value-type="float" office:value="0.0587878" calcext:value-type="float">
            <text:p>0.0587878</text:p>
          </table:table-cell>
        </table:table-row>
        <table:table-row table:style-name="ro1">
          <table:table-cell office:value-type="float" office:value="0.1047356" calcext:value-type="float">
            <text:p>0.1047356</text:p>
          </table:table-cell>
          <table:table-cell office:value-type="float" office:value="0.0967919" calcext:value-type="float">
            <text:p>0.0967919</text:p>
          </table:table-cell>
          <table:table-cell office:value-type="float" office:value="0.0645815" calcext:value-type="float">
            <text:p>0.0645815</text:p>
          </table:table-cell>
          <table:table-cell office:value-type="float" office:value="0.0306047" calcext:value-type="float">
            <text:p>0.0306047</text:p>
          </table:table-cell>
          <table:table-cell office:value-type="float" office:value="0.0861156" calcext:value-type="float">
            <text:p>0.0861156</text:p>
          </table:table-cell>
        </table:table-row>
        <table:table-row table:style-name="ro1">
          <table:table-cell office:value-type="float" office:value="0.1089338" calcext:value-type="float">
            <text:p>0.1089338</text:p>
          </table:table-cell>
          <table:table-cell office:value-type="float" office:value="0.1130051" calcext:value-type="float">
            <text:p>0.1130051</text:p>
          </table:table-cell>
          <table:table-cell office:value-type="float" office:value="0.0848785" calcext:value-type="float">
            <text:p>0.0848785</text:p>
          </table:table-cell>
          <table:table-cell office:value-type="float" office:value="0.1044017" calcext:value-type="float">
            <text:p>0.1044017</text:p>
          </table:table-cell>
          <table:table-cell office:value-type="float" office:value="0.047535" calcext:value-type="float">
            <text:p>0.047535</text:p>
          </table:table-cell>
        </table:table-row>
        <table:table-row table:style-name="ro1">
          <table:table-cell office:value-type="float" office:value="0.111434" calcext:value-type="float">
            <text:p>0.111434</text:p>
          </table:table-cell>
          <table:table-cell office:value-type="float" office:value="0.1506826" calcext:value-type="float">
            <text:p>0.1506826</text:p>
          </table:table-cell>
          <table:table-cell office:value-type="float" office:value="0.1113979" calcext:value-type="float">
            <text:p>0.1113979</text:p>
          </table:table-cell>
          <table:table-cell office:value-type="float" office:value="0.0616545" calcext:value-type="float">
            <text:p>0.0616545</text:p>
          </table:table-cell>
          <table:table-cell office:value-type="float" office:value="0.0707126" calcext:value-type="float">
            <text:p>0.0707126</text:p>
          </table:table-cell>
        </table:table-row>
        <table:table-row table:style-name="ro1">
          <table:table-cell office:value-type="float" office:value="0.1148347" calcext:value-type="float">
            <text:p>0.1148347</text:p>
          </table:table-cell>
          <table:table-cell office:value-type="float" office:value="0.0871036" calcext:value-type="float">
            <text:p>0.0871036</text:p>
          </table:table-cell>
          <table:table-cell office:value-type="float" office:value="0.0854363" calcext:value-type="float">
            <text:p>0.0854363</text:p>
          </table:table-cell>
          <table:table-cell office:value-type="float" office:value="0.0289168" calcext:value-type="float">
            <text:p>0.0289168</text:p>
          </table:table-cell>
          <table:table-cell office:value-type="float" office:value="0.0612871" calcext:value-type="float">
            <text:p>0.0612871</text:p>
          </table:table-cell>
        </table:table-row>
        <table:table-row table:style-name="ro1">
          <table:table-cell office:value-type="float" office:value="0.1194652" calcext:value-type="float">
            <text:p>0.1194652</text:p>
          </table:table-cell>
          <table:table-cell office:value-type="float" office:value="0.0750166" calcext:value-type="float">
            <text:p>0.0750166</text:p>
          </table:table-cell>
          <table:table-cell office:value-type="float" office:value="0.0633171" calcext:value-type="float">
            <text:p>0.0633171</text:p>
          </table:table-cell>
          <table:table-cell office:value-type="float" office:value="0.0907712" calcext:value-type="float">
            <text:p>0.0907712</text:p>
          </table:table-cell>
          <table:table-cell office:value-type="float" office:value="0.0443657" calcext:value-type="float">
            <text:p>0.0443657</text:p>
          </table:table-cell>
        </table:table-row>
        <table:table-row table:style-name="ro1">
          <table:table-cell office:value-type="float" office:value="0.120085" calcext:value-type="float">
            <text:p>0.120085</text:p>
          </table:table-cell>
          <table:table-cell office:value-type="float" office:value="0.1152206" calcext:value-type="float">
            <text:p>0.1152206</text:p>
          </table:table-cell>
          <table:table-cell office:value-type="float" office:value="0.0930009" calcext:value-type="float">
            <text:p>0.0930009</text:p>
          </table:table-cell>
          <table:table-cell office:value-type="float" office:value="0.0806117" calcext:value-type="float">
            <text:p>0.0806117</text:p>
          </table:table-cell>
          <table:table-cell office:value-type="float" office:value="0.0531024" calcext:value-type="float">
            <text:p>0.0531024</text:p>
          </table:table-cell>
        </table:table-row>
        <table:table-row table:style-name="ro1">
          <table:table-cell office:value-type="float" office:value="0.0917702" calcext:value-type="float">
            <text:p>0.0917702</text:p>
          </table:table-cell>
          <table:table-cell office:value-type="float" office:value="0.0992015" calcext:value-type="float">
            <text:p>0.0992015</text:p>
          </table:table-cell>
          <table:table-cell office:value-type="float" office:value="0.101488" calcext:value-type="float">
            <text:p>0.101488</text:p>
          </table:table-cell>
          <table:table-cell office:value-type="float" office:value="0.1213182" calcext:value-type="float">
            <text:p>0.1213182</text:p>
          </table:table-cell>
          <table:table-cell office:value-type="float" office:value="0.0487351" calcext:value-type="float">
            <text:p>0.0487351</text:p>
          </table:table-cell>
        </table:table-row>
        <table:table-row table:style-name="ro1">
          <table:table-cell office:value-type="float" office:value="0.0889369" calcext:value-type="float">
            <text:p>0.0889369</text:p>
          </table:table-cell>
          <table:table-cell office:value-type="float" office:value="0.0820843" calcext:value-type="float">
            <text:p>0.0820843</text:p>
          </table:table-cell>
          <table:table-cell office:value-type="float" office:value="0.0915192" calcext:value-type="float">
            <text:p>0.0915192</text:p>
          </table:table-cell>
          <table:table-cell office:value-type="float" office:value="0.0334115" calcext:value-type="float">
            <text:p>0.0334115</text:p>
          </table:table-cell>
          <table:table-cell office:value-type="float" office:value="0.075778" calcext:value-type="float">
            <text:p>0.075778</text:p>
          </table:table-cell>
        </table:table-row>
        <table:table-row table:style-name="ro1">
          <table:table-cell office:value-type="float" office:value="0.0979947" calcext:value-type="float">
            <text:p>0.0979947</text:p>
          </table:table-cell>
          <table:table-cell office:value-type="float" office:value="0.0842834" calcext:value-type="float">
            <text:p>0.0842834</text:p>
          </table:table-cell>
          <table:table-cell office:value-type="float" office:value="0.0784015" calcext:value-type="float">
            <text:p>0.0784015</text:p>
          </table:table-cell>
          <table:table-cell office:value-type="float" office:value="0.0879317" calcext:value-type="float">
            <text:p>0.0879317</text:p>
          </table:table-cell>
          <table:table-cell office:value-type="float" office:value="0.0591161" calcext:value-type="float">
            <text:p>0.0591161</text:p>
          </table:table-cell>
        </table:table-row>
        <table:table-row table:style-name="ro1">
          <table:table-cell office:value-type="float" office:value="0.0962877" calcext:value-type="float">
            <text:p>0.0962877</text:p>
          </table:table-cell>
          <table:table-cell office:value-type="float" office:value="0.0751284" calcext:value-type="float">
            <text:p>0.0751284</text:p>
          </table:table-cell>
          <table:table-cell office:value-type="float" office:value="0.116478" calcext:value-type="float">
            <text:p>0.116478</text:p>
          </table:table-cell>
          <table:table-cell office:value-type="float" office:value="0.0401113" calcext:value-type="float">
            <text:p>0.0401113</text:p>
          </table:table-cell>
          <table:table-cell office:value-type="float" office:value="0.0646554" calcext:value-type="float">
            <text:p>0.0646554</text:p>
          </table:table-cell>
        </table:table-row>
        <table:table-row table:style-name="ro1">
          <table:table-cell office:value-type="float" office:value="0.1061226" calcext:value-type="float">
            <text:p>0.1061226</text:p>
          </table:table-cell>
          <table:table-cell office:value-type="float" office:value="0.1007109" calcext:value-type="float">
            <text:p>0.1007109</text:p>
          </table:table-cell>
          <table:table-cell office:value-type="float" office:value="0.0864356" calcext:value-type="float">
            <text:p>0.0864356</text:p>
          </table:table-cell>
          <table:table-cell office:value-type="float" office:value="0.0284699" calcext:value-type="float">
            <text:p>0.0284699</text:p>
          </table:table-cell>
          <table:table-cell office:value-type="float" office:value="0.0499502" calcext:value-type="float">
            <text:p>0.0499502</text:p>
          </table:table-cell>
        </table:table-row>
        <table:table-row table:style-name="ro1">
          <table:table-cell office:value-type="float" office:value="0.0833751" calcext:value-type="float">
            <text:p>0.0833751</text:p>
          </table:table-cell>
          <table:table-cell office:value-type="float" office:value="0.1480137" calcext:value-type="float">
            <text:p>0.1480137</text:p>
          </table:table-cell>
          <table:table-cell office:value-type="float" office:value="0.0974785" calcext:value-type="float">
            <text:p>0.0974785</text:p>
          </table:table-cell>
          <table:table-cell office:value-type="float" office:value="0.067395" calcext:value-type="float">
            <text:p>0.067395</text:p>
          </table:table-cell>
          <table:table-cell office:value-type="float" office:value="0.0539999" calcext:value-type="float">
            <text:p>0.0539999</text:p>
          </table:table-cell>
        </table:table-row>
        <table:table-row table:style-name="ro1">
          <table:table-cell office:value-type="float" office:value="0.0809584" calcext:value-type="float">
            <text:p>0.0809584</text:p>
          </table:table-cell>
          <table:table-cell office:value-type="float" office:value="0.108621" calcext:value-type="float">
            <text:p>0.108621</text:p>
          </table:table-cell>
          <table:table-cell office:value-type="float" office:value="0.1065438" calcext:value-type="float">
            <text:p>0.1065438</text:p>
          </table:table-cell>
          <table:table-cell office:value-type="float" office:value="0.0677049" calcext:value-type="float">
            <text:p>0.0677049</text:p>
          </table:table-cell>
          <table:table-cell office:value-type="float" office:value="0.0580516" calcext:value-type="float">
            <text:p>0.0580516</text:p>
          </table:table-cell>
        </table:table-row>
        <table:table-row table:style-name="ro1">
          <table:table-cell office:value-type="float" office:value="0.1074879" calcext:value-type="float">
            <text:p>0.1074879</text:p>
          </table:table-cell>
          <table:table-cell office:value-type="float" office:value="0.0819274" calcext:value-type="float">
            <text:p>0.0819274</text:p>
          </table:table-cell>
          <table:table-cell office:value-type="float" office:value="0.0517551" calcext:value-type="float">
            <text:p>0.0517551</text:p>
          </table:table-cell>
          <table:table-cell office:value-type="float" office:value="0.0885481" calcext:value-type="float">
            <text:p>0.0885481</text:p>
          </table:table-cell>
          <table:table-cell office:value-type="float" office:value="0.0733243" calcext:value-type="float">
            <text:p>0.0733243</text:p>
          </table:table-cell>
        </table:table-row>
        <table:table-row table:style-name="ro1">
          <table:table-cell office:value-type="float" office:value="0.0980078" calcext:value-type="float">
            <text:p>0.0980078</text:p>
          </table:table-cell>
          <table:table-cell office:value-type="float" office:value="0.0870531" calcext:value-type="float">
            <text:p>0.0870531</text:p>
          </table:table-cell>
          <table:table-cell office:value-type="float" office:value="0.0682302" calcext:value-type="float">
            <text:p>0.0682302</text:p>
          </table:table-cell>
          <table:table-cell office:value-type="float" office:value="0.1532235" calcext:value-type="float">
            <text:p>0.1532235</text:p>
          </table:table-cell>
          <table:table-cell office:value-type="float" office:value="0.0474685" calcext:value-type="float">
            <text:p>0.0474685</text:p>
          </table:table-cell>
        </table:table-row>
        <table:table-row table:style-name="ro1">
          <table:table-cell office:value-type="float" office:value="0.0795897" calcext:value-type="float">
            <text:p>0.0795897</text:p>
          </table:table-cell>
          <table:table-cell office:value-type="float" office:value="0.1131695" calcext:value-type="float">
            <text:p>0.1131695</text:p>
          </table:table-cell>
          <table:table-cell office:value-type="float" office:value="0.0796" calcext:value-type="float">
            <text:p>0.0796</text:p>
          </table:table-cell>
          <table:table-cell office:value-type="float" office:value="0.0341143" calcext:value-type="float">
            <text:p>0.0341143</text:p>
          </table:table-cell>
          <table:table-cell office:value-type="float" office:value="0.0657186" calcext:value-type="float">
            <text:p>0.0657186</text:p>
          </table:table-cell>
        </table:table-row>
        <table:table-row table:style-name="ro1">
          <table:table-cell office:value-type="float" office:value="0.0839869" calcext:value-type="float">
            <text:p>0.0839869</text:p>
          </table:table-cell>
          <table:table-cell office:value-type="float" office:value="0.0639355" calcext:value-type="float">
            <text:p>0.0639355</text:p>
          </table:table-cell>
          <table:table-cell office:value-type="float" office:value="0.064182" calcext:value-type="float">
            <text:p>0.064182</text:p>
          </table:table-cell>
          <table:table-cell office:value-type="float" office:value="0.0958442" calcext:value-type="float">
            <text:p>0.0958442</text:p>
          </table:table-cell>
          <table:table-cell office:value-type="float" office:value="0.0812021" calcext:value-type="float">
            <text:p>0.0812021</text:p>
          </table:table-cell>
        </table:table-row>
        <table:table-row table:style-name="ro1">
          <table:table-cell office:value-type="float" office:value="0.0873043" calcext:value-type="float">
            <text:p>0.0873043</text:p>
          </table:table-cell>
          <table:table-cell office:value-type="float" office:value="0.1032483" calcext:value-type="float">
            <text:p>0.1032483</text:p>
          </table:table-cell>
          <table:table-cell office:value-type="float" office:value="0.0881463" calcext:value-type="float">
            <text:p>0.0881463</text:p>
          </table:table-cell>
          <table:table-cell office:value-type="float" office:value="0.0446901" calcext:value-type="float">
            <text:p>0.0446901</text:p>
          </table:table-cell>
          <table:table-cell office:value-type="float" office:value="0.0439238" calcext:value-type="float">
            <text:p>0.0439238</text:p>
          </table:table-cell>
        </table:table-row>
        <table:table-row table:style-name="ro1">
          <table:table-cell office:value-type="float" office:value="0.0830597" calcext:value-type="float">
            <text:p>0.0830597</text:p>
          </table:table-cell>
          <table:table-cell office:value-type="float" office:value="0.1084659" calcext:value-type="float">
            <text:p>0.1084659</text:p>
          </table:table-cell>
          <table:table-cell office:value-type="float" office:value="0.0914252" calcext:value-type="float">
            <text:p>0.0914252</text:p>
          </table:table-cell>
          <table:table-cell office:value-type="float" office:value="0.1216769" calcext:value-type="float">
            <text:p>0.1216769</text:p>
          </table:table-cell>
          <table:table-cell office:value-type="float" office:value="0.0474478" calcext:value-type="float">
            <text:p>0.0474478</text:p>
          </table:table-cell>
        </table:table-row>
        <table:table-row table:style-name="ro1">
          <table:table-cell office:value-type="float" office:value="0.0891662" calcext:value-type="float">
            <text:p>0.0891662</text:p>
          </table:table-cell>
          <table:table-cell office:value-type="float" office:value="0.1101621" calcext:value-type="float">
            <text:p>0.1101621</text:p>
          </table:table-cell>
          <table:table-cell office:value-type="float" office:value="0.115031" calcext:value-type="float">
            <text:p>0.115031</text:p>
          </table:table-cell>
          <table:table-cell office:value-type="float" office:value="0.0778876" calcext:value-type="float">
            <text:p>0.0778876</text:p>
          </table:table-cell>
          <table:table-cell office:value-type="float" office:value="0.0745222" calcext:value-type="float">
            <text:p>0.0745222</text:p>
          </table:table-cell>
        </table:table-row>
        <table:table-row table:style-name="ro1">
          <table:table-cell office:value-type="float" office:value="0.0732057" calcext:value-type="float">
            <text:p>0.0732057</text:p>
          </table:table-cell>
          <table:table-cell office:value-type="float" office:value="0.1043122" calcext:value-type="float">
            <text:p>0.1043122</text:p>
          </table:table-cell>
          <table:table-cell office:value-type="float" office:value="0.0931127" calcext:value-type="float">
            <text:p>0.0931127</text:p>
          </table:table-cell>
          <table:table-cell office:value-type="float" office:value="0.0418052" calcext:value-type="float">
            <text:p>0.0418052</text:p>
          </table:table-cell>
          <table:table-cell office:value-type="float" office:value="0.0376393" calcext:value-type="float">
            <text:p>0.0376393</text:p>
          </table:table-cell>
        </table:table-row>
        <table:table-row table:style-name="ro1">
          <table:table-cell office:value-type="float" office:value="0.0854299" calcext:value-type="float">
            <text:p>0.0854299</text:p>
          </table:table-cell>
          <table:table-cell office:value-type="float" office:value="0.0889741" calcext:value-type="float">
            <text:p>0.0889741</text:p>
          </table:table-cell>
          <table:table-cell office:value-type="float" office:value="0.0822789" calcext:value-type="float">
            <text:p>0.0822789</text:p>
          </table:table-cell>
          <table:table-cell office:value-type="float" office:value="0.0502663" calcext:value-type="float">
            <text:p>0.0502663</text:p>
          </table:table-cell>
          <table:table-cell office:value-type="float" office:value="0.064239" calcext:value-type="float">
            <text:p>0.064239</text:p>
          </table:table-cell>
        </table:table-row>
        <table:table-row table:style-name="ro1">
          <table:table-cell office:value-type="float" office:value="0.0903711" calcext:value-type="float">
            <text:p>0.0903711</text:p>
          </table:table-cell>
          <table:table-cell office:value-type="float" office:value="0.0989218" calcext:value-type="float">
            <text:p>0.0989218</text:p>
          </table:table-cell>
          <table:table-cell office:value-type="float" office:value="0.0854376" calcext:value-type="float">
            <text:p>0.0854376</text:p>
          </table:table-cell>
          <table:table-cell office:value-type="float" office:value="0.0269938" calcext:value-type="float">
            <text:p>0.0269938</text:p>
          </table:table-cell>
          <table:table-cell office:value-type="float" office:value="0.0446373" calcext:value-type="float">
            <text:p>0.0446373</text:p>
          </table:table-cell>
        </table:table-row>
        <table:table-row table:style-name="ro1">
          <table:table-cell office:value-type="float" office:value="0.0953948" calcext:value-type="float">
            <text:p>0.0953948</text:p>
          </table:table-cell>
          <table:table-cell office:value-type="float" office:value="0.0779953" calcext:value-type="float">
            <text:p>0.0779953</text:p>
          </table:table-cell>
          <table:table-cell office:value-type="float" office:value="0.0730729" calcext:value-type="float">
            <text:p>0.0730729</text:p>
          </table:table-cell>
          <table:table-cell office:value-type="float" office:value="0.0368774" calcext:value-type="float">
            <text:p>0.0368774</text:p>
          </table:table-cell>
          <table:table-cell office:value-type="float" office:value="0.0456213" calcext:value-type="float">
            <text:p>0.0456213</text:p>
          </table:table-cell>
        </table:table-row>
        <table:table-row table:style-name="ro1">
          <table:table-cell office:value-type="float" office:value="0.0974877" calcext:value-type="float">
            <text:p>0.0974877</text:p>
          </table:table-cell>
          <table:table-cell office:value-type="float" office:value="0.0691494" calcext:value-type="float">
            <text:p>0.0691494</text:p>
          </table:table-cell>
          <table:table-cell office:value-type="float" office:value="0.1015298" calcext:value-type="float">
            <text:p>0.1015298</text:p>
          </table:table-cell>
          <table:table-cell office:value-type="float" office:value="0.0231039" calcext:value-type="float">
            <text:p>0.0231039</text:p>
          </table:table-cell>
          <table:table-cell office:value-type="float" office:value="0.0632773" calcext:value-type="float">
            <text:p>0.0632773</text:p>
          </table:table-cell>
        </table:table-row>
        <table:table-row table:style-name="ro1">
          <table:table-cell office:value-type="float" office:value="0.0912891" calcext:value-type="float">
            <text:p>0.0912891</text:p>
          </table:table-cell>
          <table:table-cell office:value-type="float" office:value="0.1295739" calcext:value-type="float">
            <text:p>0.1295739</text:p>
          </table:table-cell>
          <table:table-cell office:value-type="float" office:value="0.1080089" calcext:value-type="float">
            <text:p>0.1080089</text:p>
          </table:table-cell>
          <table:table-cell office:value-type="float" office:value="0.0428838" calcext:value-type="float">
            <text:p>0.0428838</text:p>
          </table:table-cell>
          <table:table-cell office:value-type="float" office:value="0.0758013" calcext:value-type="float">
            <text:p>0.0758013</text:p>
          </table:table-cell>
        </table:table-row>
        <table:table-row table:style-name="ro1">
          <table:table-cell office:value-type="float" office:value="0.0790451" calcext:value-type="float">
            <text:p>0.0790451</text:p>
          </table:table-cell>
          <table:table-cell office:value-type="float" office:value="0.1113333" calcext:value-type="float">
            <text:p>0.1113333</text:p>
          </table:table-cell>
          <table:table-cell office:value-type="float" office:value="0.0869077" calcext:value-type="float">
            <text:p>0.0869077</text:p>
          </table:table-cell>
          <table:table-cell office:value-type="float" office:value="0.080441" calcext:value-type="float">
            <text:p>0.080441</text:p>
          </table:table-cell>
          <table:table-cell office:value-type="float" office:value="0.0615498" calcext:value-type="float">
            <text:p>0.0615498</text:p>
          </table:table-cell>
        </table:table-row>
        <table:table-row table:style-name="ro1">
          <table:table-cell office:value-type="float" office:value="0.0985659" calcext:value-type="float">
            <text:p>0.0985659</text:p>
          </table:table-cell>
          <table:table-cell office:value-type="float" office:value="0.122273" calcext:value-type="float">
            <text:p>0.122273</text:p>
          </table:table-cell>
          <table:table-cell office:value-type="float" office:value="0.0712578" calcext:value-type="float">
            <text:p>0.0712578</text:p>
          </table:table-cell>
          <table:table-cell office:value-type="float" office:value="0.058594" calcext:value-type="float">
            <text:p>0.058594</text:p>
          </table:table-cell>
          <table:table-cell office:value-type="float" office:value="0.0743632" calcext:value-type="float">
            <text:p>0.0743632</text:p>
          </table:table-cell>
        </table:table-row>
        <table:table-row table:style-name="ro1">
          <table:table-cell office:value-type="float" office:value="0.0858272" calcext:value-type="float">
            <text:p>0.0858272</text:p>
          </table:table-cell>
          <table:table-cell office:value-type="float" office:value="0.1036467" calcext:value-type="float">
            <text:p>0.1036467</text:p>
          </table:table-cell>
          <table:table-cell office:value-type="float" office:value="0.0707644" calcext:value-type="float">
            <text:p>0.0707644</text:p>
          </table:table-cell>
          <table:table-cell office:value-type="float" office:value="0.0147116" calcext:value-type="float">
            <text:p>0.0147116</text:p>
          </table:table-cell>
          <table:table-cell office:value-type="float" office:value="0.0752405" calcext:value-type="float">
            <text:p>0.0752405</text:p>
          </table:table-cell>
        </table:table-row>
        <table:table-row table:style-name="ro1">
          <table:table-cell office:value-type="float" office:value="0.086692" calcext:value-type="float">
            <text:p>0.086692</text:p>
          </table:table-cell>
          <table:table-cell office:value-type="float" office:value="0.1294016" calcext:value-type="float">
            <text:p>0.1294016</text:p>
          </table:table-cell>
          <table:table-cell office:value-type="float" office:value="0.0402885" calcext:value-type="float">
            <text:p>0.0402885</text:p>
          </table:table-cell>
          <table:table-cell office:value-type="float" office:value="0.1011804" calcext:value-type="float">
            <text:p>0.1011804</text:p>
          </table:table-cell>
          <table:table-cell office:value-type="float" office:value="0.0772631" calcext:value-type="float">
            <text:p>0.0772631</text:p>
          </table:table-cell>
        </table:table-row>
        <table:table-row table:style-name="ro1">
          <table:table-cell office:value-type="float" office:value="0.0963787" calcext:value-type="float">
            <text:p>0.0963787</text:p>
          </table:table-cell>
          <table:table-cell office:value-type="float" office:value="0.0939169" calcext:value-type="float">
            <text:p>0.0939169</text:p>
          </table:table-cell>
          <table:table-cell office:value-type="float" office:value="0.0848422" calcext:value-type="float">
            <text:p>0.0848422</text:p>
          </table:table-cell>
          <table:table-cell office:value-type="float" office:value="0.0644202" calcext:value-type="float">
            <text:p>0.0644202</text:p>
          </table:table-cell>
          <table:table-cell office:value-type="float" office:value="0.0654981" calcext:value-type="float">
            <text:p>0.0654981</text:p>
          </table:table-cell>
        </table:table-row>
        <table:table-row table:style-name="ro1">
          <table:table-cell office:value-type="float" office:value="0.1023006" calcext:value-type="float">
            <text:p>0.1023006</text:p>
          </table:table-cell>
          <table:table-cell office:value-type="float" office:value="0.0843433" calcext:value-type="float">
            <text:p>0.0843433</text:p>
          </table:table-cell>
          <table:table-cell office:value-type="float" office:value="0.0700955" calcext:value-type="float">
            <text:p>0.0700955</text:p>
          </table:table-cell>
          <table:table-cell office:value-type="float" office:value="0.0953814" calcext:value-type="float">
            <text:p>0.0953814</text:p>
          </table:table-cell>
          <table:table-cell office:value-type="float" office:value="0.0525775" calcext:value-type="float">
            <text:p>0.0525775</text:p>
          </table:table-cell>
        </table:table-row>
        <table:table-row table:style-name="ro1">
          <table:table-cell office:value-type="float" office:value="0.0908821" calcext:value-type="float">
            <text:p>0.0908821</text:p>
          </table:table-cell>
          <table:table-cell office:value-type="float" office:value="0.0973635" calcext:value-type="float">
            <text:p>0.0973635</text:p>
          </table:table-cell>
          <table:table-cell office:value-type="float" office:value="0.0410422" calcext:value-type="float">
            <text:p>0.0410422</text:p>
          </table:table-cell>
          <table:table-cell office:value-type="float" office:value="0.0581794" calcext:value-type="float">
            <text:p>0.0581794</text:p>
          </table:table-cell>
          <table:table-cell office:value-type="float" office:value="0.0742927" calcext:value-type="float">
            <text:p>0.0742927</text:p>
          </table:table-cell>
        </table:table-row>
        <table:table-row table:style-name="ro1">
          <table:table-cell office:value-type="float" office:value="0.0901387" calcext:value-type="float">
            <text:p>0.0901387</text:p>
          </table:table-cell>
          <table:table-cell office:value-type="float" office:value="0.1270837" calcext:value-type="float">
            <text:p>0.1270837</text:p>
          </table:table-cell>
          <table:table-cell office:value-type="float" office:value="0.034785" calcext:value-type="float">
            <text:p>0.034785</text:p>
          </table:table-cell>
          <table:table-cell office:value-type="float" office:value="0.0429264" calcext:value-type="float">
            <text:p>0.0429264</text:p>
          </table:table-cell>
          <table:table-cell office:value-type="float" office:value="0.0600024" calcext:value-type="float">
            <text:p>0.0600024</text:p>
          </table:table-cell>
        </table:table-row>
        <table:table-row table:style-name="ro1">
          <table:table-cell office:value-type="float" office:value="0.0964305" calcext:value-type="float">
            <text:p>0.0964305</text:p>
          </table:table-cell>
          <table:table-cell office:value-type="float" office:value="0.1331141" calcext:value-type="float">
            <text:p>0.1331141</text:p>
          </table:table-cell>
          <table:table-cell office:value-type="float" office:value="0.0647802" calcext:value-type="float">
            <text:p>0.0647802</text:p>
          </table:table-cell>
          <table:table-cell office:value-type="float" office:value="0.1187145" calcext:value-type="float">
            <text:p>0.1187145</text:p>
          </table:table-cell>
          <table:table-cell office:value-type="float" office:value="0.0466851" calcext:value-type="float">
            <text:p>0.0466851</text:p>
          </table:table-cell>
        </table:table-row>
        <table:table-row table:style-name="ro1">
          <table:table-cell office:value-type="float" office:value="0.0820783" calcext:value-type="float">
            <text:p>0.0820783</text:p>
          </table:table-cell>
          <table:table-cell office:value-type="float" office:value="0.060451" calcext:value-type="float">
            <text:p>0.060451</text:p>
          </table:table-cell>
          <table:table-cell office:value-type="float" office:value="0.0564321" calcext:value-type="float">
            <text:p>0.0564321</text:p>
          </table:table-cell>
          <table:table-cell office:value-type="float" office:value="0.0126297" calcext:value-type="float">
            <text:p>0.0126297</text:p>
          </table:table-cell>
          <table:table-cell office:value-type="float" office:value="0.0462254" calcext:value-type="float">
            <text:p>0.0462254</text:p>
          </table:table-cell>
        </table:table-row>
        <table:table-row table:style-name="ro1">
          <table:table-cell office:value-type="float" office:value="0.0952076" calcext:value-type="float">
            <text:p>0.0952076</text:p>
          </table:table-cell>
          <table:table-cell office:value-type="float" office:value="0.0788219" calcext:value-type="float">
            <text:p>0.0788219</text:p>
          </table:table-cell>
          <table:table-cell office:value-type="float" office:value="0.0651383" calcext:value-type="float">
            <text:p>0.0651383</text:p>
          </table:table-cell>
          <table:table-cell office:value-type="float" office:value="0.0814768" calcext:value-type="float">
            <text:p>0.0814768</text:p>
          </table:table-cell>
          <table:table-cell office:value-type="float" office:value="0.0612056" calcext:value-type="float">
            <text:p>0.0612056</text:p>
          </table:table-cell>
        </table:table-row>
        <table:table-row table:style-name="ro1">
          <table:table-cell office:value-type="float" office:value="0.0917748" calcext:value-type="float">
            <text:p>0.0917748</text:p>
          </table:table-cell>
          <table:table-cell office:value-type="float" office:value="0.0977606" calcext:value-type="float">
            <text:p>0.0977606</text:p>
          </table:table-cell>
          <table:table-cell office:value-type="float" office:value="0.0958721" calcext:value-type="float">
            <text:p>0.0958721</text:p>
          </table:table-cell>
          <table:table-cell office:value-type="float" office:value="0.1013357" calcext:value-type="float">
            <text:p>0.1013357</text:p>
          </table:table-cell>
          <table:table-cell office:value-type="float" office:value="0.0453232" calcext:value-type="float">
            <text:p>0.0453232</text:p>
          </table:table-cell>
        </table:table-row>
        <table:table-row table:style-name="ro1">
          <table:table-cell office:value-type="float" office:value="0.0835528" calcext:value-type="float">
            <text:p>0.0835528</text:p>
          </table:table-cell>
          <table:table-cell office:value-type="float" office:value="0.0813214" calcext:value-type="float">
            <text:p>0.0813214</text:p>
          </table:table-cell>
          <table:table-cell office:value-type="float" office:value="0.0607363" calcext:value-type="float">
            <text:p>0.0607363</text:p>
          </table:table-cell>
          <table:table-cell office:value-type="float" office:value="0.0462677" calcext:value-type="float">
            <text:p>0.0462677</text:p>
          </table:table-cell>
          <table:table-cell office:value-type="float" office:value="0.0666236" calcext:value-type="float">
            <text:p>0.0666236</text:p>
          </table:table-cell>
        </table:table-row>
        <table:table-row table:style-name="ro1">
          <table:table-cell office:value-type="float" office:value="0.0945695" calcext:value-type="float">
            <text:p>0.0945695</text:p>
          </table:table-cell>
          <table:table-cell office:value-type="float" office:value="0.1360379" calcext:value-type="float">
            <text:p>0.1360379</text:p>
          </table:table-cell>
          <table:table-cell office:value-type="float" office:value="0.0820064" calcext:value-type="float">
            <text:p>0.0820064</text:p>
          </table:table-cell>
          <table:table-cell office:value-type="float" office:value="0.0859064" calcext:value-type="float">
            <text:p>0.0859064</text:p>
          </table:table-cell>
          <table:table-cell office:value-type="float" office:value="0.050265" calcext:value-type="float">
            <text:p>0.050265</text:p>
          </table:table-cell>
        </table:table-row>
        <table:table-row table:style-name="ro1">
          <table:table-cell office:value-type="float" office:value="0.0774959" calcext:value-type="float">
            <text:p>0.0774959</text:p>
          </table:table-cell>
          <table:table-cell office:value-type="float" office:value="0.118256" calcext:value-type="float">
            <text:p>0.118256</text:p>
          </table:table-cell>
          <table:table-cell office:value-type="float" office:value="0.0514317" calcext:value-type="float">
            <text:p>0.0514317</text:p>
          </table:table-cell>
          <table:table-cell office:value-type="float" office:value="0.0672962" calcext:value-type="float">
            <text:p>0.0672962</text:p>
          </table:table-cell>
          <table:table-cell office:value-type="float" office:value="0.0425566" calcext:value-type="float">
            <text:p>0.0425566</text:p>
          </table:table-cell>
        </table:table-row>
        <table:table-row table:style-name="ro1">
          <table:table-cell office:value-type="float" office:value="0.0963616" calcext:value-type="float">
            <text:p>0.0963616</text:p>
          </table:table-cell>
          <table:table-cell office:value-type="float" office:value="0.0996775" calcext:value-type="float">
            <text:p>0.0996775</text:p>
          </table:table-cell>
          <table:table-cell office:value-type="float" office:value="0.0639595" calcext:value-type="float">
            <text:p>0.0639595</text:p>
          </table:table-cell>
          <table:table-cell office:value-type="float" office:value="0.0673046" calcext:value-type="float">
            <text:p>0.0673046</text:p>
          </table:table-cell>
          <table:table-cell office:value-type="float" office:value="0.0627626" calcext:value-type="float">
            <text:p>0.0627626</text:p>
          </table:table-cell>
        </table:table-row>
        <table:table-row table:style-name="ro1">
          <table:table-cell office:value-type="float" office:value="0.0901362" calcext:value-type="float">
            <text:p>0.0901362</text:p>
          </table:table-cell>
          <table:table-cell office:value-type="float" office:value="0.1210495" calcext:value-type="float">
            <text:p>0.1210495</text:p>
          </table:table-cell>
          <table:table-cell office:value-type="float" office:value="0.1133117" calcext:value-type="float">
            <text:p>0.1133117</text:p>
          </table:table-cell>
          <table:table-cell office:value-type="float" office:value="0.1243026" calcext:value-type="float">
            <text:p>0.1243026</text:p>
          </table:table-cell>
          <table:table-cell office:value-type="float" office:value="0.0627186" calcext:value-type="float">
            <text:p>0.0627186</text:p>
          </table:table-cell>
        </table:table-row>
        <table:table-row table:style-name="ro1">
          <table:table-cell office:value-type="float" office:value="0.0848663" calcext:value-type="float">
            <text:p>0.0848663</text:p>
          </table:table-cell>
          <table:table-cell office:value-type="float" office:value="0.0844603" calcext:value-type="float">
            <text:p>0.0844603</text:p>
          </table:table-cell>
          <table:table-cell office:value-type="float" office:value="0.0973921" calcext:value-type="float">
            <text:p>0.0973921</text:p>
          </table:table-cell>
          <table:table-cell office:value-type="float" office:value="0.0700238" calcext:value-type="float">
            <text:p>0.0700238</text:p>
          </table:table-cell>
          <table:table-cell office:value-type="float" office:value="0.0580798" calcext:value-type="float">
            <text:p>0.0580798</text:p>
          </table:table-cell>
        </table:table-row>
        <table:table-row table:style-name="ro1">
          <table:table-cell office:value-type="float" office:value="0.0786419" calcext:value-type="float">
            <text:p>0.0786419</text:p>
          </table:table-cell>
          <table:table-cell office:value-type="float" office:value="0.0613549" calcext:value-type="float">
            <text:p>0.0613549</text:p>
          </table:table-cell>
          <table:table-cell office:value-type="float" office:value="0.0561196" calcext:value-type="float">
            <text:p>0.0561196</text:p>
          </table:table-cell>
          <table:table-cell office:value-type="float" office:value="0.1330878" calcext:value-type="float">
            <text:p>0.1330878</text:p>
          </table:table-cell>
          <table:table-cell office:value-type="float" office:value="0.0481789" calcext:value-type="float">
            <text:p>0.0481789</text:p>
          </table:table-cell>
        </table:table-row>
        <table:table-row table:style-name="ro1">
          <table:table-cell office:value-type="float" office:value="0.0792929" calcext:value-type="float">
            <text:p>0.0792929</text:p>
          </table:table-cell>
          <table:table-cell office:value-type="float" office:value="0.1027886" calcext:value-type="float">
            <text:p>0.1027886</text:p>
          </table:table-cell>
          <table:table-cell office:value-type="float" office:value="0.0927079" calcext:value-type="float">
            <text:p>0.0927079</text:p>
          </table:table-cell>
          <table:table-cell office:value-type="float" office:value="0.0355673" calcext:value-type="float">
            <text:p>0.0355673</text:p>
          </table:table-cell>
          <table:table-cell office:value-type="float" office:value="0.0611972" calcext:value-type="float">
            <text:p>0.0611972</text:p>
          </table:table-cell>
        </table:table-row>
        <table:table-row table:style-name="ro1">
          <table:table-cell office:value-type="float" office:value="0.0859092" calcext:value-type="float">
            <text:p>0.0859092</text:p>
          </table:table-cell>
          <table:table-cell office:value-type="float" office:value="0.1139682" calcext:value-type="float">
            <text:p>0.1139682</text:p>
          </table:table-cell>
          <table:table-cell office:value-type="float" office:value="0.1092663" calcext:value-type="float">
            <text:p>0.1092663</text:p>
          </table:table-cell>
          <table:table-cell office:value-type="float" office:value="0.141224" calcext:value-type="float">
            <text:p>0.141224</text:p>
          </table:table-cell>
          <table:table-cell office:value-type="float" office:value="0.0440516" calcext:value-type="float">
            <text:p>0.0440516</text:p>
          </table:table-cell>
        </table:table-row>
        <table:table-row table:style-name="ro1">
          <table:table-cell office:value-type="float" office:value="0.0875445" calcext:value-type="float">
            <text:p>0.0875445</text:p>
          </table:table-cell>
          <table:table-cell office:value-type="float" office:value="0.0993229" calcext:value-type="float">
            <text:p>0.0993229</text:p>
          </table:table-cell>
          <table:table-cell office:value-type="float" office:value="0.0544496" calcext:value-type="float">
            <text:p>0.0544496</text:p>
          </table:table-cell>
          <table:table-cell office:value-type="float" office:value="0.0186485" calcext:value-type="float">
            <text:p>0.0186485</text:p>
          </table:table-cell>
          <table:table-cell office:value-type="float" office:value="0.063752" calcext:value-type="float">
            <text:p>0.063752</text:p>
          </table:table-cell>
        </table:table-row>
        <table:table-row table:style-name="ro1">
          <table:table-cell office:value-type="float" office:value="0.0783725" calcext:value-type="float">
            <text:p>0.0783725</text:p>
          </table:table-cell>
          <table:table-cell office:value-type="float" office:value="0.073098" calcext:value-type="float">
            <text:p>0.073098</text:p>
          </table:table-cell>
          <table:table-cell office:value-type="float" office:value="0.0713967" calcext:value-type="float">
            <text:p>0.0713967</text:p>
          </table:table-cell>
          <table:table-cell office:value-type="float" office:value="0.138371" calcext:value-type="float">
            <text:p>0.138371</text:p>
          </table:table-cell>
          <table:table-cell office:value-type="float" office:value="0.0505674" calcext:value-type="float">
            <text:p>0.050567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2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2-21T09:39:01.126000000</meta:creation-date>
    <dc:date>2023-12-21T09:44:46.846000000</dc:date>
    <meta:editing-duration>PT5M46S</meta:editing-duration>
    <meta:editing-cycles>1</meta:editing-cycles>
    <meta:document-statistic meta:table-count="1" meta:cell-count="1505" meta:object-count="1"/>
    <meta:generator>LibreOffice/7.2.7.2$Windows_X86_64 LibreOffice_project/8d71d29d553c0f7dcbfa38fbfda25ee34cce99a2</meta:generator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3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3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3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3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3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0.982cm" svg:y="3.212cm" style:legend-expansion="high" chart:style-name="ch2"/>
        <chart:plot-area chart:style-name="ch3" table:cell-range-address="Sheet1.A1:Sheet1.E301" chart:data-source-has-labels="row" svg:x="0.32cm" svg:y="0.18cm" svg:width="10.342cm" svg:height="8.64cm">
          <chart:coordinate-region svg:x="1.251cm" svg:y="0.378cm" svg:width="9.411cm" svg:height="7.49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A2:Sheet1.A301" chart:label-cell-address="Sheet1.A1:Sheet1.A1" chart:class="chart:line">
            <chart:data-point chart:repeated="300"/>
          </chart:series>
          <chart:series chart:style-name="ch8" chart:values-cell-range-address="Sheet1.B2:Sheet1.B301" chart:label-cell-address="Sheet1.B1:Sheet1.B1" chart:class="chart:line">
            <chart:data-point chart:repeated="300"/>
          </chart:series>
          <chart:series chart:style-name="ch9" chart:values-cell-range-address="Sheet1.C2:Sheet1.C301" chart:label-cell-address="Sheet1.C1:Sheet1.C1" chart:class="chart:line">
            <chart:data-point chart:repeated="300"/>
          </chart:series>
          <chart:series chart:style-name="ch10" chart:values-cell-range-address="Sheet1.D2:Sheet1.D301" chart:label-cell-address="Sheet1.D1:Sheet1.D1" chart:class="chart:line">
            <chart:data-point chart:repeated="300"/>
          </chart:series>
          <chart:series chart:style-name="ch11" chart:values-cell-range-address="Sheet1.E2:Sheet1.E301" chart:label-cell-address="Sheet1.E1:Sheet1.E1" chart:class="chart:line">
            <chart:data-point chart:repeated="30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GLBO</text:p>
                <draw:g>
                  <svg:desc>Sheet1.A1:Sheet1.A1</svg:desc>
                </draw:g>
              </table:table-cell>
              <table:table-cell office:value-type="string">
                <text:p>SGLBO + SUR</text:p>
                <draw:g>
                  <svg:desc>Sheet1.B1:Sheet1.B1</svg:desc>
                </draw:g>
              </table:table-cell>
              <table:table-cell office:value-type="string">
                <text:p>SGLBO + AVRG + SUR</text:p>
                <draw:g>
                  <svg:desc>Sheet1.C1:Sheet1.C1</svg:desc>
                </draw:g>
              </table:table-cell>
              <table:table-cell office:value-type="string">
                <text:p>ADAM LR = 0.1</text:p>
                <draw:g>
                  <svg:desc>Sheet1.D1:Sheet1.D1</svg:desc>
                </draw:g>
              </table:table-cell>
              <table:table-cell office:value-type="string">
                <text:p>ADAM LR = 0.01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8.5387755">
                <text:p>18.5387755</text:p>
                <draw:g>
                  <svg:desc>Sheet1.A2:Sheet1.A301</svg:desc>
                </draw:g>
              </table:table-cell>
              <table:table-cell office:value-type="float" office:value="18.1305874">
                <text:p>18.1305874</text:p>
                <draw:g>
                  <svg:desc>Sheet1.B2:Sheet1.B301</svg:desc>
                </draw:g>
              </table:table-cell>
              <table:table-cell office:value-type="float" office:value="18.1129245">
                <text:p>18.1129245</text:p>
                <draw:g>
                  <svg:desc>Sheet1.C2:Sheet1.C301</svg:desc>
                </draw:g>
              </table:table-cell>
              <table:table-cell office:value-type="float" office:value="18.3753609">
                <text:p>18.3753609</text:p>
                <draw:g>
                  <svg:desc>Sheet1.D2:Sheet1.D301</svg:desc>
                </draw:g>
              </table:table-cell>
              <table:table-cell office:value-type="float" office:value="18.3979733">
                <text:p>18.3979733</text:p>
                <draw:g>
                  <svg:desc>Sheet1.E2:Sheet1.E3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568712">
                <text:p>3.568712</text:p>
              </table:table-cell>
              <table:table-cell office:value-type="float" office:value="3.6965917">
                <text:p>3.6965917</text:p>
              </table:table-cell>
              <table:table-cell office:value-type="float" office:value="3.7288589">
                <text:p>3.7288589</text:p>
              </table:table-cell>
              <table:table-cell office:value-type="float" office:value="12.5802802">
                <text:p>12.5802802</text:p>
              </table:table-cell>
              <table:table-cell office:value-type="float" office:value="17.475956">
                <text:p>17.47595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8097685">
                <text:p>2.8097685</text:p>
              </table:table-cell>
              <table:table-cell office:value-type="float" office:value="2.8822055">
                <text:p>2.8822055</text:p>
              </table:table-cell>
              <table:table-cell office:value-type="float" office:value="3.4614394">
                <text:p>3.4614394</text:p>
              </table:table-cell>
              <table:table-cell office:value-type="float" office:value="9.7366979">
                <text:p>9.7366979</text:p>
              </table:table-cell>
              <table:table-cell office:value-type="float" office:value="16.5436728">
                <text:p>16.543672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0399889">
                <text:p>2.0399889</text:p>
              </table:table-cell>
              <table:table-cell office:value-type="float" office:value="1.839418">
                <text:p>1.839418</text:p>
              </table:table-cell>
              <table:table-cell office:value-type="float" office:value="3.5015854">
                <text:p>3.5015854</text:p>
              </table:table-cell>
              <table:table-cell office:value-type="float" office:value="7.2234369">
                <text:p>7.2234369</text:p>
              </table:table-cell>
              <table:table-cell office:value-type="float" office:value="15.7908759">
                <text:p>15.790875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4044084">
                <text:p>1.4044084</text:p>
              </table:table-cell>
              <table:table-cell office:value-type="float" office:value="1.4546087">
                <text:p>1.4546087</text:p>
              </table:table-cell>
              <table:table-cell office:value-type="float" office:value="3.3019299">
                <text:p>3.3019299</text:p>
              </table:table-cell>
              <table:table-cell office:value-type="float" office:value="4.1216017">
                <text:p>4.1216017</text:p>
              </table:table-cell>
              <table:table-cell office:value-type="float" office:value="15.0677231">
                <text:p>15.067723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1862352">
                <text:p>1.1862352</text:p>
              </table:table-cell>
              <table:table-cell office:value-type="float" office:value="0.8773784">
                <text:p>0.8773784</text:p>
              </table:table-cell>
              <table:table-cell office:value-type="float" office:value="1.7238489">
                <text:p>1.7238489</text:p>
              </table:table-cell>
              <table:table-cell office:value-type="float" office:value="2.2731094">
                <text:p>2.2731094</text:p>
              </table:table-cell>
              <table:table-cell office:value-type="float" office:value="14.4429474">
                <text:p>14.442947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0187799">
                <text:p>1.0187799</text:p>
              </table:table-cell>
              <table:table-cell office:value-type="float" office:value="0.8510229">
                <text:p>0.8510229</text:p>
              </table:table-cell>
              <table:table-cell office:value-type="float" office:value="1.2238921">
                <text:p>1.2238921</text:p>
              </table:table-cell>
              <table:table-cell office:value-type="float" office:value="1.9637594">
                <text:p>1.9637594</text:p>
              </table:table-cell>
              <table:table-cell office:value-type="float" office:value="13.8986067">
                <text:p>13.89860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765756">
                <text:p>0.8765756</text:p>
              </table:table-cell>
              <table:table-cell office:value-type="float" office:value="0.7505045">
                <text:p>0.7505045</text:p>
              </table:table-cell>
              <table:table-cell office:value-type="float" office:value="1.2499616">
                <text:p>1.2499616</text:p>
              </table:table-cell>
              <table:table-cell office:value-type="float" office:value="2.4481242">
                <text:p>2.4481242</text:p>
              </table:table-cell>
              <table:table-cell office:value-type="float" office:value="13.4332751">
                <text:p>13.433275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167506">
                <text:p>0.8167506</text:p>
              </table:table-cell>
              <table:table-cell office:value-type="float" office:value="0.7549507">
                <text:p>0.7549507</text:p>
              </table:table-cell>
              <table:table-cell office:value-type="float" office:value="0.702857">
                <text:p>0.702857</text:p>
              </table:table-cell>
              <table:table-cell office:value-type="float" office:value="2.6116759">
                <text:p>2.6116759</text:p>
              </table:table-cell>
              <table:table-cell office:value-type="float" office:value="12.9751211">
                <text:p>12.975121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7239542">
                <text:p>0.7239542</text:p>
              </table:table-cell>
              <table:table-cell office:value-type="float" office:value="0.6324334">
                <text:p>0.6324334</text:p>
              </table:table-cell>
              <table:table-cell office:value-type="float" office:value="0.7013203">
                <text:p>0.7013203</text:p>
              </table:table-cell>
              <table:table-cell office:value-type="float" office:value="2.0267158">
                <text:p>2.0267158</text:p>
              </table:table-cell>
              <table:table-cell office:value-type="float" office:value="12.4031271">
                <text:p>12.403127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966643">
                <text:p>0.4966643</text:p>
              </table:table-cell>
              <table:table-cell office:value-type="float" office:value="0.5851964">
                <text:p>0.5851964</text:p>
              </table:table-cell>
              <table:table-cell office:value-type="float" office:value="0.3937774">
                <text:p>0.3937774</text:p>
              </table:table-cell>
              <table:table-cell office:value-type="float" office:value="1.2166587">
                <text:p>1.2166587</text:p>
              </table:table-cell>
              <table:table-cell office:value-type="float" office:value="12.160083">
                <text:p>12.16008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4509713">
                <text:p>0.4509713</text:p>
              </table:table-cell>
              <table:table-cell office:value-type="float" office:value="0.5810083">
                <text:p>0.5810083</text:p>
              </table:table-cell>
              <table:table-cell office:value-type="float" office:value="0.4638881">
                <text:p>0.4638881</text:p>
              </table:table-cell>
              <table:table-cell office:value-type="float" office:value="1.0425742">
                <text:p>1.0425742</text:p>
              </table:table-cell>
              <table:table-cell office:value-type="float" office:value="11.7022298">
                <text:p>11.702229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4098945">
                <text:p>0.4098945</text:p>
              </table:table-cell>
              <table:table-cell office:value-type="float" office:value="0.5445933">
                <text:p>0.5445933</text:p>
              </table:table-cell>
              <table:table-cell office:value-type="float" office:value="0.4397758">
                <text:p>0.4397758</text:p>
              </table:table-cell>
              <table:table-cell office:value-type="float" office:value="1.6104127">
                <text:p>1.6104127</text:p>
              </table:table-cell>
              <table:table-cell office:value-type="float" office:value="11.3915712">
                <text:p>11.391571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4217567">
                <text:p>0.4217567</text:p>
              </table:table-cell>
              <table:table-cell office:value-type="float" office:value="0.5365366">
                <text:p>0.5365366</text:p>
              </table:table-cell>
              <table:table-cell office:value-type="float" office:value="0.3785289">
                <text:p>0.3785289</text:p>
              </table:table-cell>
              <table:table-cell office:value-type="float" office:value="1.7559588">
                <text:p>1.7559588</text:p>
              </table:table-cell>
              <table:table-cell office:value-type="float" office:value="11.0098962">
                <text:p>11.009896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307569">
                <text:p>0.4307569</text:p>
              </table:table-cell>
              <table:table-cell office:value-type="float" office:value="0.475242">
                <text:p>0.475242</text:p>
              </table:table-cell>
              <table:table-cell office:value-type="float" office:value="0.4474118">
                <text:p>0.4474118</text:p>
              </table:table-cell>
              <table:table-cell office:value-type="float" office:value="1.3220439">
                <text:p>1.3220439</text:p>
              </table:table-cell>
              <table:table-cell office:value-type="float" office:value="10.7246296">
                <text:p>10.724629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905815">
                <text:p>0.3905815</text:p>
              </table:table-cell>
              <table:table-cell office:value-type="float" office:value="0.5432213">
                <text:p>0.5432213</text:p>
              </table:table-cell>
              <table:table-cell office:value-type="float" office:value="0.446588">
                <text:p>0.446588</text:p>
              </table:table-cell>
              <table:table-cell office:value-type="float" office:value="0.8807905">
                <text:p>0.8807905</text:p>
              </table:table-cell>
              <table:table-cell office:value-type="float" office:value="10.4028109">
                <text:p>10.402810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918521">
                <text:p>0.3918521</text:p>
              </table:table-cell>
              <table:table-cell office:value-type="float" office:value="0.442638">
                <text:p>0.442638</text:p>
              </table:table-cell>
              <table:table-cell office:value-type="float" office:value="0.4020846">
                <text:p>0.4020846</text:p>
              </table:table-cell>
              <table:table-cell office:value-type="float" office:value="0.9001126">
                <text:p>0.9001126</text:p>
              </table:table-cell>
              <table:table-cell office:value-type="float" office:value="10.1781895">
                <text:p>10.178189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715286">
                <text:p>0.3715286</text:p>
              </table:table-cell>
              <table:table-cell office:value-type="float" office:value="0.443887">
                <text:p>0.443887</text:p>
              </table:table-cell>
              <table:table-cell office:value-type="float" office:value="0.3598482">
                <text:p>0.3598482</text:p>
              </table:table-cell>
              <table:table-cell office:value-type="float" office:value="1.1118172">
                <text:p>1.1118172</text:p>
              </table:table-cell>
              <table:table-cell office:value-type="float" office:value="9.8441062">
                <text:p>9.844106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26531">
                <text:p>0.326531</text:p>
              </table:table-cell>
              <table:table-cell office:value-type="float" office:value="0.4283132">
                <text:p>0.4283132</text:p>
              </table:table-cell>
              <table:table-cell office:value-type="float" office:value="0.4246108">
                <text:p>0.4246108</text:p>
              </table:table-cell>
              <table:table-cell office:value-type="float" office:value="1.1292202">
                <text:p>1.1292202</text:p>
              </table:table-cell>
              <table:table-cell office:value-type="float" office:value="9.4903403">
                <text:p>9.490340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057844">
                <text:p>0.3057844</text:p>
              </table:table-cell>
              <table:table-cell office:value-type="float" office:value="0.425752">
                <text:p>0.425752</text:p>
              </table:table-cell>
              <table:table-cell office:value-type="float" office:value="0.3990036">
                <text:p>0.3990036</text:p>
              </table:table-cell>
              <table:table-cell office:value-type="float" office:value="0.7779119">
                <text:p>0.7779119</text:p>
              </table:table-cell>
              <table:table-cell office:value-type="float" office:value="9.1099745">
                <text:p>9.109974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3176431">
                <text:p>0.3176431</text:p>
              </table:table-cell>
              <table:table-cell office:value-type="float" office:value="0.4138371">
                <text:p>0.4138371</text:p>
              </table:table-cell>
              <table:table-cell office:value-type="float" office:value="0.4099923">
                <text:p>0.4099923</text:p>
              </table:table-cell>
              <table:table-cell office:value-type="float" office:value="0.5428545">
                <text:p>0.5428545</text:p>
              </table:table-cell>
              <table:table-cell office:value-type="float" office:value="8.7717414">
                <text:p>8.771741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3325066">
                <text:p>0.3325066</text:p>
              </table:table-cell>
              <table:table-cell office:value-type="float" office:value="0.4229085">
                <text:p>0.4229085</text:p>
              </table:table-cell>
              <table:table-cell office:value-type="float" office:value="0.3291657">
                <text:p>0.3291657</text:p>
              </table:table-cell>
              <table:table-cell office:value-type="float" office:value="0.534859">
                <text:p>0.534859</text:p>
              </table:table-cell>
              <table:table-cell office:value-type="float" office:value="8.3737888">
                <text:p>8.373788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3191872">
                <text:p>0.3191872</text:p>
              </table:table-cell>
              <table:table-cell office:value-type="float" office:value="0.3336987">
                <text:p>0.3336987</text:p>
              </table:table-cell>
              <table:table-cell office:value-type="float" office:value="0.3553037">
                <text:p>0.3553037</text:p>
              </table:table-cell>
              <table:table-cell office:value-type="float" office:value="0.7910856">
                <text:p>0.7910856</text:p>
              </table:table-cell>
              <table:table-cell office:value-type="float" office:value="7.8995929">
                <text:p>7.899592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948773">
                <text:p>0.2948773</text:p>
              </table:table-cell>
              <table:table-cell office:value-type="float" office:value="0.4313696">
                <text:p>0.4313696</text:p>
              </table:table-cell>
              <table:table-cell office:value-type="float" office:value="0.329148">
                <text:p>0.329148</text:p>
              </table:table-cell>
              <table:table-cell office:value-type="float" office:value="0.8107447">
                <text:p>0.8107447</text:p>
              </table:table-cell>
              <table:table-cell office:value-type="float" office:value="7.5977599">
                <text:p>7.597759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630134">
                <text:p>0.2630134</text:p>
              </table:table-cell>
              <table:table-cell office:value-type="float" office:value="0.3175115">
                <text:p>0.3175115</text:p>
              </table:table-cell>
              <table:table-cell office:value-type="float" office:value="0.3716915">
                <text:p>0.3716915</text:p>
              </table:table-cell>
              <table:table-cell office:value-type="float" office:value="0.5260041">
                <text:p>0.5260041</text:p>
              </table:table-cell>
              <table:table-cell office:value-type="float" office:value="7.3522252">
                <text:p>7.352225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3010632">
                <text:p>0.3010632</text:p>
              </table:table-cell>
              <table:table-cell office:value-type="float" office:value="0.3449332">
                <text:p>0.3449332</text:p>
              </table:table-cell>
              <table:table-cell office:value-type="float" office:value="0.3549508">
                <text:p>0.3549508</text:p>
              </table:table-cell>
              <table:table-cell office:value-type="float" office:value="0.4461742">
                <text:p>0.4461742</text:p>
              </table:table-cell>
              <table:table-cell office:value-type="float" office:value="6.9305455">
                <text:p>6.930545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876847">
                <text:p>0.2876847</text:p>
              </table:table-cell>
              <table:table-cell office:value-type="float" office:value="0.4105152">
                <text:p>0.4105152</text:p>
              </table:table-cell>
              <table:table-cell office:value-type="float" office:value="0.4009222">
                <text:p>0.4009222</text:p>
              </table:table-cell>
              <table:table-cell office:value-type="float" office:value="0.4091433">
                <text:p>0.4091433</text:p>
              </table:table-cell>
              <table:table-cell office:value-type="float" office:value="6.4983212">
                <text:p>6.498321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640384">
                <text:p>0.2640384</text:p>
              </table:table-cell>
              <table:table-cell office:value-type="float" office:value="0.3830521">
                <text:p>0.3830521</text:p>
              </table:table-cell>
              <table:table-cell office:value-type="float" office:value="0.331092">
                <text:p>0.331092</text:p>
              </table:table-cell>
              <table:table-cell office:value-type="float" office:value="0.6157083">
                <text:p>0.6157083</text:p>
              </table:table-cell>
              <table:table-cell office:value-type="float" office:value="6.1299982">
                <text:p>6.129998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999374">
                <text:p>0.2999374</text:p>
              </table:table-cell>
              <table:table-cell office:value-type="float" office:value="0.3444377">
                <text:p>0.3444377</text:p>
              </table:table-cell>
              <table:table-cell office:value-type="float" office:value="0.3686852">
                <text:p>0.3686852</text:p>
              </table:table-cell>
              <table:table-cell office:value-type="float" office:value="0.6492586">
                <text:p>0.6492586</text:p>
              </table:table-cell>
              <table:table-cell office:value-type="float" office:value="5.8122938">
                <text:p>5.812293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888396">
                <text:p>0.2888396</text:p>
              </table:table-cell>
              <table:table-cell office:value-type="float" office:value="0.3525333">
                <text:p>0.3525333</text:p>
              </table:table-cell>
              <table:table-cell office:value-type="float" office:value="0.3959255">
                <text:p>0.3959255</text:p>
              </table:table-cell>
              <table:table-cell office:value-type="float" office:value="0.3523545">
                <text:p>0.3523545</text:p>
              </table:table-cell>
              <table:table-cell office:value-type="float" office:value="5.5902298">
                <text:p>5.590229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2866216">
                <text:p>0.2866216</text:p>
              </table:table-cell>
              <table:table-cell office:value-type="float" office:value="0.3553193">
                <text:p>0.3553193</text:p>
              </table:table-cell>
              <table:table-cell office:value-type="float" office:value="0.351853">
                <text:p>0.351853</text:p>
              </table:table-cell>
              <table:table-cell office:value-type="float" office:value="0.4013184">
                <text:p>0.4013184</text:p>
              </table:table-cell>
              <table:table-cell office:value-type="float" office:value="5.0921991">
                <text:p>5.092199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2743584">
                <text:p>0.2743584</text:p>
              </table:table-cell>
              <table:table-cell office:value-type="float" office:value="0.3214101">
                <text:p>0.3214101</text:p>
              </table:table-cell>
              <table:table-cell office:value-type="float" office:value="0.3881977">
                <text:p>0.3881977</text:p>
              </table:table-cell>
              <table:table-cell office:value-type="float" office:value="0.4640869">
                <text:p>0.4640869</text:p>
              </table:table-cell>
              <table:table-cell office:value-type="float" office:value="4.8038368">
                <text:p>4.803836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2841974">
                <text:p>0.2841974</text:p>
              </table:table-cell>
              <table:table-cell office:value-type="float" office:value="0.3866488">
                <text:p>0.3866488</text:p>
              </table:table-cell>
              <table:table-cell office:value-type="float" office:value="0.3679866">
                <text:p>0.3679866</text:p>
              </table:table-cell>
              <table:table-cell office:value-type="float" office:value="0.4405445">
                <text:p>0.4405445</text:p>
              </table:table-cell>
              <table:table-cell office:value-type="float" office:value="4.3722771">
                <text:p>4.372277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2772224">
                <text:p>0.2772224</text:p>
              </table:table-cell>
              <table:table-cell office:value-type="float" office:value="0.2586892">
                <text:p>0.2586892</text:p>
              </table:table-cell>
              <table:table-cell office:value-type="float" office:value="0.3901102">
                <text:p>0.3901102</text:p>
              </table:table-cell>
              <table:table-cell office:value-type="float" office:value="0.3793706">
                <text:p>0.3793706</text:p>
              </table:table-cell>
              <table:table-cell office:value-type="float" office:value="3.987376">
                <text:p>3.98737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2466526">
                <text:p>0.2466526</text:p>
              </table:table-cell>
              <table:table-cell office:value-type="float" office:value="0.3157526">
                <text:p>0.3157526</text:p>
              </table:table-cell>
              <table:table-cell office:value-type="float" office:value="0.3623474">
                <text:p>0.3623474</text:p>
              </table:table-cell>
              <table:table-cell office:value-type="float" office:value="0.3605996">
                <text:p>0.3605996</text:p>
              </table:table-cell>
              <table:table-cell office:value-type="float" office:value="3.6609061">
                <text:p>3.660906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2830881">
                <text:p>0.2830881</text:p>
              </table:table-cell>
              <table:table-cell office:value-type="float" office:value="0.3389371">
                <text:p>0.3389371</text:p>
              </table:table-cell>
              <table:table-cell office:value-type="float" office:value="0.3375328">
                <text:p>0.3375328</text:p>
              </table:table-cell>
              <table:table-cell office:value-type="float" office:value="0.4331167">
                <text:p>0.4331167</text:p>
              </table:table-cell>
              <table:table-cell office:value-type="float" office:value="3.3859897">
                <text:p>3.385989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2711341">
                <text:p>0.2711341</text:p>
              </table:table-cell>
              <table:table-cell office:value-type="float" office:value="0.2618432">
                <text:p>0.2618432</text:p>
              </table:table-cell>
              <table:table-cell office:value-type="float" office:value="0.3442521">
                <text:p>0.3442521</text:p>
              </table:table-cell>
              <table:table-cell office:value-type="float" office:value="0.4276793">
                <text:p>0.4276793</text:p>
              </table:table-cell>
              <table:table-cell office:value-type="float" office:value="3.042974">
                <text:p>3.04297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267965">
                <text:p>0.267965</text:p>
              </table:table-cell>
              <table:table-cell office:value-type="float" office:value="0.3523628">
                <text:p>0.3523628</text:p>
              </table:table-cell>
              <table:table-cell office:value-type="float" office:value="0.2522462">
                <text:p>0.2522462</text:p>
              </table:table-cell>
              <table:table-cell office:value-type="float" office:value="0.3829209">
                <text:p>0.3829209</text:p>
              </table:table-cell>
              <table:table-cell office:value-type="float" office:value="2.8476169">
                <text:p>2.847616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276041">
                <text:p>0.276041</text:p>
              </table:table-cell>
              <table:table-cell office:value-type="float" office:value="0.3486477">
                <text:p>0.3486477</text:p>
              </table:table-cell>
              <table:table-cell office:value-type="float" office:value="0.3548548">
                <text:p>0.3548548</text:p>
              </table:table-cell>
              <table:table-cell office:value-type="float" office:value="0.2705657">
                <text:p>0.2705657</text:p>
              </table:table-cell>
              <table:table-cell office:value-type="float" office:value="2.4410461">
                <text:p>2.441046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2720602">
                <text:p>0.2720602</text:p>
              </table:table-cell>
              <table:table-cell office:value-type="float" office:value="0.2916221">
                <text:p>0.2916221</text:p>
              </table:table-cell>
              <table:table-cell office:value-type="float" office:value="0.3148617">
                <text:p>0.3148617</text:p>
              </table:table-cell>
              <table:table-cell office:value-type="float" office:value="0.3671481">
                <text:p>0.3671481</text:p>
              </table:table-cell>
              <table:table-cell office:value-type="float" office:value="2.2641021">
                <text:p>2.264102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2776247">
                <text:p>0.2776247</text:p>
              </table:table-cell>
              <table:table-cell office:value-type="float" office:value="0.254635">
                <text:p>0.254635</text:p>
              </table:table-cell>
              <table:table-cell office:value-type="float" office:value="0.2961496">
                <text:p>0.2961496</text:p>
              </table:table-cell>
              <table:table-cell office:value-type="float" office:value="0.3805196">
                <text:p>0.3805196</text:p>
              </table:table-cell>
              <table:table-cell office:value-type="float" office:value="1.8872874">
                <text:p>1.887287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2836764">
                <text:p>0.2836764</text:p>
              </table:table-cell>
              <table:table-cell office:value-type="float" office:value="0.3261099">
                <text:p>0.3261099</text:p>
              </table:table-cell>
              <table:table-cell office:value-type="float" office:value="0.3066868">
                <text:p>0.3066868</text:p>
              </table:table-cell>
              <table:table-cell office:value-type="float" office:value="0.2836158">
                <text:p>0.2836158</text:p>
              </table:table-cell>
              <table:table-cell office:value-type="float" office:value="1.7160775">
                <text:p>1.716077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2819253">
                <text:p>0.2819253</text:p>
              </table:table-cell>
              <table:table-cell office:value-type="float" office:value="0.3009676">
                <text:p>0.3009676</text:p>
              </table:table-cell>
              <table:table-cell office:value-type="float" office:value="0.3173746">
                <text:p>0.3173746</text:p>
              </table:table-cell>
              <table:table-cell office:value-type="float" office:value="0.2917101">
                <text:p>0.2917101</text:p>
              </table:table-cell>
              <table:table-cell office:value-type="float" office:value="1.4847787">
                <text:p>1.484778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2608298">
                <text:p>0.2608298</text:p>
              </table:table-cell>
              <table:table-cell office:value-type="float" office:value="0.3071864">
                <text:p>0.3071864</text:p>
              </table:table-cell>
              <table:table-cell office:value-type="float" office:value="0.2680215">
                <text:p>0.2680215</text:p>
              </table:table-cell>
              <table:table-cell office:value-type="float" office:value="0.261089">
                <text:p>0.261089</text:p>
              </table:table-cell>
              <table:table-cell office:value-type="float" office:value="1.2549208">
                <text:p>1.254920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2650128">
                <text:p>0.2650128</text:p>
              </table:table-cell>
              <table:table-cell office:value-type="float" office:value="0.3758204">
                <text:p>0.3758204</text:p>
              </table:table-cell>
              <table:table-cell office:value-type="float" office:value="0.3114625">
                <text:p>0.3114625</text:p>
              </table:table-cell>
              <table:table-cell office:value-type="float" office:value="0.3423001">
                <text:p>0.3423001</text:p>
              </table:table-cell>
              <table:table-cell office:value-type="float" office:value="1.241451">
                <text:p>1.24145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2772034">
                <text:p>0.2772034</text:p>
              </table:table-cell>
              <table:table-cell office:value-type="float" office:value="0.3173733">
                <text:p>0.3173733</text:p>
              </table:table-cell>
              <table:table-cell office:value-type="float" office:value="0.2086783">
                <text:p>0.2086783</text:p>
              </table:table-cell>
              <table:table-cell office:value-type="float" office:value="0.3083592">
                <text:p>0.3083592</text:p>
              </table:table-cell>
              <table:table-cell office:value-type="float" office:value="1.0565143">
                <text:p>1.056514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2708195">
                <text:p>0.2708195</text:p>
              </table:table-cell>
              <table:table-cell office:value-type="float" office:value="0.2999641">
                <text:p>0.2999641</text:p>
              </table:table-cell>
              <table:table-cell office:value-type="float" office:value="0.3180666">
                <text:p>0.3180666</text:p>
              </table:table-cell>
              <table:table-cell office:value-type="float" office:value="0.3035073">
                <text:p>0.3035073</text:p>
              </table:table-cell>
              <table:table-cell office:value-type="float" office:value="0.9127785">
                <text:p>0.912778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2433864">
                <text:p>0.2433864</text:p>
              </table:table-cell>
              <table:table-cell office:value-type="float" office:value="0.2852798">
                <text:p>0.2852798</text:p>
              </table:table-cell>
              <table:table-cell office:value-type="float" office:value="0.3264902">
                <text:p>0.3264902</text:p>
              </table:table-cell>
              <table:table-cell office:value-type="float" office:value="0.2592858">
                <text:p>0.2592858</text:p>
              </table:table-cell>
              <table:table-cell office:value-type="float" office:value="0.8056713">
                <text:p>0.805671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2502988">
                <text:p>0.2502988</text:p>
              </table:table-cell>
              <table:table-cell office:value-type="float" office:value="0.2468473">
                <text:p>0.2468473</text:p>
              </table:table-cell>
              <table:table-cell office:value-type="float" office:value="0.3020241">
                <text:p>0.3020241</text:p>
              </table:table-cell>
              <table:table-cell office:value-type="float" office:value="0.3387501">
                <text:p>0.3387501</text:p>
              </table:table-cell>
              <table:table-cell office:value-type="float" office:value="0.7314888">
                <text:p>0.731488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2640648">
                <text:p>0.2640648</text:p>
              </table:table-cell>
              <table:table-cell office:value-type="float" office:value="0.3007254">
                <text:p>0.3007254</text:p>
              </table:table-cell>
              <table:table-cell office:value-type="float" office:value="0.2620122">
                <text:p>0.2620122</text:p>
              </table:table-cell>
              <table:table-cell office:value-type="float" office:value="0.2607963">
                <text:p>0.2607963</text:p>
              </table:table-cell>
              <table:table-cell office:value-type="float" office:value="0.8088272">
                <text:p>0.808827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2362358">
                <text:p>0.2362358</text:p>
              </table:table-cell>
              <table:table-cell office:value-type="float" office:value="0.259692">
                <text:p>0.259692</text:p>
              </table:table-cell>
              <table:table-cell office:value-type="float" office:value="0.3166479">
                <text:p>0.3166479</text:p>
              </table:table-cell>
              <table:table-cell office:value-type="float" office:value="0.2815949">
                <text:p>0.2815949</text:p>
              </table:table-cell>
              <table:table-cell office:value-type="float" office:value="0.7391708">
                <text:p>0.739170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2583397">
                <text:p>0.2583397</text:p>
              </table:table-cell>
              <table:table-cell office:value-type="float" office:value="0.2552086">
                <text:p>0.2552086</text:p>
              </table:table-cell>
              <table:table-cell office:value-type="float" office:value="0.2587872">
                <text:p>0.2587872</text:p>
              </table:table-cell>
              <table:table-cell office:value-type="float" office:value="0.268241">
                <text:p>0.268241</text:p>
              </table:table-cell>
              <table:table-cell office:value-type="float" office:value="0.6921988">
                <text:p>0.692198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2525474">
                <text:p>0.2525474</text:p>
              </table:table-cell>
              <table:table-cell office:value-type="float" office:value="0.3195416">
                <text:p>0.3195416</text:p>
              </table:table-cell>
              <table:table-cell office:value-type="float" office:value="0.283883">
                <text:p>0.283883</text:p>
              </table:table-cell>
              <table:table-cell office:value-type="float" office:value="0.2560832">
                <text:p>0.2560832</text:p>
              </table:table-cell>
              <table:table-cell office:value-type="float" office:value="0.8062766">
                <text:p>0.806276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2100415">
                <text:p>0.2100415</text:p>
              </table:table-cell>
              <table:table-cell office:value-type="float" office:value="0.2582177">
                <text:p>0.2582177</text:p>
              </table:table-cell>
              <table:table-cell office:value-type="float" office:value="0.3113125">
                <text:p>0.3113125</text:p>
              </table:table-cell>
              <table:table-cell office:value-type="float" office:value="0.2700796">
                <text:p>0.2700796</text:p>
              </table:table-cell>
              <table:table-cell office:value-type="float" office:value="0.8049662">
                <text:p>0.804966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2185893">
                <text:p>0.2185893</text:p>
              </table:table-cell>
              <table:table-cell office:value-type="float" office:value="0.2461138">
                <text:p>0.2461138</text:p>
              </table:table-cell>
              <table:table-cell office:value-type="float" office:value="0.2793423">
                <text:p>0.2793423</text:p>
              </table:table-cell>
              <table:table-cell office:value-type="float" office:value="0.2794089">
                <text:p>0.2794089</text:p>
              </table:table-cell>
              <table:table-cell office:value-type="float" office:value="0.7232371">
                <text:p>0.723237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2326702">
                <text:p>0.2326702</text:p>
              </table:table-cell>
              <table:table-cell office:value-type="float" office:value="0.2838153">
                <text:p>0.2838153</text:p>
              </table:table-cell>
              <table:table-cell office:value-type="float" office:value="0.2572021">
                <text:p>0.2572021</text:p>
              </table:table-cell>
              <table:table-cell office:value-type="float" office:value="0.2532274">
                <text:p>0.2532274</text:p>
              </table:table-cell>
              <table:table-cell office:value-type="float" office:value="0.7346553">
                <text:p>0.734655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214309">
                <text:p>0.214309</text:p>
              </table:table-cell>
              <table:table-cell office:value-type="float" office:value="0.2645243">
                <text:p>0.2645243</text:p>
              </table:table-cell>
              <table:table-cell office:value-type="float" office:value="0.2890236">
                <text:p>0.2890236</text:p>
              </table:table-cell>
              <table:table-cell office:value-type="float" office:value="0.236765">
                <text:p>0.236765</text:p>
              </table:table-cell>
              <table:table-cell office:value-type="float" office:value="0.6364656">
                <text:p>0.636465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2246689">
                <text:p>0.2246689</text:p>
              </table:table-cell>
              <table:table-cell office:value-type="float" office:value="0.3432082">
                <text:p>0.3432082</text:p>
              </table:table-cell>
              <table:table-cell office:value-type="float" office:value="0.2643512">
                <text:p>0.2643512</text:p>
              </table:table-cell>
              <table:table-cell office:value-type="float" office:value="0.1722464">
                <text:p>0.1722464</text:p>
              </table:table-cell>
              <table:table-cell office:value-type="float" office:value="0.633678">
                <text:p>0.63367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2335007">
                <text:p>0.2335007</text:p>
              </table:table-cell>
              <table:table-cell office:value-type="float" office:value="0.3190942">
                <text:p>0.3190942</text:p>
              </table:table-cell>
              <table:table-cell office:value-type="float" office:value="0.2774525">
                <text:p>0.2774525</text:p>
              </table:table-cell>
              <table:table-cell office:value-type="float" office:value="0.2640771">
                <text:p>0.2640771</text:p>
              </table:table-cell>
              <table:table-cell office:value-type="float" office:value="0.5258791">
                <text:p>0.525879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2097807">
                <text:p>0.2097807</text:p>
              </table:table-cell>
              <table:table-cell office:value-type="float" office:value="0.2880957">
                <text:p>0.2880957</text:p>
              </table:table-cell>
              <table:table-cell office:value-type="float" office:value="0.2687781">
                <text:p>0.2687781</text:p>
              </table:table-cell>
              <table:table-cell office:value-type="float" office:value="0.2001357">
                <text:p>0.2001357</text:p>
              </table:table-cell>
              <table:table-cell office:value-type="float" office:value="0.4807658">
                <text:p>0.480765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2307712">
                <text:p>0.2307712</text:p>
              </table:table-cell>
              <table:table-cell office:value-type="float" office:value="0.3106157">
                <text:p>0.3106157</text:p>
              </table:table-cell>
              <table:table-cell office:value-type="float" office:value="0.3274213">
                <text:p>0.3274213</text:p>
              </table:table-cell>
              <table:table-cell office:value-type="float" office:value="0.1982466">
                <text:p>0.1982466</text:p>
              </table:table-cell>
              <table:table-cell office:value-type="float" office:value="0.4934492">
                <text:p>0.493449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2128086">
                <text:p>0.2128086</text:p>
              </table:table-cell>
              <table:table-cell office:value-type="float" office:value="0.2679443">
                <text:p>0.2679443</text:p>
              </table:table-cell>
              <table:table-cell office:value-type="float" office:value="0.2641043">
                <text:p>0.2641043</text:p>
              </table:table-cell>
              <table:table-cell office:value-type="float" office:value="0.1955572">
                <text:p>0.1955572</text:p>
              </table:table-cell>
              <table:table-cell office:value-type="float" office:value="0.4478594">
                <text:p>0.447859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2191162">
                <text:p>0.2191162</text:p>
              </table:table-cell>
              <table:table-cell office:value-type="float" office:value="0.2495174">
                <text:p>0.2495174</text:p>
              </table:table-cell>
              <table:table-cell office:value-type="float" office:value="0.2824862">
                <text:p>0.2824862</text:p>
              </table:table-cell>
              <table:table-cell office:value-type="float" office:value="0.1602073">
                <text:p>0.1602073</text:p>
              </table:table-cell>
              <table:table-cell office:value-type="float" office:value="0.3932187">
                <text:p>0.393218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2370288">
                <text:p>0.2370288</text:p>
              </table:table-cell>
              <table:table-cell office:value-type="float" office:value="0.2454536">
                <text:p>0.2454536</text:p>
              </table:table-cell>
              <table:table-cell office:value-type="float" office:value="0.2511772">
                <text:p>0.2511772</text:p>
              </table:table-cell>
              <table:table-cell office:value-type="float" office:value="0.17825">
                <text:p>0.17825</text:p>
              </table:table-cell>
              <table:table-cell office:value-type="float" office:value="0.349037">
                <text:p>0.34903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2268322">
                <text:p>0.2268322</text:p>
              </table:table-cell>
              <table:table-cell office:value-type="float" office:value="0.2219339">
                <text:p>0.2219339</text:p>
              </table:table-cell>
              <table:table-cell office:value-type="float" office:value="0.2254811">
                <text:p>0.2254811</text:p>
              </table:table-cell>
              <table:table-cell office:value-type="float" office:value="0.2654846">
                <text:p>0.2654846</text:p>
              </table:table-cell>
              <table:table-cell office:value-type="float" office:value="0.3789742">
                <text:p>0.378974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2336415">
                <text:p>0.2336415</text:p>
              </table:table-cell>
              <table:table-cell office:value-type="float" office:value="0.2428091">
                <text:p>0.2428091</text:p>
              </table:table-cell>
              <table:table-cell office:value-type="float" office:value="0.2347549">
                <text:p>0.2347549</text:p>
              </table:table-cell>
              <table:table-cell office:value-type="float" office:value="0.1845708">
                <text:p>0.1845708</text:p>
              </table:table-cell>
              <table:table-cell office:value-type="float" office:value="0.3009155">
                <text:p>0.300915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2429066">
                <text:p>0.2429066</text:p>
              </table:table-cell>
              <table:table-cell office:value-type="float" office:value="0.2405825">
                <text:p>0.2405825</text:p>
              </table:table-cell>
              <table:table-cell office:value-type="float" office:value="0.266423">
                <text:p>0.266423</text:p>
              </table:table-cell>
              <table:table-cell office:value-type="float" office:value="0.2186117">
                <text:p>0.2186117</text:p>
              </table:table-cell>
              <table:table-cell office:value-type="float" office:value="0.3675663">
                <text:p>0.367566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2299724">
                <text:p>0.2299724</text:p>
              </table:table-cell>
              <table:table-cell office:value-type="float" office:value="0.2530888">
                <text:p>0.2530888</text:p>
              </table:table-cell>
              <table:table-cell office:value-type="float" office:value="0.2587271">
                <text:p>0.2587271</text:p>
              </table:table-cell>
              <table:table-cell office:value-type="float" office:value="0.2377162">
                <text:p>0.2377162</text:p>
              </table:table-cell>
              <table:table-cell office:value-type="float" office:value="0.3575492">
                <text:p>0.357549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2130177">
                <text:p>0.2130177</text:p>
              </table:table-cell>
              <table:table-cell office:value-type="float" office:value="0.2785987">
                <text:p>0.2785987</text:p>
              </table:table-cell>
              <table:table-cell office:value-type="float" office:value="0.2435696">
                <text:p>0.2435696</text:p>
              </table:table-cell>
              <table:table-cell office:value-type="float" office:value="0.1295328">
                <text:p>0.1295328</text:p>
              </table:table-cell>
              <table:table-cell office:value-type="float" office:value="0.3793603">
                <text:p>0.379360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2074124">
                <text:p>0.2074124</text:p>
              </table:table-cell>
              <table:table-cell office:value-type="float" office:value="0.2262107">
                <text:p>0.2262107</text:p>
              </table:table-cell>
              <table:table-cell office:value-type="float" office:value="0.2288858">
                <text:p>0.2288858</text:p>
              </table:table-cell>
              <table:table-cell office:value-type="float" office:value="0.157483">
                <text:p>0.157483</text:p>
              </table:table-cell>
              <table:table-cell office:value-type="float" office:value="0.3377558">
                <text:p>0.337755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1901097">
                <text:p>0.1901097</text:p>
              </table:table-cell>
              <table:table-cell office:value-type="float" office:value="0.2103167">
                <text:p>0.2103167</text:p>
              </table:table-cell>
              <table:table-cell office:value-type="float" office:value="0.2556509">
                <text:p>0.2556509</text:p>
              </table:table-cell>
              <table:table-cell office:value-type="float" office:value="0.1679077">
                <text:p>0.1679077</text:p>
              </table:table-cell>
              <table:table-cell office:value-type="float" office:value="0.3358084">
                <text:p>0.335808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235448">
                <text:p>0.235448</text:p>
              </table:table-cell>
              <table:table-cell office:value-type="float" office:value="0.1755599">
                <text:p>0.1755599</text:p>
              </table:table-cell>
              <table:table-cell office:value-type="float" office:value="0.2469631">
                <text:p>0.2469631</text:p>
              </table:table-cell>
              <table:table-cell office:value-type="float" office:value="0.147703">
                <text:p>0.147703</text:p>
              </table:table-cell>
              <table:table-cell office:value-type="float" office:value="0.3876411">
                <text:p>0.387641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2177179">
                <text:p>0.2177179</text:p>
              </table:table-cell>
              <table:table-cell office:value-type="float" office:value="0.2400771">
                <text:p>0.2400771</text:p>
              </table:table-cell>
              <table:table-cell office:value-type="float" office:value="0.2697189">
                <text:p>0.2697189</text:p>
              </table:table-cell>
              <table:table-cell office:value-type="float" office:value="0.1169922">
                <text:p>0.1169922</text:p>
              </table:table-cell>
              <table:table-cell office:value-type="float" office:value="0.2967749">
                <text:p>0.296774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2153368">
                <text:p>0.2153368</text:p>
              </table:table-cell>
              <table:table-cell office:value-type="float" office:value="0.2193935">
                <text:p>0.2193935</text:p>
              </table:table-cell>
              <table:table-cell office:value-type="float" office:value="0.2181739">
                <text:p>0.2181739</text:p>
              </table:table-cell>
              <table:table-cell office:value-type="float" office:value="0.0840899">
                <text:p>0.0840899</text:p>
              </table:table-cell>
              <table:table-cell office:value-type="float" office:value="0.3288891">
                <text:p>0.328889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2411029">
                <text:p>0.2411029</text:p>
              </table:table-cell>
              <table:table-cell office:value-type="float" office:value="0.2468359">
                <text:p>0.2468359</text:p>
              </table:table-cell>
              <table:table-cell office:value-type="float" office:value="0.289402">
                <text:p>0.289402</text:p>
              </table:table-cell>
              <table:table-cell office:value-type="float" office:value="0.0917719">
                <text:p>0.0917719</text:p>
              </table:table-cell>
              <table:table-cell office:value-type="float" office:value="0.2913224">
                <text:p>0.291322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183712">
                <text:p>0.183712</text:p>
              </table:table-cell>
              <table:table-cell office:value-type="float" office:value="0.1929009">
                <text:p>0.1929009</text:p>
              </table:table-cell>
              <table:table-cell office:value-type="float" office:value="0.265215">
                <text:p>0.265215</text:p>
              </table:table-cell>
              <table:table-cell office:value-type="float" office:value="0.1309248">
                <text:p>0.1309248</text:p>
              </table:table-cell>
              <table:table-cell office:value-type="float" office:value="0.2395143">
                <text:p>0.239514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2245626">
                <text:p>0.2245626</text:p>
              </table:table-cell>
              <table:table-cell office:value-type="float" office:value="0.238449">
                <text:p>0.238449</text:p>
              </table:table-cell>
              <table:table-cell office:value-type="float" office:value="0.2907494">
                <text:p>0.2907494</text:p>
              </table:table-cell>
              <table:table-cell office:value-type="float" office:value="0.1530835">
                <text:p>0.1530835</text:p>
              </table:table-cell>
              <table:table-cell office:value-type="float" office:value="0.22681">
                <text:p>0.2268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2136788">
                <text:p>0.2136788</text:p>
              </table:table-cell>
              <table:table-cell office:value-type="float" office:value="0.2353169">
                <text:p>0.2353169</text:p>
              </table:table-cell>
              <table:table-cell office:value-type="float" office:value="0.2511997">
                <text:p>0.2511997</text:p>
              </table:table-cell>
              <table:table-cell office:value-type="float" office:value="0.1163988">
                <text:p>0.1163988</text:p>
              </table:table-cell>
              <table:table-cell office:value-type="float" office:value="0.250378">
                <text:p>0.25037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2206773">
                <text:p>0.2206773</text:p>
              </table:table-cell>
              <table:table-cell office:value-type="float" office:value="0.2560415">
                <text:p>0.2560415</text:p>
              </table:table-cell>
              <table:table-cell office:value-type="float" office:value="0.2315687">
                <text:p>0.2315687</text:p>
              </table:table-cell>
              <table:table-cell office:value-type="float" office:value="0.08742">
                <text:p>0.08742</text:p>
              </table:table-cell>
              <table:table-cell office:value-type="float" office:value="0.2341849">
                <text:p>0.234184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222862">
                <text:p>0.222862</text:p>
              </table:table-cell>
              <table:table-cell office:value-type="float" office:value="0.268094">
                <text:p>0.268094</text:p>
              </table:table-cell>
              <table:table-cell office:value-type="float" office:value="0.2259121">
                <text:p>0.2259121</text:p>
              </table:table-cell>
              <table:table-cell office:value-type="float" office:value="0.1571732">
                <text:p>0.1571732</text:p>
              </table:table-cell>
              <table:table-cell office:value-type="float" office:value="0.2329306">
                <text:p>0.232930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2232121">
                <text:p>0.2232121</text:p>
              </table:table-cell>
              <table:table-cell office:value-type="float" office:value="0.2494173">
                <text:p>0.2494173</text:p>
              </table:table-cell>
              <table:table-cell office:value-type="float" office:value="0.1762261">
                <text:p>0.1762261</text:p>
              </table:table-cell>
              <table:table-cell office:value-type="float" office:value="0.090831">
                <text:p>0.090831</text:p>
              </table:table-cell>
              <table:table-cell office:value-type="float" office:value="0.2427025">
                <text:p>0.242702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2174111">
                <text:p>0.2174111</text:p>
              </table:table-cell>
              <table:table-cell office:value-type="float" office:value="0.2118692">
                <text:p>0.2118692</text:p>
              </table:table-cell>
              <table:table-cell office:value-type="float" office:value="0.2367408">
                <text:p>0.2367408</text:p>
              </table:table-cell>
              <table:table-cell office:value-type="float" office:value="0.1139521">
                <text:p>0.1139521</text:p>
              </table:table-cell>
              <table:table-cell office:value-type="float" office:value="0.1884994">
                <text:p>0.188499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2021321">
                <text:p>0.2021321</text:p>
              </table:table-cell>
              <table:table-cell office:value-type="float" office:value="0.2160354">
                <text:p>0.2160354</text:p>
              </table:table-cell>
              <table:table-cell office:value-type="float" office:value="0.2488244">
                <text:p>0.2488244</text:p>
              </table:table-cell>
              <table:table-cell office:value-type="float" office:value="0.1271928">
                <text:p>0.1271928</text:p>
              </table:table-cell>
              <table:table-cell office:value-type="float" office:value="0.2548101">
                <text:p>0.254810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2181227">
                <text:p>0.2181227</text:p>
              </table:table-cell>
              <table:table-cell office:value-type="float" office:value="0.1993749">
                <text:p>0.1993749</text:p>
              </table:table-cell>
              <table:table-cell office:value-type="float" office:value="0.2183041">
                <text:p>0.2183041</text:p>
              </table:table-cell>
              <table:table-cell office:value-type="float" office:value="0.1450376">
                <text:p>0.1450376</text:p>
              </table:table-cell>
              <table:table-cell office:value-type="float" office:value="0.2361543">
                <text:p>0.236154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1900713">
                <text:p>0.1900713</text:p>
              </table:table-cell>
              <table:table-cell office:value-type="float" office:value="0.1725766">
                <text:p>0.1725766</text:p>
              </table:table-cell>
              <table:table-cell office:value-type="float" office:value="0.2357905">
                <text:p>0.2357905</text:p>
              </table:table-cell>
              <table:table-cell office:value-type="float" office:value="0.0907184">
                <text:p>0.0907184</text:p>
              </table:table-cell>
              <table:table-cell office:value-type="float" office:value="0.2355813">
                <text:p>0.235581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2069466">
                <text:p>0.2069466</text:p>
              </table:table-cell>
              <table:table-cell office:value-type="float" office:value="0.2269581">
                <text:p>0.2269581</text:p>
              </table:table-cell>
              <table:table-cell office:value-type="float" office:value="0.2017477">
                <text:p>0.2017477</text:p>
              </table:table-cell>
              <table:table-cell office:value-type="float" office:value="0.090079">
                <text:p>0.090079</text:p>
              </table:table-cell>
              <table:table-cell office:value-type="float" office:value="0.194746">
                <text:p>0.19474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2160095">
                <text:p>0.2160095</text:p>
              </table:table-cell>
              <table:table-cell office:value-type="float" office:value="0.2371599">
                <text:p>0.2371599</text:p>
              </table:table-cell>
              <table:table-cell office:value-type="float" office:value="0.2433273">
                <text:p>0.2433273</text:p>
              </table:table-cell>
              <table:table-cell office:value-type="float" office:value="0.0804176">
                <text:p>0.0804176</text:p>
              </table:table-cell>
              <table:table-cell office:value-type="float" office:value="0.2026745">
                <text:p>0.202674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1978824">
                <text:p>0.1978824</text:p>
              </table:table-cell>
              <table:table-cell office:value-type="float" office:value="0.2103654">
                <text:p>0.2103654</text:p>
              </table:table-cell>
              <table:table-cell office:value-type="float" office:value="0.2444692">
                <text:p>0.2444692</text:p>
              </table:table-cell>
              <table:table-cell office:value-type="float" office:value="0.1012425">
                <text:p>0.1012425</text:p>
              </table:table-cell>
              <table:table-cell office:value-type="float" office:value="0.1796527">
                <text:p>0.179652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2044967">
                <text:p>0.2044967</text:p>
              </table:table-cell>
              <table:table-cell office:value-type="float" office:value="0.2031188">
                <text:p>0.2031188</text:p>
              </table:table-cell>
              <table:table-cell office:value-type="float" office:value="0.2203397">
                <text:p>0.2203397</text:p>
              </table:table-cell>
              <table:table-cell office:value-type="float" office:value="0.12681">
                <text:p>0.12681</text:p>
              </table:table-cell>
              <table:table-cell office:value-type="float" office:value="0.1352769">
                <text:p>0.135276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2257031">
                <text:p>0.2257031</text:p>
              </table:table-cell>
              <table:table-cell office:value-type="float" office:value="0.2678065">
                <text:p>0.2678065</text:p>
              </table:table-cell>
              <table:table-cell office:value-type="float" office:value="0.2466025">
                <text:p>0.2466025</text:p>
              </table:table-cell>
              <table:table-cell office:value-type="float" office:value="0.0801122">
                <text:p>0.0801122</text:p>
              </table:table-cell>
              <table:table-cell office:value-type="float" office:value="0.182907">
                <text:p>0.18290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2085481">
                <text:p>0.2085481</text:p>
              </table:table-cell>
              <table:table-cell office:value-type="float" office:value="0.1659256">
                <text:p>0.1659256</text:p>
              </table:table-cell>
              <table:table-cell office:value-type="float" office:value="0.2446106">
                <text:p>0.2446106</text:p>
              </table:table-cell>
              <table:table-cell office:value-type="float" office:value="0.0844278">
                <text:p>0.0844278</text:p>
              </table:table-cell>
              <table:table-cell office:value-type="float" office:value="0.2366565">
                <text:p>0.236656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2238576">
                <text:p>0.2238576</text:p>
              </table:table-cell>
              <table:table-cell office:value-type="float" office:value="0.2317888">
                <text:p>0.2317888</text:p>
              </table:table-cell>
              <table:table-cell office:value-type="float" office:value="0.263853">
                <text:p>0.263853</text:p>
              </table:table-cell>
              <table:table-cell office:value-type="float" office:value="0.0510366">
                <text:p>0.0510366</text:p>
              </table:table-cell>
              <table:table-cell office:value-type="float" office:value="0.143189">
                <text:p>0.14318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2172676">
                <text:p>0.2172676</text:p>
              </table:table-cell>
              <table:table-cell office:value-type="float" office:value="0.1910628">
                <text:p>0.1910628</text:p>
              </table:table-cell>
              <table:table-cell office:value-type="float" office:value="0.2244778">
                <text:p>0.2244778</text:p>
              </table:table-cell>
              <table:table-cell office:value-type="float" office:value="0.1471928">
                <text:p>0.1471928</text:p>
              </table:table-cell>
              <table:table-cell office:value-type="float" office:value="0.21757">
                <text:p>0.2175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2007565">
                <text:p>0.2007565</text:p>
              </table:table-cell>
              <table:table-cell office:value-type="float" office:value="0.2172405">
                <text:p>0.2172405</text:p>
              </table:table-cell>
              <table:table-cell office:value-type="float" office:value="0.1943564">
                <text:p>0.1943564</text:p>
              </table:table-cell>
              <table:table-cell office:value-type="float" office:value="0.0714215">
                <text:p>0.0714215</text:p>
              </table:table-cell>
              <table:table-cell office:value-type="float" office:value="0.1579313">
                <text:p>0.157931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1963904">
                <text:p>0.1963904</text:p>
              </table:table-cell>
              <table:table-cell office:value-type="float" office:value="0.2242268">
                <text:p>0.2242268</text:p>
              </table:table-cell>
              <table:table-cell office:value-type="float" office:value="0.2131454">
                <text:p>0.2131454</text:p>
              </table:table-cell>
              <table:table-cell office:value-type="float" office:value="0.1153248">
                <text:p>0.1153248</text:p>
              </table:table-cell>
              <table:table-cell office:value-type="float" office:value="0.1780772">
                <text:p>0.178077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1741132">
                <text:p>0.1741132</text:p>
              </table:table-cell>
              <table:table-cell office:value-type="float" office:value="0.1665755">
                <text:p>0.1665755</text:p>
              </table:table-cell>
              <table:table-cell office:value-type="float" office:value="0.2500356">
                <text:p>0.2500356</text:p>
              </table:table-cell>
              <table:table-cell office:value-type="float" office:value="0.0453042">
                <text:p>0.0453042</text:p>
              </table:table-cell>
              <table:table-cell office:value-type="float" office:value="0.1432232">
                <text:p>0.143223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1831937">
                <text:p>0.1831937</text:p>
              </table:table-cell>
              <table:table-cell office:value-type="float" office:value="0.1923119">
                <text:p>0.1923119</text:p>
              </table:table-cell>
              <table:table-cell office:value-type="float" office:value="0.2078803">
                <text:p>0.2078803</text:p>
              </table:table-cell>
              <table:table-cell office:value-type="float" office:value="0.0872351">
                <text:p>0.0872351</text:p>
              </table:table-cell>
              <table:table-cell office:value-type="float" office:value="0.171293">
                <text:p>0.17129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2086687">
                <text:p>0.2086687</text:p>
              </table:table-cell>
              <table:table-cell office:value-type="float" office:value="0.1689967">
                <text:p>0.1689967</text:p>
              </table:table-cell>
              <table:table-cell office:value-type="float" office:value="0.2115016">
                <text:p>0.2115016</text:p>
              </table:table-cell>
              <table:table-cell office:value-type="float" office:value="0.0566448">
                <text:p>0.0566448</text:p>
              </table:table-cell>
              <table:table-cell office:value-type="float" office:value="0.1718918">
                <text:p>0.171891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2192657">
                <text:p>0.2192657</text:p>
              </table:table-cell>
              <table:table-cell office:value-type="float" office:value="0.2013209">
                <text:p>0.2013209</text:p>
              </table:table-cell>
              <table:table-cell office:value-type="float" office:value="0.1987843">
                <text:p>0.1987843</text:p>
              </table:table-cell>
              <table:table-cell office:value-type="float" office:value="0.0934718">
                <text:p>0.0934718</text:p>
              </table:table-cell>
              <table:table-cell office:value-type="float" office:value="0.1470203">
                <text:p>0.147020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2042994">
                <text:p>0.2042994</text:p>
              </table:table-cell>
              <table:table-cell office:value-type="float" office:value="0.2492602">
                <text:p>0.2492602</text:p>
              </table:table-cell>
              <table:table-cell office:value-type="float" office:value="0.2369447">
                <text:p>0.2369447</text:p>
              </table:table-cell>
              <table:table-cell office:value-type="float" office:value="0.0671142">
                <text:p>0.0671142</text:p>
              </table:table-cell>
              <table:table-cell office:value-type="float" office:value="0.1618715">
                <text:p>0.161871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198946">
                <text:p>0.198946</text:p>
              </table:table-cell>
              <table:table-cell office:value-type="float" office:value="0.1814081">
                <text:p>0.1814081</text:p>
              </table:table-cell>
              <table:table-cell office:value-type="float" office:value="0.2068103">
                <text:p>0.2068103</text:p>
              </table:table-cell>
              <table:table-cell office:value-type="float" office:value="0.0458117">
                <text:p>0.0458117</text:p>
              </table:table-cell>
              <table:table-cell office:value-type="float" office:value="0.1953672">
                <text:p>0.195367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2105753">
                <text:p>0.2105753</text:p>
              </table:table-cell>
              <table:table-cell office:value-type="float" office:value="0.2460036">
                <text:p>0.2460036</text:p>
              </table:table-cell>
              <table:table-cell office:value-type="float" office:value="0.1672953">
                <text:p>0.1672953</text:p>
              </table:table-cell>
              <table:table-cell office:value-type="float" office:value="0.068984">
                <text:p>0.068984</text:p>
              </table:table-cell>
              <table:table-cell office:value-type="float" office:value="0.1623457">
                <text:p>0.162345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193616">
                <text:p>0.193616</text:p>
              </table:table-cell>
              <table:table-cell office:value-type="float" office:value="0.2441349">
                <text:p>0.2441349</text:p>
              </table:table-cell>
              <table:table-cell office:value-type="float" office:value="0.2049984">
                <text:p>0.2049984</text:p>
              </table:table-cell>
              <table:table-cell office:value-type="float" office:value="0.0956692">
                <text:p>0.0956692</text:p>
              </table:table-cell>
              <table:table-cell office:value-type="float" office:value="0.1829091">
                <text:p>0.182909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2146553">
                <text:p>0.2146553</text:p>
              </table:table-cell>
              <table:table-cell office:value-type="float" office:value="0.1719834">
                <text:p>0.1719834</text:p>
              </table:table-cell>
              <table:table-cell office:value-type="float" office:value="0.2256331">
                <text:p>0.2256331</text:p>
              </table:table-cell>
              <table:table-cell office:value-type="float" office:value="0.019947">
                <text:p>0.019947</text:p>
              </table:table-cell>
              <table:table-cell office:value-type="float" office:value="0.1634992">
                <text:p>0.163499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2216988">
                <text:p>0.2216988</text:p>
              </table:table-cell>
              <table:table-cell office:value-type="float" office:value="0.1820277">
                <text:p>0.1820277</text:p>
              </table:table-cell>
              <table:table-cell office:value-type="float" office:value="0.2249023">
                <text:p>0.2249023</text:p>
              </table:table-cell>
              <table:table-cell office:value-type="float" office:value="0.0995336">
                <text:p>0.0995336</text:p>
              </table:table-cell>
              <table:table-cell office:value-type="float" office:value="0.136893">
                <text:p>0.13689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1918828">
                <text:p>0.1918828</text:p>
              </table:table-cell>
              <table:table-cell office:value-type="float" office:value="0.2208638">
                <text:p>0.2208638</text:p>
              </table:table-cell>
              <table:table-cell office:value-type="float" office:value="0.2013981">
                <text:p>0.2013981</text:p>
              </table:table-cell>
              <table:table-cell office:value-type="float" office:value="0.0935806">
                <text:p>0.0935806</text:p>
              </table:table-cell>
              <table:table-cell office:value-type="float" office:value="0.1657182">
                <text:p>0.165718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2054331">
                <text:p>0.2054331</text:p>
              </table:table-cell>
              <table:table-cell office:value-type="float" office:value="0.1906758">
                <text:p>0.1906758</text:p>
              </table:table-cell>
              <table:table-cell office:value-type="float" office:value="0.2176559">
                <text:p>0.2176559</text:p>
              </table:table-cell>
              <table:table-cell office:value-type="float" office:value="0.0531573">
                <text:p>0.0531573</text:p>
              </table:table-cell>
              <table:table-cell office:value-type="float" office:value="0.1445047">
                <text:p>0.144504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194074">
                <text:p>0.194074</text:p>
              </table:table-cell>
              <table:table-cell office:value-type="float" office:value="0.1629434">
                <text:p>0.1629434</text:p>
              </table:table-cell>
              <table:table-cell office:value-type="float" office:value="0.1504819">
                <text:p>0.1504819</text:p>
              </table:table-cell>
              <table:table-cell office:value-type="float" office:value="0.0410473">
                <text:p>0.0410473</text:p>
              </table:table-cell>
              <table:table-cell office:value-type="float" office:value="0.14029">
                <text:p>0.1402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2056986">
                <text:p>0.2056986</text:p>
              </table:table-cell>
              <table:table-cell office:value-type="float" office:value="0.218957">
                <text:p>0.218957</text:p>
              </table:table-cell>
              <table:table-cell office:value-type="float" office:value="0.1973662">
                <text:p>0.1973662</text:p>
              </table:table-cell>
              <table:table-cell office:value-type="float" office:value="0.0366885">
                <text:p>0.0366885</text:p>
              </table:table-cell>
              <table:table-cell office:value-type="float" office:value="0.1261157">
                <text:p>0.126115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2151285">
                <text:p>0.2151285</text:p>
              </table:table-cell>
              <table:table-cell office:value-type="float" office:value="0.1912499">
                <text:p>0.1912499</text:p>
              </table:table-cell>
              <table:table-cell office:value-type="float" office:value="0.1908577">
                <text:p>0.1908577</text:p>
              </table:table-cell>
              <table:table-cell office:value-type="float" office:value="0.0629257">
                <text:p>0.0629257</text:p>
              </table:table-cell>
              <table:table-cell office:value-type="float" office:value="0.1209488">
                <text:p>0.120948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1946653">
                <text:p>0.1946653</text:p>
              </table:table-cell>
              <table:table-cell office:value-type="float" office:value="0.1658795">
                <text:p>0.1658795</text:p>
              </table:table-cell>
              <table:table-cell office:value-type="float" office:value="0.2822999">
                <text:p>0.2822999</text:p>
              </table:table-cell>
              <table:table-cell office:value-type="float" office:value="0.0688049">
                <text:p>0.0688049</text:p>
              </table:table-cell>
              <table:table-cell office:value-type="float" office:value="0.1455978">
                <text:p>0.145597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1985834">
                <text:p>0.1985834</text:p>
              </table:table-cell>
              <table:table-cell office:value-type="float" office:value="0.2353705">
                <text:p>0.2353705</text:p>
              </table:table-cell>
              <table:table-cell office:value-type="float" office:value="0.1874814">
                <text:p>0.1874814</text:p>
              </table:table-cell>
              <table:table-cell office:value-type="float" office:value="0.0701114">
                <text:p>0.0701114</text:p>
              </table:table-cell>
              <table:table-cell office:value-type="float" office:value="0.144955">
                <text:p>0.14495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1871886">
                <text:p>0.1871886</text:p>
              </table:table-cell>
              <table:table-cell office:value-type="float" office:value="0.1781992">
                <text:p>0.1781992</text:p>
              </table:table-cell>
              <table:table-cell office:value-type="float" office:value="0.21178">
                <text:p>0.21178</text:p>
              </table:table-cell>
              <table:table-cell office:value-type="float" office:value="0.0962773">
                <text:p>0.0962773</text:p>
              </table:table-cell>
              <table:table-cell office:value-type="float" office:value="0.1239911">
                <text:p>0.123991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2045378">
                <text:p>0.2045378</text:p>
              </table:table-cell>
              <table:table-cell office:value-type="float" office:value="0.2005029">
                <text:p>0.2005029</text:p>
              </table:table-cell>
              <table:table-cell office:value-type="float" office:value="0.1956384">
                <text:p>0.1956384</text:p>
              </table:table-cell>
              <table:table-cell office:value-type="float" office:value="0.1988897">
                <text:p>0.1988897</text:p>
              </table:table-cell>
              <table:table-cell office:value-type="float" office:value="0.1344971">
                <text:p>0.134497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2172206">
                <text:p>0.2172206</text:p>
              </table:table-cell>
              <table:table-cell office:value-type="float" office:value="0.2080466">
                <text:p>0.2080466</text:p>
              </table:table-cell>
              <table:table-cell office:value-type="float" office:value="0.1799651">
                <text:p>0.1799651</text:p>
              </table:table-cell>
              <table:table-cell office:value-type="float" office:value="0.0773271">
                <text:p>0.0773271</text:p>
              </table:table-cell>
              <table:table-cell office:value-type="float" office:value="0.0889084">
                <text:p>0.088908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2023907">
                <text:p>0.2023907</text:p>
              </table:table-cell>
              <table:table-cell office:value-type="float" office:value="0.1860584">
                <text:p>0.1860584</text:p>
              </table:table-cell>
              <table:table-cell office:value-type="float" office:value="0.1651075">
                <text:p>0.1651075</text:p>
              </table:table-cell>
              <table:table-cell office:value-type="float" office:value="0.1977848">
                <text:p>0.1977848</text:p>
              </table:table-cell>
              <table:table-cell office:value-type="float" office:value="0.1374393">
                <text:p>0.137439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189114">
                <text:p>0.189114</text:p>
              </table:table-cell>
              <table:table-cell office:value-type="float" office:value="0.1883163">
                <text:p>0.1883163</text:p>
              </table:table-cell>
              <table:table-cell office:value-type="float" office:value="0.172546">
                <text:p>0.172546</text:p>
              </table:table-cell>
              <table:table-cell office:value-type="float" office:value="0.0427411">
                <text:p>0.0427411</text:p>
              </table:table-cell>
              <table:table-cell office:value-type="float" office:value="0.1530468">
                <text:p>0.153046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2024321">
                <text:p>0.2024321</text:p>
              </table:table-cell>
              <table:table-cell office:value-type="float" office:value="0.1869141">
                <text:p>0.1869141</text:p>
              </table:table-cell>
              <table:table-cell office:value-type="float" office:value="0.1615082">
                <text:p>0.1615082</text:p>
              </table:table-cell>
              <table:table-cell office:value-type="float" office:value="0.1976819">
                <text:p>0.1976819</text:p>
              </table:table-cell>
              <table:table-cell office:value-type="float" office:value="0.1373838">
                <text:p>0.137383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1766422">
                <text:p>0.1766422</text:p>
              </table:table-cell>
              <table:table-cell office:value-type="float" office:value="0.1375854">
                <text:p>0.1375854</text:p>
              </table:table-cell>
              <table:table-cell office:value-type="float" office:value="0.144507">
                <text:p>0.144507</text:p>
              </table:table-cell>
              <table:table-cell office:value-type="float" office:value="0.0626208">
                <text:p>0.0626208</text:p>
              </table:table-cell>
              <table:table-cell office:value-type="float" office:value="0.126299">
                <text:p>0.12629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1964649">
                <text:p>0.1964649</text:p>
              </table:table-cell>
              <table:table-cell office:value-type="float" office:value="0.1984455">
                <text:p>0.1984455</text:p>
              </table:table-cell>
              <table:table-cell office:value-type="float" office:value="0.1702638">
                <text:p>0.1702638</text:p>
              </table:table-cell>
              <table:table-cell office:value-type="float" office:value="0.1603809">
                <text:p>0.1603809</text:p>
              </table:table-cell>
              <table:table-cell office:value-type="float" office:value="0.1266082">
                <text:p>0.126608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2074627">
                <text:p>0.2074627</text:p>
              </table:table-cell>
              <table:table-cell office:value-type="float" office:value="0.1992471">
                <text:p>0.1992471</text:p>
              </table:table-cell>
              <table:table-cell office:value-type="float" office:value="0.2380076">
                <text:p>0.2380076</text:p>
              </table:table-cell>
              <table:table-cell office:value-type="float" office:value="0.1516521">
                <text:p>0.1516521</text:p>
              </table:table-cell>
              <table:table-cell office:value-type="float" office:value="0.1220038">
                <text:p>0.122003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1960094">
                <text:p>0.1960094</text:p>
              </table:table-cell>
              <table:table-cell office:value-type="float" office:value="0.1980839">
                <text:p>0.1980839</text:p>
              </table:table-cell>
              <table:table-cell office:value-type="float" office:value="0.2168225">
                <text:p>0.2168225</text:p>
              </table:table-cell>
              <table:table-cell office:value-type="float" office:value="0.080703">
                <text:p>0.080703</text:p>
              </table:table-cell>
              <table:table-cell office:value-type="float" office:value="0.126361">
                <text:p>0.12636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1883861">
                <text:p>0.1883861</text:p>
              </table:table-cell>
              <table:table-cell office:value-type="float" office:value="0.2225815">
                <text:p>0.2225815</text:p>
              </table:table-cell>
              <table:table-cell office:value-type="float" office:value="0.2158484">
                <text:p>0.2158484</text:p>
              </table:table-cell>
              <table:table-cell office:value-type="float" office:value="0.0855124">
                <text:p>0.0855124</text:p>
              </table:table-cell>
              <table:table-cell office:value-type="float" office:value="0.1122078">
                <text:p>0.112207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185548">
                <text:p>0.185548</text:p>
              </table:table-cell>
              <table:table-cell office:value-type="float" office:value="0.1281731">
                <text:p>0.1281731</text:p>
              </table:table-cell>
              <table:table-cell office:value-type="float" office:value="0.2230727">
                <text:p>0.2230727</text:p>
              </table:table-cell>
              <table:table-cell office:value-type="float" office:value="0.0438438">
                <text:p>0.0438438</text:p>
              </table:table-cell>
              <table:table-cell office:value-type="float" office:value="0.1072141">
                <text:p>0.107214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193589">
                <text:p>0.193589</text:p>
              </table:table-cell>
              <table:table-cell office:value-type="float" office:value="0.20077">
                <text:p>0.20077</text:p>
              </table:table-cell>
              <table:table-cell office:value-type="float" office:value="0.1973647">
                <text:p>0.1973647</text:p>
              </table:table-cell>
              <table:table-cell office:value-type="float" office:value="0.1592825">
                <text:p>0.1592825</text:p>
              </table:table-cell>
              <table:table-cell office:value-type="float" office:value="0.1058757">
                <text:p>0.105875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1856839">
                <text:p>0.1856839</text:p>
              </table:table-cell>
              <table:table-cell office:value-type="float" office:value="0.1707723">
                <text:p>0.1707723</text:p>
              </table:table-cell>
              <table:table-cell office:value-type="float" office:value="0.2160158">
                <text:p>0.2160158</text:p>
              </table:table-cell>
              <table:table-cell office:value-type="float" office:value="0.0832323">
                <text:p>0.0832323</text:p>
              </table:table-cell>
              <table:table-cell office:value-type="float" office:value="0.1418759">
                <text:p>0.141875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1815198">
                <text:p>0.1815198</text:p>
              </table:table-cell>
              <table:table-cell office:value-type="float" office:value="0.1832311">
                <text:p>0.1832311</text:p>
              </table:table-cell>
              <table:table-cell office:value-type="float" office:value="0.1551252">
                <text:p>0.1551252</text:p>
              </table:table-cell>
              <table:table-cell office:value-type="float" office:value="0.1085399">
                <text:p>0.1085399</text:p>
              </table:table-cell>
              <table:table-cell office:value-type="float" office:value="0.1219053">
                <text:p>0.121905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1761189">
                <text:p>0.1761189</text:p>
              </table:table-cell>
              <table:table-cell office:value-type="float" office:value="0.1807466">
                <text:p>0.1807466</text:p>
              </table:table-cell>
              <table:table-cell office:value-type="float" office:value="0.1569499">
                <text:p>0.1569499</text:p>
              </table:table-cell>
              <table:table-cell office:value-type="float" office:value="0.0542606">
                <text:p>0.0542606</text:p>
              </table:table-cell>
              <table:table-cell office:value-type="float" office:value="0.0996538">
                <text:p>0.099653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1897068">
                <text:p>0.1897068</text:p>
              </table:table-cell>
              <table:table-cell office:value-type="float" office:value="0.1764473">
                <text:p>0.1764473</text:p>
              </table:table-cell>
              <table:table-cell office:value-type="float" office:value="0.1650414">
                <text:p>0.1650414</text:p>
              </table:table-cell>
              <table:table-cell office:value-type="float" office:value="0.0576262">
                <text:p>0.0576262</text:p>
              </table:table-cell>
              <table:table-cell office:value-type="float" office:value="0.1148265">
                <text:p>0.114826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1949639">
                <text:p>0.1949639</text:p>
              </table:table-cell>
              <table:table-cell office:value-type="float" office:value="0.1912558">
                <text:p>0.1912558</text:p>
              </table:table-cell>
              <table:table-cell office:value-type="float" office:value="0.1777059">
                <text:p>0.1777059</text:p>
              </table:table-cell>
              <table:table-cell office:value-type="float" office:value="0.0922004">
                <text:p>0.0922004</text:p>
              </table:table-cell>
              <table:table-cell office:value-type="float" office:value="0.1175132">
                <text:p>0.117513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185946">
                <text:p>0.185946</text:p>
              </table:table-cell>
              <table:table-cell office:value-type="float" office:value="0.1781217">
                <text:p>0.1781217</text:p>
              </table:table-cell>
              <table:table-cell office:value-type="float" office:value="0.2127097">
                <text:p>0.2127097</text:p>
              </table:table-cell>
              <table:table-cell office:value-type="float" office:value="0.0411189">
                <text:p>0.0411189</text:p>
              </table:table-cell>
              <table:table-cell office:value-type="float" office:value="0.1367966">
                <text:p>0.136796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1948792">
                <text:p>0.1948792</text:p>
              </table:table-cell>
              <table:table-cell office:value-type="float" office:value="0.1897741">
                <text:p>0.1897741</text:p>
              </table:table-cell>
              <table:table-cell office:value-type="float" office:value="0.2044743">
                <text:p>0.2044743</text:p>
              </table:table-cell>
              <table:table-cell office:value-type="float" office:value="0.0328229">
                <text:p>0.0328229</text:p>
              </table:table-cell>
              <table:table-cell office:value-type="float" office:value="0.1095667">
                <text:p>0.109566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1581464">
                <text:p>0.1581464</text:p>
              </table:table-cell>
              <table:table-cell office:value-type="float" office:value="0.1951112">
                <text:p>0.1951112</text:p>
              </table:table-cell>
              <table:table-cell office:value-type="float" office:value="0.2144065">
                <text:p>0.2144065</text:p>
              </table:table-cell>
              <table:table-cell office:value-type="float" office:value="0.0670332">
                <text:p>0.0670332</text:p>
              </table:table-cell>
              <table:table-cell office:value-type="float" office:value="0.0920356">
                <text:p>0.092035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16196">
                <text:p>0.16196</text:p>
              </table:table-cell>
              <table:table-cell office:value-type="float" office:value="0.1711981">
                <text:p>0.1711981</text:p>
              </table:table-cell>
              <table:table-cell office:value-type="float" office:value="0.2059103">
                <text:p>0.2059103</text:p>
              </table:table-cell>
              <table:table-cell office:value-type="float" office:value="0.0779446">
                <text:p>0.0779446</text:p>
              </table:table-cell>
              <table:table-cell office:value-type="float" office:value="0.1166408">
                <text:p>0.116640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1815449">
                <text:p>0.1815449</text:p>
              </table:table-cell>
              <table:table-cell office:value-type="float" office:value="0.1813556">
                <text:p>0.1813556</text:p>
              </table:table-cell>
              <table:table-cell office:value-type="float" office:value="0.1325703">
                <text:p>0.1325703</text:p>
              </table:table-cell>
              <table:table-cell office:value-type="float" office:value="0.0438822">
                <text:p>0.0438822</text:p>
              </table:table-cell>
              <table:table-cell office:value-type="float" office:value="0.1230008">
                <text:p>0.123000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1711145">
                <text:p>0.1711145</text:p>
              </table:table-cell>
              <table:table-cell office:value-type="float" office:value="0.1788288">
                <text:p>0.1788288</text:p>
              </table:table-cell>
              <table:table-cell office:value-type="float" office:value="0.1932382">
                <text:p>0.1932382</text:p>
              </table:table-cell>
              <table:table-cell office:value-type="float" office:value="0.0287824">
                <text:p>0.0287824</text:p>
              </table:table-cell>
              <table:table-cell office:value-type="float" office:value="0.0874649">
                <text:p>0.087464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1702872">
                <text:p>0.1702872</text:p>
              </table:table-cell>
              <table:table-cell office:value-type="float" office:value="0.1778153">
                <text:p>0.1778153</text:p>
              </table:table-cell>
              <table:table-cell office:value-type="float" office:value="0.1284989">
                <text:p>0.1284989</text:p>
              </table:table-cell>
              <table:table-cell office:value-type="float" office:value="0.0332148">
                <text:p>0.0332148</text:p>
              </table:table-cell>
              <table:table-cell office:value-type="float" office:value="0.126537">
                <text:p>0.12653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1792516">
                <text:p>0.1792516</text:p>
              </table:table-cell>
              <table:table-cell office:value-type="float" office:value="0.1585634">
                <text:p>0.1585634</text:p>
              </table:table-cell>
              <table:table-cell office:value-type="float" office:value="0.1557048">
                <text:p>0.1557048</text:p>
              </table:table-cell>
              <table:table-cell office:value-type="float" office:value="0.0435816">
                <text:p>0.0435816</text:p>
              </table:table-cell>
              <table:table-cell office:value-type="float" office:value="0.1111537">
                <text:p>0.111153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1518685">
                <text:p>0.1518685</text:p>
              </table:table-cell>
              <table:table-cell office:value-type="float" office:value="0.145893">
                <text:p>0.145893</text:p>
              </table:table-cell>
              <table:table-cell office:value-type="float" office:value="0.1594479">
                <text:p>0.1594479</text:p>
              </table:table-cell>
              <table:table-cell office:value-type="float" office:value="0.0514034">
                <text:p>0.0514034</text:p>
              </table:table-cell>
              <table:table-cell office:value-type="float" office:value="0.1113498">
                <text:p>0.111349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174939">
                <text:p>0.174939</text:p>
              </table:table-cell>
              <table:table-cell office:value-type="float" office:value="0.1461167">
                <text:p>0.1461167</text:p>
              </table:table-cell>
              <table:table-cell office:value-type="float" office:value="0.1820455">
                <text:p>0.1820455</text:p>
              </table:table-cell>
              <table:table-cell office:value-type="float" office:value="0.0379586">
                <text:p>0.0379586</text:p>
              </table:table-cell>
              <table:table-cell office:value-type="float" office:value="0.1272885">
                <text:p>0.127288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1762407">
                <text:p>0.1762407</text:p>
              </table:table-cell>
              <table:table-cell office:value-type="float" office:value="0.1300576">
                <text:p>0.1300576</text:p>
              </table:table-cell>
              <table:table-cell office:value-type="float" office:value="0.1578334">
                <text:p>0.1578334</text:p>
              </table:table-cell>
              <table:table-cell office:value-type="float" office:value="0.0255894">
                <text:p>0.0255894</text:p>
              </table:table-cell>
              <table:table-cell office:value-type="float" office:value="0.118609">
                <text:p>0.11860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1669567">
                <text:p>0.1669567</text:p>
              </table:table-cell>
              <table:table-cell office:value-type="float" office:value="0.1628098">
                <text:p>0.1628098</text:p>
              </table:table-cell>
              <table:table-cell office:value-type="float" office:value="0.133356">
                <text:p>0.133356</text:p>
              </table:table-cell>
              <table:table-cell office:value-type="float" office:value="0.0492696">
                <text:p>0.0492696</text:p>
              </table:table-cell>
              <table:table-cell office:value-type="float" office:value="0.118216">
                <text:p>0.11821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1646697">
                <text:p>0.1646697</text:p>
              </table:table-cell>
              <table:table-cell office:value-type="float" office:value="0.1609019">
                <text:p>0.1609019</text:p>
              </table:table-cell>
              <table:table-cell office:value-type="float" office:value="0.1433354">
                <text:p>0.1433354</text:p>
              </table:table-cell>
              <table:table-cell office:value-type="float" office:value="0.0358593">
                <text:p>0.0358593</text:p>
              </table:table-cell>
              <table:table-cell office:value-type="float" office:value="0.1048638">
                <text:p>0.104863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1734199">
                <text:p>0.1734199</text:p>
              </table:table-cell>
              <table:table-cell office:value-type="float" office:value="0.1312975">
                <text:p>0.1312975</text:p>
              </table:table-cell>
              <table:table-cell office:value-type="float" office:value="0.1601539">
                <text:p>0.1601539</text:p>
              </table:table-cell>
              <table:table-cell office:value-type="float" office:value="0.0887609">
                <text:p>0.0887609</text:p>
              </table:table-cell>
              <table:table-cell office:value-type="float" office:value="0.094856">
                <text:p>0.09485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1781216">
                <text:p>0.1781216</text:p>
              </table:table-cell>
              <table:table-cell office:value-type="float" office:value="0.116447">
                <text:p>0.116447</text:p>
              </table:table-cell>
              <table:table-cell office:value-type="float" office:value="0.1673824">
                <text:p>0.1673824</text:p>
              </table:table-cell>
              <table:table-cell office:value-type="float" office:value="0.0550362">
                <text:p>0.0550362</text:p>
              </table:table-cell>
              <table:table-cell office:value-type="float" office:value="0.1045339">
                <text:p>0.104533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1693186">
                <text:p>0.1693186</text:p>
              </table:table-cell>
              <table:table-cell office:value-type="float" office:value="0.1201959">
                <text:p>0.1201959</text:p>
              </table:table-cell>
              <table:table-cell office:value-type="float" office:value="0.1125017">
                <text:p>0.1125017</text:p>
              </table:table-cell>
              <table:table-cell office:value-type="float" office:value="0.1139285">
                <text:p>0.1139285</text:p>
              </table:table-cell>
              <table:table-cell office:value-type="float" office:value="0.1225392">
                <text:p>0.122539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1768645">
                <text:p>0.1768645</text:p>
              </table:table-cell>
              <table:table-cell office:value-type="float" office:value="0.1430689">
                <text:p>0.1430689</text:p>
              </table:table-cell>
              <table:table-cell office:value-type="float" office:value="0.1491755">
                <text:p>0.1491755</text:p>
              </table:table-cell>
              <table:table-cell office:value-type="float" office:value="0.0510293">
                <text:p>0.0510293</text:p>
              </table:table-cell>
              <table:table-cell office:value-type="float" office:value="0.1183347">
                <text:p>0.118334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1716923">
                <text:p>0.1716923</text:p>
              </table:table-cell>
              <table:table-cell office:value-type="float" office:value="0.185622">
                <text:p>0.185622</text:p>
              </table:table-cell>
              <table:table-cell office:value-type="float" office:value="0.1490134">
                <text:p>0.1490134</text:p>
              </table:table-cell>
              <table:table-cell office:value-type="float" office:value="0.1015737">
                <text:p>0.1015737</text:p>
              </table:table-cell>
              <table:table-cell office:value-type="float" office:value="0.0819135">
                <text:p>0.081913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1671461">
                <text:p>0.1671461</text:p>
              </table:table-cell>
              <table:table-cell office:value-type="float" office:value="0.1691838">
                <text:p>0.1691838</text:p>
              </table:table-cell>
              <table:table-cell office:value-type="float" office:value="0.1372351">
                <text:p>0.1372351</text:p>
              </table:table-cell>
              <table:table-cell office:value-type="float" office:value="0.0398551">
                <text:p>0.0398551</text:p>
              </table:table-cell>
              <table:table-cell office:value-type="float" office:value="0.141286">
                <text:p>0.14128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1630764">
                <text:p>0.1630764</text:p>
              </table:table-cell>
              <table:table-cell office:value-type="float" office:value="0.1692984">
                <text:p>0.1692984</text:p>
              </table:table-cell>
              <table:table-cell office:value-type="float" office:value="0.1539528">
                <text:p>0.1539528</text:p>
              </table:table-cell>
              <table:table-cell office:value-type="float" office:value="0.0909494">
                <text:p>0.0909494</text:p>
              </table:table-cell>
              <table:table-cell office:value-type="float" office:value="0.0985653">
                <text:p>0.098565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1588529">
                <text:p>0.1588529</text:p>
              </table:table-cell>
              <table:table-cell office:value-type="float" office:value="0.1857898">
                <text:p>0.1857898</text:p>
              </table:table-cell>
              <table:table-cell office:value-type="float" office:value="0.1732734">
                <text:p>0.1732734</text:p>
              </table:table-cell>
              <table:table-cell office:value-type="float" office:value="0.0141851">
                <text:p>0.0141851</text:p>
              </table:table-cell>
              <table:table-cell office:value-type="float" office:value="0.1105634">
                <text:p>0.110563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1680587">
                <text:p>0.1680587</text:p>
              </table:table-cell>
              <table:table-cell office:value-type="float" office:value="0.1769884">
                <text:p>0.1769884</text:p>
              </table:table-cell>
              <table:table-cell office:value-type="float" office:value="0.1568245">
                <text:p>0.1568245</text:p>
              </table:table-cell>
              <table:table-cell office:value-type="float" office:value="0.0489645">
                <text:p>0.0489645</text:p>
              </table:table-cell>
              <table:table-cell office:value-type="float" office:value="0.1006601">
                <text:p>0.100660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1752315">
                <text:p>0.1752315</text:p>
              </table:table-cell>
              <table:table-cell office:value-type="float" office:value="0.1339297">
                <text:p>0.1339297</text:p>
              </table:table-cell>
              <table:table-cell office:value-type="float" office:value="0.1586829">
                <text:p>0.1586829</text:p>
              </table:table-cell>
              <table:table-cell office:value-type="float" office:value="0.0362358">
                <text:p>0.0362358</text:p>
              </table:table-cell>
              <table:table-cell office:value-type="float" office:value="0.0972698">
                <text:p>0.097269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1648815">
                <text:p>0.1648815</text:p>
              </table:table-cell>
              <table:table-cell office:value-type="float" office:value="0.1523755">
                <text:p>0.1523755</text:p>
              </table:table-cell>
              <table:table-cell office:value-type="float" office:value="0.1294351">
                <text:p>0.1294351</text:p>
              </table:table-cell>
              <table:table-cell office:value-type="float" office:value="0.0392968">
                <text:p>0.0392968</text:p>
              </table:table-cell>
              <table:table-cell office:value-type="float" office:value="0.0870223">
                <text:p>0.087022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1739693">
                <text:p>0.1739693</text:p>
              </table:table-cell>
              <table:table-cell office:value-type="float" office:value="0.1719374">
                <text:p>0.1719374</text:p>
              </table:table-cell>
              <table:table-cell office:value-type="float" office:value="0.1512264">
                <text:p>0.1512264</text:p>
              </table:table-cell>
              <table:table-cell office:value-type="float" office:value="0.0361498">
                <text:p>0.0361498</text:p>
              </table:table-cell>
              <table:table-cell office:value-type="float" office:value="0.0797616">
                <text:p>0.079761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1822143">
                <text:p>0.1822143</text:p>
              </table:table-cell>
              <table:table-cell office:value-type="float" office:value="0.1779907">
                <text:p>0.1779907</text:p>
              </table:table-cell>
              <table:table-cell office:value-type="float" office:value="0.1560184">
                <text:p>0.1560184</text:p>
              </table:table-cell>
              <table:table-cell office:value-type="float" office:value="0.0436043">
                <text:p>0.0436043</text:p>
              </table:table-cell>
              <table:table-cell office:value-type="float" office:value="0.1073128">
                <text:p>0.107312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1700245">
                <text:p>0.1700245</text:p>
              </table:table-cell>
              <table:table-cell office:value-type="float" office:value="0.1239006">
                <text:p>0.1239006</text:p>
              </table:table-cell>
              <table:table-cell office:value-type="float" office:value="0.1517414">
                <text:p>0.1517414</text:p>
              </table:table-cell>
              <table:table-cell office:value-type="float" office:value="0.0578172">
                <text:p>0.0578172</text:p>
              </table:table-cell>
              <table:table-cell office:value-type="float" office:value="0.1294511">
                <text:p>0.129451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1561816">
                <text:p>0.1561816</text:p>
              </table:table-cell>
              <table:table-cell office:value-type="float" office:value="0.1736591">
                <text:p>0.1736591</text:p>
              </table:table-cell>
              <table:table-cell office:value-type="float" office:value="0.1292843">
                <text:p>0.1292843</text:p>
              </table:table-cell>
              <table:table-cell office:value-type="float" office:value="0.0460509">
                <text:p>0.0460509</text:p>
              </table:table-cell>
              <table:table-cell office:value-type="float" office:value="0.1004228">
                <text:p>0.100422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1575855">
                <text:p>0.1575855</text:p>
              </table:table-cell>
              <table:table-cell office:value-type="float" office:value="0.122371">
                <text:p>0.122371</text:p>
              </table:table-cell>
              <table:table-cell office:value-type="float" office:value="0.1226173">
                <text:p>0.1226173</text:p>
              </table:table-cell>
              <table:table-cell office:value-type="float" office:value="0.0340394">
                <text:p>0.0340394</text:p>
              </table:table-cell>
              <table:table-cell office:value-type="float" office:value="0.1078732">
                <text:p>0.107873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1579177">
                <text:p>0.1579177</text:p>
              </table:table-cell>
              <table:table-cell office:value-type="float" office:value="0.1432567">
                <text:p>0.1432567</text:p>
              </table:table-cell>
              <table:table-cell office:value-type="float" office:value="0.1185461">
                <text:p>0.1185461</text:p>
              </table:table-cell>
              <table:table-cell office:value-type="float" office:value="0.0253685">
                <text:p>0.0253685</text:p>
              </table:table-cell>
              <table:table-cell office:value-type="float" office:value="0.1119904">
                <text:p>0.111990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1416673">
                <text:p>0.1416673</text:p>
              </table:table-cell>
              <table:table-cell office:value-type="float" office:value="0.1493431">
                <text:p>0.1493431</text:p>
              </table:table-cell>
              <table:table-cell office:value-type="float" office:value="0.2051434">
                <text:p>0.2051434</text:p>
              </table:table-cell>
              <table:table-cell office:value-type="float" office:value="0.0798271">
                <text:p>0.0798271</text:p>
              </table:table-cell>
              <table:table-cell office:value-type="float" office:value="0.1125483">
                <text:p>0.112548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1416512">
                <text:p>0.1416512</text:p>
              </table:table-cell>
              <table:table-cell office:value-type="float" office:value="0.1297661">
                <text:p>0.1297661</text:p>
              </table:table-cell>
              <table:table-cell office:value-type="float" office:value="0.1151668">
                <text:p>0.1151668</text:p>
              </table:table-cell>
              <table:table-cell office:value-type="float" office:value="0.0353956">
                <text:p>0.0353956</text:p>
              </table:table-cell>
              <table:table-cell office:value-type="float" office:value="0.0669584">
                <text:p>0.066958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158465">
                <text:p>0.158465</text:p>
              </table:table-cell>
              <table:table-cell office:value-type="float" office:value="0.1592458">
                <text:p>0.1592458</text:p>
              </table:table-cell>
              <table:table-cell office:value-type="float" office:value="0.1696091">
                <text:p>0.1696091</text:p>
              </table:table-cell>
              <table:table-cell office:value-type="float" office:value="0.061817">
                <text:p>0.061817</text:p>
              </table:table-cell>
              <table:table-cell office:value-type="float" office:value="0.068973">
                <text:p>0.06897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1660321">
                <text:p>0.1660321</text:p>
              </table:table-cell>
              <table:table-cell office:value-type="float" office:value="0.1705814">
                <text:p>0.1705814</text:p>
              </table:table-cell>
              <table:table-cell office:value-type="float" office:value="0.1591792">
                <text:p>0.1591792</text:p>
              </table:table-cell>
              <table:table-cell office:value-type="float" office:value="0.0296694">
                <text:p>0.0296694</text:p>
              </table:table-cell>
              <table:table-cell office:value-type="float" office:value="0.1040981">
                <text:p>0.104098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1575698">
                <text:p>0.1575698</text:p>
              </table:table-cell>
              <table:table-cell office:value-type="float" office:value="0.1302327">
                <text:p>0.1302327</text:p>
              </table:table-cell>
              <table:table-cell office:value-type="float" office:value="0.128498">
                <text:p>0.128498</text:p>
              </table:table-cell>
              <table:table-cell office:value-type="float" office:value="0.0546826">
                <text:p>0.0546826</text:p>
              </table:table-cell>
              <table:table-cell office:value-type="float" office:value="0.1124086">
                <text:p>0.112408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1320006">
                <text:p>0.1320006</text:p>
              </table:table-cell>
              <table:table-cell office:value-type="float" office:value="0.16155">
                <text:p>0.16155</text:p>
              </table:table-cell>
              <table:table-cell office:value-type="float" office:value="0.0918274">
                <text:p>0.0918274</text:p>
              </table:table-cell>
              <table:table-cell office:value-type="float" office:value="0.0832468">
                <text:p>0.0832468</text:p>
              </table:table-cell>
              <table:table-cell office:value-type="float" office:value="0.105391">
                <text:p>0.10539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1560426">
                <text:p>0.1560426</text:p>
              </table:table-cell>
              <table:table-cell office:value-type="float" office:value="0.1719607">
                <text:p>0.1719607</text:p>
              </table:table-cell>
              <table:table-cell office:value-type="float" office:value="0.1495159">
                <text:p>0.1495159</text:p>
              </table:table-cell>
              <table:table-cell office:value-type="float" office:value="0.0876788">
                <text:p>0.0876788</text:p>
              </table:table-cell>
              <table:table-cell office:value-type="float" office:value="0.0885598">
                <text:p>0.088559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1412427">
                <text:p>0.1412427</text:p>
              </table:table-cell>
              <table:table-cell office:value-type="float" office:value="0.170429">
                <text:p>0.170429</text:p>
              </table:table-cell>
              <table:table-cell office:value-type="float" office:value="0.1322971">
                <text:p>0.1322971</text:p>
              </table:table-cell>
              <table:table-cell office:value-type="float" office:value="0.0452326">
                <text:p>0.0452326</text:p>
              </table:table-cell>
              <table:table-cell office:value-type="float" office:value="0.107137">
                <text:p>0.10713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1651683">
                <text:p>0.1651683</text:p>
              </table:table-cell>
              <table:table-cell office:value-type="float" office:value="0.1472465">
                <text:p>0.1472465</text:p>
              </table:table-cell>
              <table:table-cell office:value-type="float" office:value="0.1215544">
                <text:p>0.1215544</text:p>
              </table:table-cell>
              <table:table-cell office:value-type="float" office:value="0.0243054">
                <text:p>0.0243054</text:p>
              </table:table-cell>
              <table:table-cell office:value-type="float" office:value="0.1195592">
                <text:p>0.119559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1413427">
                <text:p>0.1413427</text:p>
              </table:table-cell>
              <table:table-cell office:value-type="float" office:value="0.1342308">
                <text:p>0.1342308</text:p>
              </table:table-cell>
              <table:table-cell office:value-type="float" office:value="0.104972">
                <text:p>0.104972</text:p>
              </table:table-cell>
              <table:table-cell office:value-type="float" office:value="0.066878">
                <text:p>0.066878</text:p>
              </table:table-cell>
              <table:table-cell office:value-type="float" office:value="0.108918">
                <text:p>0.10891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1376809">
                <text:p>0.1376809</text:p>
              </table:table-cell>
              <table:table-cell office:value-type="float" office:value="0.0791573">
                <text:p>0.0791573</text:p>
              </table:table-cell>
              <table:table-cell office:value-type="float" office:value="0.1381754">
                <text:p>0.1381754</text:p>
              </table:table-cell>
              <table:table-cell office:value-type="float" office:value="0.0494012">
                <text:p>0.0494012</text:p>
              </table:table-cell>
              <table:table-cell office:value-type="float" office:value="0.0922608">
                <text:p>0.092260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1528369">
                <text:p>0.1528369</text:p>
              </table:table-cell>
              <table:table-cell office:value-type="float" office:value="0.1350729">
                <text:p>0.1350729</text:p>
              </table:table-cell>
              <table:table-cell office:value-type="float" office:value="0.1510788">
                <text:p>0.1510788</text:p>
              </table:table-cell>
              <table:table-cell office:value-type="float" office:value="0.0980432">
                <text:p>0.0980432</text:p>
              </table:table-cell>
              <table:table-cell office:value-type="float" office:value="0.090326">
                <text:p>0.09032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1257123">
                <text:p>0.1257123</text:p>
              </table:table-cell>
              <table:table-cell office:value-type="float" office:value="0.1745691">
                <text:p>0.1745691</text:p>
              </table:table-cell>
              <table:table-cell office:value-type="float" office:value="0.1197702">
                <text:p>0.1197702</text:p>
              </table:table-cell>
              <table:table-cell office:value-type="float" office:value="0.0581807">
                <text:p>0.0581807</text:p>
              </table:table-cell>
              <table:table-cell office:value-type="float" office:value="0.1058278">
                <text:p>0.105827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143885">
                <text:p>0.143885</text:p>
              </table:table-cell>
              <table:table-cell office:value-type="float" office:value="0.1365033">
                <text:p>0.1365033</text:p>
              </table:table-cell>
              <table:table-cell office:value-type="float" office:value="0.1560223">
                <text:p>0.1560223</text:p>
              </table:table-cell>
              <table:table-cell office:value-type="float" office:value="0.0416632">
                <text:p>0.0416632</text:p>
              </table:table-cell>
              <table:table-cell office:value-type="float" office:value="0.1201049">
                <text:p>0.120104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1384376">
                <text:p>0.1384376</text:p>
              </table:table-cell>
              <table:table-cell office:value-type="float" office:value="0.1100794">
                <text:p>0.1100794</text:p>
              </table:table-cell>
              <table:table-cell office:value-type="float" office:value="0.1128864">
                <text:p>0.1128864</text:p>
              </table:table-cell>
              <table:table-cell office:value-type="float" office:value="0.0713145">
                <text:p>0.0713145</text:p>
              </table:table-cell>
              <table:table-cell office:value-type="float" office:value="0.0896656">
                <text:p>0.089665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1366592">
                <text:p>0.1366592</text:p>
              </table:table-cell>
              <table:table-cell office:value-type="float" office:value="0.1417459">
                <text:p>0.1417459</text:p>
              </table:table-cell>
              <table:table-cell office:value-type="float" office:value="0.1090403">
                <text:p>0.1090403</text:p>
              </table:table-cell>
              <table:table-cell office:value-type="float" office:value="0.0457959">
                <text:p>0.0457959</text:p>
              </table:table-cell>
              <table:table-cell office:value-type="float" office:value="0.1007687">
                <text:p>0.100768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1560045">
                <text:p>0.1560045</text:p>
              </table:table-cell>
              <table:table-cell office:value-type="float" office:value="0.1569497">
                <text:p>0.1569497</text:p>
              </table:table-cell>
              <table:table-cell office:value-type="float" office:value="0.1413968">
                <text:p>0.1413968</text:p>
              </table:table-cell>
              <table:table-cell office:value-type="float" office:value="0.1172053">
                <text:p>0.1172053</text:p>
              </table:table-cell>
              <table:table-cell office:value-type="float" office:value="0.0977867">
                <text:p>0.097786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154525">
                <text:p>0.154525</text:p>
              </table:table-cell>
              <table:table-cell office:value-type="float" office:value="0.1287704">
                <text:p>0.1287704</text:p>
              </table:table-cell>
              <table:table-cell office:value-type="float" office:value="0.1029628">
                <text:p>0.1029628</text:p>
              </table:table-cell>
              <table:table-cell office:value-type="float" office:value="0.0459436">
                <text:p>0.0459436</text:p>
              </table:table-cell>
              <table:table-cell office:value-type="float" office:value="0.1170712">
                <text:p>0.117071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141763">
                <text:p>0.141763</text:p>
              </table:table-cell>
              <table:table-cell office:value-type="float" office:value="0.0986449">
                <text:p>0.0986449</text:p>
              </table:table-cell>
              <table:table-cell office:value-type="float" office:value="0.086431">
                <text:p>0.086431</text:p>
              </table:table-cell>
              <table:table-cell office:value-type="float" office:value="0.0849205">
                <text:p>0.0849205</text:p>
              </table:table-cell>
              <table:table-cell office:value-type="float" office:value="0.1162332">
                <text:p>0.116233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151942">
                <text:p>0.151942</text:p>
              </table:table-cell>
              <table:table-cell office:value-type="float" office:value="0.1391406">
                <text:p>0.1391406</text:p>
              </table:table-cell>
              <table:table-cell office:value-type="float" office:value="0.1304317">
                <text:p>0.1304317</text:p>
              </table:table-cell>
              <table:table-cell office:value-type="float" office:value="0.0573902">
                <text:p>0.0573902</text:p>
              </table:table-cell>
              <table:table-cell office:value-type="float" office:value="0.0838973">
                <text:p>0.083897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1337588">
                <text:p>0.1337588</text:p>
              </table:table-cell>
              <table:table-cell office:value-type="float" office:value="0.1409924">
                <text:p>0.1409924</text:p>
              </table:table-cell>
              <table:table-cell office:value-type="float" office:value="0.1326558">
                <text:p>0.1326558</text:p>
              </table:table-cell>
              <table:table-cell office:value-type="float" office:value="0.0619938">
                <text:p>0.0619938</text:p>
              </table:table-cell>
              <table:table-cell office:value-type="float" office:value="0.0909559">
                <text:p>0.090955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1644341">
                <text:p>0.1644341</text:p>
              </table:table-cell>
              <table:table-cell office:value-type="float" office:value="0.1480435">
                <text:p>0.1480435</text:p>
              </table:table-cell>
              <table:table-cell office:value-type="float" office:value="0.1036855">
                <text:p>0.1036855</text:p>
              </table:table-cell>
              <table:table-cell office:value-type="float" office:value="0.0244991">
                <text:p>0.0244991</text:p>
              </table:table-cell>
              <table:table-cell office:value-type="float" office:value="0.0811459">
                <text:p>0.081145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1453261">
                <text:p>0.1453261</text:p>
              </table:table-cell>
              <table:table-cell office:value-type="float" office:value="0.1692316">
                <text:p>0.1692316</text:p>
              </table:table-cell>
              <table:table-cell office:value-type="float" office:value="0.1053439">
                <text:p>0.1053439</text:p>
              </table:table-cell>
              <table:table-cell office:value-type="float" office:value="0.0484184">
                <text:p>0.0484184</text:p>
              </table:table-cell>
              <table:table-cell office:value-type="float" office:value="0.0989148">
                <text:p>0.098914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1396181">
                <text:p>0.1396181</text:p>
              </table:table-cell>
              <table:table-cell office:value-type="float" office:value="0.160955">
                <text:p>0.160955</text:p>
              </table:table-cell>
              <table:table-cell office:value-type="float" office:value="0.1385072">
                <text:p>0.1385072</text:p>
              </table:table-cell>
              <table:table-cell office:value-type="float" office:value="0.0687268">
                <text:p>0.0687268</text:p>
              </table:table-cell>
              <table:table-cell office:value-type="float" office:value="0.085534">
                <text:p>0.08553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1528554">
                <text:p>0.1528554</text:p>
              </table:table-cell>
              <table:table-cell office:value-type="float" office:value="0.136829">
                <text:p>0.136829</text:p>
              </table:table-cell>
              <table:table-cell office:value-type="float" office:value="0.0878542">
                <text:p>0.0878542</text:p>
              </table:table-cell>
              <table:table-cell office:value-type="float" office:value="0.0474343">
                <text:p>0.0474343</text:p>
              </table:table-cell>
              <table:table-cell office:value-type="float" office:value="0.074261">
                <text:p>0.07426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1434685">
                <text:p>0.1434685</text:p>
              </table:table-cell>
              <table:table-cell office:value-type="float" office:value="0.1359551">
                <text:p>0.1359551</text:p>
              </table:table-cell>
              <table:table-cell office:value-type="float" office:value="0.1690651">
                <text:p>0.1690651</text:p>
              </table:table-cell>
              <table:table-cell office:value-type="float" office:value="0.0407225">
                <text:p>0.0407225</text:p>
              </table:table-cell>
              <table:table-cell office:value-type="float" office:value="0.1248113">
                <text:p>0.124811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1531522">
                <text:p>0.1531522</text:p>
              </table:table-cell>
              <table:table-cell office:value-type="float" office:value="0.1113742">
                <text:p>0.1113742</text:p>
              </table:table-cell>
              <table:table-cell office:value-type="float" office:value="0.1636037">
                <text:p>0.1636037</text:p>
              </table:table-cell>
              <table:table-cell office:value-type="float" office:value="0.0440401">
                <text:p>0.0440401</text:p>
              </table:table-cell>
              <table:table-cell office:value-type="float" office:value="0.0900226">
                <text:p>0.090022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1500772">
                <text:p>0.1500772</text:p>
              </table:table-cell>
              <table:table-cell office:value-type="float" office:value="0.1282062">
                <text:p>0.1282062</text:p>
              </table:table-cell>
              <table:table-cell office:value-type="float" office:value="0.1139383">
                <text:p>0.1139383</text:p>
              </table:table-cell>
              <table:table-cell office:value-type="float" office:value="0.0338647">
                <text:p>0.0338647</text:p>
              </table:table-cell>
              <table:table-cell office:value-type="float" office:value="0.1116924">
                <text:p>0.111692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158713">
                <text:p>0.158713</text:p>
              </table:table-cell>
              <table:table-cell office:value-type="float" office:value="0.1390805">
                <text:p>0.1390805</text:p>
              </table:table-cell>
              <table:table-cell office:value-type="float" office:value="0.1465879">
                <text:p>0.1465879</text:p>
              </table:table-cell>
              <table:table-cell office:value-type="float" office:value="0.036666">
                <text:p>0.036666</text:p>
              </table:table-cell>
              <table:table-cell office:value-type="float" office:value="0.079427">
                <text:p>0.07942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1452215">
                <text:p>0.1452215</text:p>
              </table:table-cell>
              <table:table-cell office:value-type="float" office:value="0.1237901">
                <text:p>0.1237901</text:p>
              </table:table-cell>
              <table:table-cell office:value-type="float" office:value="0.0840808">
                <text:p>0.0840808</text:p>
              </table:table-cell>
              <table:table-cell office:value-type="float" office:value="0.0474269">
                <text:p>0.0474269</text:p>
              </table:table-cell>
              <table:table-cell office:value-type="float" office:value="0.0945005">
                <text:p>0.094500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1150275">
                <text:p>0.1150275</text:p>
              </table:table-cell>
              <table:table-cell office:value-type="float" office:value="0.1021662">
                <text:p>0.1021662</text:p>
              </table:table-cell>
              <table:table-cell office:value-type="float" office:value="0.1349905">
                <text:p>0.1349905</text:p>
              </table:table-cell>
              <table:table-cell office:value-type="float" office:value="0.0620294">
                <text:p>0.0620294</text:p>
              </table:table-cell>
              <table:table-cell office:value-type="float" office:value="0.0872155">
                <text:p>0.087215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143786">
                <text:p>0.143786</text:p>
              </table:table-cell>
              <table:table-cell office:value-type="float" office:value="0.1529511">
                <text:p>0.1529511</text:p>
              </table:table-cell>
              <table:table-cell office:value-type="float" office:value="0.1777459">
                <text:p>0.1777459</text:p>
              </table:table-cell>
              <table:table-cell office:value-type="float" office:value="0.0422316">
                <text:p>0.0422316</text:p>
              </table:table-cell>
              <table:table-cell office:value-type="float" office:value="0.112864">
                <text:p>0.11286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1405137">
                <text:p>0.1405137</text:p>
              </table:table-cell>
              <table:table-cell office:value-type="float" office:value="0.1218461">
                <text:p>0.1218461</text:p>
              </table:table-cell>
              <table:table-cell office:value-type="float" office:value="0.0853783">
                <text:p>0.0853783</text:p>
              </table:table-cell>
              <table:table-cell office:value-type="float" office:value="0.0717932">
                <text:p>0.0717932</text:p>
              </table:table-cell>
              <table:table-cell office:value-type="float" office:value="0.1054488">
                <text:p>0.105448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139959">
                <text:p>0.139959</text:p>
              </table:table-cell>
              <table:table-cell office:value-type="float" office:value="0.1400869">
                <text:p>0.1400869</text:p>
              </table:table-cell>
              <table:table-cell office:value-type="float" office:value="0.0830146">
                <text:p>0.0830146</text:p>
              </table:table-cell>
              <table:table-cell office:value-type="float" office:value="0.0434423">
                <text:p>0.0434423</text:p>
              </table:table-cell>
              <table:table-cell office:value-type="float" office:value="0.107408">
                <text:p>0.10740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1231652">
                <text:p>0.1231652</text:p>
              </table:table-cell>
              <table:table-cell office:value-type="float" office:value="0.1680816">
                <text:p>0.1680816</text:p>
              </table:table-cell>
              <table:table-cell office:value-type="float" office:value="0.105989">
                <text:p>0.105989</text:p>
              </table:table-cell>
              <table:table-cell office:value-type="float" office:value="0.0989037">
                <text:p>0.0989037</text:p>
              </table:table-cell>
              <table:table-cell office:value-type="float" office:value="0.0952674">
                <text:p>0.095267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1264637">
                <text:p>0.1264637</text:p>
              </table:table-cell>
              <table:table-cell office:value-type="float" office:value="0.1404793">
                <text:p>0.1404793</text:p>
              </table:table-cell>
              <table:table-cell office:value-type="float" office:value="0.1722324">
                <text:p>0.1722324</text:p>
              </table:table-cell>
              <table:table-cell office:value-type="float" office:value="0.0533363">
                <text:p>0.0533363</text:p>
              </table:table-cell>
              <table:table-cell office:value-type="float" office:value="0.0850021">
                <text:p>0.085002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136168">
                <text:p>0.136168</text:p>
              </table:table-cell>
              <table:table-cell office:value-type="float" office:value="0.1872351">
                <text:p>0.1872351</text:p>
              </table:table-cell>
              <table:table-cell office:value-type="float" office:value="0.1097493">
                <text:p>0.1097493</text:p>
              </table:table-cell>
              <table:table-cell office:value-type="float" office:value="0.11778">
                <text:p>0.11778</text:p>
              </table:table-cell>
              <table:table-cell office:value-type="float" office:value="0.0847311">
                <text:p>0.084731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1440838">
                <text:p>0.1440838</text:p>
              </table:table-cell>
              <table:table-cell office:value-type="float" office:value="0.1278358">
                <text:p>0.1278358</text:p>
              </table:table-cell>
              <table:table-cell office:value-type="float" office:value="0.0906272">
                <text:p>0.0906272</text:p>
              </table:table-cell>
              <table:table-cell office:value-type="float" office:value="0.0401645">
                <text:p>0.0401645</text:p>
              </table:table-cell>
              <table:table-cell office:value-type="float" office:value="0.1028077">
                <text:p>0.102807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1556583">
                <text:p>0.1556583</text:p>
              </table:table-cell>
              <table:table-cell office:value-type="float" office:value="0.1357896">
                <text:p>0.1357896</text:p>
              </table:table-cell>
              <table:table-cell office:value-type="float" office:value="0.0794781">
                <text:p>0.0794781</text:p>
              </table:table-cell>
              <table:table-cell office:value-type="float" office:value="0.1001254">
                <text:p>0.1001254</text:p>
              </table:table-cell>
              <table:table-cell office:value-type="float" office:value="0.0862286">
                <text:p>0.086228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1255664">
                <text:p>0.1255664</text:p>
              </table:table-cell>
              <table:table-cell office:value-type="float" office:value="0.0966256">
                <text:p>0.0966256</text:p>
              </table:table-cell>
              <table:table-cell office:value-type="float" office:value="0.0977567">
                <text:p>0.0977567</text:p>
              </table:table-cell>
              <table:table-cell office:value-type="float" office:value="0.0671487">
                <text:p>0.0671487</text:p>
              </table:table-cell>
              <table:table-cell office:value-type="float" office:value="0.0926406">
                <text:p>0.092640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1412772">
                <text:p>0.1412772</text:p>
              </table:table-cell>
              <table:table-cell office:value-type="float" office:value="0.1134495">
                <text:p>0.1134495</text:p>
              </table:table-cell>
              <table:table-cell office:value-type="float" office:value="0.1153713">
                <text:p>0.1153713</text:p>
              </table:table-cell>
              <table:table-cell office:value-type="float" office:value="0.1580558">
                <text:p>0.1580558</text:p>
              </table:table-cell>
              <table:table-cell office:value-type="float" office:value="0.0674541">
                <text:p>0.067454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1270188">
                <text:p>0.1270188</text:p>
              </table:table-cell>
              <table:table-cell office:value-type="float" office:value="0.1510515">
                <text:p>0.1510515</text:p>
              </table:table-cell>
              <table:table-cell office:value-type="float" office:value="0.0913334">
                <text:p>0.0913334</text:p>
              </table:table-cell>
              <table:table-cell office:value-type="float" office:value="0.0988794">
                <text:p>0.0988794</text:p>
              </table:table-cell>
              <table:table-cell office:value-type="float" office:value="0.0947661">
                <text:p>0.094766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1179248">
                <text:p>0.1179248</text:p>
              </table:table-cell>
              <table:table-cell office:value-type="float" office:value="0.146529">
                <text:p>0.146529</text:p>
              </table:table-cell>
              <table:table-cell office:value-type="float" office:value="0.1400182">
                <text:p>0.1400182</text:p>
              </table:table-cell>
              <table:table-cell office:value-type="float" office:value="0.1714398">
                <text:p>0.1714398</text:p>
              </table:table-cell>
              <table:table-cell office:value-type="float" office:value="0.0707435">
                <text:p>0.070743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1354641">
                <text:p>0.1354641</text:p>
              </table:table-cell>
              <table:table-cell office:value-type="float" office:value="0.1452413">
                <text:p>0.1452413</text:p>
              </table:table-cell>
              <table:table-cell office:value-type="float" office:value="0.1237973">
                <text:p>0.1237973</text:p>
              </table:table-cell>
              <table:table-cell office:value-type="float" office:value="0.1374504">
                <text:p>0.1374504</text:p>
              </table:table-cell>
              <table:table-cell office:value-type="float" office:value="0.1002639">
                <text:p>0.1002639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1345768">
                <text:p>0.1345768</text:p>
              </table:table-cell>
              <table:table-cell office:value-type="float" office:value="0.1636533">
                <text:p>0.1636533</text:p>
              </table:table-cell>
              <table:table-cell office:value-type="float" office:value="0.1034456">
                <text:p>0.1034456</text:p>
              </table:table-cell>
              <table:table-cell office:value-type="float" office:value="0.0906811">
                <text:p>0.0906811</text:p>
              </table:table-cell>
              <table:table-cell office:value-type="float" office:value="0.0894409">
                <text:p>0.089440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1380576">
                <text:p>0.1380576</text:p>
              </table:table-cell>
              <table:table-cell office:value-type="float" office:value="0.1501039">
                <text:p>0.1501039</text:p>
              </table:table-cell>
              <table:table-cell office:value-type="float" office:value="0.0991007">
                <text:p>0.0991007</text:p>
              </table:table-cell>
              <table:table-cell office:value-type="float" office:value="0.1373552">
                <text:p>0.1373552</text:p>
              </table:table-cell>
              <table:table-cell office:value-type="float" office:value="0.0776282">
                <text:p>0.077628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1246035">
                <text:p>0.1246035</text:p>
              </table:table-cell>
              <table:table-cell office:value-type="float" office:value="0.1083815">
                <text:p>0.1083815</text:p>
              </table:table-cell>
              <table:table-cell office:value-type="float" office:value="0.106967">
                <text:p>0.106967</text:p>
              </table:table-cell>
              <table:table-cell office:value-type="float" office:value="0.0356997">
                <text:p>0.0356997</text:p>
              </table:table-cell>
              <table:table-cell office:value-type="float" office:value="0.0751484">
                <text:p>0.075148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1029727">
                <text:p>0.1029727</text:p>
              </table:table-cell>
              <table:table-cell office:value-type="float" office:value="0.1470576">
                <text:p>0.1470576</text:p>
              </table:table-cell>
              <table:table-cell office:value-type="float" office:value="0.0722762">
                <text:p>0.0722762</text:p>
              </table:table-cell>
              <table:table-cell office:value-type="float" office:value="0.0913051">
                <text:p>0.0913051</text:p>
              </table:table-cell>
              <table:table-cell office:value-type="float" office:value="0.0931425">
                <text:p>0.093142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1208256">
                <text:p>0.1208256</text:p>
              </table:table-cell>
              <table:table-cell office:value-type="float" office:value="0.1038816">
                <text:p>0.1038816</text:p>
              </table:table-cell>
              <table:table-cell office:value-type="float" office:value="0.1303394">
                <text:p>0.1303394</text:p>
              </table:table-cell>
              <table:table-cell office:value-type="float" office:value="0.0965239">
                <text:p>0.0965239</text:p>
              </table:table-cell>
              <table:table-cell office:value-type="float" office:value="0.09361">
                <text:p>0.0936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1019717">
                <text:p>0.1019717</text:p>
              </table:table-cell>
              <table:table-cell office:value-type="float" office:value="0.133894">
                <text:p>0.133894</text:p>
              </table:table-cell>
              <table:table-cell office:value-type="float" office:value="0.155865">
                <text:p>0.155865</text:p>
              </table:table-cell>
              <table:table-cell office:value-type="float" office:value="0.0724472">
                <text:p>0.0724472</text:p>
              </table:table-cell>
              <table:table-cell office:value-type="float" office:value="0.081917">
                <text:p>0.08191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1263971">
                <text:p>0.1263971</text:p>
              </table:table-cell>
              <table:table-cell office:value-type="float" office:value="0.1199677">
                <text:p>0.1199677</text:p>
              </table:table-cell>
              <table:table-cell office:value-type="float" office:value="0.1323386">
                <text:p>0.1323386</text:p>
              </table:table-cell>
              <table:table-cell office:value-type="float" office:value="0.1815463">
                <text:p>0.1815463</text:p>
              </table:table-cell>
              <table:table-cell office:value-type="float" office:value="0.057936">
                <text:p>0.05793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0998615">
                <text:p>0.0998615</text:p>
              </table:table-cell>
              <table:table-cell office:value-type="float" office:value="0.1280477">
                <text:p>0.1280477</text:p>
              </table:table-cell>
              <table:table-cell office:value-type="float" office:value="0.1181679">
                <text:p>0.1181679</text:p>
              </table:table-cell>
              <table:table-cell office:value-type="float" office:value="0.0752132">
                <text:p>0.0752132</text:p>
              </table:table-cell>
              <table:table-cell office:value-type="float" office:value="0.091632">
                <text:p>0.09163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0995432">
                <text:p>0.0995432</text:p>
              </table:table-cell>
              <table:table-cell office:value-type="float" office:value="0.1257048">
                <text:p>0.1257048</text:p>
              </table:table-cell>
              <table:table-cell office:value-type="float" office:value="0.1155524">
                <text:p>0.1155524</text:p>
              </table:table-cell>
              <table:table-cell office:value-type="float" office:value="0.1324669">
                <text:p>0.1324669</text:p>
              </table:table-cell>
              <table:table-cell office:value-type="float" office:value="0.0755205">
                <text:p>0.075520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1279769">
                <text:p>0.1279769</text:p>
              </table:table-cell>
              <table:table-cell office:value-type="float" office:value="0.1412132">
                <text:p>0.1412132</text:p>
              </table:table-cell>
              <table:table-cell office:value-type="float" office:value="0.1307053">
                <text:p>0.1307053</text:p>
              </table:table-cell>
              <table:table-cell office:value-type="float" office:value="0.1065011">
                <text:p>0.1065011</text:p>
              </table:table-cell>
              <table:table-cell office:value-type="float" office:value="0.0766614">
                <text:p>0.076661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123262">
                <text:p>0.123262</text:p>
              </table:table-cell>
              <table:table-cell office:value-type="float" office:value="0.1276888">
                <text:p>0.1276888</text:p>
              </table:table-cell>
              <table:table-cell office:value-type="float" office:value="0.0966548">
                <text:p>0.0966548</text:p>
              </table:table-cell>
              <table:table-cell office:value-type="float" office:value="0.0770397">
                <text:p>0.0770397</text:p>
              </table:table-cell>
              <table:table-cell office:value-type="float" office:value="0.0763384">
                <text:p>0.076338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112731">
                <text:p>0.112731</text:p>
              </table:table-cell>
              <table:table-cell office:value-type="float" office:value="0.1201595">
                <text:p>0.1201595</text:p>
              </table:table-cell>
              <table:table-cell office:value-type="float" office:value="0.097726">
                <text:p>0.097726</text:p>
              </table:table-cell>
              <table:table-cell office:value-type="float" office:value="0.1270123">
                <text:p>0.1270123</text:p>
              </table:table-cell>
              <table:table-cell office:value-type="float" office:value="0.0925673">
                <text:p>0.092567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1055202">
                <text:p>0.1055202</text:p>
              </table:table-cell>
              <table:table-cell office:value-type="float" office:value="0.1156047">
                <text:p>0.1156047</text:p>
              </table:table-cell>
              <table:table-cell office:value-type="float" office:value="0.1130993">
                <text:p>0.1130993</text:p>
              </table:table-cell>
              <table:table-cell office:value-type="float" office:value="0.0570667">
                <text:p>0.0570667</text:p>
              </table:table-cell>
              <table:table-cell office:value-type="float" office:value="0.0665326">
                <text:p>0.066532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1018597">
                <text:p>0.1018597</text:p>
              </table:table-cell>
              <table:table-cell office:value-type="float" office:value="0.1467764">
                <text:p>0.1467764</text:p>
              </table:table-cell>
              <table:table-cell office:value-type="float" office:value="0.1265949">
                <text:p>0.1265949</text:p>
              </table:table-cell>
              <table:table-cell office:value-type="float" office:value="0.1163185">
                <text:p>0.1163185</text:p>
              </table:table-cell>
              <table:table-cell office:value-type="float" office:value="0.0888219">
                <text:p>0.0888219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1161435">
                <text:p>0.1161435</text:p>
              </table:table-cell>
              <table:table-cell office:value-type="float" office:value="0.1228559">
                <text:p>0.1228559</text:p>
              </table:table-cell>
              <table:table-cell office:value-type="float" office:value="0.0942706">
                <text:p>0.0942706</text:p>
              </table:table-cell>
              <table:table-cell office:value-type="float" office:value="0.1237417">
                <text:p>0.1237417</text:p>
              </table:table-cell>
              <table:table-cell office:value-type="float" office:value="0.0973829">
                <text:p>0.097382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1161948">
                <text:p>0.1161948</text:p>
              </table:table-cell>
              <table:table-cell office:value-type="float" office:value="0.1699576">
                <text:p>0.1699576</text:p>
              </table:table-cell>
              <table:table-cell office:value-type="float" office:value="0.1199594">
                <text:p>0.1199594</text:p>
              </table:table-cell>
              <table:table-cell office:value-type="float" office:value="0.0929812">
                <text:p>0.0929812</text:p>
              </table:table-cell>
              <table:table-cell office:value-type="float" office:value="0.0937435">
                <text:p>0.093743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1205307">
                <text:p>0.1205307</text:p>
              </table:table-cell>
              <table:table-cell office:value-type="float" office:value="0.097537">
                <text:p>0.097537</text:p>
              </table:table-cell>
              <table:table-cell office:value-type="float" office:value="0.090208">
                <text:p>0.090208</text:p>
              </table:table-cell>
              <table:table-cell office:value-type="float" office:value="0.0779056">
                <text:p>0.0779056</text:p>
              </table:table-cell>
              <table:table-cell office:value-type="float" office:value="0.0769151">
                <text:p>0.076915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1215315">
                <text:p>0.1215315</text:p>
              </table:table-cell>
              <table:table-cell office:value-type="float" office:value="0.1330532">
                <text:p>0.1330532</text:p>
              </table:table-cell>
              <table:table-cell office:value-type="float" office:value="0.0663189">
                <text:p>0.0663189</text:p>
              </table:table-cell>
              <table:table-cell office:value-type="float" office:value="0.0300251">
                <text:p>0.0300251</text:p>
              </table:table-cell>
              <table:table-cell office:value-type="float" office:value="0.0709518">
                <text:p>0.070951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1249537">
                <text:p>0.1249537</text:p>
              </table:table-cell>
              <table:table-cell office:value-type="float" office:value="0.1573481">
                <text:p>0.1573481</text:p>
              </table:table-cell>
              <table:table-cell office:value-type="float" office:value="0.0909397">
                <text:p>0.0909397</text:p>
              </table:table-cell>
              <table:table-cell office:value-type="float" office:value="0.1123894">
                <text:p>0.1123894</text:p>
              </table:table-cell>
              <table:table-cell office:value-type="float" office:value="0.0833779">
                <text:p>0.083377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1147694">
                <text:p>0.1147694</text:p>
              </table:table-cell>
              <table:table-cell office:value-type="float" office:value="0.0977682">
                <text:p>0.0977682</text:p>
              </table:table-cell>
              <table:table-cell office:value-type="float" office:value="0.1125264">
                <text:p>0.1125264</text:p>
              </table:table-cell>
              <table:table-cell office:value-type="float" office:value="0.1374108">
                <text:p>0.1374108</text:p>
              </table:table-cell>
              <table:table-cell office:value-type="float" office:value="0.0676131">
                <text:p>0.067613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1334776">
                <text:p>0.1334776</text:p>
              </table:table-cell>
              <table:table-cell office:value-type="float" office:value="0.1887575">
                <text:p>0.1887575</text:p>
              </table:table-cell>
              <table:table-cell office:value-type="float" office:value="0.0915594">
                <text:p>0.0915594</text:p>
              </table:table-cell>
              <table:table-cell office:value-type="float" office:value="0.0826204">
                <text:p>0.0826204</text:p>
              </table:table-cell>
              <table:table-cell office:value-type="float" office:value="0.0641759">
                <text:p>0.064175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1111581">
                <text:p>0.1111581</text:p>
              </table:table-cell>
              <table:table-cell office:value-type="float" office:value="0.1016253">
                <text:p>0.1016253</text:p>
              </table:table-cell>
              <table:table-cell office:value-type="float" office:value="0.1288184">
                <text:p>0.1288184</text:p>
              </table:table-cell>
              <table:table-cell office:value-type="float" office:value="0.0883217">
                <text:p>0.0883217</text:p>
              </table:table-cell>
              <table:table-cell office:value-type="float" office:value="0.0617096">
                <text:p>0.061709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1050959">
                <text:p>0.1050959</text:p>
              </table:table-cell>
              <table:table-cell office:value-type="float" office:value="0.087151">
                <text:p>0.087151</text:p>
              </table:table-cell>
              <table:table-cell office:value-type="float" office:value="0.0937735">
                <text:p>0.0937735</text:p>
              </table:table-cell>
              <table:table-cell office:value-type="float" office:value="0.0818494">
                <text:p>0.0818494</text:p>
              </table:table-cell>
              <table:table-cell office:value-type="float" office:value="0.0723">
                <text:p>0.072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0953004">
                <text:p>0.0953004</text:p>
              </table:table-cell>
              <table:table-cell office:value-type="float" office:value="0.0823271">
                <text:p>0.0823271</text:p>
              </table:table-cell>
              <table:table-cell office:value-type="float" office:value="0.1259723">
                <text:p>0.1259723</text:p>
              </table:table-cell>
              <table:table-cell office:value-type="float" office:value="0.1556673">
                <text:p>0.1556673</text:p>
              </table:table-cell>
              <table:table-cell office:value-type="float" office:value="0.0967438">
                <text:p>0.096743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1073316">
                <text:p>0.1073316</text:p>
              </table:table-cell>
              <table:table-cell office:value-type="float" office:value="0.1249746">
                <text:p>0.1249746</text:p>
              </table:table-cell>
              <table:table-cell office:value-type="float" office:value="0.1204836">
                <text:p>0.1204836</text:p>
              </table:table-cell>
              <table:table-cell office:value-type="float" office:value="0.0137035">
                <text:p>0.0137035</text:p>
              </table:table-cell>
              <table:table-cell office:value-type="float" office:value="0.0744364">
                <text:p>0.074436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1081358">
                <text:p>0.1081358</text:p>
              </table:table-cell>
              <table:table-cell office:value-type="float" office:value="0.1235879">
                <text:p>0.1235879</text:p>
              </table:table-cell>
              <table:table-cell office:value-type="float" office:value="0.0934932">
                <text:p>0.0934932</text:p>
              </table:table-cell>
              <table:table-cell office:value-type="float" office:value="0.0253603">
                <text:p>0.0253603</text:p>
              </table:table-cell>
              <table:table-cell office:value-type="float" office:value="0.0807156">
                <text:p>0.080715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1055434">
                <text:p>0.1055434</text:p>
              </table:table-cell>
              <table:table-cell office:value-type="float" office:value="0.0902165">
                <text:p>0.0902165</text:p>
              </table:table-cell>
              <table:table-cell office:value-type="float" office:value="0.0777751">
                <text:p>0.0777751</text:p>
              </table:table-cell>
              <table:table-cell office:value-type="float" office:value="0.0536952">
                <text:p>0.0536952</text:p>
              </table:table-cell>
              <table:table-cell office:value-type="float" office:value="0.0714864">
                <text:p>0.071486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1199318">
                <text:p>0.1199318</text:p>
              </table:table-cell>
              <table:table-cell office:value-type="float" office:value="0.0979214">
                <text:p>0.0979214</text:p>
              </table:table-cell>
              <table:table-cell office:value-type="float" office:value="0.0885433">
                <text:p>0.0885433</text:p>
              </table:table-cell>
              <table:table-cell office:value-type="float" office:value="0.037101">
                <text:p>0.037101</text:p>
              </table:table-cell>
              <table:table-cell office:value-type="float" office:value="0.0716361">
                <text:p>0.071636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1184308">
                <text:p>0.1184308</text:p>
              </table:table-cell>
              <table:table-cell office:value-type="float" office:value="0.1295124">
                <text:p>0.1295124</text:p>
              </table:table-cell>
              <table:table-cell office:value-type="float" office:value="0.0718125">
                <text:p>0.0718125</text:p>
              </table:table-cell>
              <table:table-cell office:value-type="float" office:value="0.0843859">
                <text:p>0.0843859</text:p>
              </table:table-cell>
              <table:table-cell office:value-type="float" office:value="0.0556211">
                <text:p>0.055621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0882865">
                <text:p>0.0882865</text:p>
              </table:table-cell>
              <table:table-cell office:value-type="float" office:value="0.1107756">
                <text:p>0.1107756</text:p>
              </table:table-cell>
              <table:table-cell office:value-type="float" office:value="0.1224992">
                <text:p>0.1224992</text:p>
              </table:table-cell>
              <table:table-cell office:value-type="float" office:value="0.0495609">
                <text:p>0.0495609</text:p>
              </table:table-cell>
              <table:table-cell office:value-type="float" office:value="0.0759013">
                <text:p>0.0759013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1019159">
                <text:p>0.1019159</text:p>
              </table:table-cell>
              <table:table-cell office:value-type="float" office:value="0.0919525">
                <text:p>0.0919525</text:p>
              </table:table-cell>
              <table:table-cell office:value-type="float" office:value="0.1117246">
                <text:p>0.1117246</text:p>
              </table:table-cell>
              <table:table-cell office:value-type="float" office:value="0.0795871">
                <text:p>0.0795871</text:p>
              </table:table-cell>
              <table:table-cell office:value-type="float" office:value="0.0753576">
                <text:p>0.075357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1089921">
                <text:p>0.1089921</text:p>
              </table:table-cell>
              <table:table-cell office:value-type="float" office:value="0.0970315">
                <text:p>0.0970315</text:p>
              </table:table-cell>
              <table:table-cell office:value-type="float" office:value="0.0911558">
                <text:p>0.0911558</text:p>
              </table:table-cell>
              <table:table-cell office:value-type="float" office:value="0.0307747">
                <text:p>0.0307747</text:p>
              </table:table-cell>
              <table:table-cell office:value-type="float" office:value="0.077014">
                <text:p>0.07701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0969887">
                <text:p>0.0969887</text:p>
              </table:table-cell>
              <table:table-cell office:value-type="float" office:value="0.0764233">
                <text:p>0.0764233</text:p>
              </table:table-cell>
              <table:table-cell office:value-type="float" office:value="0.0357696">
                <text:p>0.0357696</text:p>
              </table:table-cell>
              <table:table-cell office:value-type="float" office:value="0.106194">
                <text:p>0.106194</text:p>
              </table:table-cell>
              <table:table-cell office:value-type="float" office:value="0.0926095">
                <text:p>0.092609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1109965">
                <text:p>0.1109965</text:p>
              </table:table-cell>
              <table:table-cell office:value-type="float" office:value="0.1065261">
                <text:p>0.1065261</text:p>
              </table:table-cell>
              <table:table-cell office:value-type="float" office:value="0.0781785">
                <text:p>0.0781785</text:p>
              </table:table-cell>
              <table:table-cell office:value-type="float" office:value="0.0811299">
                <text:p>0.0811299</text:p>
              </table:table-cell>
              <table:table-cell office:value-type="float" office:value="0.0758809">
                <text:p>0.0758809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1122949">
                <text:p>0.1122949</text:p>
              </table:table-cell>
              <table:table-cell office:value-type="float" office:value="0.0847401">
                <text:p>0.0847401</text:p>
              </table:table-cell>
              <table:table-cell office:value-type="float" office:value="0.0840858">
                <text:p>0.0840858</text:p>
              </table:table-cell>
              <table:table-cell office:value-type="float" office:value="0.02081">
                <text:p>0.02081</text:p>
              </table:table-cell>
              <table:table-cell office:value-type="float" office:value="0.0550144">
                <text:p>0.055014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1196969">
                <text:p>0.1196969</text:p>
              </table:table-cell>
              <table:table-cell office:value-type="float" office:value="0.1122523">
                <text:p>0.1122523</text:p>
              </table:table-cell>
              <table:table-cell office:value-type="float" office:value="0.0867358">
                <text:p>0.0867358</text:p>
              </table:table-cell>
              <table:table-cell office:value-type="float" office:value="0.0966745">
                <text:p>0.0966745</text:p>
              </table:table-cell>
              <table:table-cell office:value-type="float" office:value="0.070726">
                <text:p>0.07072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1039156">
                <text:p>0.1039156</text:p>
              </table:table-cell>
              <table:table-cell office:value-type="float" office:value="0.1127264">
                <text:p>0.1127264</text:p>
              </table:table-cell>
              <table:table-cell office:value-type="float" office:value="0.1086905">
                <text:p>0.1086905</text:p>
              </table:table-cell>
              <table:table-cell office:value-type="float" office:value="0.0836896">
                <text:p>0.0836896</text:p>
              </table:table-cell>
              <table:table-cell office:value-type="float" office:value="0.0726942">
                <text:p>0.072694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0914133">
                <text:p>0.0914133</text:p>
              </table:table-cell>
              <table:table-cell office:value-type="float" office:value="0.0889849">
                <text:p>0.0889849</text:p>
              </table:table-cell>
              <table:table-cell office:value-type="float" office:value="0.0875042">
                <text:p>0.0875042</text:p>
              </table:table-cell>
              <table:table-cell office:value-type="float" office:value="0.0467661">
                <text:p>0.0467661</text:p>
              </table:table-cell>
              <table:table-cell office:value-type="float" office:value="0.1004602">
                <text:p>0.100460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116102">
                <text:p>0.116102</text:p>
              </table:table-cell>
              <table:table-cell office:value-type="float" office:value="0.099942">
                <text:p>0.099942</text:p>
              </table:table-cell>
              <table:table-cell office:value-type="float" office:value="0.101071">
                <text:p>0.101071</text:p>
              </table:table-cell>
              <table:table-cell office:value-type="float" office:value="0.1689443">
                <text:p>0.1689443</text:p>
              </table:table-cell>
              <table:table-cell office:value-type="float" office:value="0.0727408">
                <text:p>0.072740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1051469">
                <text:p>0.1051469</text:p>
              </table:table-cell>
              <table:table-cell office:value-type="float" office:value="0.0814963">
                <text:p>0.0814963</text:p>
              </table:table-cell>
              <table:table-cell office:value-type="float" office:value="0.107014">
                <text:p>0.107014</text:p>
              </table:table-cell>
              <table:table-cell office:value-type="float" office:value="0.0654945">
                <text:p>0.0654945</text:p>
              </table:table-cell>
              <table:table-cell office:value-type="float" office:value="0.0637075">
                <text:p>0.063707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0884068">
                <text:p>0.0884068</text:p>
              </table:table-cell>
              <table:table-cell office:value-type="float" office:value="0.118986">
                <text:p>0.118986</text:p>
              </table:table-cell>
              <table:table-cell office:value-type="float" office:value="0.0932211">
                <text:p>0.0932211</text:p>
              </table:table-cell>
              <table:table-cell office:value-type="float" office:value="0.1304898">
                <text:p>0.1304898</text:p>
              </table:table-cell>
              <table:table-cell office:value-type="float" office:value="0.0700553">
                <text:p>0.070055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1042387">
                <text:p>0.1042387</text:p>
              </table:table-cell>
              <table:table-cell office:value-type="float" office:value="0.1120681">
                <text:p>0.1120681</text:p>
              </table:table-cell>
              <table:table-cell office:value-type="float" office:value="0.0960849">
                <text:p>0.0960849</text:p>
              </table:table-cell>
              <table:table-cell office:value-type="float" office:value="0.0770637">
                <text:p>0.0770637</text:p>
              </table:table-cell>
              <table:table-cell office:value-type="float" office:value="0.0913921">
                <text:p>0.091392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1072017">
                <text:p>0.1072017</text:p>
              </table:table-cell>
              <table:table-cell office:value-type="float" office:value="0.0657939">
                <text:p>0.0657939</text:p>
              </table:table-cell>
              <table:table-cell office:value-type="float" office:value="0.1345336">
                <text:p>0.1345336</text:p>
              </table:table-cell>
              <table:table-cell office:value-type="float" office:value="0.1504627">
                <text:p>0.1504627</text:p>
              </table:table-cell>
              <table:table-cell office:value-type="float" office:value="0.0732319">
                <text:p>0.0732319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093902">
                <text:p>0.093902</text:p>
              </table:table-cell>
              <table:table-cell office:value-type="float" office:value="0.1175932">
                <text:p>0.1175932</text:p>
              </table:table-cell>
              <table:table-cell office:value-type="float" office:value="0.0739115">
                <text:p>0.0739115</text:p>
              </table:table-cell>
              <table:table-cell office:value-type="float" office:value="0.0844056">
                <text:p>0.0844056</text:p>
              </table:table-cell>
              <table:table-cell office:value-type="float" office:value="0.0655202">
                <text:p>0.065520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1049466">
                <text:p>0.1049466</text:p>
              </table:table-cell>
              <table:table-cell office:value-type="float" office:value="0.10056">
                <text:p>0.10056</text:p>
              </table:table-cell>
              <table:table-cell office:value-type="float" office:value="0.086465">
                <text:p>0.086465</text:p>
              </table:table-cell>
              <table:table-cell office:value-type="float" office:value="0.0879057">
                <text:p>0.0879057</text:p>
              </table:table-cell>
              <table:table-cell office:value-type="float" office:value="0.0879999">
                <text:p>0.0879999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0972471">
                <text:p>0.0972471</text:p>
              </table:table-cell>
              <table:table-cell office:value-type="float" office:value="0.0769935">
                <text:p>0.0769935</text:p>
              </table:table-cell>
              <table:table-cell office:value-type="float" office:value="0.0540688">
                <text:p>0.0540688</text:p>
              </table:table-cell>
              <table:table-cell office:value-type="float" office:value="0.0510061">
                <text:p>0.0510061</text:p>
              </table:table-cell>
              <table:table-cell office:value-type="float" office:value="0.0626997">
                <text:p>0.0626997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103956">
                <text:p>0.103956</text:p>
              </table:table-cell>
              <table:table-cell office:value-type="float" office:value="0.0597223">
                <text:p>0.0597223</text:p>
              </table:table-cell>
              <table:table-cell office:value-type="float" office:value="0.1059817">
                <text:p>0.1059817</text:p>
              </table:table-cell>
              <table:table-cell office:value-type="float" office:value="0.040109">
                <text:p>0.040109</text:p>
              </table:table-cell>
              <table:table-cell office:value-type="float" office:value="0.0587878">
                <text:p>0.0587878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1047356">
                <text:p>0.1047356</text:p>
              </table:table-cell>
              <table:table-cell office:value-type="float" office:value="0.0967919">
                <text:p>0.0967919</text:p>
              </table:table-cell>
              <table:table-cell office:value-type="float" office:value="0.0645815">
                <text:p>0.0645815</text:p>
              </table:table-cell>
              <table:table-cell office:value-type="float" office:value="0.0306047">
                <text:p>0.0306047</text:p>
              </table:table-cell>
              <table:table-cell office:value-type="float" office:value="0.0861156">
                <text:p>0.086115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1089338">
                <text:p>0.1089338</text:p>
              </table:table-cell>
              <table:table-cell office:value-type="float" office:value="0.1130051">
                <text:p>0.1130051</text:p>
              </table:table-cell>
              <table:table-cell office:value-type="float" office:value="0.0848785">
                <text:p>0.0848785</text:p>
              </table:table-cell>
              <table:table-cell office:value-type="float" office:value="0.1044017">
                <text:p>0.1044017</text:p>
              </table:table-cell>
              <table:table-cell office:value-type="float" office:value="0.047535">
                <text:p>0.04753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111434">
                <text:p>0.111434</text:p>
              </table:table-cell>
              <table:table-cell office:value-type="float" office:value="0.1506826">
                <text:p>0.1506826</text:p>
              </table:table-cell>
              <table:table-cell office:value-type="float" office:value="0.1113979">
                <text:p>0.1113979</text:p>
              </table:table-cell>
              <table:table-cell office:value-type="float" office:value="0.0616545">
                <text:p>0.0616545</text:p>
              </table:table-cell>
              <table:table-cell office:value-type="float" office:value="0.0707126">
                <text:p>0.070712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1148347">
                <text:p>0.1148347</text:p>
              </table:table-cell>
              <table:table-cell office:value-type="float" office:value="0.0871036">
                <text:p>0.0871036</text:p>
              </table:table-cell>
              <table:table-cell office:value-type="float" office:value="0.0854363">
                <text:p>0.0854363</text:p>
              </table:table-cell>
              <table:table-cell office:value-type="float" office:value="0.0289168">
                <text:p>0.0289168</text:p>
              </table:table-cell>
              <table:table-cell office:value-type="float" office:value="0.0612871">
                <text:p>0.061287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1194652">
                <text:p>0.1194652</text:p>
              </table:table-cell>
              <table:table-cell office:value-type="float" office:value="0.0750166">
                <text:p>0.0750166</text:p>
              </table:table-cell>
              <table:table-cell office:value-type="float" office:value="0.0633171">
                <text:p>0.0633171</text:p>
              </table:table-cell>
              <table:table-cell office:value-type="float" office:value="0.0907712">
                <text:p>0.0907712</text:p>
              </table:table-cell>
              <table:table-cell office:value-type="float" office:value="0.0443657">
                <text:p>0.0443657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120085">
                <text:p>0.120085</text:p>
              </table:table-cell>
              <table:table-cell office:value-type="float" office:value="0.1152206">
                <text:p>0.1152206</text:p>
              </table:table-cell>
              <table:table-cell office:value-type="float" office:value="0.0930009">
                <text:p>0.0930009</text:p>
              </table:table-cell>
              <table:table-cell office:value-type="float" office:value="0.0806117">
                <text:p>0.0806117</text:p>
              </table:table-cell>
              <table:table-cell office:value-type="float" office:value="0.0531024">
                <text:p>0.0531024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0917702">
                <text:p>0.0917702</text:p>
              </table:table-cell>
              <table:table-cell office:value-type="float" office:value="0.0992015">
                <text:p>0.0992015</text:p>
              </table:table-cell>
              <table:table-cell office:value-type="float" office:value="0.101488">
                <text:p>0.101488</text:p>
              </table:table-cell>
              <table:table-cell office:value-type="float" office:value="0.1213182">
                <text:p>0.1213182</text:p>
              </table:table-cell>
              <table:table-cell office:value-type="float" office:value="0.0487351">
                <text:p>0.048735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0889369">
                <text:p>0.0889369</text:p>
              </table:table-cell>
              <table:table-cell office:value-type="float" office:value="0.0820843">
                <text:p>0.0820843</text:p>
              </table:table-cell>
              <table:table-cell office:value-type="float" office:value="0.0915192">
                <text:p>0.0915192</text:p>
              </table:table-cell>
              <table:table-cell office:value-type="float" office:value="0.0334115">
                <text:p>0.0334115</text:p>
              </table:table-cell>
              <table:table-cell office:value-type="float" office:value="0.075778">
                <text:p>0.075778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0979947">
                <text:p>0.0979947</text:p>
              </table:table-cell>
              <table:table-cell office:value-type="float" office:value="0.0842834">
                <text:p>0.0842834</text:p>
              </table:table-cell>
              <table:table-cell office:value-type="float" office:value="0.0784015">
                <text:p>0.0784015</text:p>
              </table:table-cell>
              <table:table-cell office:value-type="float" office:value="0.0879317">
                <text:p>0.0879317</text:p>
              </table:table-cell>
              <table:table-cell office:value-type="float" office:value="0.0591161">
                <text:p>0.059116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0962877">
                <text:p>0.0962877</text:p>
              </table:table-cell>
              <table:table-cell office:value-type="float" office:value="0.0751284">
                <text:p>0.0751284</text:p>
              </table:table-cell>
              <table:table-cell office:value-type="float" office:value="0.116478">
                <text:p>0.116478</text:p>
              </table:table-cell>
              <table:table-cell office:value-type="float" office:value="0.0401113">
                <text:p>0.0401113</text:p>
              </table:table-cell>
              <table:table-cell office:value-type="float" office:value="0.0646554">
                <text:p>0.0646554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1061226">
                <text:p>0.1061226</text:p>
              </table:table-cell>
              <table:table-cell office:value-type="float" office:value="0.1007109">
                <text:p>0.1007109</text:p>
              </table:table-cell>
              <table:table-cell office:value-type="float" office:value="0.0864356">
                <text:p>0.0864356</text:p>
              </table:table-cell>
              <table:table-cell office:value-type="float" office:value="0.0284699">
                <text:p>0.0284699</text:p>
              </table:table-cell>
              <table:table-cell office:value-type="float" office:value="0.0499502">
                <text:p>0.0499502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0833751">
                <text:p>0.0833751</text:p>
              </table:table-cell>
              <table:table-cell office:value-type="float" office:value="0.1480137">
                <text:p>0.1480137</text:p>
              </table:table-cell>
              <table:table-cell office:value-type="float" office:value="0.0974785">
                <text:p>0.0974785</text:p>
              </table:table-cell>
              <table:table-cell office:value-type="float" office:value="0.067395">
                <text:p>0.067395</text:p>
              </table:table-cell>
              <table:table-cell office:value-type="float" office:value="0.0539999">
                <text:p>0.0539999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0809584">
                <text:p>0.0809584</text:p>
              </table:table-cell>
              <table:table-cell office:value-type="float" office:value="0.108621">
                <text:p>0.108621</text:p>
              </table:table-cell>
              <table:table-cell office:value-type="float" office:value="0.1065438">
                <text:p>0.1065438</text:p>
              </table:table-cell>
              <table:table-cell office:value-type="float" office:value="0.0677049">
                <text:p>0.0677049</text:p>
              </table:table-cell>
              <table:table-cell office:value-type="float" office:value="0.0580516">
                <text:p>0.0580516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1074879">
                <text:p>0.1074879</text:p>
              </table:table-cell>
              <table:table-cell office:value-type="float" office:value="0.0819274">
                <text:p>0.0819274</text:p>
              </table:table-cell>
              <table:table-cell office:value-type="float" office:value="0.0517551">
                <text:p>0.0517551</text:p>
              </table:table-cell>
              <table:table-cell office:value-type="float" office:value="0.0885481">
                <text:p>0.0885481</text:p>
              </table:table-cell>
              <table:table-cell office:value-type="float" office:value="0.0733243">
                <text:p>0.0733243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0980078">
                <text:p>0.0980078</text:p>
              </table:table-cell>
              <table:table-cell office:value-type="float" office:value="0.0870531">
                <text:p>0.0870531</text:p>
              </table:table-cell>
              <table:table-cell office:value-type="float" office:value="0.0682302">
                <text:p>0.0682302</text:p>
              </table:table-cell>
              <table:table-cell office:value-type="float" office:value="0.1532235">
                <text:p>0.1532235</text:p>
              </table:table-cell>
              <table:table-cell office:value-type="float" office:value="0.0474685">
                <text:p>0.047468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0795897">
                <text:p>0.0795897</text:p>
              </table:table-cell>
              <table:table-cell office:value-type="float" office:value="0.1131695">
                <text:p>0.1131695</text:p>
              </table:table-cell>
              <table:table-cell office:value-type="float" office:value="0.0796">
                <text:p>0.0796</text:p>
              </table:table-cell>
              <table:table-cell office:value-type="float" office:value="0.0341143">
                <text:p>0.0341143</text:p>
              </table:table-cell>
              <table:table-cell office:value-type="float" office:value="0.0657186">
                <text:p>0.0657186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0839869">
                <text:p>0.0839869</text:p>
              </table:table-cell>
              <table:table-cell office:value-type="float" office:value="0.0639355">
                <text:p>0.0639355</text:p>
              </table:table-cell>
              <table:table-cell office:value-type="float" office:value="0.064182">
                <text:p>0.064182</text:p>
              </table:table-cell>
              <table:table-cell office:value-type="float" office:value="0.0958442">
                <text:p>0.0958442</text:p>
              </table:table-cell>
              <table:table-cell office:value-type="float" office:value="0.0812021">
                <text:p>0.081202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0873043">
                <text:p>0.0873043</text:p>
              </table:table-cell>
              <table:table-cell office:value-type="float" office:value="0.1032483">
                <text:p>0.1032483</text:p>
              </table:table-cell>
              <table:table-cell office:value-type="float" office:value="0.0881463">
                <text:p>0.0881463</text:p>
              </table:table-cell>
              <table:table-cell office:value-type="float" office:value="0.0446901">
                <text:p>0.0446901</text:p>
              </table:table-cell>
              <table:table-cell office:value-type="float" office:value="0.0439238">
                <text:p>0.043923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0830597">
                <text:p>0.0830597</text:p>
              </table:table-cell>
              <table:table-cell office:value-type="float" office:value="0.1084659">
                <text:p>0.1084659</text:p>
              </table:table-cell>
              <table:table-cell office:value-type="float" office:value="0.0914252">
                <text:p>0.0914252</text:p>
              </table:table-cell>
              <table:table-cell office:value-type="float" office:value="0.1216769">
                <text:p>0.1216769</text:p>
              </table:table-cell>
              <table:table-cell office:value-type="float" office:value="0.0474478">
                <text:p>0.0474478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0891662">
                <text:p>0.0891662</text:p>
              </table:table-cell>
              <table:table-cell office:value-type="float" office:value="0.1101621">
                <text:p>0.1101621</text:p>
              </table:table-cell>
              <table:table-cell office:value-type="float" office:value="0.115031">
                <text:p>0.115031</text:p>
              </table:table-cell>
              <table:table-cell office:value-type="float" office:value="0.0778876">
                <text:p>0.0778876</text:p>
              </table:table-cell>
              <table:table-cell office:value-type="float" office:value="0.0745222">
                <text:p>0.0745222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0732057">
                <text:p>0.0732057</text:p>
              </table:table-cell>
              <table:table-cell office:value-type="float" office:value="0.1043122">
                <text:p>0.1043122</text:p>
              </table:table-cell>
              <table:table-cell office:value-type="float" office:value="0.0931127">
                <text:p>0.0931127</text:p>
              </table:table-cell>
              <table:table-cell office:value-type="float" office:value="0.0418052">
                <text:p>0.0418052</text:p>
              </table:table-cell>
              <table:table-cell office:value-type="float" office:value="0.0376393">
                <text:p>0.0376393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0854299">
                <text:p>0.0854299</text:p>
              </table:table-cell>
              <table:table-cell office:value-type="float" office:value="0.0889741">
                <text:p>0.0889741</text:p>
              </table:table-cell>
              <table:table-cell office:value-type="float" office:value="0.0822789">
                <text:p>0.0822789</text:p>
              </table:table-cell>
              <table:table-cell office:value-type="float" office:value="0.0502663">
                <text:p>0.0502663</text:p>
              </table:table-cell>
              <table:table-cell office:value-type="float" office:value="0.064239">
                <text:p>0.064239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0903711">
                <text:p>0.0903711</text:p>
              </table:table-cell>
              <table:table-cell office:value-type="float" office:value="0.0989218">
                <text:p>0.0989218</text:p>
              </table:table-cell>
              <table:table-cell office:value-type="float" office:value="0.0854376">
                <text:p>0.0854376</text:p>
              </table:table-cell>
              <table:table-cell office:value-type="float" office:value="0.0269938">
                <text:p>0.0269938</text:p>
              </table:table-cell>
              <table:table-cell office:value-type="float" office:value="0.0446373">
                <text:p>0.0446373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0953948">
                <text:p>0.0953948</text:p>
              </table:table-cell>
              <table:table-cell office:value-type="float" office:value="0.0779953">
                <text:p>0.0779953</text:p>
              </table:table-cell>
              <table:table-cell office:value-type="float" office:value="0.0730729">
                <text:p>0.0730729</text:p>
              </table:table-cell>
              <table:table-cell office:value-type="float" office:value="0.0368774">
                <text:p>0.0368774</text:p>
              </table:table-cell>
              <table:table-cell office:value-type="float" office:value="0.0456213">
                <text:p>0.0456213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0974877">
                <text:p>0.0974877</text:p>
              </table:table-cell>
              <table:table-cell office:value-type="float" office:value="0.0691494">
                <text:p>0.0691494</text:p>
              </table:table-cell>
              <table:table-cell office:value-type="float" office:value="0.1015298">
                <text:p>0.1015298</text:p>
              </table:table-cell>
              <table:table-cell office:value-type="float" office:value="0.0231039">
                <text:p>0.0231039</text:p>
              </table:table-cell>
              <table:table-cell office:value-type="float" office:value="0.0632773">
                <text:p>0.0632773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0912891">
                <text:p>0.0912891</text:p>
              </table:table-cell>
              <table:table-cell office:value-type="float" office:value="0.1295739">
                <text:p>0.1295739</text:p>
              </table:table-cell>
              <table:table-cell office:value-type="float" office:value="0.1080089">
                <text:p>0.1080089</text:p>
              </table:table-cell>
              <table:table-cell office:value-type="float" office:value="0.0428838">
                <text:p>0.0428838</text:p>
              </table:table-cell>
              <table:table-cell office:value-type="float" office:value="0.0758013">
                <text:p>0.0758013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0790451">
                <text:p>0.0790451</text:p>
              </table:table-cell>
              <table:table-cell office:value-type="float" office:value="0.1113333">
                <text:p>0.1113333</text:p>
              </table:table-cell>
              <table:table-cell office:value-type="float" office:value="0.0869077">
                <text:p>0.0869077</text:p>
              </table:table-cell>
              <table:table-cell office:value-type="float" office:value="0.080441">
                <text:p>0.080441</text:p>
              </table:table-cell>
              <table:table-cell office:value-type="float" office:value="0.0615498">
                <text:p>0.0615498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0985659">
                <text:p>0.0985659</text:p>
              </table:table-cell>
              <table:table-cell office:value-type="float" office:value="0.122273">
                <text:p>0.122273</text:p>
              </table:table-cell>
              <table:table-cell office:value-type="float" office:value="0.0712578">
                <text:p>0.0712578</text:p>
              </table:table-cell>
              <table:table-cell office:value-type="float" office:value="0.058594">
                <text:p>0.058594</text:p>
              </table:table-cell>
              <table:table-cell office:value-type="float" office:value="0.0743632">
                <text:p>0.0743632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0858272">
                <text:p>0.0858272</text:p>
              </table:table-cell>
              <table:table-cell office:value-type="float" office:value="0.1036467">
                <text:p>0.1036467</text:p>
              </table:table-cell>
              <table:table-cell office:value-type="float" office:value="0.0707644">
                <text:p>0.0707644</text:p>
              </table:table-cell>
              <table:table-cell office:value-type="float" office:value="0.0147116">
                <text:p>0.0147116</text:p>
              </table:table-cell>
              <table:table-cell office:value-type="float" office:value="0.0752405">
                <text:p>0.0752405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086692">
                <text:p>0.086692</text:p>
              </table:table-cell>
              <table:table-cell office:value-type="float" office:value="0.1294016">
                <text:p>0.1294016</text:p>
              </table:table-cell>
              <table:table-cell office:value-type="float" office:value="0.0402885">
                <text:p>0.0402885</text:p>
              </table:table-cell>
              <table:table-cell office:value-type="float" office:value="0.1011804">
                <text:p>0.1011804</text:p>
              </table:table-cell>
              <table:table-cell office:value-type="float" office:value="0.0772631">
                <text:p>0.0772631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0963787">
                <text:p>0.0963787</text:p>
              </table:table-cell>
              <table:table-cell office:value-type="float" office:value="0.0939169">
                <text:p>0.0939169</text:p>
              </table:table-cell>
              <table:table-cell office:value-type="float" office:value="0.0848422">
                <text:p>0.0848422</text:p>
              </table:table-cell>
              <table:table-cell office:value-type="float" office:value="0.0644202">
                <text:p>0.0644202</text:p>
              </table:table-cell>
              <table:table-cell office:value-type="float" office:value="0.0654981">
                <text:p>0.0654981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1023006">
                <text:p>0.1023006</text:p>
              </table:table-cell>
              <table:table-cell office:value-type="float" office:value="0.0843433">
                <text:p>0.0843433</text:p>
              </table:table-cell>
              <table:table-cell office:value-type="float" office:value="0.0700955">
                <text:p>0.0700955</text:p>
              </table:table-cell>
              <table:table-cell office:value-type="float" office:value="0.0953814">
                <text:p>0.0953814</text:p>
              </table:table-cell>
              <table:table-cell office:value-type="float" office:value="0.0525775">
                <text:p>0.052577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0908821">
                <text:p>0.0908821</text:p>
              </table:table-cell>
              <table:table-cell office:value-type="float" office:value="0.0973635">
                <text:p>0.0973635</text:p>
              </table:table-cell>
              <table:table-cell office:value-type="float" office:value="0.0410422">
                <text:p>0.0410422</text:p>
              </table:table-cell>
              <table:table-cell office:value-type="float" office:value="0.0581794">
                <text:p>0.0581794</text:p>
              </table:table-cell>
              <table:table-cell office:value-type="float" office:value="0.0742927">
                <text:p>0.0742927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0901387">
                <text:p>0.0901387</text:p>
              </table:table-cell>
              <table:table-cell office:value-type="float" office:value="0.1270837">
                <text:p>0.1270837</text:p>
              </table:table-cell>
              <table:table-cell office:value-type="float" office:value="0.034785">
                <text:p>0.034785</text:p>
              </table:table-cell>
              <table:table-cell office:value-type="float" office:value="0.0429264">
                <text:p>0.0429264</text:p>
              </table:table-cell>
              <table:table-cell office:value-type="float" office:value="0.0600024">
                <text:p>0.0600024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0964305">
                <text:p>0.0964305</text:p>
              </table:table-cell>
              <table:table-cell office:value-type="float" office:value="0.1331141">
                <text:p>0.1331141</text:p>
              </table:table-cell>
              <table:table-cell office:value-type="float" office:value="0.0647802">
                <text:p>0.0647802</text:p>
              </table:table-cell>
              <table:table-cell office:value-type="float" office:value="0.1187145">
                <text:p>0.1187145</text:p>
              </table:table-cell>
              <table:table-cell office:value-type="float" office:value="0.0466851">
                <text:p>0.0466851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0820783">
                <text:p>0.0820783</text:p>
              </table:table-cell>
              <table:table-cell office:value-type="float" office:value="0.060451">
                <text:p>0.060451</text:p>
              </table:table-cell>
              <table:table-cell office:value-type="float" office:value="0.0564321">
                <text:p>0.0564321</text:p>
              </table:table-cell>
              <table:table-cell office:value-type="float" office:value="0.0126297">
                <text:p>0.0126297</text:p>
              </table:table-cell>
              <table:table-cell office:value-type="float" office:value="0.0462254">
                <text:p>0.0462254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0952076">
                <text:p>0.0952076</text:p>
              </table:table-cell>
              <table:table-cell office:value-type="float" office:value="0.0788219">
                <text:p>0.0788219</text:p>
              </table:table-cell>
              <table:table-cell office:value-type="float" office:value="0.0651383">
                <text:p>0.0651383</text:p>
              </table:table-cell>
              <table:table-cell office:value-type="float" office:value="0.0814768">
                <text:p>0.0814768</text:p>
              </table:table-cell>
              <table:table-cell office:value-type="float" office:value="0.0612056">
                <text:p>0.0612056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0917748">
                <text:p>0.0917748</text:p>
              </table:table-cell>
              <table:table-cell office:value-type="float" office:value="0.0977606">
                <text:p>0.0977606</text:p>
              </table:table-cell>
              <table:table-cell office:value-type="float" office:value="0.0958721">
                <text:p>0.0958721</text:p>
              </table:table-cell>
              <table:table-cell office:value-type="float" office:value="0.1013357">
                <text:p>0.1013357</text:p>
              </table:table-cell>
              <table:table-cell office:value-type="float" office:value="0.0453232">
                <text:p>0.045323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0835528">
                <text:p>0.0835528</text:p>
              </table:table-cell>
              <table:table-cell office:value-type="float" office:value="0.0813214">
                <text:p>0.0813214</text:p>
              </table:table-cell>
              <table:table-cell office:value-type="float" office:value="0.0607363">
                <text:p>0.0607363</text:p>
              </table:table-cell>
              <table:table-cell office:value-type="float" office:value="0.0462677">
                <text:p>0.0462677</text:p>
              </table:table-cell>
              <table:table-cell office:value-type="float" office:value="0.0666236">
                <text:p>0.0666236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0945695">
                <text:p>0.0945695</text:p>
              </table:table-cell>
              <table:table-cell office:value-type="float" office:value="0.1360379">
                <text:p>0.1360379</text:p>
              </table:table-cell>
              <table:table-cell office:value-type="float" office:value="0.0820064">
                <text:p>0.0820064</text:p>
              </table:table-cell>
              <table:table-cell office:value-type="float" office:value="0.0859064">
                <text:p>0.0859064</text:p>
              </table:table-cell>
              <table:table-cell office:value-type="float" office:value="0.050265">
                <text:p>0.05026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0774959">
                <text:p>0.0774959</text:p>
              </table:table-cell>
              <table:table-cell office:value-type="float" office:value="0.118256">
                <text:p>0.118256</text:p>
              </table:table-cell>
              <table:table-cell office:value-type="float" office:value="0.0514317">
                <text:p>0.0514317</text:p>
              </table:table-cell>
              <table:table-cell office:value-type="float" office:value="0.0672962">
                <text:p>0.0672962</text:p>
              </table:table-cell>
              <table:table-cell office:value-type="float" office:value="0.0425566">
                <text:p>0.0425566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0963616">
                <text:p>0.0963616</text:p>
              </table:table-cell>
              <table:table-cell office:value-type="float" office:value="0.0996775">
                <text:p>0.0996775</text:p>
              </table:table-cell>
              <table:table-cell office:value-type="float" office:value="0.0639595">
                <text:p>0.0639595</text:p>
              </table:table-cell>
              <table:table-cell office:value-type="float" office:value="0.0673046">
                <text:p>0.0673046</text:p>
              </table:table-cell>
              <table:table-cell office:value-type="float" office:value="0.0627626">
                <text:p>0.0627626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0901362">
                <text:p>0.0901362</text:p>
              </table:table-cell>
              <table:table-cell office:value-type="float" office:value="0.1210495">
                <text:p>0.1210495</text:p>
              </table:table-cell>
              <table:table-cell office:value-type="float" office:value="0.1133117">
                <text:p>0.1133117</text:p>
              </table:table-cell>
              <table:table-cell office:value-type="float" office:value="0.1243026">
                <text:p>0.1243026</text:p>
              </table:table-cell>
              <table:table-cell office:value-type="float" office:value="0.0627186">
                <text:p>0.0627186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0848663">
                <text:p>0.0848663</text:p>
              </table:table-cell>
              <table:table-cell office:value-type="float" office:value="0.0844603">
                <text:p>0.0844603</text:p>
              </table:table-cell>
              <table:table-cell office:value-type="float" office:value="0.0973921">
                <text:p>0.0973921</text:p>
              </table:table-cell>
              <table:table-cell office:value-type="float" office:value="0.0700238">
                <text:p>0.0700238</text:p>
              </table:table-cell>
              <table:table-cell office:value-type="float" office:value="0.0580798">
                <text:p>0.0580798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0786419">
                <text:p>0.0786419</text:p>
              </table:table-cell>
              <table:table-cell office:value-type="float" office:value="0.0613549">
                <text:p>0.0613549</text:p>
              </table:table-cell>
              <table:table-cell office:value-type="float" office:value="0.0561196">
                <text:p>0.0561196</text:p>
              </table:table-cell>
              <table:table-cell office:value-type="float" office:value="0.1330878">
                <text:p>0.1330878</text:p>
              </table:table-cell>
              <table:table-cell office:value-type="float" office:value="0.0481789">
                <text:p>0.0481789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0792929">
                <text:p>0.0792929</text:p>
              </table:table-cell>
              <table:table-cell office:value-type="float" office:value="0.1027886">
                <text:p>0.1027886</text:p>
              </table:table-cell>
              <table:table-cell office:value-type="float" office:value="0.0927079">
                <text:p>0.0927079</text:p>
              </table:table-cell>
              <table:table-cell office:value-type="float" office:value="0.0355673">
                <text:p>0.0355673</text:p>
              </table:table-cell>
              <table:table-cell office:value-type="float" office:value="0.0611972">
                <text:p>0.0611972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0859092">
                <text:p>0.0859092</text:p>
              </table:table-cell>
              <table:table-cell office:value-type="float" office:value="0.1139682">
                <text:p>0.1139682</text:p>
              </table:table-cell>
              <table:table-cell office:value-type="float" office:value="0.1092663">
                <text:p>0.1092663</text:p>
              </table:table-cell>
              <table:table-cell office:value-type="float" office:value="0.141224">
                <text:p>0.141224</text:p>
              </table:table-cell>
              <table:table-cell office:value-type="float" office:value="0.0440516">
                <text:p>0.0440516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0875445">
                <text:p>0.0875445</text:p>
              </table:table-cell>
              <table:table-cell office:value-type="float" office:value="0.0993229">
                <text:p>0.0993229</text:p>
              </table:table-cell>
              <table:table-cell office:value-type="float" office:value="0.0544496">
                <text:p>0.0544496</text:p>
              </table:table-cell>
              <table:table-cell office:value-type="float" office:value="0.0186485">
                <text:p>0.0186485</text:p>
              </table:table-cell>
              <table:table-cell office:value-type="float" office:value="0.063752">
                <text:p>0.063752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0783725">
                <text:p>0.0783725</text:p>
              </table:table-cell>
              <table:table-cell office:value-type="float" office:value="0.073098">
                <text:p>0.073098</text:p>
              </table:table-cell>
              <table:table-cell office:value-type="float" office:value="0.0713967">
                <text:p>0.0713967</text:p>
              </table:table-cell>
              <table:table-cell office:value-type="float" office:value="0.138371">
                <text:p>0.138371</text:p>
              </table:table-cell>
              <table:table-cell office:value-type="float" office:value="0.0505674">
                <text:p>0.050567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7.2$Windows_X86_64 LibreOffice_project/8d71d29d553c0f7dcbfa38fbfda25ee34cce99a2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